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3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ackground-color="#e6e6e6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3,5,1,2,5,4,1,5,1,2,5,5,1,3,1,5,1,3,2,1,5,1,1,1,2,3,1,3,1,2,1,1,5,1,5,4,5,5,3,3,1,5,1,1,5,5,1,3,5,5,3,2,2,4,1,5,3,4,2,5,4,1,2,2,5,1,1,2,4,4,1,3,1,3,1,1,2,2,1,1,5,1,1,4,4,5,5,1,2,1,4,1,1,4,4,3,4,2,2,3,3,2,1,3,3,2,1,1,1,2,1,4,2,2,1,5,5,3,4,5,5,2,5,2,2,5,3,3,1,2,4,2,1,5,1,1,2,3,5,5,1,1,5,5,1,4,5,3,5,2,3,2,4,3,1,4,2,5,1,3,2,1,1,3,4,2,1,1,1,1,2,1,4,3,1,3,1,2,4,1,2,4,3,2,3,5,5,3,3,1,2,3,4,5,2,4,5,1,1,1,4,5,3,5,3,5,1,1,5,1,5,3,1,2,3,4,1,1,4,1,2,4,1,5,4,1,5,4,2,1,5,2,1,3,5,5,4,5,5,1,1,4,1,2,3,5,3,3,1,1,1,4,3,1,1,4,1,5,3,5,1,4,2,5,1,1,4,4,4,2,5,1,2,5,2,1,3,1,5,1,2,1,1,5,2,4,2,1,3,5,5,4,1,1,1,5,5,2,1,1 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6" office:value-type="string" calcext:value-type="string" table:number-columns-spanned="9" table:number-rows-spanned="1">
            <text:p>Count on day</text:p>
          </table:table-cell>
          <table:covered-table-cell table:number-columns-repeated="8" table:style-name="ce5"/>
          <table:table-cell table:style-name="ce5" table:number-columns-repeated="1014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Total</text:p>
          </table:table-cell>
          <table:table-cell table:style-name="ce8"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LEN([.$A$2])-LEN(SUBSTITUTE([.$A$2];[.B4];&quot;&quot;))" office:value-type="float" office:value="0" calcext:value-type="float">
            <text:p>0</text:p>
          </table:table-cell>
          <table:table-cell table:formula="of:=LEN([.$A$2])-LEN(SUBSTITUTE([.$A$2];[.C4];&quot;&quot;))" office:value-type="float" office:value="99" calcext:value-type="float">
            <text:p>99</text:p>
          </table:table-cell>
          <table:table-cell table:formula="of:=LEN([.$A$2])-LEN(SUBSTITUTE([.$A$2];[.D4];&quot;&quot;))" office:value-type="float" office:value="51" calcext:value-type="float">
            <text:p>51</text:p>
          </table:table-cell>
          <table:table-cell table:formula="of:=LEN([.$A$2])-LEN(SUBSTITUTE([.$A$2];[.E4];&quot;&quot;))" office:value-type="float" office:value="45" calcext:value-type="float">
            <text:p>45</text:p>
          </table:table-cell>
          <table:table-cell table:formula="of:=LEN([.$A$2])-LEN(SUBSTITUTE([.$A$2];[.F4];&quot;&quot;))" office:value-type="float" office:value="41" calcext:value-type="float">
            <text:p>41</text:p>
          </table:table-cell>
          <table:table-cell table:formula="of:=LEN([.$A$2])-LEN(SUBSTITUTE([.$A$2];[.G4];&quot;&quot;))" office:value-type="float" office:value="64" calcext:value-type="float">
            <text:p>64</text:p>
          </table:table-cell>
          <table:table-cell table:formula="of:=LEN([.$A$2])-LEN(SUBSTITUTE([.$A$2];[.H4];&quot;&quot;))" office:value-type="float" office:value="0" calcext:value-type="float">
            <text:p>0</text:p>
          </table:table-cell>
          <table:table-cell table:formula="of:=LEN([.$A$2])-LEN(SUBSTITUTE([.$A$2];[.I4];&quot;&quot;))" office:value-type="float" office:value="0" calcext:value-type="float">
            <text:p>0</text:p>
          </table:table-cell>
          <table:table-cell table:formula="of:=LEN([.$A$2])-LEN(SUBSTITUTE([.$A$2];[.J4];&quot;&quot;))" office:value-type="float" office:value="0" calcext:value-type="float">
            <text:p>0</text:p>
          </table:table-cell>
          <table:table-cell table:formula="of:=SUM([.B5:.J5])" office:value-type="float" office:value="300" calcext:value-type="float">
            <text:p>300</text:p>
          </table:table-cell>
          <table:table-cell table:style-name="ce9" office:value-type="string" calcext:value-type="string">
            <text:p>on day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table:formula="of:=VLOOKUP([.M5];[.A5:.K261];11;TRUE())" office:value-type="float" office:value="1609058859115" calcext:value-type="float">
            <text:p>1609058859115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formula="of:=[.C5]" office:value-type="float" office:value="99" calcext:value-type="float">
            <text:p>99</text:p>
          </table:table-cell>
          <table:table-cell table:formula="of:=[.D5]" office:value-type="float" office:value="51" calcext:value-type="float">
            <text:p>51</text:p>
          </table:table-cell>
          <table:table-cell table:formula="of:=[.E5]" office:value-type="float" office:value="45" calcext:value-type="float">
            <text:p>45</text:p>
          </table:table-cell>
          <table:table-cell table:formula="of:=[.F5]" office:value-type="float" office:value="41" calcext:value-type="float">
            <text:p>41</text:p>
          </table:table-cell>
          <table:table-cell table:formula="of:=[.G5]" office:value-type="float" office:value="64" calcext:value-type="float">
            <text:p>64</text:p>
          </table:table-cell>
          <table:table-cell table:formula="of:=[.H5]" office:value-type="float" office:value="0" calcext:value-type="float">
            <text:p>0</text:p>
          </table:table-cell>
          <table:table-cell table:formula="of:=[.I5]+[.B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B5]" office:value-type="float" office:value="0" calcext:value-type="float">
            <text:p>0</text:p>
          </table:table-cell>
          <table:table-cell table:formula="of:=SUM([.B6:.J6])"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C6]" office:value-type="float" office:value="51" calcext:value-type="float">
            <text:p>51</text:p>
          </table:table-cell>
          <table:table-cell table:formula="of:=[.D6]" office:value-type="float" office:value="45" calcext:value-type="float">
            <text:p>45</text:p>
          </table:table-cell>
          <table:table-cell table:formula="of:=[.E6]" office:value-type="float" office:value="41" calcext:value-type="float">
            <text:p>41</text:p>
          </table:table-cell>
          <table:table-cell table:formula="of:=[.F6]" office:value-type="float" office:value="64" calcext:value-type="float">
            <text:p>64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I6]+[.B6]" office:value-type="float" office:value="99" calcext:value-type="float">
            <text:p>99</text:p>
          </table:table-cell>
          <table:table-cell table:formula="of:=[.J6]" office:value-type="float" office:value="0" calcext:value-type="float">
            <text:p>0</text:p>
          </table:table-cell>
          <table:table-cell table:formula="of:=[.B6]" office:value-type="float" office:value="99" calcext:value-type="float">
            <text:p>99</text:p>
          </table:table-cell>
          <table:table-cell table:formula="of:=SUM([.B7:.J7])" office:value-type="float" office:value="399" calcext:value-type="float">
            <text:p>399</text:p>
          </table:table-cell>
          <table:table-cell table:number-columns-repeated="1013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C7]" office:value-type="float" office:value="45" calcext:value-type="float">
            <text:p>45</text:p>
          </table:table-cell>
          <table:table-cell table:formula="of:=[.D7]" office:value-type="float" office:value="41" calcext:value-type="float">
            <text:p>41</text:p>
          </table:table-cell>
          <table:table-cell table:formula="of:=[.E7]" office:value-type="float" office:value="64" calcext:value-type="float">
            <text:p>64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99" calcext:value-type="float">
            <text:p>99</text:p>
          </table:table-cell>
          <table:table-cell table:formula="of:=[.I7]+[.B7]" office:value-type="float" office:value="51" calcext:value-type="float">
            <text:p>51</text:p>
          </table:table-cell>
          <table:table-cell table:formula="of:=[.J7]" office:value-type="float" office:value="99" calcext:value-type="float">
            <text:p>99</text:p>
          </table:table-cell>
          <table:table-cell table:formula="of:=[.B7]" office:value-type="float" office:value="51" calcext:value-type="float">
            <text:p>51</text:p>
          </table:table-cell>
          <table:table-cell table:formula="of:=SUM([.B8:.J8])" office:value-type="float" office:value="450" calcext:value-type="float">
            <text:p>450</text:p>
          </table:table-cell>
          <table:table-cell table:number-columns-repeated="1013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[.C8]" office:value-type="float" office:value="41" calcext:value-type="float">
            <text:p>41</text:p>
          </table:table-cell>
          <table:table-cell table:formula="of:=[.D8]" office:value-type="float" office:value="64" calcext:value-type="float">
            <text:p>64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99" calcext:value-type="float">
            <text:p>99</text:p>
          </table:table-cell>
          <table:table-cell table:formula="of:=[.H8]" office:value-type="float" office:value="51" calcext:value-type="float">
            <text:p>51</text:p>
          </table:table-cell>
          <table:table-cell table:formula="of:=[.I8]+[.B8]" office:value-type="float" office:value="144" calcext:value-type="float">
            <text:p>144</text:p>
          </table:table-cell>
          <table:table-cell table:formula="of:=[.J8]" office:value-type="float" office:value="51" calcext:value-type="float">
            <text:p>51</text:p>
          </table:table-cell>
          <table:table-cell table:formula="of:=[.B8]" office:value-type="float" office:value="45" calcext:value-type="float">
            <text:p>45</text:p>
          </table:table-cell>
          <table:table-cell table:formula="of:=SUM([.B9:.J9])" office:value-type="float" office:value="495" calcext:value-type="float">
            <text:p>495</text:p>
          </table:table-cell>
          <table:table-cell table:number-columns-repeated="1013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[.C9]" office:value-type="float" office:value="64" calcext:value-type="float">
            <text:p>64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99" calcext:value-type="float">
            <text:p>99</text:p>
          </table:table-cell>
          <table:table-cell table:formula="of:=[.G9]" office:value-type="float" office:value="51" calcext:value-type="float">
            <text:p>51</text:p>
          </table:table-cell>
          <table:table-cell table:formula="of:=[.H9]" office:value-type="float" office:value="144" calcext:value-type="float">
            <text:p>144</text:p>
          </table:table-cell>
          <table:table-cell table:formula="of:=[.I9]+[.B9]" office:value-type="float" office:value="92" calcext:value-type="float">
            <text:p>92</text:p>
          </table:table-cell>
          <table:table-cell table:formula="of:=[.J9]" office:value-type="float" office:value="45" calcext:value-type="float">
            <text:p>45</text:p>
          </table:table-cell>
          <table:table-cell table:formula="of:=[.B9]" office:value-type="float" office:value="41" calcext:value-type="float">
            <text:p>41</text:p>
          </table:table-cell>
          <table:table-cell table:formula="of:=SUM([.B10:.J10])" office:value-type="float" office:value="536" calcext:value-type="float">
            <text:p>536</text:p>
          </table:table-cell>
          <table:table-cell table:number-columns-repeated="1013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[.C10]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99" calcext:value-type="float">
            <text:p>99</text:p>
          </table:table-cell>
          <table:table-cell table:formula="of:=[.F10]" office:value-type="float" office:value="51" calcext:value-type="float">
            <text:p>51</text:p>
          </table:table-cell>
          <table:table-cell table:formula="of:=[.G10]" office:value-type="float" office:value="144" calcext:value-type="float">
            <text:p>144</text:p>
          </table:table-cell>
          <table:table-cell table:formula="of:=[.H10]" office:value-type="float" office:value="92" calcext:value-type="float">
            <text:p>92</text:p>
          </table:table-cell>
          <table:table-cell table:formula="of:=[.I10]+[.B10]" office:value-type="float" office:value="109" calcext:value-type="float">
            <text:p>109</text:p>
          </table:table-cell>
          <table:table-cell table:formula="of:=[.J10]" office:value-type="float" office:value="41" calcext:value-type="float">
            <text:p>41</text:p>
          </table:table-cell>
          <table:table-cell table:formula="of:=[.B10]" office:value-type="float" office:value="64" calcext:value-type="float">
            <text:p>64</text:p>
          </table:table-cell>
          <table:table-cell table:formula="of:=SUM([.B11:.J11])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[.C11]" office:value-type="float" office:value="0" calcext:value-type="float">
            <text:p>0</text:p>
          </table:table-cell>
          <table:table-cell table:formula="of:=[.D11]" office:value-type="float" office:value="99" calcext:value-type="float">
            <text:p>99</text:p>
          </table:table-cell>
          <table:table-cell table:formula="of:=[.E11]" office:value-type="float" office:value="51" calcext:value-type="float">
            <text:p>51</text:p>
          </table:table-cell>
          <table:table-cell table:formula="of:=[.F11]" office:value-type="float" office:value="144" calcext:value-type="float">
            <text:p>144</text:p>
          </table:table-cell>
          <table:table-cell table:formula="of:=[.G11]" office:value-type="float" office:value="92" calcext:value-type="float">
            <text:p>92</text:p>
          </table:table-cell>
          <table:table-cell table:formula="of:=[.H11]" office:value-type="float" office:value="109" calcext:value-type="float">
            <text:p>109</text:p>
          </table:table-cell>
          <table:table-cell table:formula="of:=[.I11]+[.B11]" office:value-type="float" office:value="41" calcext:value-type="float">
            <text:p>41</text:p>
          </table:table-cell>
          <table:table-cell table:formula="of:=[.J11]" office:value-type="float" office:value="64" calcext:value-type="float">
            <text:p>64</text:p>
          </table:table-cell>
          <table:table-cell table:formula="of:=[.B11]" office:value-type="float" office:value="0" calcext:value-type="float">
            <text:p>0</text:p>
          </table:table-cell>
          <table:table-cell table:formula="of:=SUM([.B12:.J12])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[.C12]" office:value-type="float" office:value="99" calcext:value-type="float">
            <text:p>99</text:p>
          </table:table-cell>
          <table:table-cell table:formula="of:=[.D12]" office:value-type="float" office:value="51" calcext:value-type="float">
            <text:p>51</text:p>
          </table:table-cell>
          <table:table-cell table:formula="of:=[.E12]" office:value-type="float" office:value="144" calcext:value-type="float">
            <text:p>144</text:p>
          </table:table-cell>
          <table:table-cell table:formula="of:=[.F12]" office:value-type="float" office:value="92" calcext:value-type="float">
            <text:p>92</text:p>
          </table:table-cell>
          <table:table-cell table:formula="of:=[.G12]" office:value-type="float" office:value="109" calcext:value-type="float">
            <text:p>109</text:p>
          </table:table-cell>
          <table:table-cell table:formula="of:=[.H12]" office:value-type="float" office:value="41" calcext:value-type="float">
            <text:p>41</text:p>
          </table:table-cell>
          <table:table-cell table:formula="of:=[.I12]+[.B12]" office:value-type="float" office:value="64" calcext:value-type="float">
            <text:p>64</text:p>
          </table:table-cell>
          <table:table-cell table:formula="of:=[.J12]" office:value-type="float" office:value="0" calcext:value-type="float">
            <text:p>0</text:p>
          </table:table-cell>
          <table:table-cell table:formula="of:=[.B12]" office:value-type="float" office:value="0" calcext:value-type="float">
            <text:p>0</text:p>
          </table:table-cell>
          <table:table-cell table:formula="of:=SUM([.B13:.J13])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[.C13]" office:value-type="float" office:value="51" calcext:value-type="float">
            <text:p>51</text:p>
          </table:table-cell>
          <table:table-cell table:formula="of:=[.D13]" office:value-type="float" office:value="144" calcext:value-type="float">
            <text:p>144</text:p>
          </table:table-cell>
          <table:table-cell table:formula="of:=[.E13]" office:value-type="float" office:value="92" calcext:value-type="float">
            <text:p>92</text:p>
          </table:table-cell>
          <table:table-cell table:formula="of:=[.F13]" office:value-type="float" office:value="109" calcext:value-type="float">
            <text:p>109</text:p>
          </table:table-cell>
          <table:table-cell table:formula="of:=[.G13]" office:value-type="float" office:value="41" calcext:value-type="float">
            <text:p>41</text:p>
          </table:table-cell>
          <table:table-cell table:formula="of:=[.H13]" office:value-type="float" office:value="64" calcext:value-type="float">
            <text:p>64</text:p>
          </table:table-cell>
          <table:table-cell table:formula="of:=[.I13]+[.B13]" office:value-type="float" office:value="99" calcext:value-type="float">
            <text:p>99</text:p>
          </table:table-cell>
          <table:table-cell table:formula="of:=[.J13]" office:value-type="float" office:value="0" calcext:value-type="float">
            <text:p>0</text:p>
          </table:table-cell>
          <table:table-cell table:formula="of:=[.B13]" office:value-type="float" office:value="99" calcext:value-type="float">
            <text:p>99</text:p>
          </table:table-cell>
          <table:table-cell table:formula="of:=SUM([.B14:.J14])" office:value-type="float" office:value="699" calcext:value-type="float">
            <text:p>699</text:p>
          </table:table-cell>
          <table:table-cell table:number-columns-repeated="1013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[.C14]" office:value-type="float" office:value="144" calcext:value-type="float">
            <text:p>144</text:p>
          </table:table-cell>
          <table:table-cell table:formula="of:=[.D14]" office:value-type="float" office:value="92" calcext:value-type="float">
            <text:p>92</text:p>
          </table:table-cell>
          <table:table-cell table:formula="of:=[.E14]" office:value-type="float" office:value="109" calcext:value-type="float">
            <text:p>109</text:p>
          </table:table-cell>
          <table:table-cell table:formula="of:=[.F14]" office:value-type="float" office:value="41" calcext:value-type="float">
            <text:p>41</text:p>
          </table:table-cell>
          <table:table-cell table:formula="of:=[.G14]" office:value-type="float" office:value="64" calcext:value-type="float">
            <text:p>64</text:p>
          </table:table-cell>
          <table:table-cell table:formula="of:=[.H14]" office:value-type="float" office:value="99" calcext:value-type="float">
            <text:p>99</text:p>
          </table:table-cell>
          <table:table-cell table:formula="of:=[.I14]+[.B14]" office:value-type="float" office:value="51" calcext:value-type="float">
            <text:p>51</text:p>
          </table:table-cell>
          <table:table-cell table:formula="of:=[.J14]" office:value-type="float" office:value="99" calcext:value-type="float">
            <text:p>99</text:p>
          </table:table-cell>
          <table:table-cell table:formula="of:=[.B14]" office:value-type="float" office:value="51" calcext:value-type="float">
            <text:p>51</text:p>
          </table:table-cell>
          <table:table-cell table:formula="of:=SUM([.B15:.J15])" office:value-type="float" office:value="750" calcext:value-type="float">
            <text:p>750</text:p>
          </table:table-cell>
          <table:table-cell table:number-columns-repeated="1013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[.C15]" office:value-type="float" office:value="92" calcext:value-type="float">
            <text:p>92</text:p>
          </table:table-cell>
          <table:table-cell table:formula="of:=[.D15]" office:value-type="float" office:value="109" calcext:value-type="float">
            <text:p>109</text:p>
          </table:table-cell>
          <table:table-cell table:formula="of:=[.E15]" office:value-type="float" office:value="41" calcext:value-type="float">
            <text:p>41</text:p>
          </table:table-cell>
          <table:table-cell table:formula="of:=[.F15]" office:value-type="float" office:value="64" calcext:value-type="float">
            <text:p>64</text:p>
          </table:table-cell>
          <table:table-cell table:formula="of:=[.G15]" office:value-type="float" office:value="99" calcext:value-type="float">
            <text:p>99</text:p>
          </table:table-cell>
          <table:table-cell table:formula="of:=[.H15]" office:value-type="float" office:value="51" calcext:value-type="float">
            <text:p>51</text:p>
          </table:table-cell>
          <table:table-cell table:formula="of:=[.I15]+[.B15]" office:value-type="float" office:value="243" calcext:value-type="float">
            <text:p>243</text:p>
          </table:table-cell>
          <table:table-cell table:formula="of:=[.J15]" office:value-type="float" office:value="51" calcext:value-type="float">
            <text:p>51</text:p>
          </table:table-cell>
          <table:table-cell table:formula="of:=[.B15]" office:value-type="float" office:value="144" calcext:value-type="float">
            <text:p>144</text:p>
          </table:table-cell>
          <table:table-cell table:formula="of:=SUM([.B16:.J16])" office:value-type="float" office:value="894" calcext:value-type="float">
            <text:p>894</text:p>
          </table:table-cell>
          <table:table-cell table:number-columns-repeated="1013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[.C16]" office:value-type="float" office:value="109" calcext:value-type="float">
            <text:p>109</text:p>
          </table:table-cell>
          <table:table-cell table:formula="of:=[.D16]" office:value-type="float" office:value="41" calcext:value-type="float">
            <text:p>41</text:p>
          </table:table-cell>
          <table:table-cell table:formula="of:=[.E16]" office:value-type="float" office:value="64" calcext:value-type="float">
            <text:p>64</text:p>
          </table:table-cell>
          <table:table-cell table:formula="of:=[.F16]" office:value-type="float" office:value="99" calcext:value-type="float">
            <text:p>99</text:p>
          </table:table-cell>
          <table:table-cell table:formula="of:=[.G16]" office:value-type="float" office:value="51" calcext:value-type="float">
            <text:p>51</text:p>
          </table:table-cell>
          <table:table-cell table:formula="of:=[.H16]" office:value-type="float" office:value="243" calcext:value-type="float">
            <text:p>243</text:p>
          </table:table-cell>
          <table:table-cell table:formula="of:=[.I16]+[.B16]" office:value-type="float" office:value="143" calcext:value-type="float">
            <text:p>143</text:p>
          </table:table-cell>
          <table:table-cell table:formula="of:=[.J16]" office:value-type="float" office:value="144" calcext:value-type="float">
            <text:p>144</text:p>
          </table:table-cell>
          <table:table-cell table:formula="of:=[.B16]" office:value-type="float" office:value="92" calcext:value-type="float">
            <text:p>92</text:p>
          </table:table-cell>
          <table:table-cell table:formula="of:=SUM([.B17:.J17])" office:value-type="float" office:value="986" calcext:value-type="float">
            <text:p>986</text:p>
          </table:table-cell>
          <table:table-cell table:number-columns-repeated="1013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[.C17]" office:value-type="float" office:value="41" calcext:value-type="float">
            <text:p>41</text:p>
          </table:table-cell>
          <table:table-cell table:formula="of:=[.D17]" office:value-type="float" office:value="64" calcext:value-type="float">
            <text:p>64</text:p>
          </table:table-cell>
          <table:table-cell table:formula="of:=[.E17]" office:value-type="float" office:value="99" calcext:value-type="float">
            <text:p>99</text:p>
          </table:table-cell>
          <table:table-cell table:formula="of:=[.F17]" office:value-type="float" office:value="51" calcext:value-type="float">
            <text:p>51</text:p>
          </table:table-cell>
          <table:table-cell table:formula="of:=[.G17]" office:value-type="float" office:value="243" calcext:value-type="float">
            <text:p>243</text:p>
          </table:table-cell>
          <table:table-cell table:formula="of:=[.H17]" office:value-type="float" office:value="143" calcext:value-type="float">
            <text:p>143</text:p>
          </table:table-cell>
          <table:table-cell table:formula="of:=[.I17]+[.B17]" office:value-type="float" office:value="253" calcext:value-type="float">
            <text:p>253</text:p>
          </table:table-cell>
          <table:table-cell table:formula="of:=[.J17]" office:value-type="float" office:value="92" calcext:value-type="float">
            <text:p>92</text:p>
          </table:table-cell>
          <table:table-cell table:formula="of:=[.B17]" office:value-type="float" office:value="109" calcext:value-type="float">
            <text:p>109</text:p>
          </table:table-cell>
          <table:table-cell table:formula="of:=SUM([.B18:.J18])" office:value-type="float" office:value="1095" calcext:value-type="float">
            <text:p>1095</text:p>
          </table:table-cell>
          <table:table-cell table:number-columns-repeated="1013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[.C18]" office:value-type="float" office:value="64" calcext:value-type="float">
            <text:p>64</text:p>
          </table:table-cell>
          <table:table-cell table:formula="of:=[.D18]" office:value-type="float" office:value="99" calcext:value-type="float">
            <text:p>99</text:p>
          </table:table-cell>
          <table:table-cell table:formula="of:=[.E18]" office:value-type="float" office:value="51" calcext:value-type="float">
            <text:p>51</text:p>
          </table:table-cell>
          <table:table-cell table:formula="of:=[.F18]" office:value-type="float" office:value="243" calcext:value-type="float">
            <text:p>243</text:p>
          </table:table-cell>
          <table:table-cell table:formula="of:=[.G18]" office:value-type="float" office:value="143" calcext:value-type="float">
            <text:p>143</text:p>
          </table:table-cell>
          <table:table-cell table:formula="of:=[.H18]" office:value-type="float" office:value="253" calcext:value-type="float">
            <text:p>253</text:p>
          </table:table-cell>
          <table:table-cell table:formula="of:=[.I18]+[.B18]" office:value-type="float" office:value="133" calcext:value-type="float">
            <text:p>133</text:p>
          </table:table-cell>
          <table:table-cell table:formula="of:=[.J18]" office:value-type="float" office:value="109" calcext:value-type="float">
            <text:p>109</text:p>
          </table:table-cell>
          <table:table-cell table:formula="of:=[.B18]" office:value-type="float" office:value="41" calcext:value-type="float">
            <text:p>41</text:p>
          </table:table-cell>
          <table:table-cell table:formula="of:=SUM([.B19:.J19])" office:value-type="float" office:value="1136" calcext:value-type="float">
            <text:p>1136</text:p>
          </table:table-cell>
          <table:table-cell table:number-columns-repeated="1013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[.C19]" office:value-type="float" office:value="99" calcext:value-type="float">
            <text:p>99</text:p>
          </table:table-cell>
          <table:table-cell table:formula="of:=[.D19]" office:value-type="float" office:value="51" calcext:value-type="float">
            <text:p>51</text:p>
          </table:table-cell>
          <table:table-cell table:formula="of:=[.E19]" office:value-type="float" office:value="243" calcext:value-type="float">
            <text:p>243</text:p>
          </table:table-cell>
          <table:table-cell table:formula="of:=[.F19]" office:value-type="float" office:value="143" calcext:value-type="float">
            <text:p>143</text:p>
          </table:table-cell>
          <table:table-cell table:formula="of:=[.G19]" office:value-type="float" office:value="253" calcext:value-type="float">
            <text:p>253</text:p>
          </table:table-cell>
          <table:table-cell table:formula="of:=[.H19]" office:value-type="float" office:value="133" calcext:value-type="float">
            <text:p>133</text:p>
          </table:table-cell>
          <table:table-cell table:formula="of:=[.I19]+[.B19]" office:value-type="float" office:value="173" calcext:value-type="float">
            <text:p>173</text:p>
          </table:table-cell>
          <table:table-cell table:formula="of:=[.J19]" office:value-type="float" office:value="41" calcext:value-type="float">
            <text:p>41</text:p>
          </table:table-cell>
          <table:table-cell table:formula="of:=[.B19]" office:value-type="float" office:value="64" calcext:value-type="float">
            <text:p>64</text:p>
          </table:table-cell>
          <table:table-cell table:formula="of:=SUM([.B20:.J20])" office:value-type="float" office:value="1200" calcext:value-type="float">
            <text:p>1200</text:p>
          </table:table-cell>
          <table:table-cell table:number-columns-repeated="1013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[.C20]" office:value-type="float" office:value="51" calcext:value-type="float">
            <text:p>51</text:p>
          </table:table-cell>
          <table:table-cell table:formula="of:=[.D20]" office:value-type="float" office:value="243" calcext:value-type="float">
            <text:p>243</text:p>
          </table:table-cell>
          <table:table-cell table:formula="of:=[.E20]" office:value-type="float" office:value="143" calcext:value-type="float">
            <text:p>143</text:p>
          </table:table-cell>
          <table:table-cell table:formula="of:=[.F20]" office:value-type="float" office:value="253" calcext:value-type="float">
            <text:p>253</text:p>
          </table:table-cell>
          <table:table-cell table:formula="of:=[.G20]" office:value-type="float" office:value="133" calcext:value-type="float">
            <text:p>133</text:p>
          </table:table-cell>
          <table:table-cell table:formula="of:=[.H20]" office:value-type="float" office:value="173" calcext:value-type="float">
            <text:p>173</text:p>
          </table:table-cell>
          <table:table-cell table:formula="of:=[.I20]+[.B20]" office:value-type="float" office:value="140" calcext:value-type="float">
            <text:p>140</text:p>
          </table:table-cell>
          <table:table-cell table:formula="of:=[.J20]" office:value-type="float" office:value="64" calcext:value-type="float">
            <text:p>64</text:p>
          </table:table-cell>
          <table:table-cell table:formula="of:=[.B20]" office:value-type="float" office:value="99" calcext:value-type="float">
            <text:p>99</text:p>
          </table:table-cell>
          <table:table-cell table:formula="of:=SUM([.B21:.J21])" office:value-type="float" office:value="1299" calcext:value-type="float">
            <text:p>1299</text:p>
          </table:table-cell>
          <table:table-cell table:number-columns-repeated="1013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[.C21]" office:value-type="float" office:value="243" calcext:value-type="float">
            <text:p>243</text:p>
          </table:table-cell>
          <table:table-cell table:formula="of:=[.D21]" office:value-type="float" office:value="143" calcext:value-type="float">
            <text:p>143</text:p>
          </table:table-cell>
          <table:table-cell table:formula="of:=[.E21]" office:value-type="float" office:value="253" calcext:value-type="float">
            <text:p>253</text:p>
          </table:table-cell>
          <table:table-cell table:formula="of:=[.F21]" office:value-type="float" office:value="133" calcext:value-type="float">
            <text:p>133</text:p>
          </table:table-cell>
          <table:table-cell table:formula="of:=[.G21]" office:value-type="float" office:value="173" calcext:value-type="float">
            <text:p>173</text:p>
          </table:table-cell>
          <table:table-cell table:formula="of:=[.H21]" office:value-type="float" office:value="140" calcext:value-type="float">
            <text:p>140</text:p>
          </table:table-cell>
          <table:table-cell table:formula="of:=[.I21]+[.B21]" office:value-type="float" office:value="115" calcext:value-type="float">
            <text:p>115</text:p>
          </table:table-cell>
          <table:table-cell table:formula="of:=[.J21]" office:value-type="float" office:value="99" calcext:value-type="float">
            <text:p>99</text:p>
          </table:table-cell>
          <table:table-cell table:formula="of:=[.B21]" office:value-type="float" office:value="51" calcext:value-type="float">
            <text:p>51</text:p>
          </table:table-cell>
          <table:table-cell table:formula="of:=SUM([.B22:.J22])" office:value-type="float" office:value="1350" calcext:value-type="float">
            <text:p>1350</text:p>
          </table:table-cell>
          <table:table-cell table:number-columns-repeated="1013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[.C22]" office:value-type="float" office:value="143" calcext:value-type="float">
            <text:p>143</text:p>
          </table:table-cell>
          <table:table-cell table:formula="of:=[.D22]" office:value-type="float" office:value="253" calcext:value-type="float">
            <text:p>253</text:p>
          </table:table-cell>
          <table:table-cell table:formula="of:=[.E22]" office:value-type="float" office:value="133" calcext:value-type="float">
            <text:p>133</text:p>
          </table:table-cell>
          <table:table-cell table:formula="of:=[.F22]" office:value-type="float" office:value="173" calcext:value-type="float">
            <text:p>173</text:p>
          </table:table-cell>
          <table:table-cell table:formula="of:=[.G22]" office:value-type="float" office:value="140" calcext:value-type="float">
            <text:p>140</text:p>
          </table:table-cell>
          <table:table-cell table:formula="of:=[.H22]" office:value-type="float" office:value="115" calcext:value-type="float">
            <text:p>115</text:p>
          </table:table-cell>
          <table:table-cell table:formula="of:=[.I22]+[.B22]" office:value-type="float" office:value="342" calcext:value-type="float">
            <text:p>342</text:p>
          </table:table-cell>
          <table:table-cell table:formula="of:=[.J22]" office:value-type="float" office:value="51" calcext:value-type="float">
            <text:p>51</text:p>
          </table:table-cell>
          <table:table-cell table:formula="of:=[.B22]" office:value-type="float" office:value="243" calcext:value-type="float">
            <text:p>243</text:p>
          </table:table-cell>
          <table:table-cell table:formula="of:=SUM([.B23:.J23])" office:value-type="float" office:value="1593" calcext:value-type="float">
            <text:p>1593</text:p>
          </table:table-cell>
          <table:table-cell table:number-columns-repeated="1013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[.C23]" office:value-type="float" office:value="253" calcext:value-type="float">
            <text:p>253</text:p>
          </table:table-cell>
          <table:table-cell table:formula="of:=[.D23]" office:value-type="float" office:value="133" calcext:value-type="float">
            <text:p>133</text:p>
          </table:table-cell>
          <table:table-cell table:formula="of:=[.E23]" office:value-type="float" office:value="173" calcext:value-type="float">
            <text:p>173</text:p>
          </table:table-cell>
          <table:table-cell table:formula="of:=[.F23]" office:value-type="float" office:value="140" calcext:value-type="float">
            <text:p>140</text:p>
          </table:table-cell>
          <table:table-cell table:formula="of:=[.G23]" office:value-type="float" office:value="115" calcext:value-type="float">
            <text:p>115</text:p>
          </table:table-cell>
          <table:table-cell table:formula="of:=[.H23]" office:value-type="float" office:value="342" calcext:value-type="float">
            <text:p>342</text:p>
          </table:table-cell>
          <table:table-cell table:formula="of:=[.I23]+[.B23]" office:value-type="float" office:value="194" calcext:value-type="float">
            <text:p>194</text:p>
          </table:table-cell>
          <table:table-cell table:formula="of:=[.J23]" office:value-type="float" office:value="243" calcext:value-type="float">
            <text:p>243</text:p>
          </table:table-cell>
          <table:table-cell table:formula="of:=[.B23]" office:value-type="float" office:value="143" calcext:value-type="float">
            <text:p>143</text:p>
          </table:table-cell>
          <table:table-cell table:formula="of:=SUM([.B24:.J24])" office:value-type="float" office:value="1736" calcext:value-type="float">
            <text:p>1736</text:p>
          </table:table-cell>
          <table:table-cell table:number-columns-repeated="1013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[.C24]" office:value-type="float" office:value="133" calcext:value-type="float">
            <text:p>133</text:p>
          </table:table-cell>
          <table:table-cell table:formula="of:=[.D24]" office:value-type="float" office:value="173" calcext:value-type="float">
            <text:p>173</text:p>
          </table:table-cell>
          <table:table-cell table:formula="of:=[.E24]" office:value-type="float" office:value="140" calcext:value-type="float">
            <text:p>140</text:p>
          </table:table-cell>
          <table:table-cell table:formula="of:=[.F24]" office:value-type="float" office:value="115" calcext:value-type="float">
            <text:p>115</text:p>
          </table:table-cell>
          <table:table-cell table:formula="of:=[.G24]" office:value-type="float" office:value="342" calcext:value-type="float">
            <text:p>342</text:p>
          </table:table-cell>
          <table:table-cell table:formula="of:=[.H24]" office:value-type="float" office:value="194" calcext:value-type="float">
            <text:p>194</text:p>
          </table:table-cell>
          <table:table-cell table:formula="of:=[.I24]+[.B24]" office:value-type="float" office:value="496" calcext:value-type="float">
            <text:p>496</text:p>
          </table:table-cell>
          <table:table-cell table:formula="of:=[.J24]" office:value-type="float" office:value="143" calcext:value-type="float">
            <text:p>143</text:p>
          </table:table-cell>
          <table:table-cell table:formula="of:=[.B24]" office:value-type="float" office:value="253" calcext:value-type="float">
            <text:p>253</text:p>
          </table:table-cell>
          <table:table-cell table:formula="of:=SUM([.B25:.J25])" office:value-type="float" office:value="1989" calcext:value-type="float">
            <text:p>1989</text:p>
          </table:table-cell>
          <table:table-cell table:number-columns-repeated="1013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formula="of:=[.C25]" office:value-type="float" office:value="173" calcext:value-type="float">
            <text:p>173</text:p>
          </table:table-cell>
          <table:table-cell table:formula="of:=[.D25]" office:value-type="float" office:value="140" calcext:value-type="float">
            <text:p>140</text:p>
          </table:table-cell>
          <table:table-cell table:formula="of:=[.E25]" office:value-type="float" office:value="115" calcext:value-type="float">
            <text:p>115</text:p>
          </table:table-cell>
          <table:table-cell table:formula="of:=[.F25]" office:value-type="float" office:value="342" calcext:value-type="float">
            <text:p>342</text:p>
          </table:table-cell>
          <table:table-cell table:formula="of:=[.G25]" office:value-type="float" office:value="194" calcext:value-type="float">
            <text:p>194</text:p>
          </table:table-cell>
          <table:table-cell table:formula="of:=[.H25]" office:value-type="float" office:value="496" calcext:value-type="float">
            <text:p>496</text:p>
          </table:table-cell>
          <table:table-cell table:formula="of:=[.I25]+[.B25]" office:value-type="float" office:value="276" calcext:value-type="float">
            <text:p>276</text:p>
          </table:table-cell>
          <table:table-cell table:formula="of:=[.J25]" office:value-type="float" office:value="253" calcext:value-type="float">
            <text:p>253</text:p>
          </table:table-cell>
          <table:table-cell table:formula="of:=[.B25]" office:value-type="float" office:value="133" calcext:value-type="float">
            <text:p>133</text:p>
          </table:table-cell>
          <table:table-cell table:formula="of:=SUM([.B26:.J26])" office:value-type="float" office:value="2122" calcext:value-type="float">
            <text:p>2122</text:p>
          </table:table-cell>
          <table:table-cell table:number-columns-repeated="1013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formula="of:=[.C26]" office:value-type="float" office:value="140" calcext:value-type="float">
            <text:p>140</text:p>
          </table:table-cell>
          <table:table-cell table:formula="of:=[.D26]" office:value-type="float" office:value="115" calcext:value-type="float">
            <text:p>115</text:p>
          </table:table-cell>
          <table:table-cell table:formula="of:=[.E26]" office:value-type="float" office:value="342" calcext:value-type="float">
            <text:p>342</text:p>
          </table:table-cell>
          <table:table-cell table:formula="of:=[.F26]" office:value-type="float" office:value="194" calcext:value-type="float">
            <text:p>194</text:p>
          </table:table-cell>
          <table:table-cell table:formula="of:=[.G26]" office:value-type="float" office:value="496" calcext:value-type="float">
            <text:p>496</text:p>
          </table:table-cell>
          <table:table-cell table:formula="of:=[.H26]" office:value-type="float" office:value="276" calcext:value-type="float">
            <text:p>276</text:p>
          </table:table-cell>
          <table:table-cell table:formula="of:=[.I26]+[.B26]" office:value-type="float" office:value="426" calcext:value-type="float">
            <text:p>426</text:p>
          </table:table-cell>
          <table:table-cell table:formula="of:=[.J26]" office:value-type="float" office:value="133" calcext:value-type="float">
            <text:p>133</text:p>
          </table:table-cell>
          <table:table-cell table:formula="of:=[.B26]" office:value-type="float" office:value="173" calcext:value-type="float">
            <text:p>173</text:p>
          </table:table-cell>
          <table:table-cell table:formula="of:=SUM([.B27:.J27])" office:value-type="float" office:value="2295" calcext:value-type="float">
            <text:p>2295</text:p>
          </table:table-cell>
          <table:table-cell table:number-columns-repeated="1013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formula="of:=[.C27]" office:value-type="float" office:value="115" calcext:value-type="float">
            <text:p>115</text:p>
          </table:table-cell>
          <table:table-cell table:formula="of:=[.D27]" office:value-type="float" office:value="342" calcext:value-type="float">
            <text:p>342</text:p>
          </table:table-cell>
          <table:table-cell table:formula="of:=[.E27]" office:value-type="float" office:value="194" calcext:value-type="float">
            <text:p>194</text:p>
          </table:table-cell>
          <table:table-cell table:formula="of:=[.F27]" office:value-type="float" office:value="496" calcext:value-type="float">
            <text:p>496</text:p>
          </table:table-cell>
          <table:table-cell table:formula="of:=[.G27]" office:value-type="float" office:value="276" calcext:value-type="float">
            <text:p>276</text:p>
          </table:table-cell>
          <table:table-cell table:formula="of:=[.H27]" office:value-type="float" office:value="426" calcext:value-type="float">
            <text:p>426</text:p>
          </table:table-cell>
          <table:table-cell table:formula="of:=[.I27]+[.B27]" office:value-type="float" office:value="273" calcext:value-type="float">
            <text:p>273</text:p>
          </table:table-cell>
          <table:table-cell table:formula="of:=[.J27]" office:value-type="float" office:value="173" calcext:value-type="float">
            <text:p>173</text:p>
          </table:table-cell>
          <table:table-cell table:formula="of:=[.B27]" office:value-type="float" office:value="140" calcext:value-type="float">
            <text:p>140</text:p>
          </table:table-cell>
          <table:table-cell table:formula="of:=SUM([.B28:.J28])" office:value-type="float" office:value="2435" calcext:value-type="float">
            <text:p>2435</text:p>
          </table:table-cell>
          <table:table-cell table:number-columns-repeated="1013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table:formula="of:=[.C28]" office:value-type="float" office:value="342" calcext:value-type="float">
            <text:p>342</text:p>
          </table:table-cell>
          <table:table-cell table:formula="of:=[.D28]" office:value-type="float" office:value="194" calcext:value-type="float">
            <text:p>194</text:p>
          </table:table-cell>
          <table:table-cell table:formula="of:=[.E28]" office:value-type="float" office:value="496" calcext:value-type="float">
            <text:p>496</text:p>
          </table:table-cell>
          <table:table-cell table:formula="of:=[.F28]" office:value-type="float" office:value="276" calcext:value-type="float">
            <text:p>276</text:p>
          </table:table-cell>
          <table:table-cell table:formula="of:=[.G28]" office:value-type="float" office:value="426" calcext:value-type="float">
            <text:p>426</text:p>
          </table:table-cell>
          <table:table-cell table:formula="of:=[.H28]" office:value-type="float" office:value="273" calcext:value-type="float">
            <text:p>273</text:p>
          </table:table-cell>
          <table:table-cell table:formula="of:=[.I28]+[.B28]" office:value-type="float" office:value="288" calcext:value-type="float">
            <text:p>288</text:p>
          </table:table-cell>
          <table:table-cell table:formula="of:=[.J28]" office:value-type="float" office:value="140" calcext:value-type="float">
            <text:p>140</text:p>
          </table:table-cell>
          <table:table-cell table:formula="of:=[.B28]" office:value-type="float" office:value="115" calcext:value-type="float">
            <text:p>115</text:p>
          </table:table-cell>
          <table:table-cell table:formula="of:=SUM([.B29:.J29])" office:value-type="float" office:value="2550" calcext:value-type="float">
            <text:p>2550</text:p>
          </table:table-cell>
          <table:table-cell table:number-columns-repeated="1013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table:formula="of:=[.C29]" office:value-type="float" office:value="194" calcext:value-type="float">
            <text:p>194</text:p>
          </table:table-cell>
          <table:table-cell table:formula="of:=[.D29]" office:value-type="float" office:value="496" calcext:value-type="float">
            <text:p>496</text:p>
          </table:table-cell>
          <table:table-cell table:formula="of:=[.E29]" office:value-type="float" office:value="276" calcext:value-type="float">
            <text:p>276</text:p>
          </table:table-cell>
          <table:table-cell table:formula="of:=[.F29]" office:value-type="float" office:value="426" calcext:value-type="float">
            <text:p>426</text:p>
          </table:table-cell>
          <table:table-cell table:formula="of:=[.G29]" office:value-type="float" office:value="273" calcext:value-type="float">
            <text:p>273</text:p>
          </table:table-cell>
          <table:table-cell table:formula="of:=[.H29]" office:value-type="float" office:value="288" calcext:value-type="float">
            <text:p>288</text:p>
          </table:table-cell>
          <table:table-cell table:formula="of:=[.I29]+[.B29]" office:value-type="float" office:value="482" calcext:value-type="float">
            <text:p>482</text:p>
          </table:table-cell>
          <table:table-cell table:formula="of:=[.J29]" office:value-type="float" office:value="115" calcext:value-type="float">
            <text:p>115</text:p>
          </table:table-cell>
          <table:table-cell table:formula="of:=[.B29]" office:value-type="float" office:value="342" calcext:value-type="float">
            <text:p>342</text:p>
          </table:table-cell>
          <table:table-cell table:formula="of:=SUM([.B30:.J30])" office:value-type="float" office:value="2892" calcext:value-type="float">
            <text:p>2892</text:p>
          </table:table-cell>
          <table:table-cell table:number-columns-repeated="1013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table:formula="of:=[.C30]" office:value-type="float" office:value="496" calcext:value-type="float">
            <text:p>496</text:p>
          </table:table-cell>
          <table:table-cell table:formula="of:=[.D30]" office:value-type="float" office:value="276" calcext:value-type="float">
            <text:p>276</text:p>
          </table:table-cell>
          <table:table-cell table:formula="of:=[.E30]" office:value-type="float" office:value="426" calcext:value-type="float">
            <text:p>426</text:p>
          </table:table-cell>
          <table:table-cell table:formula="of:=[.F30]" office:value-type="float" office:value="273" calcext:value-type="float">
            <text:p>273</text:p>
          </table:table-cell>
          <table:table-cell table:formula="of:=[.G30]" office:value-type="float" office:value="288" calcext:value-type="float">
            <text:p>288</text:p>
          </table:table-cell>
          <table:table-cell table:formula="of:=[.H30]" office:value-type="float" office:value="482" calcext:value-type="float">
            <text:p>482</text:p>
          </table:table-cell>
          <table:table-cell table:formula="of:=[.I30]+[.B30]" office:value-type="float" office:value="309" calcext:value-type="float">
            <text:p>309</text:p>
          </table:table-cell>
          <table:table-cell table:formula="of:=[.J30]" office:value-type="float" office:value="342" calcext:value-type="float">
            <text:p>342</text:p>
          </table:table-cell>
          <table:table-cell table:formula="of:=[.B30]" office:value-type="float" office:value="194" calcext:value-type="float">
            <text:p>194</text:p>
          </table:table-cell>
          <table:table-cell table:formula="of:=SUM([.B31:.J31])" office:value-type="float" office:value="3086" calcext:value-type="float">
            <text:p>3086</text:p>
          </table:table-cell>
          <table:table-cell table:number-columns-repeated="1013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table:formula="of:=[.C31]" office:value-type="float" office:value="276" calcext:value-type="float">
            <text:p>276</text:p>
          </table:table-cell>
          <table:table-cell table:formula="of:=[.D31]" office:value-type="float" office:value="426" calcext:value-type="float">
            <text:p>426</text:p>
          </table:table-cell>
          <table:table-cell table:formula="of:=[.E31]" office:value-type="float" office:value="273" calcext:value-type="float">
            <text:p>273</text:p>
          </table:table-cell>
          <table:table-cell table:formula="of:=[.F31]" office:value-type="float" office:value="288" calcext:value-type="float">
            <text:p>288</text:p>
          </table:table-cell>
          <table:table-cell table:formula="of:=[.G31]" office:value-type="float" office:value="482" calcext:value-type="float">
            <text:p>482</text:p>
          </table:table-cell>
          <table:table-cell table:formula="of:=[.H31]" office:value-type="float" office:value="309" calcext:value-type="float">
            <text:p>309</text:p>
          </table:table-cell>
          <table:table-cell table:formula="of:=[.I31]+[.B31]" office:value-type="float" office:value="838" calcext:value-type="float">
            <text:p>838</text:p>
          </table:table-cell>
          <table:table-cell table:formula="of:=[.J31]" office:value-type="float" office:value="194" calcext:value-type="float">
            <text:p>194</text:p>
          </table:table-cell>
          <table:table-cell table:formula="of:=[.B31]" office:value-type="float" office:value="496" calcext:value-type="float">
            <text:p>496</text:p>
          </table:table-cell>
          <table:table-cell table:formula="of:=SUM([.B32:.J32])" office:value-type="float" office:value="3582" calcext:value-type="float">
            <text:p>3582</text:p>
          </table:table-cell>
          <table:table-cell table:number-columns-repeated="1013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table:formula="of:=[.C32]" office:value-type="float" office:value="426" calcext:value-type="float">
            <text:p>426</text:p>
          </table:table-cell>
          <table:table-cell table:formula="of:=[.D32]" office:value-type="float" office:value="273" calcext:value-type="float">
            <text:p>273</text:p>
          </table:table-cell>
          <table:table-cell table:formula="of:=[.E32]" office:value-type="float" office:value="288" calcext:value-type="float">
            <text:p>288</text:p>
          </table:table-cell>
          <table:table-cell table:formula="of:=[.F32]" office:value-type="float" office:value="482" calcext:value-type="float">
            <text:p>482</text:p>
          </table:table-cell>
          <table:table-cell table:formula="of:=[.G32]" office:value-type="float" office:value="309" calcext:value-type="float">
            <text:p>309</text:p>
          </table:table-cell>
          <table:table-cell table:formula="of:=[.H32]" office:value-type="float" office:value="838" calcext:value-type="float">
            <text:p>838</text:p>
          </table:table-cell>
          <table:table-cell table:formula="of:=[.I32]+[.B32]" office:value-type="float" office:value="470" calcext:value-type="float">
            <text:p>470</text:p>
          </table:table-cell>
          <table:table-cell table:formula="of:=[.J32]" office:value-type="float" office:value="496" calcext:value-type="float">
            <text:p>496</text:p>
          </table:table-cell>
          <table:table-cell table:formula="of:=[.B32]" office:value-type="float" office:value="276" calcext:value-type="float">
            <text:p>276</text:p>
          </table:table-cell>
          <table:table-cell table:formula="of:=SUM([.B33:.J33])" office:value-type="float" office:value="3858" calcext:value-type="float">
            <text:p>3858</text:p>
          </table:table-cell>
          <table:table-cell table:number-columns-repeated="1013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table:formula="of:=[.C33]" office:value-type="float" office:value="273" calcext:value-type="float">
            <text:p>273</text:p>
          </table:table-cell>
          <table:table-cell table:formula="of:=[.D33]" office:value-type="float" office:value="288" calcext:value-type="float">
            <text:p>288</text:p>
          </table:table-cell>
          <table:table-cell table:formula="of:=[.E33]" office:value-type="float" office:value="482" calcext:value-type="float">
            <text:p>482</text:p>
          </table:table-cell>
          <table:table-cell table:formula="of:=[.F33]" office:value-type="float" office:value="309" calcext:value-type="float">
            <text:p>309</text:p>
          </table:table-cell>
          <table:table-cell table:formula="of:=[.G33]" office:value-type="float" office:value="838" calcext:value-type="float">
            <text:p>838</text:p>
          </table:table-cell>
          <table:table-cell table:formula="of:=[.H33]" office:value-type="float" office:value="470" calcext:value-type="float">
            <text:p>470</text:p>
          </table:table-cell>
          <table:table-cell table:formula="of:=[.I33]+[.B33]" office:value-type="float" office:value="922" calcext:value-type="float">
            <text:p>922</text:p>
          </table:table-cell>
          <table:table-cell table:formula="of:=[.J33]" office:value-type="float" office:value="276" calcext:value-type="float">
            <text:p>276</text:p>
          </table:table-cell>
          <table:table-cell table:formula="of:=[.B33]" office:value-type="float" office:value="426" calcext:value-type="float">
            <text:p>426</text:p>
          </table:table-cell>
          <table:table-cell table:formula="of:=SUM([.B34:.J34])" office:value-type="float" office:value="4284" calcext:value-type="float">
            <text:p>4284</text:p>
          </table:table-cell>
          <table:table-cell table:number-columns-repeated="1013"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table:formula="of:=[.C34]" office:value-type="float" office:value="288" calcext:value-type="float">
            <text:p>288</text:p>
          </table:table-cell>
          <table:table-cell table:formula="of:=[.D34]" office:value-type="float" office:value="482" calcext:value-type="float">
            <text:p>482</text:p>
          </table:table-cell>
          <table:table-cell table:formula="of:=[.E34]" office:value-type="float" office:value="309" calcext:value-type="float">
            <text:p>309</text:p>
          </table:table-cell>
          <table:table-cell table:formula="of:=[.F34]" office:value-type="float" office:value="838" calcext:value-type="float">
            <text:p>838</text:p>
          </table:table-cell>
          <table:table-cell table:formula="of:=[.G34]" office:value-type="float" office:value="470" calcext:value-type="float">
            <text:p>470</text:p>
          </table:table-cell>
          <table:table-cell table:formula="of:=[.H34]" office:value-type="float" office:value="922" calcext:value-type="float">
            <text:p>922</text:p>
          </table:table-cell>
          <table:table-cell table:formula="of:=[.I34]+[.B34]" office:value-type="float" office:value="549" calcext:value-type="float">
            <text:p>549</text:p>
          </table:table-cell>
          <table:table-cell table:formula="of:=[.J34]" office:value-type="float" office:value="426" calcext:value-type="float">
            <text:p>426</text:p>
          </table:table-cell>
          <table:table-cell table:formula="of:=[.B34]" office:value-type="float" office:value="273" calcext:value-type="float">
            <text:p>273</text:p>
          </table:table-cell>
          <table:table-cell table:formula="of:=SUM([.B35:.J35])" office:value-type="float" office:value="4557" calcext:value-type="float">
            <text:p>4557</text:p>
          </table:table-cell>
          <table:table-cell table:number-columns-repeated="1013"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table:formula="of:=[.C35]" office:value-type="float" office:value="482" calcext:value-type="float">
            <text:p>482</text:p>
          </table:table-cell>
          <table:table-cell table:formula="of:=[.D35]" office:value-type="float" office:value="309" calcext:value-type="float">
            <text:p>309</text:p>
          </table:table-cell>
          <table:table-cell table:formula="of:=[.E35]" office:value-type="float" office:value="838" calcext:value-type="float">
            <text:p>838</text:p>
          </table:table-cell>
          <table:table-cell table:formula="of:=[.F35]" office:value-type="float" office:value="470" calcext:value-type="float">
            <text:p>470</text:p>
          </table:table-cell>
          <table:table-cell table:formula="of:=[.G35]" office:value-type="float" office:value="922" calcext:value-type="float">
            <text:p>922</text:p>
          </table:table-cell>
          <table:table-cell table:formula="of:=[.H35]" office:value-type="float" office:value="549" calcext:value-type="float">
            <text:p>549</text:p>
          </table:table-cell>
          <table:table-cell table:formula="of:=[.I35]+[.B35]" office:value-type="float" office:value="714" calcext:value-type="float">
            <text:p>714</text:p>
          </table:table-cell>
          <table:table-cell table:formula="of:=[.J35]" office:value-type="float" office:value="273" calcext:value-type="float">
            <text:p>273</text:p>
          </table:table-cell>
          <table:table-cell table:formula="of:=[.B35]" office:value-type="float" office:value="288" calcext:value-type="float">
            <text:p>288</text:p>
          </table:table-cell>
          <table:table-cell table:formula="of:=SUM([.B36:.J36])" office:value-type="float" office:value="4845" calcext:value-type="float">
            <text:p>4845</text:p>
          </table:table-cell>
          <table:table-cell table:number-columns-repeated="1013"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table:formula="of:=[.C36]" office:value-type="float" office:value="309" calcext:value-type="float">
            <text:p>309</text:p>
          </table:table-cell>
          <table:table-cell table:formula="of:=[.D36]" office:value-type="float" office:value="838" calcext:value-type="float">
            <text:p>838</text:p>
          </table:table-cell>
          <table:table-cell table:formula="of:=[.E36]" office:value-type="float" office:value="470" calcext:value-type="float">
            <text:p>470</text:p>
          </table:table-cell>
          <table:table-cell table:formula="of:=[.F36]" office:value-type="float" office:value="922" calcext:value-type="float">
            <text:p>922</text:p>
          </table:table-cell>
          <table:table-cell table:formula="of:=[.G36]" office:value-type="float" office:value="549" calcext:value-type="float">
            <text:p>549</text:p>
          </table:table-cell>
          <table:table-cell table:formula="of:=[.H36]" office:value-type="float" office:value="714" calcext:value-type="float">
            <text:p>714</text:p>
          </table:table-cell>
          <table:table-cell table:formula="of:=[.I36]+[.B36]" office:value-type="float" office:value="755" calcext:value-type="float">
            <text:p>755</text:p>
          </table:table-cell>
          <table:table-cell table:formula="of:=[.J36]" office:value-type="float" office:value="288" calcext:value-type="float">
            <text:p>288</text:p>
          </table:table-cell>
          <table:table-cell table:formula="of:=[.B36]" office:value-type="float" office:value="482" calcext:value-type="float">
            <text:p>482</text:p>
          </table:table-cell>
          <table:table-cell table:formula="of:=SUM([.B37:.J37])" office:value-type="float" office:value="5327" calcext:value-type="float">
            <text:p>5327</text:p>
          </table:table-cell>
          <table:table-cell table:number-columns-repeated="1013"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table:formula="of:=[.C37]" office:value-type="float" office:value="838" calcext:value-type="float">
            <text:p>838</text:p>
          </table:table-cell>
          <table:table-cell table:formula="of:=[.D37]" office:value-type="float" office:value="470" calcext:value-type="float">
            <text:p>470</text:p>
          </table:table-cell>
          <table:table-cell table:formula="of:=[.E37]" office:value-type="float" office:value="922" calcext:value-type="float">
            <text:p>922</text:p>
          </table:table-cell>
          <table:table-cell table:formula="of:=[.F37]" office:value-type="float" office:value="549" calcext:value-type="float">
            <text:p>549</text:p>
          </table:table-cell>
          <table:table-cell table:formula="of:=[.G37]" office:value-type="float" office:value="714" calcext:value-type="float">
            <text:p>714</text:p>
          </table:table-cell>
          <table:table-cell table:formula="of:=[.H37]" office:value-type="float" office:value="755" calcext:value-type="float">
            <text:p>755</text:p>
          </table:table-cell>
          <table:table-cell table:formula="of:=[.I37]+[.B37]" office:value-type="float" office:value="597" calcext:value-type="float">
            <text:p>597</text:p>
          </table:table-cell>
          <table:table-cell table:formula="of:=[.J37]" office:value-type="float" office:value="482" calcext:value-type="float">
            <text:p>482</text:p>
          </table:table-cell>
          <table:table-cell table:formula="of:=[.B37]" office:value-type="float" office:value="309" calcext:value-type="float">
            <text:p>309</text:p>
          </table:table-cell>
          <table:table-cell table:formula="of:=SUM([.B38:.J38])" office:value-type="float" office:value="5636" calcext:value-type="float">
            <text:p>5636</text:p>
          </table:table-cell>
          <table:table-cell table:number-columns-repeated="1013"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table:formula="of:=[.C38]" office:value-type="float" office:value="470" calcext:value-type="float">
            <text:p>470</text:p>
          </table:table-cell>
          <table:table-cell table:formula="of:=[.D38]" office:value-type="float" office:value="922" calcext:value-type="float">
            <text:p>922</text:p>
          </table:table-cell>
          <table:table-cell table:formula="of:=[.E38]" office:value-type="float" office:value="549" calcext:value-type="float">
            <text:p>549</text:p>
          </table:table-cell>
          <table:table-cell table:formula="of:=[.F38]" office:value-type="float" office:value="714" calcext:value-type="float">
            <text:p>714</text:p>
          </table:table-cell>
          <table:table-cell table:formula="of:=[.G38]" office:value-type="float" office:value="755" calcext:value-type="float">
            <text:p>755</text:p>
          </table:table-cell>
          <table:table-cell table:formula="of:=[.H38]" office:value-type="float" office:value="597" calcext:value-type="float">
            <text:p>597</text:p>
          </table:table-cell>
          <table:table-cell table:formula="of:=[.I38]+[.B38]" office:value-type="float" office:value="1320" calcext:value-type="float">
            <text:p>1320</text:p>
          </table:table-cell>
          <table:table-cell table:formula="of:=[.J38]" office:value-type="float" office:value="309" calcext:value-type="float">
            <text:p>309</text:p>
          </table:table-cell>
          <table:table-cell table:formula="of:=[.B38]" office:value-type="float" office:value="838" calcext:value-type="float">
            <text:p>838</text:p>
          </table:table-cell>
          <table:table-cell table:formula="of:=SUM([.B39:.J39])" office:value-type="float" office:value="6474" calcext:value-type="float">
            <text:p>6474</text:p>
          </table:table-cell>
          <table:table-cell table:number-columns-repeated="1013"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table:formula="of:=[.C39]" office:value-type="float" office:value="922" calcext:value-type="float">
            <text:p>922</text:p>
          </table:table-cell>
          <table:table-cell table:formula="of:=[.D39]" office:value-type="float" office:value="549" calcext:value-type="float">
            <text:p>549</text:p>
          </table:table-cell>
          <table:table-cell table:formula="of:=[.E39]" office:value-type="float" office:value="714" calcext:value-type="float">
            <text:p>714</text:p>
          </table:table-cell>
          <table:table-cell table:formula="of:=[.F39]" office:value-type="float" office:value="755" calcext:value-type="float">
            <text:p>755</text:p>
          </table:table-cell>
          <table:table-cell table:formula="of:=[.G39]" office:value-type="float" office:value="597" calcext:value-type="float">
            <text:p>597</text:p>
          </table:table-cell>
          <table:table-cell table:formula="of:=[.H39]" office:value-type="float" office:value="1320" calcext:value-type="float">
            <text:p>1320</text:p>
          </table:table-cell>
          <table:table-cell table:formula="of:=[.I39]+[.B39]" office:value-type="float" office:value="779" calcext:value-type="float">
            <text:p>779</text:p>
          </table:table-cell>
          <table:table-cell table:formula="of:=[.J39]" office:value-type="float" office:value="838" calcext:value-type="float">
            <text:p>838</text:p>
          </table:table-cell>
          <table:table-cell table:formula="of:=[.B39]" office:value-type="float" office:value="470" calcext:value-type="float">
            <text:p>470</text:p>
          </table:table-cell>
          <table:table-cell table:formula="of:=SUM([.B40:.J40])" office:value-type="float" office:value="6944" calcext:value-type="float">
            <text:p>6944</text:p>
          </table:table-cell>
          <table:table-cell table:number-columns-repeated="1013"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table:formula="of:=[.C40]" office:value-type="float" office:value="549" calcext:value-type="float">
            <text:p>549</text:p>
          </table:table-cell>
          <table:table-cell table:formula="of:=[.D40]" office:value-type="float" office:value="714" calcext:value-type="float">
            <text:p>714</text:p>
          </table:table-cell>
          <table:table-cell table:formula="of:=[.E40]" office:value-type="float" office:value="755" calcext:value-type="float">
            <text:p>755</text:p>
          </table:table-cell>
          <table:table-cell table:formula="of:=[.F40]" office:value-type="float" office:value="597" calcext:value-type="float">
            <text:p>597</text:p>
          </table:table-cell>
          <table:table-cell table:formula="of:=[.G40]" office:value-type="float" office:value="1320" calcext:value-type="float">
            <text:p>1320</text:p>
          </table:table-cell>
          <table:table-cell table:formula="of:=[.H40]" office:value-type="float" office:value="779" calcext:value-type="float">
            <text:p>779</text:p>
          </table:table-cell>
          <table:table-cell table:formula="of:=[.I40]+[.B40]" office:value-type="float" office:value="1760" calcext:value-type="float">
            <text:p>1760</text:p>
          </table:table-cell>
          <table:table-cell table:formula="of:=[.J40]" office:value-type="float" office:value="470" calcext:value-type="float">
            <text:p>470</text:p>
          </table:table-cell>
          <table:table-cell table:formula="of:=[.B40]" office:value-type="float" office:value="922" calcext:value-type="float">
            <text:p>922</text:p>
          </table:table-cell>
          <table:table-cell table:formula="of:=SUM([.B41:.J41])" office:value-type="float" office:value="7866" calcext:value-type="float">
            <text:p>7866</text:p>
          </table:table-cell>
          <table:table-cell table:number-columns-repeated="1013"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table:formula="of:=[.C41]" office:value-type="float" office:value="714" calcext:value-type="float">
            <text:p>714</text:p>
          </table:table-cell>
          <table:table-cell table:formula="of:=[.D41]" office:value-type="float" office:value="755" calcext:value-type="float">
            <text:p>755</text:p>
          </table:table-cell>
          <table:table-cell table:formula="of:=[.E41]" office:value-type="float" office:value="597" calcext:value-type="float">
            <text:p>597</text:p>
          </table:table-cell>
          <table:table-cell table:formula="of:=[.F41]" office:value-type="float" office:value="1320" calcext:value-type="float">
            <text:p>1320</text:p>
          </table:table-cell>
          <table:table-cell table:formula="of:=[.G41]" office:value-type="float" office:value="779" calcext:value-type="float">
            <text:p>779</text:p>
          </table:table-cell>
          <table:table-cell table:formula="of:=[.H41]" office:value-type="float" office:value="1760" calcext:value-type="float">
            <text:p>1760</text:p>
          </table:table-cell>
          <table:table-cell table:formula="of:=[.I41]+[.B41]" office:value-type="float" office:value="1019" calcext:value-type="float">
            <text:p>1019</text:p>
          </table:table-cell>
          <table:table-cell table:formula="of:=[.J41]" office:value-type="float" office:value="922" calcext:value-type="float">
            <text:p>922</text:p>
          </table:table-cell>
          <table:table-cell table:formula="of:=[.B41]" office:value-type="float" office:value="549" calcext:value-type="float">
            <text:p>549</text:p>
          </table:table-cell>
          <table:table-cell table:formula="of:=SUM([.B42:.J42])" office:value-type="float" office:value="8415" calcext:value-type="float">
            <text:p>8415</text:p>
          </table:table-cell>
          <table:table-cell table:number-columns-repeated="1013"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table:formula="of:=[.C42]" office:value-type="float" office:value="755" calcext:value-type="float">
            <text:p>755</text:p>
          </table:table-cell>
          <table:table-cell table:formula="of:=[.D42]" office:value-type="float" office:value="597" calcext:value-type="float">
            <text:p>597</text:p>
          </table:table-cell>
          <table:table-cell table:formula="of:=[.E42]" office:value-type="float" office:value="1320" calcext:value-type="float">
            <text:p>1320</text:p>
          </table:table-cell>
          <table:table-cell table:formula="of:=[.F42]" office:value-type="float" office:value="779" calcext:value-type="float">
            <text:p>779</text:p>
          </table:table-cell>
          <table:table-cell table:formula="of:=[.G42]" office:value-type="float" office:value="1760" calcext:value-type="float">
            <text:p>1760</text:p>
          </table:table-cell>
          <table:table-cell table:formula="of:=[.H42]" office:value-type="float" office:value="1019" calcext:value-type="float">
            <text:p>1019</text:p>
          </table:table-cell>
          <table:table-cell table:formula="of:=[.I42]+[.B42]" office:value-type="float" office:value="1636" calcext:value-type="float">
            <text:p>1636</text:p>
          </table:table-cell>
          <table:table-cell table:formula="of:=[.J42]" office:value-type="float" office:value="549" calcext:value-type="float">
            <text:p>549</text:p>
          </table:table-cell>
          <table:table-cell table:formula="of:=[.B42]" office:value-type="float" office:value="714" calcext:value-type="float">
            <text:p>714</text:p>
          </table:table-cell>
          <table:table-cell table:formula="of:=SUM([.B43:.J43])" office:value-type="float" office:value="9129" calcext:value-type="float">
            <text:p>9129</text:p>
          </table:table-cell>
          <table:table-cell table:number-columns-repeated="1013"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table:formula="of:=[.C43]" office:value-type="float" office:value="597" calcext:value-type="float">
            <text:p>597</text:p>
          </table:table-cell>
          <table:table-cell table:formula="of:=[.D43]" office:value-type="float" office:value="1320" calcext:value-type="float">
            <text:p>1320</text:p>
          </table:table-cell>
          <table:table-cell table:formula="of:=[.E43]" office:value-type="float" office:value="779" calcext:value-type="float">
            <text:p>779</text:p>
          </table:table-cell>
          <table:table-cell table:formula="of:=[.F43]" office:value-type="float" office:value="1760" calcext:value-type="float">
            <text:p>1760</text:p>
          </table:table-cell>
          <table:table-cell table:formula="of:=[.G43]" office:value-type="float" office:value="1019" calcext:value-type="float">
            <text:p>1019</text:p>
          </table:table-cell>
          <table:table-cell table:formula="of:=[.H43]" office:value-type="float" office:value="1636" calcext:value-type="float">
            <text:p>1636</text:p>
          </table:table-cell>
          <table:table-cell table:formula="of:=[.I43]+[.B43]" office:value-type="float" office:value="1304" calcext:value-type="float">
            <text:p>1304</text:p>
          </table:table-cell>
          <table:table-cell table:formula="of:=[.J43]" office:value-type="float" office:value="714" calcext:value-type="float">
            <text:p>714</text:p>
          </table:table-cell>
          <table:table-cell table:formula="of:=[.B43]" office:value-type="float" office:value="755" calcext:value-type="float">
            <text:p>755</text:p>
          </table:table-cell>
          <table:table-cell table:formula="of:=SUM([.B44:.J44])" office:value-type="float" office:value="9884" calcext:value-type="float">
            <text:p>9884</text:p>
          </table:table-cell>
          <table:table-cell table:number-columns-repeated="1013"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table:formula="of:=[.C44]" office:value-type="float" office:value="1320" calcext:value-type="float">
            <text:p>1320</text:p>
          </table:table-cell>
          <table:table-cell table:formula="of:=[.D44]" office:value-type="float" office:value="779" calcext:value-type="float">
            <text:p>779</text:p>
          </table:table-cell>
          <table:table-cell table:formula="of:=[.E44]" office:value-type="float" office:value="1760" calcext:value-type="float">
            <text:p>1760</text:p>
          </table:table-cell>
          <table:table-cell table:formula="of:=[.F44]" office:value-type="float" office:value="1019" calcext:value-type="float">
            <text:p>1019</text:p>
          </table:table-cell>
          <table:table-cell table:formula="of:=[.G44]" office:value-type="float" office:value="1636" calcext:value-type="float">
            <text:p>1636</text:p>
          </table:table-cell>
          <table:table-cell table:formula="of:=[.H44]" office:value-type="float" office:value="1304" calcext:value-type="float">
            <text:p>1304</text:p>
          </table:table-cell>
          <table:table-cell table:formula="of:=[.I44]+[.B44]" office:value-type="float" office:value="1311" calcext:value-type="float">
            <text:p>1311</text:p>
          </table:table-cell>
          <table:table-cell table:formula="of:=[.J44]" office:value-type="float" office:value="755" calcext:value-type="float">
            <text:p>755</text:p>
          </table:table-cell>
          <table:table-cell table:formula="of:=[.B44]" office:value-type="float" office:value="597" calcext:value-type="float">
            <text:p>597</text:p>
          </table:table-cell>
          <table:table-cell table:formula="of:=SUM([.B45:.J45])" office:value-type="float" office:value="10481" calcext:value-type="float">
            <text:p>10481</text:p>
          </table:table-cell>
          <table:table-cell table:number-columns-repeated="1013"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table:formula="of:=[.C45]" office:value-type="float" office:value="779" calcext:value-type="float">
            <text:p>779</text:p>
          </table:table-cell>
          <table:table-cell table:formula="of:=[.D45]" office:value-type="float" office:value="1760" calcext:value-type="float">
            <text:p>1760</text:p>
          </table:table-cell>
          <table:table-cell table:formula="of:=[.E45]" office:value-type="float" office:value="1019" calcext:value-type="float">
            <text:p>1019</text:p>
          </table:table-cell>
          <table:table-cell table:formula="of:=[.F45]" office:value-type="float" office:value="1636" calcext:value-type="float">
            <text:p>1636</text:p>
          </table:table-cell>
          <table:table-cell table:formula="of:=[.G45]" office:value-type="float" office:value="1304" calcext:value-type="float">
            <text:p>1304</text:p>
          </table:table-cell>
          <table:table-cell table:formula="of:=[.H45]" office:value-type="float" office:value="1311" calcext:value-type="float">
            <text:p>1311</text:p>
          </table:table-cell>
          <table:table-cell table:formula="of:=[.I45]+[.B45]" office:value-type="float" office:value="2075" calcext:value-type="float">
            <text:p>2075</text:p>
          </table:table-cell>
          <table:table-cell table:formula="of:=[.J45]" office:value-type="float" office:value="597" calcext:value-type="float">
            <text:p>597</text:p>
          </table:table-cell>
          <table:table-cell table:formula="of:=[.B45]" office:value-type="float" office:value="1320" calcext:value-type="float">
            <text:p>1320</text:p>
          </table:table-cell>
          <table:table-cell table:formula="of:=SUM([.B46:.J46])" office:value-type="float" office:value="11801" calcext:value-type="float">
            <text:p>11801</text:p>
          </table:table-cell>
          <table:table-cell table:number-columns-repeated="1013"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table:formula="of:=[.C46]" office:value-type="float" office:value="1760" calcext:value-type="float">
            <text:p>1760</text:p>
          </table:table-cell>
          <table:table-cell table:formula="of:=[.D46]" office:value-type="float" office:value="1019" calcext:value-type="float">
            <text:p>1019</text:p>
          </table:table-cell>
          <table:table-cell table:formula="of:=[.E46]" office:value-type="float" office:value="1636" calcext:value-type="float">
            <text:p>1636</text:p>
          </table:table-cell>
          <table:table-cell table:formula="of:=[.F46]" office:value-type="float" office:value="1304" calcext:value-type="float">
            <text:p>1304</text:p>
          </table:table-cell>
          <table:table-cell table:formula="of:=[.G46]" office:value-type="float" office:value="1311" calcext:value-type="float">
            <text:p>1311</text:p>
          </table:table-cell>
          <table:table-cell table:formula="of:=[.H46]" office:value-type="float" office:value="2075" calcext:value-type="float">
            <text:p>2075</text:p>
          </table:table-cell>
          <table:table-cell table:formula="of:=[.I46]+[.B46]" office:value-type="float" office:value="1376" calcext:value-type="float">
            <text:p>1376</text:p>
          </table:table-cell>
          <table:table-cell table:formula="of:=[.J46]" office:value-type="float" office:value="1320" calcext:value-type="float">
            <text:p>1320</text:p>
          </table:table-cell>
          <table:table-cell table:formula="of:=[.B46]" office:value-type="float" office:value="779" calcext:value-type="float">
            <text:p>779</text:p>
          </table:table-cell>
          <table:table-cell table:formula="of:=SUM([.B47:.J47])" office:value-type="float" office:value="12580" calcext:value-type="float">
            <text:p>12580</text:p>
          </table:table-cell>
          <table:table-cell table:number-columns-repeated="1013"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table:formula="of:=[.C47]" office:value-type="float" office:value="1019" calcext:value-type="float">
            <text:p>1019</text:p>
          </table:table-cell>
          <table:table-cell table:formula="of:=[.D47]" office:value-type="float" office:value="1636" calcext:value-type="float">
            <text:p>1636</text:p>
          </table:table-cell>
          <table:table-cell table:formula="of:=[.E47]" office:value-type="float" office:value="1304" calcext:value-type="float">
            <text:p>1304</text:p>
          </table:table-cell>
          <table:table-cell table:formula="of:=[.F47]" office:value-type="float" office:value="1311" calcext:value-type="float">
            <text:p>1311</text:p>
          </table:table-cell>
          <table:table-cell table:formula="of:=[.G47]" office:value-type="float" office:value="2075" calcext:value-type="float">
            <text:p>2075</text:p>
          </table:table-cell>
          <table:table-cell table:formula="of:=[.H47]" office:value-type="float" office:value="1376" calcext:value-type="float">
            <text:p>1376</text:p>
          </table:table-cell>
          <table:table-cell table:formula="of:=[.I47]+[.B47]" office:value-type="float" office:value="3080" calcext:value-type="float">
            <text:p>3080</text:p>
          </table:table-cell>
          <table:table-cell table:formula="of:=[.J47]" office:value-type="float" office:value="779" calcext:value-type="float">
            <text:p>779</text:p>
          </table:table-cell>
          <table:table-cell table:formula="of:=[.B47]" office:value-type="float" office:value="1760" calcext:value-type="float">
            <text:p>1760</text:p>
          </table:table-cell>
          <table:table-cell table:formula="of:=SUM([.B48:.J48])" office:value-type="float" office:value="14340" calcext:value-type="float">
            <text:p>14340</text:p>
          </table:table-cell>
          <table:table-cell table:number-columns-repeated="1013"/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table:formula="of:=[.C48]" office:value-type="float" office:value="1636" calcext:value-type="float">
            <text:p>1636</text:p>
          </table:table-cell>
          <table:table-cell table:formula="of:=[.D48]" office:value-type="float" office:value="1304" calcext:value-type="float">
            <text:p>1304</text:p>
          </table:table-cell>
          <table:table-cell table:formula="of:=[.E48]" office:value-type="float" office:value="1311" calcext:value-type="float">
            <text:p>1311</text:p>
          </table:table-cell>
          <table:table-cell table:formula="of:=[.F48]" office:value-type="float" office:value="2075" calcext:value-type="float">
            <text:p>2075</text:p>
          </table:table-cell>
          <table:table-cell table:formula="of:=[.G48]" office:value-type="float" office:value="1376" calcext:value-type="float">
            <text:p>1376</text:p>
          </table:table-cell>
          <table:table-cell table:formula="of:=[.H48]" office:value-type="float" office:value="3080" calcext:value-type="float">
            <text:p>3080</text:p>
          </table:table-cell>
          <table:table-cell table:formula="of:=[.I48]+[.B48]" office:value-type="float" office:value="1798" calcext:value-type="float">
            <text:p>1798</text:p>
          </table:table-cell>
          <table:table-cell table:formula="of:=[.J48]" office:value-type="float" office:value="1760" calcext:value-type="float">
            <text:p>1760</text:p>
          </table:table-cell>
          <table:table-cell table:formula="of:=[.B48]" office:value-type="float" office:value="1019" calcext:value-type="float">
            <text:p>1019</text:p>
          </table:table-cell>
          <table:table-cell table:formula="of:=SUM([.B49:.J49])" office:value-type="float" office:value="15359" calcext:value-type="float">
            <text:p>15359</text:p>
          </table:table-cell>
          <table:table-cell table:number-columns-repeated="1013"/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table:formula="of:=[.C49]" office:value-type="float" office:value="1304" calcext:value-type="float">
            <text:p>1304</text:p>
          </table:table-cell>
          <table:table-cell table:formula="of:=[.D49]" office:value-type="float" office:value="1311" calcext:value-type="float">
            <text:p>1311</text:p>
          </table:table-cell>
          <table:table-cell table:formula="of:=[.E49]" office:value-type="float" office:value="2075" calcext:value-type="float">
            <text:p>2075</text:p>
          </table:table-cell>
          <table:table-cell table:formula="of:=[.F49]" office:value-type="float" office:value="1376" calcext:value-type="float">
            <text:p>1376</text:p>
          </table:table-cell>
          <table:table-cell table:formula="of:=[.G49]" office:value-type="float" office:value="3080" calcext:value-type="float">
            <text:p>3080</text:p>
          </table:table-cell>
          <table:table-cell table:formula="of:=[.H49]" office:value-type="float" office:value="1798" calcext:value-type="float">
            <text:p>1798</text:p>
          </table:table-cell>
          <table:table-cell table:formula="of:=[.I49]+[.B49]" office:value-type="float" office:value="3396" calcext:value-type="float">
            <text:p>3396</text:p>
          </table:table-cell>
          <table:table-cell table:formula="of:=[.J49]" office:value-type="float" office:value="1019" calcext:value-type="float">
            <text:p>1019</text:p>
          </table:table-cell>
          <table:table-cell table:formula="of:=[.B49]" office:value-type="float" office:value="1636" calcext:value-type="float">
            <text:p>1636</text:p>
          </table:table-cell>
          <table:table-cell table:formula="of:=SUM([.B50:.J50])" office:value-type="float" office:value="16995" calcext:value-type="float">
            <text:p>16995</text:p>
          </table:table-cell>
          <table:table-cell table:number-columns-repeated="1013"/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table:formula="of:=[.C50]" office:value-type="float" office:value="1311" calcext:value-type="float">
            <text:p>1311</text:p>
          </table:table-cell>
          <table:table-cell table:formula="of:=[.D50]" office:value-type="float" office:value="2075" calcext:value-type="float">
            <text:p>2075</text:p>
          </table:table-cell>
          <table:table-cell table:formula="of:=[.E50]" office:value-type="float" office:value="1376" calcext:value-type="float">
            <text:p>1376</text:p>
          </table:table-cell>
          <table:table-cell table:formula="of:=[.F50]" office:value-type="float" office:value="3080" calcext:value-type="float">
            <text:p>3080</text:p>
          </table:table-cell>
          <table:table-cell table:formula="of:=[.G50]" office:value-type="float" office:value="1798" calcext:value-type="float">
            <text:p>1798</text:p>
          </table:table-cell>
          <table:table-cell table:formula="of:=[.H50]" office:value-type="float" office:value="3396" calcext:value-type="float">
            <text:p>3396</text:p>
          </table:table-cell>
          <table:table-cell table:formula="of:=[.I50]+[.B50]" office:value-type="float" office:value="2323" calcext:value-type="float">
            <text:p>2323</text:p>
          </table:table-cell>
          <table:table-cell table:formula="of:=[.J50]" office:value-type="float" office:value="1636" calcext:value-type="float">
            <text:p>1636</text:p>
          </table:table-cell>
          <table:table-cell table:formula="of:=[.B50]" office:value-type="float" office:value="1304" calcext:value-type="float">
            <text:p>1304</text:p>
          </table:table-cell>
          <table:table-cell table:formula="of:=SUM([.B51:.J51])" office:value-type="float" office:value="18299" calcext:value-type="float">
            <text:p>18299</text:p>
          </table:table-cell>
          <table:table-cell table:number-columns-repeated="1013"/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table:formula="of:=[.C51]" office:value-type="float" office:value="2075" calcext:value-type="float">
            <text:p>2075</text:p>
          </table:table-cell>
          <table:table-cell table:formula="of:=[.D51]" office:value-type="float" office:value="1376" calcext:value-type="float">
            <text:p>1376</text:p>
          </table:table-cell>
          <table:table-cell table:formula="of:=[.E51]" office:value-type="float" office:value="3080" calcext:value-type="float">
            <text:p>3080</text:p>
          </table:table-cell>
          <table:table-cell table:formula="of:=[.F51]" office:value-type="float" office:value="1798" calcext:value-type="float">
            <text:p>1798</text:p>
          </table:table-cell>
          <table:table-cell table:formula="of:=[.G51]" office:value-type="float" office:value="3396" calcext:value-type="float">
            <text:p>3396</text:p>
          </table:table-cell>
          <table:table-cell table:formula="of:=[.H51]" office:value-type="float" office:value="2323" calcext:value-type="float">
            <text:p>2323</text:p>
          </table:table-cell>
          <table:table-cell table:formula="of:=[.I51]+[.B51]" office:value-type="float" office:value="2947" calcext:value-type="float">
            <text:p>2947</text:p>
          </table:table-cell>
          <table:table-cell table:formula="of:=[.J51]" office:value-type="float" office:value="1304" calcext:value-type="float">
            <text:p>1304</text:p>
          </table:table-cell>
          <table:table-cell table:formula="of:=[.B51]" office:value-type="float" office:value="1311" calcext:value-type="float">
            <text:p>1311</text:p>
          </table:table-cell>
          <table:table-cell table:formula="of:=SUM([.B52:.J52])" office:value-type="float" office:value="19610" calcext:value-type="float">
            <text:p>19610</text:p>
          </table:table-cell>
          <table:table-cell table:number-columns-repeated="1013"/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table:formula="of:=[.C52]" office:value-type="float" office:value="1376" calcext:value-type="float">
            <text:p>1376</text:p>
          </table:table-cell>
          <table:table-cell table:formula="of:=[.D52]" office:value-type="float" office:value="3080" calcext:value-type="float">
            <text:p>3080</text:p>
          </table:table-cell>
          <table:table-cell table:formula="of:=[.E52]" office:value-type="float" office:value="1798" calcext:value-type="float">
            <text:p>1798</text:p>
          </table:table-cell>
          <table:table-cell table:formula="of:=[.F52]" office:value-type="float" office:value="3396" calcext:value-type="float">
            <text:p>3396</text:p>
          </table:table-cell>
          <table:table-cell table:formula="of:=[.G52]" office:value-type="float" office:value="2323" calcext:value-type="float">
            <text:p>2323</text:p>
          </table:table-cell>
          <table:table-cell table:formula="of:=[.H52]" office:value-type="float" office:value="2947" calcext:value-type="float">
            <text:p>2947</text:p>
          </table:table-cell>
          <table:table-cell table:formula="of:=[.I52]+[.B52]" office:value-type="float" office:value="3379" calcext:value-type="float">
            <text:p>3379</text:p>
          </table:table-cell>
          <table:table-cell table:formula="of:=[.J52]" office:value-type="float" office:value="1311" calcext:value-type="float">
            <text:p>1311</text:p>
          </table:table-cell>
          <table:table-cell table:formula="of:=[.B52]" office:value-type="float" office:value="2075" calcext:value-type="float">
            <text:p>2075</text:p>
          </table:table-cell>
          <table:table-cell table:formula="of:=SUM([.B53:.J53])" office:value-type="float" office:value="21685" calcext:value-type="float">
            <text:p>21685</text:p>
          </table:table-cell>
          <table:table-cell table:number-columns-repeated="1013"/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table:formula="of:=[.C53]" office:value-type="float" office:value="3080" calcext:value-type="float">
            <text:p>3080</text:p>
          </table:table-cell>
          <table:table-cell table:formula="of:=[.D53]" office:value-type="float" office:value="1798" calcext:value-type="float">
            <text:p>1798</text:p>
          </table:table-cell>
          <table:table-cell table:formula="of:=[.E53]" office:value-type="float" office:value="3396" calcext:value-type="float">
            <text:p>3396</text:p>
          </table:table-cell>
          <table:table-cell table:formula="of:=[.F53]" office:value-type="float" office:value="2323" calcext:value-type="float">
            <text:p>2323</text:p>
          </table:table-cell>
          <table:table-cell table:formula="of:=[.G53]" office:value-type="float" office:value="2947" calcext:value-type="float">
            <text:p>2947</text:p>
          </table:table-cell>
          <table:table-cell table:formula="of:=[.H53]" office:value-type="float" office:value="3379" calcext:value-type="float">
            <text:p>3379</text:p>
          </table:table-cell>
          <table:table-cell table:formula="of:=[.I53]+[.B53]" office:value-type="float" office:value="2687" calcext:value-type="float">
            <text:p>2687</text:p>
          </table:table-cell>
          <table:table-cell table:formula="of:=[.J53]" office:value-type="float" office:value="2075" calcext:value-type="float">
            <text:p>2075</text:p>
          </table:table-cell>
          <table:table-cell table:formula="of:=[.B53]" office:value-type="float" office:value="1376" calcext:value-type="float">
            <text:p>1376</text:p>
          </table:table-cell>
          <table:table-cell table:formula="of:=SUM([.B54:.J54])" office:value-type="float" office:value="23061" calcext:value-type="float">
            <text:p>23061</text:p>
          </table:table-cell>
          <table:table-cell table:number-columns-repeated="1013"/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table:formula="of:=[.C54]" office:value-type="float" office:value="1798" calcext:value-type="float">
            <text:p>1798</text:p>
          </table:table-cell>
          <table:table-cell table:formula="of:=[.D54]" office:value-type="float" office:value="3396" calcext:value-type="float">
            <text:p>3396</text:p>
          </table:table-cell>
          <table:table-cell table:formula="of:=[.E54]" office:value-type="float" office:value="2323" calcext:value-type="float">
            <text:p>2323</text:p>
          </table:table-cell>
          <table:table-cell table:formula="of:=[.F54]" office:value-type="float" office:value="2947" calcext:value-type="float">
            <text:p>2947</text:p>
          </table:table-cell>
          <table:table-cell table:formula="of:=[.G54]" office:value-type="float" office:value="3379" calcext:value-type="float">
            <text:p>3379</text:p>
          </table:table-cell>
          <table:table-cell table:formula="of:=[.H54]" office:value-type="float" office:value="2687" calcext:value-type="float">
            <text:p>2687</text:p>
          </table:table-cell>
          <table:table-cell table:formula="of:=[.I54]+[.B54]" office:value-type="float" office:value="5155" calcext:value-type="float">
            <text:p>5155</text:p>
          </table:table-cell>
          <table:table-cell table:formula="of:=[.J54]" office:value-type="float" office:value="1376" calcext:value-type="float">
            <text:p>1376</text:p>
          </table:table-cell>
          <table:table-cell table:formula="of:=[.B54]" office:value-type="float" office:value="3080" calcext:value-type="float">
            <text:p>3080</text:p>
          </table:table-cell>
          <table:table-cell table:formula="of:=SUM([.B55:.J55])" office:value-type="float" office:value="26141" calcext:value-type="float">
            <text:p>26141</text:p>
          </table:table-cell>
          <table:table-cell table:number-columns-repeated="1013"/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table:formula="of:=[.C55]" office:value-type="float" office:value="3396" calcext:value-type="float">
            <text:p>3396</text:p>
          </table:table-cell>
          <table:table-cell table:formula="of:=[.D55]" office:value-type="float" office:value="2323" calcext:value-type="float">
            <text:p>2323</text:p>
          </table:table-cell>
          <table:table-cell table:formula="of:=[.E55]" office:value-type="float" office:value="2947" calcext:value-type="float">
            <text:p>2947</text:p>
          </table:table-cell>
          <table:table-cell table:formula="of:=[.F55]" office:value-type="float" office:value="3379" calcext:value-type="float">
            <text:p>3379</text:p>
          </table:table-cell>
          <table:table-cell table:formula="of:=[.G55]" office:value-type="float" office:value="2687" calcext:value-type="float">
            <text:p>2687</text:p>
          </table:table-cell>
          <table:table-cell table:formula="of:=[.H55]" office:value-type="float" office:value="5155" calcext:value-type="float">
            <text:p>5155</text:p>
          </table:table-cell>
          <table:table-cell table:formula="of:=[.I55]+[.B55]" office:value-type="float" office:value="3174" calcext:value-type="float">
            <text:p>3174</text:p>
          </table:table-cell>
          <table:table-cell table:formula="of:=[.J55]" office:value-type="float" office:value="3080" calcext:value-type="float">
            <text:p>3080</text:p>
          </table:table-cell>
          <table:table-cell table:formula="of:=[.B55]" office:value-type="float" office:value="1798" calcext:value-type="float">
            <text:p>1798</text:p>
          </table:table-cell>
          <table:table-cell table:formula="of:=SUM([.B56:.J56])" office:value-type="float" office:value="27939" calcext:value-type="float">
            <text:p>27939</text:p>
          </table:table-cell>
          <table:table-cell table:number-columns-repeated="1013"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table:formula="of:=[.C56]" office:value-type="float" office:value="2323" calcext:value-type="float">
            <text:p>2323</text:p>
          </table:table-cell>
          <table:table-cell table:formula="of:=[.D56]" office:value-type="float" office:value="2947" calcext:value-type="float">
            <text:p>2947</text:p>
          </table:table-cell>
          <table:table-cell table:formula="of:=[.E56]" office:value-type="float" office:value="3379" calcext:value-type="float">
            <text:p>3379</text:p>
          </table:table-cell>
          <table:table-cell table:formula="of:=[.F56]" office:value-type="float" office:value="2687" calcext:value-type="float">
            <text:p>2687</text:p>
          </table:table-cell>
          <table:table-cell table:formula="of:=[.G56]" office:value-type="float" office:value="5155" calcext:value-type="float">
            <text:p>5155</text:p>
          </table:table-cell>
          <table:table-cell table:formula="of:=[.H56]" office:value-type="float" office:value="3174" calcext:value-type="float">
            <text:p>3174</text:p>
          </table:table-cell>
          <table:table-cell table:formula="of:=[.I56]+[.B56]" office:value-type="float" office:value="6476" calcext:value-type="float">
            <text:p>6476</text:p>
          </table:table-cell>
          <table:table-cell table:formula="of:=[.J56]" office:value-type="float" office:value="1798" calcext:value-type="float">
            <text:p>1798</text:p>
          </table:table-cell>
          <table:table-cell table:formula="of:=[.B56]" office:value-type="float" office:value="3396" calcext:value-type="float">
            <text:p>3396</text:p>
          </table:table-cell>
          <table:table-cell table:formula="of:=SUM([.B57:.J57])" office:value-type="float" office:value="31335" calcext:value-type="float">
            <text:p>31335</text:p>
          </table:table-cell>
          <table:table-cell table:number-columns-repeated="1013"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table:formula="of:=[.C57]" office:value-type="float" office:value="2947" calcext:value-type="float">
            <text:p>2947</text:p>
          </table:table-cell>
          <table:table-cell table:formula="of:=[.D57]" office:value-type="float" office:value="3379" calcext:value-type="float">
            <text:p>3379</text:p>
          </table:table-cell>
          <table:table-cell table:formula="of:=[.E57]" office:value-type="float" office:value="2687" calcext:value-type="float">
            <text:p>2687</text:p>
          </table:table-cell>
          <table:table-cell table:formula="of:=[.F57]" office:value-type="float" office:value="5155" calcext:value-type="float">
            <text:p>5155</text:p>
          </table:table-cell>
          <table:table-cell table:formula="of:=[.G57]" office:value-type="float" office:value="3174" calcext:value-type="float">
            <text:p>3174</text:p>
          </table:table-cell>
          <table:table-cell table:formula="of:=[.H57]" office:value-type="float" office:value="6476" calcext:value-type="float">
            <text:p>6476</text:p>
          </table:table-cell>
          <table:table-cell table:formula="of:=[.I57]+[.B57]" office:value-type="float" office:value="4121" calcext:value-type="float">
            <text:p>4121</text:p>
          </table:table-cell>
          <table:table-cell table:formula="of:=[.J57]" office:value-type="float" office:value="3396" calcext:value-type="float">
            <text:p>3396</text:p>
          </table:table-cell>
          <table:table-cell table:formula="of:=[.B57]" office:value-type="float" office:value="2323" calcext:value-type="float">
            <text:p>2323</text:p>
          </table:table-cell>
          <table:table-cell table:formula="of:=SUM([.B58:.J58])" office:value-type="float" office:value="33658" calcext:value-type="float">
            <text:p>33658</text:p>
          </table:table-cell>
          <table:table-cell table:number-columns-repeated="1013"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table:formula="of:=[.C58]" office:value-type="float" office:value="3379" calcext:value-type="float">
            <text:p>3379</text:p>
          </table:table-cell>
          <table:table-cell table:formula="of:=[.D58]" office:value-type="float" office:value="2687" calcext:value-type="float">
            <text:p>2687</text:p>
          </table:table-cell>
          <table:table-cell table:formula="of:=[.E58]" office:value-type="float" office:value="5155" calcext:value-type="float">
            <text:p>5155</text:p>
          </table:table-cell>
          <table:table-cell table:formula="of:=[.F58]" office:value-type="float" office:value="3174" calcext:value-type="float">
            <text:p>3174</text:p>
          </table:table-cell>
          <table:table-cell table:formula="of:=[.G58]" office:value-type="float" office:value="6476" calcext:value-type="float">
            <text:p>6476</text:p>
          </table:table-cell>
          <table:table-cell table:formula="of:=[.H58]" office:value-type="float" office:value="4121" calcext:value-type="float">
            <text:p>4121</text:p>
          </table:table-cell>
          <table:table-cell table:formula="of:=[.I58]+[.B58]" office:value-type="float" office:value="6343" calcext:value-type="float">
            <text:p>6343</text:p>
          </table:table-cell>
          <table:table-cell table:formula="of:=[.J58]" office:value-type="float" office:value="2323" calcext:value-type="float">
            <text:p>2323</text:p>
          </table:table-cell>
          <table:table-cell table:formula="of:=[.B58]" office:value-type="float" office:value="2947" calcext:value-type="float">
            <text:p>2947</text:p>
          </table:table-cell>
          <table:table-cell table:formula="of:=SUM([.B59:.J59])" office:value-type="float" office:value="36605" calcext:value-type="float">
            <text:p>36605</text:p>
          </table:table-cell>
          <table:table-cell table:number-columns-repeated="1013"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table:formula="of:=[.C59]" office:value-type="float" office:value="2687" calcext:value-type="float">
            <text:p>2687</text:p>
          </table:table-cell>
          <table:table-cell table:formula="of:=[.D59]" office:value-type="float" office:value="5155" calcext:value-type="float">
            <text:p>5155</text:p>
          </table:table-cell>
          <table:table-cell table:formula="of:=[.E59]" office:value-type="float" office:value="3174" calcext:value-type="float">
            <text:p>3174</text:p>
          </table:table-cell>
          <table:table-cell table:formula="of:=[.F59]" office:value-type="float" office:value="6476" calcext:value-type="float">
            <text:p>6476</text:p>
          </table:table-cell>
          <table:table-cell table:formula="of:=[.G59]" office:value-type="float" office:value="4121" calcext:value-type="float">
            <text:p>4121</text:p>
          </table:table-cell>
          <table:table-cell table:formula="of:=[.H59]" office:value-type="float" office:value="6343" calcext:value-type="float">
            <text:p>6343</text:p>
          </table:table-cell>
          <table:table-cell table:formula="of:=[.I59]+[.B59]" office:value-type="float" office:value="5702" calcext:value-type="float">
            <text:p>5702</text:p>
          </table:table-cell>
          <table:table-cell table:formula="of:=[.J59]" office:value-type="float" office:value="2947" calcext:value-type="float">
            <text:p>2947</text:p>
          </table:table-cell>
          <table:table-cell table:formula="of:=[.B59]" office:value-type="float" office:value="3379" calcext:value-type="float">
            <text:p>3379</text:p>
          </table:table-cell>
          <table:table-cell table:formula="of:=SUM([.B60:.J60])" office:value-type="float" office:value="39984" calcext:value-type="float">
            <text:p>39984</text:p>
          </table:table-cell>
          <table:table-cell table:number-columns-repeated="1013"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table:formula="of:=[.C60]" office:value-type="float" office:value="5155" calcext:value-type="float">
            <text:p>5155</text:p>
          </table:table-cell>
          <table:table-cell table:formula="of:=[.D60]" office:value-type="float" office:value="3174" calcext:value-type="float">
            <text:p>3174</text:p>
          </table:table-cell>
          <table:table-cell table:formula="of:=[.E60]" office:value-type="float" office:value="6476" calcext:value-type="float">
            <text:p>6476</text:p>
          </table:table-cell>
          <table:table-cell table:formula="of:=[.F60]" office:value-type="float" office:value="4121" calcext:value-type="float">
            <text:p>4121</text:p>
          </table:table-cell>
          <table:table-cell table:formula="of:=[.G60]" office:value-type="float" office:value="6343" calcext:value-type="float">
            <text:p>6343</text:p>
          </table:table-cell>
          <table:table-cell table:formula="of:=[.H60]" office:value-type="float" office:value="5702" calcext:value-type="float">
            <text:p>5702</text:p>
          </table:table-cell>
          <table:table-cell table:formula="of:=[.I60]+[.B60]" office:value-type="float" office:value="5634" calcext:value-type="float">
            <text:p>5634</text:p>
          </table:table-cell>
          <table:table-cell table:formula="of:=[.J60]" office:value-type="float" office:value="3379" calcext:value-type="float">
            <text:p>3379</text:p>
          </table:table-cell>
          <table:table-cell table:formula="of:=[.B60]" office:value-type="float" office:value="2687" calcext:value-type="float">
            <text:p>2687</text:p>
          </table:table-cell>
          <table:table-cell table:formula="of:=SUM([.B61:.J61])" office:value-type="float" office:value="42671" calcext:value-type="float">
            <text:p>42671</text:p>
          </table:table-cell>
          <table:table-cell table:number-columns-repeated="1013"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table:formula="of:=[.C61]" office:value-type="float" office:value="3174" calcext:value-type="float">
            <text:p>3174</text:p>
          </table:table-cell>
          <table:table-cell table:formula="of:=[.D61]" office:value-type="float" office:value="6476" calcext:value-type="float">
            <text:p>6476</text:p>
          </table:table-cell>
          <table:table-cell table:formula="of:=[.E61]" office:value-type="float" office:value="4121" calcext:value-type="float">
            <text:p>4121</text:p>
          </table:table-cell>
          <table:table-cell table:formula="of:=[.F61]" office:value-type="float" office:value="6343" calcext:value-type="float">
            <text:p>6343</text:p>
          </table:table-cell>
          <table:table-cell table:formula="of:=[.G61]" office:value-type="float" office:value="5702" calcext:value-type="float">
            <text:p>5702</text:p>
          </table:table-cell>
          <table:table-cell table:formula="of:=[.H61]" office:value-type="float" office:value="5634" calcext:value-type="float">
            <text:p>5634</text:p>
          </table:table-cell>
          <table:table-cell table:formula="of:=[.I61]+[.B61]" office:value-type="float" office:value="8534" calcext:value-type="float">
            <text:p>8534</text:p>
          </table:table-cell>
          <table:table-cell table:formula="of:=[.J61]" office:value-type="float" office:value="2687" calcext:value-type="float">
            <text:p>2687</text:p>
          </table:table-cell>
          <table:table-cell table:formula="of:=[.B61]" office:value-type="float" office:value="5155" calcext:value-type="float">
            <text:p>5155</text:p>
          </table:table-cell>
          <table:table-cell table:formula="of:=SUM([.B62:.J62])" office:value-type="float" office:value="47826" calcext:value-type="float">
            <text:p>47826</text:p>
          </table:table-cell>
          <table:table-cell table:number-columns-repeated="1013"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table:formula="of:=[.C62]" office:value-type="float" office:value="6476" calcext:value-type="float">
            <text:p>6476</text:p>
          </table:table-cell>
          <table:table-cell table:formula="of:=[.D62]" office:value-type="float" office:value="4121" calcext:value-type="float">
            <text:p>4121</text:p>
          </table:table-cell>
          <table:table-cell table:formula="of:=[.E62]" office:value-type="float" office:value="6343" calcext:value-type="float">
            <text:p>6343</text:p>
          </table:table-cell>
          <table:table-cell table:formula="of:=[.F62]" office:value-type="float" office:value="5702" calcext:value-type="float">
            <text:p>5702</text:p>
          </table:table-cell>
          <table:table-cell table:formula="of:=[.G62]" office:value-type="float" office:value="5634" calcext:value-type="float">
            <text:p>5634</text:p>
          </table:table-cell>
          <table:table-cell table:formula="of:=[.H62]" office:value-type="float" office:value="8534" calcext:value-type="float">
            <text:p>8534</text:p>
          </table:table-cell>
          <table:table-cell table:formula="of:=[.I62]+[.B62]" office:value-type="float" office:value="5861" calcext:value-type="float">
            <text:p>5861</text:p>
          </table:table-cell>
          <table:table-cell table:formula="of:=[.J62]" office:value-type="float" office:value="5155" calcext:value-type="float">
            <text:p>5155</text:p>
          </table:table-cell>
          <table:table-cell table:formula="of:=[.B62]" office:value-type="float" office:value="3174" calcext:value-type="float">
            <text:p>3174</text:p>
          </table:table-cell>
          <table:table-cell table:formula="of:=SUM([.B63:.J63])" office:value-type="float" office:value="51000" calcext:value-type="float">
            <text:p>51000</text:p>
          </table:table-cell>
          <table:table-cell table:number-columns-repeated="1013"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table:formula="of:=[.C63]" office:value-type="float" office:value="4121" calcext:value-type="float">
            <text:p>4121</text:p>
          </table:table-cell>
          <table:table-cell table:formula="of:=[.D63]" office:value-type="float" office:value="6343" calcext:value-type="float">
            <text:p>6343</text:p>
          </table:table-cell>
          <table:table-cell table:formula="of:=[.E63]" office:value-type="float" office:value="5702" calcext:value-type="float">
            <text:p>5702</text:p>
          </table:table-cell>
          <table:table-cell table:formula="of:=[.F63]" office:value-type="float" office:value="5634" calcext:value-type="float">
            <text:p>5634</text:p>
          </table:table-cell>
          <table:table-cell table:formula="of:=[.G63]" office:value-type="float" office:value="8534" calcext:value-type="float">
            <text:p>8534</text:p>
          </table:table-cell>
          <table:table-cell table:formula="of:=[.H63]" office:value-type="float" office:value="5861" calcext:value-type="float">
            <text:p>5861</text:p>
          </table:table-cell>
          <table:table-cell table:formula="of:=[.I63]+[.B63]" office:value-type="float" office:value="11631" calcext:value-type="float">
            <text:p>11631</text:p>
          </table:table-cell>
          <table:table-cell table:formula="of:=[.J63]" office:value-type="float" office:value="3174" calcext:value-type="float">
            <text:p>3174</text:p>
          </table:table-cell>
          <table:table-cell table:formula="of:=[.B63]" office:value-type="float" office:value="6476" calcext:value-type="float">
            <text:p>6476</text:p>
          </table:table-cell>
          <table:table-cell table:formula="of:=SUM([.B64:.J64])" office:value-type="float" office:value="57476" calcext:value-type="float">
            <text:p>57476</text:p>
          </table:table-cell>
          <table:table-cell table:number-columns-repeated="1013"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table:formula="of:=[.C64]" office:value-type="float" office:value="6343" calcext:value-type="float">
            <text:p>6343</text:p>
          </table:table-cell>
          <table:table-cell table:formula="of:=[.D64]" office:value-type="float" office:value="5702" calcext:value-type="float">
            <text:p>5702</text:p>
          </table:table-cell>
          <table:table-cell table:formula="of:=[.E64]" office:value-type="float" office:value="5634" calcext:value-type="float">
            <text:p>5634</text:p>
          </table:table-cell>
          <table:table-cell table:formula="of:=[.F64]" office:value-type="float" office:value="8534" calcext:value-type="float">
            <text:p>8534</text:p>
          </table:table-cell>
          <table:table-cell table:formula="of:=[.G64]" office:value-type="float" office:value="5861" calcext:value-type="float">
            <text:p>5861</text:p>
          </table:table-cell>
          <table:table-cell table:formula="of:=[.H64]" office:value-type="float" office:value="11631" calcext:value-type="float">
            <text:p>11631</text:p>
          </table:table-cell>
          <table:table-cell table:formula="of:=[.I64]+[.B64]" office:value-type="float" office:value="7295" calcext:value-type="float">
            <text:p>7295</text:p>
          </table:table-cell>
          <table:table-cell table:formula="of:=[.J64]" office:value-type="float" office:value="6476" calcext:value-type="float">
            <text:p>6476</text:p>
          </table:table-cell>
          <table:table-cell table:formula="of:=[.B64]" office:value-type="float" office:value="4121" calcext:value-type="float">
            <text:p>4121</text:p>
          </table:table-cell>
          <table:table-cell table:formula="of:=SUM([.B65:.J65])" office:value-type="float" office:value="61597" calcext:value-type="float">
            <text:p>61597</text:p>
          </table:table-cell>
          <table:table-cell table:number-columns-repeated="1013"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table:formula="of:=[.C65]" office:value-type="float" office:value="5702" calcext:value-type="float">
            <text:p>5702</text:p>
          </table:table-cell>
          <table:table-cell table:formula="of:=[.D65]" office:value-type="float" office:value="5634" calcext:value-type="float">
            <text:p>5634</text:p>
          </table:table-cell>
          <table:table-cell table:formula="of:=[.E65]" office:value-type="float" office:value="8534" calcext:value-type="float">
            <text:p>8534</text:p>
          </table:table-cell>
          <table:table-cell table:formula="of:=[.F65]" office:value-type="float" office:value="5861" calcext:value-type="float">
            <text:p>5861</text:p>
          </table:table-cell>
          <table:table-cell table:formula="of:=[.G65]" office:value-type="float" office:value="11631" calcext:value-type="float">
            <text:p>11631</text:p>
          </table:table-cell>
          <table:table-cell table:formula="of:=[.H65]" office:value-type="float" office:value="7295" calcext:value-type="float">
            <text:p>7295</text:p>
          </table:table-cell>
          <table:table-cell table:formula="of:=[.I65]+[.B65]" office:value-type="float" office:value="12819" calcext:value-type="float">
            <text:p>12819</text:p>
          </table:table-cell>
          <table:table-cell table:formula="of:=[.J65]" office:value-type="float" office:value="4121" calcext:value-type="float">
            <text:p>4121</text:p>
          </table:table-cell>
          <table:table-cell table:formula="of:=[.B65]" office:value-type="float" office:value="6343" calcext:value-type="float">
            <text:p>6343</text:p>
          </table:table-cell>
          <table:table-cell table:formula="of:=SUM([.B66:.J66])" office:value-type="float" office:value="67940" calcext:value-type="float">
            <text:p>67940</text:p>
          </table:table-cell>
          <table:table-cell table:number-columns-repeated="1013"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table:formula="of:=[.C66]" office:value-type="float" office:value="5634" calcext:value-type="float">
            <text:p>5634</text:p>
          </table:table-cell>
          <table:table-cell table:formula="of:=[.D66]" office:value-type="float" office:value="8534" calcext:value-type="float">
            <text:p>8534</text:p>
          </table:table-cell>
          <table:table-cell table:formula="of:=[.E66]" office:value-type="float" office:value="5861" calcext:value-type="float">
            <text:p>5861</text:p>
          </table:table-cell>
          <table:table-cell table:formula="of:=[.F66]" office:value-type="float" office:value="11631" calcext:value-type="float">
            <text:p>11631</text:p>
          </table:table-cell>
          <table:table-cell table:formula="of:=[.G66]" office:value-type="float" office:value="7295" calcext:value-type="float">
            <text:p>7295</text:p>
          </table:table-cell>
          <table:table-cell table:formula="of:=[.H66]" office:value-type="float" office:value="12819" calcext:value-type="float">
            <text:p>12819</text:p>
          </table:table-cell>
          <table:table-cell table:formula="of:=[.I66]+[.B66]" office:value-type="float" office:value="9823" calcext:value-type="float">
            <text:p>9823</text:p>
          </table:table-cell>
          <table:table-cell table:formula="of:=[.J66]" office:value-type="float" office:value="6343" calcext:value-type="float">
            <text:p>6343</text:p>
          </table:table-cell>
          <table:table-cell table:formula="of:=[.B66]" office:value-type="float" office:value="5702" calcext:value-type="float">
            <text:p>5702</text:p>
          </table:table-cell>
          <table:table-cell table:formula="of:=SUM([.B67:.J67])" office:value-type="float" office:value="73642" calcext:value-type="float">
            <text:p>73642</text:p>
          </table:table-cell>
          <table:table-cell table:number-columns-repeated="1013"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table:formula="of:=[.C67]" office:value-type="float" office:value="8534" calcext:value-type="float">
            <text:p>8534</text:p>
          </table:table-cell>
          <table:table-cell table:formula="of:=[.D67]" office:value-type="float" office:value="5861" calcext:value-type="float">
            <text:p>5861</text:p>
          </table:table-cell>
          <table:table-cell table:formula="of:=[.E67]" office:value-type="float" office:value="11631" calcext:value-type="float">
            <text:p>11631</text:p>
          </table:table-cell>
          <table:table-cell table:formula="of:=[.F67]" office:value-type="float" office:value="7295" calcext:value-type="float">
            <text:p>7295</text:p>
          </table:table-cell>
          <table:table-cell table:formula="of:=[.G67]" office:value-type="float" office:value="12819" calcext:value-type="float">
            <text:p>12819</text:p>
          </table:table-cell>
          <table:table-cell table:formula="of:=[.H67]" office:value-type="float" office:value="9823" calcext:value-type="float">
            <text:p>9823</text:p>
          </table:table-cell>
          <table:table-cell table:formula="of:=[.I67]+[.B67]" office:value-type="float" office:value="11977" calcext:value-type="float">
            <text:p>11977</text:p>
          </table:table-cell>
          <table:table-cell table:formula="of:=[.J67]" office:value-type="float" office:value="5702" calcext:value-type="float">
            <text:p>5702</text:p>
          </table:table-cell>
          <table:table-cell table:formula="of:=[.B67]" office:value-type="float" office:value="5634" calcext:value-type="float">
            <text:p>5634</text:p>
          </table:table-cell>
          <table:table-cell table:formula="of:=SUM([.B68:.J68])" office:value-type="float" office:value="79276" calcext:value-type="float">
            <text:p>79276</text:p>
          </table:table-cell>
          <table:table-cell table:number-columns-repeated="1013"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table:formula="of:=[.C68]" office:value-type="float" office:value="5861" calcext:value-type="float">
            <text:p>5861</text:p>
          </table:table-cell>
          <table:table-cell table:formula="of:=[.D68]" office:value-type="float" office:value="11631" calcext:value-type="float">
            <text:p>11631</text:p>
          </table:table-cell>
          <table:table-cell table:formula="of:=[.E68]" office:value-type="float" office:value="7295" calcext:value-type="float">
            <text:p>7295</text:p>
          </table:table-cell>
          <table:table-cell table:formula="of:=[.F68]" office:value-type="float" office:value="12819" calcext:value-type="float">
            <text:p>12819</text:p>
          </table:table-cell>
          <table:table-cell table:formula="of:=[.G68]" office:value-type="float" office:value="9823" calcext:value-type="float">
            <text:p>9823</text:p>
          </table:table-cell>
          <table:table-cell table:formula="of:=[.H68]" office:value-type="float" office:value="11977" calcext:value-type="float">
            <text:p>11977</text:p>
          </table:table-cell>
          <table:table-cell table:formula="of:=[.I68]+[.B68]" office:value-type="float" office:value="14236" calcext:value-type="float">
            <text:p>14236</text:p>
          </table:table-cell>
          <table:table-cell table:formula="of:=[.J68]" office:value-type="float" office:value="5634" calcext:value-type="float">
            <text:p>5634</text:p>
          </table:table-cell>
          <table:table-cell table:formula="of:=[.B68]" office:value-type="float" office:value="8534" calcext:value-type="float">
            <text:p>8534</text:p>
          </table:table-cell>
          <table:table-cell table:formula="of:=SUM([.B69:.J69])" office:value-type="float" office:value="87810" calcext:value-type="float">
            <text:p>87810</text:p>
          </table:table-cell>
          <table:table-cell table:number-columns-repeated="1013"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table:formula="of:=[.C69]" office:value-type="float" office:value="11631" calcext:value-type="float">
            <text:p>11631</text:p>
          </table:table-cell>
          <table:table-cell table:formula="of:=[.D69]" office:value-type="float" office:value="7295" calcext:value-type="float">
            <text:p>7295</text:p>
          </table:table-cell>
          <table:table-cell table:formula="of:=[.E69]" office:value-type="float" office:value="12819" calcext:value-type="float">
            <text:p>12819</text:p>
          </table:table-cell>
          <table:table-cell table:formula="of:=[.F69]" office:value-type="float" office:value="9823" calcext:value-type="float">
            <text:p>9823</text:p>
          </table:table-cell>
          <table:table-cell table:formula="of:=[.G69]" office:value-type="float" office:value="11977" calcext:value-type="float">
            <text:p>11977</text:p>
          </table:table-cell>
          <table:table-cell table:formula="of:=[.H69]" office:value-type="float" office:value="14236" calcext:value-type="float">
            <text:p>14236</text:p>
          </table:table-cell>
          <table:table-cell table:formula="of:=[.I69]+[.B69]" office:value-type="float" office:value="11495" calcext:value-type="float">
            <text:p>11495</text:p>
          </table:table-cell>
          <table:table-cell table:formula="of:=[.J69]" office:value-type="float" office:value="8534" calcext:value-type="float">
            <text:p>8534</text:p>
          </table:table-cell>
          <table:table-cell table:formula="of:=[.B69]" office:value-type="float" office:value="5861" calcext:value-type="float">
            <text:p>5861</text:p>
          </table:table-cell>
          <table:table-cell table:formula="of:=SUM([.B70:.J70])" office:value-type="float" office:value="93671" calcext:value-type="float">
            <text:p>93671</text:p>
          </table:table-cell>
          <table:table-cell table:number-columns-repeated="1013"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table:formula="of:=[.C70]" office:value-type="float" office:value="7295" calcext:value-type="float">
            <text:p>7295</text:p>
          </table:table-cell>
          <table:table-cell table:formula="of:=[.D70]" office:value-type="float" office:value="12819" calcext:value-type="float">
            <text:p>12819</text:p>
          </table:table-cell>
          <table:table-cell table:formula="of:=[.E70]" office:value-type="float" office:value="9823" calcext:value-type="float">
            <text:p>9823</text:p>
          </table:table-cell>
          <table:table-cell table:formula="of:=[.F70]" office:value-type="float" office:value="11977" calcext:value-type="float">
            <text:p>11977</text:p>
          </table:table-cell>
          <table:table-cell table:formula="of:=[.G70]" office:value-type="float" office:value="14236" calcext:value-type="float">
            <text:p>14236</text:p>
          </table:table-cell>
          <table:table-cell table:formula="of:=[.H70]" office:value-type="float" office:value="11495" calcext:value-type="float">
            <text:p>11495</text:p>
          </table:table-cell>
          <table:table-cell table:formula="of:=[.I70]+[.B70]" office:value-type="float" office:value="20165" calcext:value-type="float">
            <text:p>20165</text:p>
          </table:table-cell>
          <table:table-cell table:formula="of:=[.J70]" office:value-type="float" office:value="5861" calcext:value-type="float">
            <text:p>5861</text:p>
          </table:table-cell>
          <table:table-cell table:formula="of:=[.B70]" office:value-type="float" office:value="11631" calcext:value-type="float">
            <text:p>11631</text:p>
          </table:table-cell>
          <table:table-cell table:formula="of:=SUM([.B71:.J71])" office:value-type="float" office:value="105302" calcext:value-type="float">
            <text:p>105302</text:p>
          </table:table-cell>
          <table:table-cell table:number-columns-repeated="1013"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table:formula="of:=[.C71]" office:value-type="float" office:value="12819" calcext:value-type="float">
            <text:p>12819</text:p>
          </table:table-cell>
          <table:table-cell table:formula="of:=[.D71]" office:value-type="float" office:value="9823" calcext:value-type="float">
            <text:p>9823</text:p>
          </table:table-cell>
          <table:table-cell table:formula="of:=[.E71]" office:value-type="float" office:value="11977" calcext:value-type="float">
            <text:p>11977</text:p>
          </table:table-cell>
          <table:table-cell table:formula="of:=[.F71]" office:value-type="float" office:value="14236" calcext:value-type="float">
            <text:p>14236</text:p>
          </table:table-cell>
          <table:table-cell table:formula="of:=[.G71]" office:value-type="float" office:value="11495" calcext:value-type="float">
            <text:p>11495</text:p>
          </table:table-cell>
          <table:table-cell table:formula="of:=[.H71]" office:value-type="float" office:value="20165" calcext:value-type="float">
            <text:p>20165</text:p>
          </table:table-cell>
          <table:table-cell table:formula="of:=[.I71]+[.B71]" office:value-type="float" office:value="13156" calcext:value-type="float">
            <text:p>13156</text:p>
          </table:table-cell>
          <table:table-cell table:formula="of:=[.J71]" office:value-type="float" office:value="11631" calcext:value-type="float">
            <text:p>11631</text:p>
          </table:table-cell>
          <table:table-cell table:formula="of:=[.B71]" office:value-type="float" office:value="7295" calcext:value-type="float">
            <text:p>7295</text:p>
          </table:table-cell>
          <table:table-cell table:formula="of:=SUM([.B72:.J72])" office:value-type="float" office:value="112597" calcext:value-type="float">
            <text:p>112597</text:p>
          </table:table-cell>
          <table:table-cell table:number-columns-repeated="1013"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table:formula="of:=[.C72]" office:value-type="float" office:value="9823" calcext:value-type="float">
            <text:p>9823</text:p>
          </table:table-cell>
          <table:table-cell table:formula="of:=[.D72]" office:value-type="float" office:value="11977" calcext:value-type="float">
            <text:p>11977</text:p>
          </table:table-cell>
          <table:table-cell table:formula="of:=[.E72]" office:value-type="float" office:value="14236" calcext:value-type="float">
            <text:p>14236</text:p>
          </table:table-cell>
          <table:table-cell table:formula="of:=[.F72]" office:value-type="float" office:value="11495" calcext:value-type="float">
            <text:p>11495</text:p>
          </table:table-cell>
          <table:table-cell table:formula="of:=[.G72]" office:value-type="float" office:value="20165" calcext:value-type="float">
            <text:p>20165</text:p>
          </table:table-cell>
          <table:table-cell table:formula="of:=[.H72]" office:value-type="float" office:value="13156" calcext:value-type="float">
            <text:p>13156</text:p>
          </table:table-cell>
          <table:table-cell table:formula="of:=[.I72]+[.B72]" office:value-type="float" office:value="24450" calcext:value-type="float">
            <text:p>24450</text:p>
          </table:table-cell>
          <table:table-cell table:formula="of:=[.J72]" office:value-type="float" office:value="7295" calcext:value-type="float">
            <text:p>7295</text:p>
          </table:table-cell>
          <table:table-cell table:formula="of:=[.B72]" office:value-type="float" office:value="12819" calcext:value-type="float">
            <text:p>12819</text:p>
          </table:table-cell>
          <table:table-cell table:formula="of:=SUM([.B73:.J73])" office:value-type="float" office:value="125416" calcext:value-type="float">
            <text:p>125416</text:p>
          </table:table-cell>
          <table:table-cell table:number-columns-repeated="1013"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table:formula="of:=[.C73]" office:value-type="float" office:value="11977" calcext:value-type="float">
            <text:p>11977</text:p>
          </table:table-cell>
          <table:table-cell table:formula="of:=[.D73]" office:value-type="float" office:value="14236" calcext:value-type="float">
            <text:p>14236</text:p>
          </table:table-cell>
          <table:table-cell table:formula="of:=[.E73]" office:value-type="float" office:value="11495" calcext:value-type="float">
            <text:p>11495</text:p>
          </table:table-cell>
          <table:table-cell table:formula="of:=[.F73]" office:value-type="float" office:value="20165" calcext:value-type="float">
            <text:p>20165</text:p>
          </table:table-cell>
          <table:table-cell table:formula="of:=[.G73]" office:value-type="float" office:value="13156" calcext:value-type="float">
            <text:p>13156</text:p>
          </table:table-cell>
          <table:table-cell table:formula="of:=[.H73]" office:value-type="float" office:value="24450" calcext:value-type="float">
            <text:p>24450</text:p>
          </table:table-cell>
          <table:table-cell table:formula="of:=[.I73]+[.B73]" office:value-type="float" office:value="17118" calcext:value-type="float">
            <text:p>17118</text:p>
          </table:table-cell>
          <table:table-cell table:formula="of:=[.J73]" office:value-type="float" office:value="12819" calcext:value-type="float">
            <text:p>12819</text:p>
          </table:table-cell>
          <table:table-cell table:formula="of:=[.B73]" office:value-type="float" office:value="9823" calcext:value-type="float">
            <text:p>9823</text:p>
          </table:table-cell>
          <table:table-cell table:formula="of:=SUM([.B74:.J74])" office:value-type="float" office:value="135239" calcext:value-type="float">
            <text:p>135239</text:p>
          </table:table-cell>
          <table:table-cell table:number-columns-repeated="1013"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table:formula="of:=[.C74]" office:value-type="float" office:value="14236" calcext:value-type="float">
            <text:p>14236</text:p>
          </table:table-cell>
          <table:table-cell table:formula="of:=[.D74]" office:value-type="float" office:value="11495" calcext:value-type="float">
            <text:p>11495</text:p>
          </table:table-cell>
          <table:table-cell table:formula="of:=[.E74]" office:value-type="float" office:value="20165" calcext:value-type="float">
            <text:p>20165</text:p>
          </table:table-cell>
          <table:table-cell table:formula="of:=[.F74]" office:value-type="float" office:value="13156" calcext:value-type="float">
            <text:p>13156</text:p>
          </table:table-cell>
          <table:table-cell table:formula="of:=[.G74]" office:value-type="float" office:value="24450" calcext:value-type="float">
            <text:p>24450</text:p>
          </table:table-cell>
          <table:table-cell table:formula="of:=[.H74]" office:value-type="float" office:value="17118" calcext:value-type="float">
            <text:p>17118</text:p>
          </table:table-cell>
          <table:table-cell table:formula="of:=[.I74]+[.B74]" office:value-type="float" office:value="24796" calcext:value-type="float">
            <text:p>24796</text:p>
          </table:table-cell>
          <table:table-cell table:formula="of:=[.J74]" office:value-type="float" office:value="9823" calcext:value-type="float">
            <text:p>9823</text:p>
          </table:table-cell>
          <table:table-cell table:formula="of:=[.B74]" office:value-type="float" office:value="11977" calcext:value-type="float">
            <text:p>11977</text:p>
          </table:table-cell>
          <table:table-cell table:formula="of:=SUM([.B75:.J75])" office:value-type="float" office:value="147216" calcext:value-type="float">
            <text:p>147216</text:p>
          </table:table-cell>
          <table:table-cell table:number-columns-repeated="1013"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table:formula="of:=[.C75]" office:value-type="float" office:value="11495" calcext:value-type="float">
            <text:p>11495</text:p>
          </table:table-cell>
          <table:table-cell table:formula="of:=[.D75]" office:value-type="float" office:value="20165" calcext:value-type="float">
            <text:p>20165</text:p>
          </table:table-cell>
          <table:table-cell table:formula="of:=[.E75]" office:value-type="float" office:value="13156" calcext:value-type="float">
            <text:p>13156</text:p>
          </table:table-cell>
          <table:table-cell table:formula="of:=[.F75]" office:value-type="float" office:value="24450" calcext:value-type="float">
            <text:p>24450</text:p>
          </table:table-cell>
          <table:table-cell table:formula="of:=[.G75]" office:value-type="float" office:value="17118" calcext:value-type="float">
            <text:p>17118</text:p>
          </table:table-cell>
          <table:table-cell table:formula="of:=[.H75]" office:value-type="float" office:value="24796" calcext:value-type="float">
            <text:p>24796</text:p>
          </table:table-cell>
          <table:table-cell table:formula="of:=[.I75]+[.B75]" office:value-type="float" office:value="24059" calcext:value-type="float">
            <text:p>24059</text:p>
          </table:table-cell>
          <table:table-cell table:formula="of:=[.J75]" office:value-type="float" office:value="11977" calcext:value-type="float">
            <text:p>11977</text:p>
          </table:table-cell>
          <table:table-cell table:formula="of:=[.B75]" office:value-type="float" office:value="14236" calcext:value-type="float">
            <text:p>14236</text:p>
          </table:table-cell>
          <table:table-cell table:formula="of:=SUM([.B76:.J76])" office:value-type="float" office:value="161452" calcext:value-type="float">
            <text:p>161452</text:p>
          </table:table-cell>
          <table:table-cell table:number-columns-repeated="1013"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table:formula="of:=[.C76]" office:value-type="float" office:value="20165" calcext:value-type="float">
            <text:p>20165</text:p>
          </table:table-cell>
          <table:table-cell table:formula="of:=[.D76]" office:value-type="float" office:value="13156" calcext:value-type="float">
            <text:p>13156</text:p>
          </table:table-cell>
          <table:table-cell table:formula="of:=[.E76]" office:value-type="float" office:value="24450" calcext:value-type="float">
            <text:p>24450</text:p>
          </table:table-cell>
          <table:table-cell table:formula="of:=[.F76]" office:value-type="float" office:value="17118" calcext:value-type="float">
            <text:p>17118</text:p>
          </table:table-cell>
          <table:table-cell table:formula="of:=[.G76]" office:value-type="float" office:value="24796" calcext:value-type="float">
            <text:p>24796</text:p>
          </table:table-cell>
          <table:table-cell table:formula="of:=[.H76]" office:value-type="float" office:value="24059" calcext:value-type="float">
            <text:p>24059</text:p>
          </table:table-cell>
          <table:table-cell table:formula="of:=[.I76]+[.B76]" office:value-type="float" office:value="23472" calcext:value-type="float">
            <text:p>23472</text:p>
          </table:table-cell>
          <table:table-cell table:formula="of:=[.J76]" office:value-type="float" office:value="14236" calcext:value-type="float">
            <text:p>14236</text:p>
          </table:table-cell>
          <table:table-cell table:formula="of:=[.B76]" office:value-type="float" office:value="11495" calcext:value-type="float">
            <text:p>11495</text:p>
          </table:table-cell>
          <table:table-cell table:formula="of:=SUM([.B77:.J77])" office:value-type="float" office:value="172947" calcext:value-type="float">
            <text:p>172947</text:p>
          </table:table-cell>
          <table:table-cell table:number-columns-repeated="1013"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table:formula="of:=[.C77]" office:value-type="float" office:value="13156" calcext:value-type="float">
            <text:p>13156</text:p>
          </table:table-cell>
          <table:table-cell table:formula="of:=[.D77]" office:value-type="float" office:value="24450" calcext:value-type="float">
            <text:p>24450</text:p>
          </table:table-cell>
          <table:table-cell table:formula="of:=[.E77]" office:value-type="float" office:value="17118" calcext:value-type="float">
            <text:p>17118</text:p>
          </table:table-cell>
          <table:table-cell table:formula="of:=[.F77]" office:value-type="float" office:value="24796" calcext:value-type="float">
            <text:p>24796</text:p>
          </table:table-cell>
          <table:table-cell table:formula="of:=[.G77]" office:value-type="float" office:value="24059" calcext:value-type="float">
            <text:p>24059</text:p>
          </table:table-cell>
          <table:table-cell table:formula="of:=[.H77]" office:value-type="float" office:value="23472" calcext:value-type="float">
            <text:p>23472</text:p>
          </table:table-cell>
          <table:table-cell table:formula="of:=[.I77]+[.B77]" office:value-type="float" office:value="34401" calcext:value-type="float">
            <text:p>34401</text:p>
          </table:table-cell>
          <table:table-cell table:formula="of:=[.J77]" office:value-type="float" office:value="11495" calcext:value-type="float">
            <text:p>11495</text:p>
          </table:table-cell>
          <table:table-cell table:formula="of:=[.B77]" office:value-type="float" office:value="20165" calcext:value-type="float">
            <text:p>20165</text:p>
          </table:table-cell>
          <table:table-cell table:formula="of:=SUM([.B78:.J78])" office:value-type="float" office:value="193112" calcext:value-type="float">
            <text:p>193112</text:p>
          </table:table-cell>
          <table:table-cell table:number-columns-repeated="1013"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table:formula="of:=[.C78]" office:value-type="float" office:value="24450" calcext:value-type="float">
            <text:p>24450</text:p>
          </table:table-cell>
          <table:table-cell table:formula="of:=[.D78]" office:value-type="float" office:value="17118" calcext:value-type="float">
            <text:p>17118</text:p>
          </table:table-cell>
          <table:table-cell table:formula="of:=[.E78]" office:value-type="float" office:value="24796" calcext:value-type="float">
            <text:p>24796</text:p>
          </table:table-cell>
          <table:table-cell table:formula="of:=[.F78]" office:value-type="float" office:value="24059" calcext:value-type="float">
            <text:p>24059</text:p>
          </table:table-cell>
          <table:table-cell table:formula="of:=[.G78]" office:value-type="float" office:value="23472" calcext:value-type="float">
            <text:p>23472</text:p>
          </table:table-cell>
          <table:table-cell table:formula="of:=[.H78]" office:value-type="float" office:value="34401" calcext:value-type="float">
            <text:p>34401</text:p>
          </table:table-cell>
          <table:table-cell table:formula="of:=[.I78]+[.B78]" office:value-type="float" office:value="24651" calcext:value-type="float">
            <text:p>24651</text:p>
          </table:table-cell>
          <table:table-cell table:formula="of:=[.J78]" office:value-type="float" office:value="20165" calcext:value-type="float">
            <text:p>20165</text:p>
          </table:table-cell>
          <table:table-cell table:formula="of:=[.B78]" office:value-type="float" office:value="13156" calcext:value-type="float">
            <text:p>13156</text:p>
          </table:table-cell>
          <table:table-cell table:formula="of:=SUM([.B79:.J79])" office:value-type="float" office:value="206268" calcext:value-type="float">
            <text:p>206268</text:p>
          </table:table-cell>
          <table:table-cell table:number-columns-repeated="1013"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table:formula="of:=[.C79]" office:value-type="float" office:value="17118" calcext:value-type="float">
            <text:p>17118</text:p>
          </table:table-cell>
          <table:table-cell table:formula="of:=[.D79]" office:value-type="float" office:value="24796" calcext:value-type="float">
            <text:p>24796</text:p>
          </table:table-cell>
          <table:table-cell table:formula="of:=[.E79]" office:value-type="float" office:value="24059" calcext:value-type="float">
            <text:p>24059</text:p>
          </table:table-cell>
          <table:table-cell table:formula="of:=[.F79]" office:value-type="float" office:value="23472" calcext:value-type="float">
            <text:p>23472</text:p>
          </table:table-cell>
          <table:table-cell table:formula="of:=[.G79]" office:value-type="float" office:value="34401" calcext:value-type="float">
            <text:p>34401</text:p>
          </table:table-cell>
          <table:table-cell table:formula="of:=[.H79]" office:value-type="float" office:value="24651" calcext:value-type="float">
            <text:p>24651</text:p>
          </table:table-cell>
          <table:table-cell table:formula="of:=[.I79]+[.B79]" office:value-type="float" office:value="44615" calcext:value-type="float">
            <text:p>44615</text:p>
          </table:table-cell>
          <table:table-cell table:formula="of:=[.J79]" office:value-type="float" office:value="13156" calcext:value-type="float">
            <text:p>13156</text:p>
          </table:table-cell>
          <table:table-cell table:formula="of:=[.B79]" office:value-type="float" office:value="24450" calcext:value-type="float">
            <text:p>24450</text:p>
          </table:table-cell>
          <table:table-cell table:formula="of:=SUM([.B80:.J80])" office:value-type="float" office:value="230718" calcext:value-type="float">
            <text:p>230718</text:p>
          </table:table-cell>
          <table:table-cell table:number-columns-repeated="1013"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table:formula="of:=[.C80]" office:value-type="float" office:value="24796" calcext:value-type="float">
            <text:p>24796</text:p>
          </table:table-cell>
          <table:table-cell table:formula="of:=[.D80]" office:value-type="float" office:value="24059" calcext:value-type="float">
            <text:p>24059</text:p>
          </table:table-cell>
          <table:table-cell table:formula="of:=[.E80]" office:value-type="float" office:value="23472" calcext:value-type="float">
            <text:p>23472</text:p>
          </table:table-cell>
          <table:table-cell table:formula="of:=[.F80]" office:value-type="float" office:value="34401" calcext:value-type="float">
            <text:p>34401</text:p>
          </table:table-cell>
          <table:table-cell table:formula="of:=[.G80]" office:value-type="float" office:value="24651" calcext:value-type="float">
            <text:p>24651</text:p>
          </table:table-cell>
          <table:table-cell table:formula="of:=[.H80]" office:value-type="float" office:value="44615" calcext:value-type="float">
            <text:p>44615</text:p>
          </table:table-cell>
          <table:table-cell table:formula="of:=[.I80]+[.B80]" office:value-type="float" office:value="30274" calcext:value-type="float">
            <text:p>30274</text:p>
          </table:table-cell>
          <table:table-cell table:formula="of:=[.J80]" office:value-type="float" office:value="24450" calcext:value-type="float">
            <text:p>24450</text:p>
          </table:table-cell>
          <table:table-cell table:formula="of:=[.B80]" office:value-type="float" office:value="17118" calcext:value-type="float">
            <text:p>17118</text:p>
          </table:table-cell>
          <table:table-cell table:formula="of:=SUM([.B81:.J81])" office:value-type="float" office:value="247836" calcext:value-type="float">
            <text:p>247836</text:p>
          </table:table-cell>
          <table:table-cell table:number-columns-repeated="1013"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table:formula="of:=[.C81]" office:value-type="float" office:value="24059" calcext:value-type="float">
            <text:p>24059</text:p>
          </table:table-cell>
          <table:table-cell table:formula="of:=[.D81]" office:value-type="float" office:value="23472" calcext:value-type="float">
            <text:p>23472</text:p>
          </table:table-cell>
          <table:table-cell table:formula="of:=[.E81]" office:value-type="float" office:value="34401" calcext:value-type="float">
            <text:p>34401</text:p>
          </table:table-cell>
          <table:table-cell table:formula="of:=[.F81]" office:value-type="float" office:value="24651" calcext:value-type="float">
            <text:p>24651</text:p>
          </table:table-cell>
          <table:table-cell table:formula="of:=[.G81]" office:value-type="float" office:value="44615" calcext:value-type="float">
            <text:p>44615</text:p>
          </table:table-cell>
          <table:table-cell table:formula="of:=[.H81]" office:value-type="float" office:value="30274" calcext:value-type="float">
            <text:p>30274</text:p>
          </table:table-cell>
          <table:table-cell table:formula="of:=[.I81]+[.B81]" office:value-type="float" office:value="49246" calcext:value-type="float">
            <text:p>49246</text:p>
          </table:table-cell>
          <table:table-cell table:formula="of:=[.J81]" office:value-type="float" office:value="17118" calcext:value-type="float">
            <text:p>17118</text:p>
          </table:table-cell>
          <table:table-cell table:formula="of:=[.B81]" office:value-type="float" office:value="24796" calcext:value-type="float">
            <text:p>24796</text:p>
          </table:table-cell>
          <table:table-cell table:formula="of:=SUM([.B82:.J82])" office:value-type="float" office:value="272632" calcext:value-type="float">
            <text:p>272632</text:p>
          </table:table-cell>
          <table:table-cell table:number-columns-repeated="1013"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table:formula="of:=[.C82]" office:value-type="float" office:value="23472" calcext:value-type="float">
            <text:p>23472</text:p>
          </table:table-cell>
          <table:table-cell table:formula="of:=[.D82]" office:value-type="float" office:value="34401" calcext:value-type="float">
            <text:p>34401</text:p>
          </table:table-cell>
          <table:table-cell table:formula="of:=[.E82]" office:value-type="float" office:value="24651" calcext:value-type="float">
            <text:p>24651</text:p>
          </table:table-cell>
          <table:table-cell table:formula="of:=[.F82]" office:value-type="float" office:value="44615" calcext:value-type="float">
            <text:p>44615</text:p>
          </table:table-cell>
          <table:table-cell table:formula="of:=[.G82]" office:value-type="float" office:value="30274" calcext:value-type="float">
            <text:p>30274</text:p>
          </table:table-cell>
          <table:table-cell table:formula="of:=[.H82]" office:value-type="float" office:value="49246" calcext:value-type="float">
            <text:p>49246</text:p>
          </table:table-cell>
          <table:table-cell table:formula="of:=[.I82]+[.B82]" office:value-type="float" office:value="41177" calcext:value-type="float">
            <text:p>41177</text:p>
          </table:table-cell>
          <table:table-cell table:formula="of:=[.J82]" office:value-type="float" office:value="24796" calcext:value-type="float">
            <text:p>24796</text:p>
          </table:table-cell>
          <table:table-cell table:formula="of:=[.B82]" office:value-type="float" office:value="24059" calcext:value-type="float">
            <text:p>24059</text:p>
          </table:table-cell>
          <table:table-cell table:formula="of:=SUM([.B83:.J83])" office:value-type="float" office:value="296691" calcext:value-type="float">
            <text:p>296691</text:p>
          </table:table-cell>
          <table:table-cell table:number-columns-repeated="1013"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table:formula="of:=[.C83]" office:value-type="float" office:value="34401" calcext:value-type="float">
            <text:p>34401</text:p>
          </table:table-cell>
          <table:table-cell table:formula="of:=[.D83]" office:value-type="float" office:value="24651" calcext:value-type="float">
            <text:p>24651</text:p>
          </table:table-cell>
          <table:table-cell table:formula="of:=[.E83]" office:value-type="float" office:value="44615" calcext:value-type="float">
            <text:p>44615</text:p>
          </table:table-cell>
          <table:table-cell table:formula="of:=[.F83]" office:value-type="float" office:value="30274" calcext:value-type="float">
            <text:p>30274</text:p>
          </table:table-cell>
          <table:table-cell table:formula="of:=[.G83]" office:value-type="float" office:value="49246" calcext:value-type="float">
            <text:p>49246</text:p>
          </table:table-cell>
          <table:table-cell table:formula="of:=[.H83]" office:value-type="float" office:value="41177" calcext:value-type="float">
            <text:p>41177</text:p>
          </table:table-cell>
          <table:table-cell table:formula="of:=[.I83]+[.B83]" office:value-type="float" office:value="48268" calcext:value-type="float">
            <text:p>48268</text:p>
          </table:table-cell>
          <table:table-cell table:formula="of:=[.J83]" office:value-type="float" office:value="24059" calcext:value-type="float">
            <text:p>24059</text:p>
          </table:table-cell>
          <table:table-cell table:formula="of:=[.B83]" office:value-type="float" office:value="23472" calcext:value-type="float">
            <text:p>23472</text:p>
          </table:table-cell>
          <table:table-cell table:formula="of:=SUM([.B84:.J84])" office:value-type="float" office:value="320163" calcext:value-type="float">
            <text:p>320163</text:p>
          </table:table-cell>
          <table:table-cell table:number-columns-repeated="1013"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table:formula="of:=[.C84]" office:value-type="float" office:value="24651" calcext:value-type="float">
            <text:p>24651</text:p>
          </table:table-cell>
          <table:table-cell table:formula="of:=[.D84]" office:value-type="float" office:value="44615" calcext:value-type="float">
            <text:p>44615</text:p>
          </table:table-cell>
          <table:table-cell table:formula="of:=[.E84]" office:value-type="float" office:value="30274" calcext:value-type="float">
            <text:p>30274</text:p>
          </table:table-cell>
          <table:table-cell table:formula="of:=[.F84]" office:value-type="float" office:value="49246" calcext:value-type="float">
            <text:p>49246</text:p>
          </table:table-cell>
          <table:table-cell table:formula="of:=[.G84]" office:value-type="float" office:value="41177" calcext:value-type="float">
            <text:p>41177</text:p>
          </table:table-cell>
          <table:table-cell table:formula="of:=[.H84]" office:value-type="float" office:value="48268" calcext:value-type="float">
            <text:p>48268</text:p>
          </table:table-cell>
          <table:table-cell table:formula="of:=[.I84]+[.B84]" office:value-type="float" office:value="58460" calcext:value-type="float">
            <text:p>58460</text:p>
          </table:table-cell>
          <table:table-cell table:formula="of:=[.J84]" office:value-type="float" office:value="23472" calcext:value-type="float">
            <text:p>23472</text:p>
          </table:table-cell>
          <table:table-cell table:formula="of:=[.B84]" office:value-type="float" office:value="34401" calcext:value-type="float">
            <text:p>34401</text:p>
          </table:table-cell>
          <table:table-cell table:formula="of:=SUM([.B85:.J85])" office:value-type="float" office:value="354564" calcext:value-type="float">
            <text:p>354564</text:p>
          </table:table-cell>
          <table:table-cell table:number-columns-repeated="1013"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table:formula="of:=[.C85]" office:value-type="float" office:value="44615" calcext:value-type="float">
            <text:p>44615</text:p>
          </table:table-cell>
          <table:table-cell table:formula="of:=[.D85]" office:value-type="float" office:value="30274" calcext:value-type="float">
            <text:p>30274</text:p>
          </table:table-cell>
          <table:table-cell table:formula="of:=[.E85]" office:value-type="float" office:value="49246" calcext:value-type="float">
            <text:p>49246</text:p>
          </table:table-cell>
          <table:table-cell table:formula="of:=[.F85]" office:value-type="float" office:value="41177" calcext:value-type="float">
            <text:p>41177</text:p>
          </table:table-cell>
          <table:table-cell table:formula="of:=[.G85]" office:value-type="float" office:value="48268" calcext:value-type="float">
            <text:p>48268</text:p>
          </table:table-cell>
          <table:table-cell table:formula="of:=[.H85]" office:value-type="float" office:value="58460" calcext:value-type="float">
            <text:p>58460</text:p>
          </table:table-cell>
          <table:table-cell table:formula="of:=[.I85]+[.B85]" office:value-type="float" office:value="48123" calcext:value-type="float">
            <text:p>48123</text:p>
          </table:table-cell>
          <table:table-cell table:formula="of:=[.J85]" office:value-type="float" office:value="34401" calcext:value-type="float">
            <text:p>34401</text:p>
          </table:table-cell>
          <table:table-cell table:formula="of:=[.B85]" office:value-type="float" office:value="24651" calcext:value-type="float">
            <text:p>24651</text:p>
          </table:table-cell>
          <table:table-cell table:formula="of:=SUM([.B86:.J86])" office:value-type="float" office:value="379215" calcext:value-type="float">
            <text:p>379215</text:p>
          </table:table-cell>
          <table:table-cell table:number-columns-repeated="1013"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table:formula="of:=[.C86]" office:value-type="float" office:value="30274" calcext:value-type="float">
            <text:p>30274</text:p>
          </table:table-cell>
          <table:table-cell table:formula="of:=[.D86]" office:value-type="float" office:value="49246" calcext:value-type="float">
            <text:p>49246</text:p>
          </table:table-cell>
          <table:table-cell table:formula="of:=[.E86]" office:value-type="float" office:value="41177" calcext:value-type="float">
            <text:p>41177</text:p>
          </table:table-cell>
          <table:table-cell table:formula="of:=[.F86]" office:value-type="float" office:value="48268" calcext:value-type="float">
            <text:p>48268</text:p>
          </table:table-cell>
          <table:table-cell table:formula="of:=[.G86]" office:value-type="float" office:value="58460" calcext:value-type="float">
            <text:p>58460</text:p>
          </table:table-cell>
          <table:table-cell table:formula="of:=[.H86]" office:value-type="float" office:value="48123" calcext:value-type="float">
            <text:p>48123</text:p>
          </table:table-cell>
          <table:table-cell table:formula="of:=[.I86]+[.B86]" office:value-type="float" office:value="79016" calcext:value-type="float">
            <text:p>79016</text:p>
          </table:table-cell>
          <table:table-cell table:formula="of:=[.J86]" office:value-type="float" office:value="24651" calcext:value-type="float">
            <text:p>24651</text:p>
          </table:table-cell>
          <table:table-cell table:formula="of:=[.B86]" office:value-type="float" office:value="44615" calcext:value-type="float">
            <text:p>44615</text:p>
          </table:table-cell>
          <table:table-cell table:formula="of:=SUM([.B87:.J87])" office:value-type="float" office:value="423830" calcext:value-type="float">
            <text:p>423830</text:p>
          </table:table-cell>
          <table:table-cell table:number-columns-repeated="1013"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table:formula="of:=[.C87]" office:value-type="float" office:value="49246" calcext:value-type="float">
            <text:p>49246</text:p>
          </table:table-cell>
          <table:table-cell table:formula="of:=[.D87]" office:value-type="float" office:value="41177" calcext:value-type="float">
            <text:p>41177</text:p>
          </table:table-cell>
          <table:table-cell table:formula="of:=[.E87]" office:value-type="float" office:value="48268" calcext:value-type="float">
            <text:p>48268</text:p>
          </table:table-cell>
          <table:table-cell table:formula="of:=[.F87]" office:value-type="float" office:value="58460" calcext:value-type="float">
            <text:p>58460</text:p>
          </table:table-cell>
          <table:table-cell table:formula="of:=[.G87]" office:value-type="float" office:value="48123" calcext:value-type="float">
            <text:p>48123</text:p>
          </table:table-cell>
          <table:table-cell table:formula="of:=[.H87]" office:value-type="float" office:value="79016" calcext:value-type="float">
            <text:p>79016</text:p>
          </table:table-cell>
          <table:table-cell table:formula="of:=[.I87]+[.B87]" office:value-type="float" office:value="54925" calcext:value-type="float">
            <text:p>54925</text:p>
          </table:table-cell>
          <table:table-cell table:formula="of:=[.J87]" office:value-type="float" office:value="44615" calcext:value-type="float">
            <text:p>44615</text:p>
          </table:table-cell>
          <table:table-cell table:formula="of:=[.B87]" office:value-type="float" office:value="30274" calcext:value-type="float">
            <text:p>30274</text:p>
          </table:table-cell>
          <table:table-cell table:formula="of:=SUM([.B88:.J88])" office:value-type="float" office:value="454104" calcext:value-type="float">
            <text:p>454104</text:p>
          </table:table-cell>
          <table:table-cell table:number-columns-repeated="1013"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table:formula="of:=[.C88]" office:value-type="float" office:value="41177" calcext:value-type="float">
            <text:p>41177</text:p>
          </table:table-cell>
          <table:table-cell table:formula="of:=[.D88]" office:value-type="float" office:value="48268" calcext:value-type="float">
            <text:p>48268</text:p>
          </table:table-cell>
          <table:table-cell table:formula="of:=[.E88]" office:value-type="float" office:value="58460" calcext:value-type="float">
            <text:p>58460</text:p>
          </table:table-cell>
          <table:table-cell table:formula="of:=[.F88]" office:value-type="float" office:value="48123" calcext:value-type="float">
            <text:p>48123</text:p>
          </table:table-cell>
          <table:table-cell table:formula="of:=[.G88]" office:value-type="float" office:value="79016" calcext:value-type="float">
            <text:p>79016</text:p>
          </table:table-cell>
          <table:table-cell table:formula="of:=[.H88]" office:value-type="float" office:value="54925" calcext:value-type="float">
            <text:p>54925</text:p>
          </table:table-cell>
          <table:table-cell table:formula="of:=[.I88]+[.B88]" office:value-type="float" office:value="93861" calcext:value-type="float">
            <text:p>93861</text:p>
          </table:table-cell>
          <table:table-cell table:formula="of:=[.J88]" office:value-type="float" office:value="30274" calcext:value-type="float">
            <text:p>30274</text:p>
          </table:table-cell>
          <table:table-cell table:formula="of:=[.B88]" office:value-type="float" office:value="49246" calcext:value-type="float">
            <text:p>49246</text:p>
          </table:table-cell>
          <table:table-cell table:formula="of:=SUM([.B89:.J89])" office:value-type="float" office:value="503350" calcext:value-type="float">
            <text:p>503350</text:p>
          </table:table-cell>
          <table:table-cell table:number-columns-repeated="1013"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table:formula="of:=[.C89]" office:value-type="float" office:value="48268" calcext:value-type="float">
            <text:p>48268</text:p>
          </table:table-cell>
          <table:table-cell table:formula="of:=[.D89]" office:value-type="float" office:value="58460" calcext:value-type="float">
            <text:p>58460</text:p>
          </table:table-cell>
          <table:table-cell table:formula="of:=[.E89]" office:value-type="float" office:value="48123" calcext:value-type="float">
            <text:p>48123</text:p>
          </table:table-cell>
          <table:table-cell table:formula="of:=[.F89]" office:value-type="float" office:value="79016" calcext:value-type="float">
            <text:p>79016</text:p>
          </table:table-cell>
          <table:table-cell table:formula="of:=[.G89]" office:value-type="float" office:value="54925" calcext:value-type="float">
            <text:p>54925</text:p>
          </table:table-cell>
          <table:table-cell table:formula="of:=[.H89]" office:value-type="float" office:value="93861" calcext:value-type="float">
            <text:p>93861</text:p>
          </table:table-cell>
          <table:table-cell table:formula="of:=[.I89]+[.B89]" office:value-type="float" office:value="71451" calcext:value-type="float">
            <text:p>71451</text:p>
          </table:table-cell>
          <table:table-cell table:formula="of:=[.J89]" office:value-type="float" office:value="49246" calcext:value-type="float">
            <text:p>49246</text:p>
          </table:table-cell>
          <table:table-cell table:formula="of:=[.B89]" office:value-type="float" office:value="41177" calcext:value-type="float">
            <text:p>41177</text:p>
          </table:table-cell>
          <table:table-cell table:formula="of:=SUM([.B90:.J90])" office:value-type="float" office:value="544527" calcext:value-type="float">
            <text:p>544527</text:p>
          </table:table-cell>
          <table:table-cell table:number-columns-repeated="1013"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table:formula="of:=[.C90]" office:value-type="float" office:value="58460" calcext:value-type="float">
            <text:p>58460</text:p>
          </table:table-cell>
          <table:table-cell table:formula="of:=[.D90]" office:value-type="float" office:value="48123" calcext:value-type="float">
            <text:p>48123</text:p>
          </table:table-cell>
          <table:table-cell table:formula="of:=[.E90]" office:value-type="float" office:value="79016" calcext:value-type="float">
            <text:p>79016</text:p>
          </table:table-cell>
          <table:table-cell table:formula="of:=[.F90]" office:value-type="float" office:value="54925" calcext:value-type="float">
            <text:p>54925</text:p>
          </table:table-cell>
          <table:table-cell table:formula="of:=[.G90]" office:value-type="float" office:value="93861" calcext:value-type="float">
            <text:p>93861</text:p>
          </table:table-cell>
          <table:table-cell table:formula="of:=[.H90]" office:value-type="float" office:value="71451" calcext:value-type="float">
            <text:p>71451</text:p>
          </table:table-cell>
          <table:table-cell table:formula="of:=[.I90]+[.B90]" office:value-type="float" office:value="97514" calcext:value-type="float">
            <text:p>97514</text:p>
          </table:table-cell>
          <table:table-cell table:formula="of:=[.J90]" office:value-type="float" office:value="41177" calcext:value-type="float">
            <text:p>41177</text:p>
          </table:table-cell>
          <table:table-cell table:formula="of:=[.B90]" office:value-type="float" office:value="48268" calcext:value-type="float">
            <text:p>48268</text:p>
          </table:table-cell>
          <table:table-cell table:formula="of:=SUM([.B91:.J91])" office:value-type="float" office:value="592795" calcext:value-type="float">
            <text:p>592795</text:p>
          </table:table-cell>
          <table:table-cell table:number-columns-repeated="1013"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table:formula="of:=[.C91]" office:value-type="float" office:value="48123" calcext:value-type="float">
            <text:p>48123</text:p>
          </table:table-cell>
          <table:table-cell table:formula="of:=[.D91]" office:value-type="float" office:value="79016" calcext:value-type="float">
            <text:p>79016</text:p>
          </table:table-cell>
          <table:table-cell table:formula="of:=[.E91]" office:value-type="float" office:value="54925" calcext:value-type="float">
            <text:p>54925</text:p>
          </table:table-cell>
          <table:table-cell table:formula="of:=[.F91]" office:value-type="float" office:value="93861" calcext:value-type="float">
            <text:p>93861</text:p>
          </table:table-cell>
          <table:table-cell table:formula="of:=[.G91]" office:value-type="float" office:value="71451" calcext:value-type="float">
            <text:p>71451</text:p>
          </table:table-cell>
          <table:table-cell table:formula="of:=[.H91]" office:value-type="float" office:value="97514" calcext:value-type="float">
            <text:p>97514</text:p>
          </table:table-cell>
          <table:table-cell table:formula="of:=[.I91]+[.B91]" office:value-type="float" office:value="99637" calcext:value-type="float">
            <text:p>99637</text:p>
          </table:table-cell>
          <table:table-cell table:formula="of:=[.J91]" office:value-type="float" office:value="48268" calcext:value-type="float">
            <text:p>48268</text:p>
          </table:table-cell>
          <table:table-cell table:formula="of:=[.B91]" office:value-type="float" office:value="58460" calcext:value-type="float">
            <text:p>58460</text:p>
          </table:table-cell>
          <table:table-cell table:formula="of:=SUM([.B92:.J92])" office:value-type="float" office:value="651255" calcext:value-type="float">
            <text:p>651255</text:p>
          </table:table-cell>
          <table:table-cell table:number-columns-repeated="1013"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table:formula="of:=[.C92]" office:value-type="float" office:value="79016" calcext:value-type="float">
            <text:p>79016</text:p>
          </table:table-cell>
          <table:table-cell table:formula="of:=[.D92]" office:value-type="float" office:value="54925" calcext:value-type="float">
            <text:p>54925</text:p>
          </table:table-cell>
          <table:table-cell table:formula="of:=[.E92]" office:value-type="float" office:value="93861" calcext:value-type="float">
            <text:p>93861</text:p>
          </table:table-cell>
          <table:table-cell table:formula="of:=[.F92]" office:value-type="float" office:value="71451" calcext:value-type="float">
            <text:p>71451</text:p>
          </table:table-cell>
          <table:table-cell table:formula="of:=[.G92]" office:value-type="float" office:value="97514" calcext:value-type="float">
            <text:p>97514</text:p>
          </table:table-cell>
          <table:table-cell table:formula="of:=[.H92]" office:value-type="float" office:value="99637" calcext:value-type="float">
            <text:p>99637</text:p>
          </table:table-cell>
          <table:table-cell table:formula="of:=[.I92]+[.B92]" office:value-type="float" office:value="96391" calcext:value-type="float">
            <text:p>96391</text:p>
          </table:table-cell>
          <table:table-cell table:formula="of:=[.J92]" office:value-type="float" office:value="58460" calcext:value-type="float">
            <text:p>58460</text:p>
          </table:table-cell>
          <table:table-cell table:formula="of:=[.B92]" office:value-type="float" office:value="48123" calcext:value-type="float">
            <text:p>48123</text:p>
          </table:table-cell>
          <table:table-cell table:formula="of:=SUM([.B93:.J93])" office:value-type="float" office:value="699378" calcext:value-type="float">
            <text:p>699378</text:p>
          </table:table-cell>
          <table:table-cell table:number-columns-repeated="1013"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table:formula="of:=[.C93]" office:value-type="float" office:value="54925" calcext:value-type="float">
            <text:p>54925</text:p>
          </table:table-cell>
          <table:table-cell table:formula="of:=[.D93]" office:value-type="float" office:value="93861" calcext:value-type="float">
            <text:p>93861</text:p>
          </table:table-cell>
          <table:table-cell table:formula="of:=[.E93]" office:value-type="float" office:value="71451" calcext:value-type="float">
            <text:p>71451</text:p>
          </table:table-cell>
          <table:table-cell table:formula="of:=[.F93]" office:value-type="float" office:value="97514" calcext:value-type="float">
            <text:p>97514</text:p>
          </table:table-cell>
          <table:table-cell table:formula="of:=[.G93]" office:value-type="float" office:value="99637" calcext:value-type="float">
            <text:p>99637</text:p>
          </table:table-cell>
          <table:table-cell table:formula="of:=[.H93]" office:value-type="float" office:value="96391" calcext:value-type="float">
            <text:p>96391</text:p>
          </table:table-cell>
          <table:table-cell table:formula="of:=[.I93]+[.B93]" office:value-type="float" office:value="137476" calcext:value-type="float">
            <text:p>137476</text:p>
          </table:table-cell>
          <table:table-cell table:formula="of:=[.J93]" office:value-type="float" office:value="48123" calcext:value-type="float">
            <text:p>48123</text:p>
          </table:table-cell>
          <table:table-cell table:formula="of:=[.B93]" office:value-type="float" office:value="79016" calcext:value-type="float">
            <text:p>79016</text:p>
          </table:table-cell>
          <table:table-cell table:formula="of:=SUM([.B94:.J94])" office:value-type="float" office:value="778394" calcext:value-type="float">
            <text:p>778394</text:p>
          </table:table-cell>
          <table:table-cell table:number-columns-repeated="1013"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table:formula="of:=[.C94]" office:value-type="float" office:value="93861" calcext:value-type="float">
            <text:p>93861</text:p>
          </table:table-cell>
          <table:table-cell table:formula="of:=[.D94]" office:value-type="float" office:value="71451" calcext:value-type="float">
            <text:p>71451</text:p>
          </table:table-cell>
          <table:table-cell table:formula="of:=[.E94]" office:value-type="float" office:value="97514" calcext:value-type="float">
            <text:p>97514</text:p>
          </table:table-cell>
          <table:table-cell table:formula="of:=[.F94]" office:value-type="float" office:value="99637" calcext:value-type="float">
            <text:p>99637</text:p>
          </table:table-cell>
          <table:table-cell table:formula="of:=[.G94]" office:value-type="float" office:value="96391" calcext:value-type="float">
            <text:p>96391</text:p>
          </table:table-cell>
          <table:table-cell table:formula="of:=[.H94]" office:value-type="float" office:value="137476" calcext:value-type="float">
            <text:p>137476</text:p>
          </table:table-cell>
          <table:table-cell table:formula="of:=[.I94]+[.B94]" office:value-type="float" office:value="103048" calcext:value-type="float">
            <text:p>103048</text:p>
          </table:table-cell>
          <table:table-cell table:formula="of:=[.J94]" office:value-type="float" office:value="79016" calcext:value-type="float">
            <text:p>79016</text:p>
          </table:table-cell>
          <table:table-cell table:formula="of:=[.B94]" office:value-type="float" office:value="54925" calcext:value-type="float">
            <text:p>54925</text:p>
          </table:table-cell>
          <table:table-cell table:formula="of:=SUM([.B95:.J95])" office:value-type="float" office:value="833319" calcext:value-type="float">
            <text:p>833319</text:p>
          </table:table-cell>
          <table:table-cell table:number-columns-repeated="1013"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table:formula="of:=[.C95]" office:value-type="float" office:value="71451" calcext:value-type="float">
            <text:p>71451</text:p>
          </table:table-cell>
          <table:table-cell table:formula="of:=[.D95]" office:value-type="float" office:value="97514" calcext:value-type="float">
            <text:p>97514</text:p>
          </table:table-cell>
          <table:table-cell table:formula="of:=[.E95]" office:value-type="float" office:value="99637" calcext:value-type="float">
            <text:p>99637</text:p>
          </table:table-cell>
          <table:table-cell table:formula="of:=[.F95]" office:value-type="float" office:value="96391" calcext:value-type="float">
            <text:p>96391</text:p>
          </table:table-cell>
          <table:table-cell table:formula="of:=[.G95]" office:value-type="float" office:value="137476" calcext:value-type="float">
            <text:p>137476</text:p>
          </table:table-cell>
          <table:table-cell table:formula="of:=[.H95]" office:value-type="float" office:value="103048" calcext:value-type="float">
            <text:p>103048</text:p>
          </table:table-cell>
          <table:table-cell table:formula="of:=[.I95]+[.B95]" office:value-type="float" office:value="172877" calcext:value-type="float">
            <text:p>172877</text:p>
          </table:table-cell>
          <table:table-cell table:formula="of:=[.J95]" office:value-type="float" office:value="54925" calcext:value-type="float">
            <text:p>54925</text:p>
          </table:table-cell>
          <table:table-cell table:formula="of:=[.B95]" office:value-type="float" office:value="93861" calcext:value-type="float">
            <text:p>93861</text:p>
          </table:table-cell>
          <table:table-cell table:formula="of:=SUM([.B96:.J96])" office:value-type="float" office:value="927180" calcext:value-type="float">
            <text:p>927180</text:p>
          </table:table-cell>
          <table:table-cell table:number-columns-repeated="1013"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table:formula="of:=[.C96]" office:value-type="float" office:value="97514" calcext:value-type="float">
            <text:p>97514</text:p>
          </table:table-cell>
          <table:table-cell table:formula="of:=[.D96]" office:value-type="float" office:value="99637" calcext:value-type="float">
            <text:p>99637</text:p>
          </table:table-cell>
          <table:table-cell table:formula="of:=[.E96]" office:value-type="float" office:value="96391" calcext:value-type="float">
            <text:p>96391</text:p>
          </table:table-cell>
          <table:table-cell table:formula="of:=[.F96]" office:value-type="float" office:value="137476" calcext:value-type="float">
            <text:p>137476</text:p>
          </table:table-cell>
          <table:table-cell table:formula="of:=[.G96]" office:value-type="float" office:value="103048" calcext:value-type="float">
            <text:p>103048</text:p>
          </table:table-cell>
          <table:table-cell table:formula="of:=[.H96]" office:value-type="float" office:value="172877" calcext:value-type="float">
            <text:p>172877</text:p>
          </table:table-cell>
          <table:table-cell table:formula="of:=[.I96]+[.B96]" office:value-type="float" office:value="126376" calcext:value-type="float">
            <text:p>126376</text:p>
          </table:table-cell>
          <table:table-cell table:formula="of:=[.J96]" office:value-type="float" office:value="93861" calcext:value-type="float">
            <text:p>93861</text:p>
          </table:table-cell>
          <table:table-cell table:formula="of:=[.B96]" office:value-type="float" office:value="71451" calcext:value-type="float">
            <text:p>71451</text:p>
          </table:table-cell>
          <table:table-cell table:formula="of:=SUM([.B97:.J97])" office:value-type="float" office:value="998631" calcext:value-type="float">
            <text:p>998631</text:p>
          </table:table-cell>
          <table:table-cell table:number-columns-repeated="1013"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table:formula="of:=[.C97]" office:value-type="float" office:value="99637" calcext:value-type="float">
            <text:p>99637</text:p>
          </table:table-cell>
          <table:table-cell table:formula="of:=[.D97]" office:value-type="float" office:value="96391" calcext:value-type="float">
            <text:p>96391</text:p>
          </table:table-cell>
          <table:table-cell table:formula="of:=[.E97]" office:value-type="float" office:value="137476" calcext:value-type="float">
            <text:p>137476</text:p>
          </table:table-cell>
          <table:table-cell table:formula="of:=[.F97]" office:value-type="float" office:value="103048" calcext:value-type="float">
            <text:p>103048</text:p>
          </table:table-cell>
          <table:table-cell table:formula="of:=[.G97]" office:value-type="float" office:value="172877" calcext:value-type="float">
            <text:p>172877</text:p>
          </table:table-cell>
          <table:table-cell table:formula="of:=[.H97]" office:value-type="float" office:value="126376" calcext:value-type="float">
            <text:p>126376</text:p>
          </table:table-cell>
          <table:table-cell table:formula="of:=[.I97]+[.B97]" office:value-type="float" office:value="191375" calcext:value-type="float">
            <text:p>191375</text:p>
          </table:table-cell>
          <table:table-cell table:formula="of:=[.J97]" office:value-type="float" office:value="71451" calcext:value-type="float">
            <text:p>71451</text:p>
          </table:table-cell>
          <table:table-cell table:formula="of:=[.B97]" office:value-type="float" office:value="97514" calcext:value-type="float">
            <text:p>97514</text:p>
          </table:table-cell>
          <table:table-cell table:formula="of:=SUM([.B98:.J98])" office:value-type="float" office:value="1096145" calcext:value-type="float">
            <text:p>1096145</text:p>
          </table:table-cell>
          <table:table-cell table:number-columns-repeated="1013"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table:formula="of:=[.C98]" office:value-type="float" office:value="96391" calcext:value-type="float">
            <text:p>96391</text:p>
          </table:table-cell>
          <table:table-cell table:formula="of:=[.D98]" office:value-type="float" office:value="137476" calcext:value-type="float">
            <text:p>137476</text:p>
          </table:table-cell>
          <table:table-cell table:formula="of:=[.E98]" office:value-type="float" office:value="103048" calcext:value-type="float">
            <text:p>103048</text:p>
          </table:table-cell>
          <table:table-cell table:formula="of:=[.F98]" office:value-type="float" office:value="172877" calcext:value-type="float">
            <text:p>172877</text:p>
          </table:table-cell>
          <table:table-cell table:formula="of:=[.G98]" office:value-type="float" office:value="126376" calcext:value-type="float">
            <text:p>126376</text:p>
          </table:table-cell>
          <table:table-cell table:formula="of:=[.H98]" office:value-type="float" office:value="191375" calcext:value-type="float">
            <text:p>191375</text:p>
          </table:table-cell>
          <table:table-cell table:formula="of:=[.I98]+[.B98]" office:value-type="float" office:value="171088" calcext:value-type="float">
            <text:p>171088</text:p>
          </table:table-cell>
          <table:table-cell table:formula="of:=[.J98]" office:value-type="float" office:value="97514" calcext:value-type="float">
            <text:p>97514</text:p>
          </table:table-cell>
          <table:table-cell table:formula="of:=[.B98]" office:value-type="float" office:value="99637" calcext:value-type="float">
            <text:p>99637</text:p>
          </table:table-cell>
          <table:table-cell table:formula="of:=SUM([.B99:.J99])" office:value-type="float" office:value="1195782" calcext:value-type="float">
            <text:p>1195782</text:p>
          </table:table-cell>
          <table:table-cell table:number-columns-repeated="1013"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table:formula="of:=[.C99]" office:value-type="float" office:value="137476" calcext:value-type="float">
            <text:p>137476</text:p>
          </table:table-cell>
          <table:table-cell table:formula="of:=[.D99]" office:value-type="float" office:value="103048" calcext:value-type="float">
            <text:p>103048</text:p>
          </table:table-cell>
          <table:table-cell table:formula="of:=[.E99]" office:value-type="float" office:value="172877" calcext:value-type="float">
            <text:p>172877</text:p>
          </table:table-cell>
          <table:table-cell table:formula="of:=[.F99]" office:value-type="float" office:value="126376" calcext:value-type="float">
            <text:p>126376</text:p>
          </table:table-cell>
          <table:table-cell table:formula="of:=[.G99]" office:value-type="float" office:value="191375" calcext:value-type="float">
            <text:p>191375</text:p>
          </table:table-cell>
          <table:table-cell table:formula="of:=[.H99]" office:value-type="float" office:value="171088" calcext:value-type="float">
            <text:p>171088</text:p>
          </table:table-cell>
          <table:table-cell table:formula="of:=[.I99]+[.B99]" office:value-type="float" office:value="193905" calcext:value-type="float">
            <text:p>193905</text:p>
          </table:table-cell>
          <table:table-cell table:formula="of:=[.J99]" office:value-type="float" office:value="99637" calcext:value-type="float">
            <text:p>99637</text:p>
          </table:table-cell>
          <table:table-cell table:formula="of:=[.B99]" office:value-type="float" office:value="96391" calcext:value-type="float">
            <text:p>96391</text:p>
          </table:table-cell>
          <table:table-cell table:formula="of:=SUM([.B100:.J100])" office:value-type="float" office:value="1292173" calcext:value-type="float">
            <text:p>1292173</text:p>
          </table:table-cell>
          <table:table-cell table:number-columns-repeated="1013"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table:formula="of:=[.C100]" office:value-type="float" office:value="103048" calcext:value-type="float">
            <text:p>103048</text:p>
          </table:table-cell>
          <table:table-cell table:formula="of:=[.D100]" office:value-type="float" office:value="172877" calcext:value-type="float">
            <text:p>172877</text:p>
          </table:table-cell>
          <table:table-cell table:formula="of:=[.E100]" office:value-type="float" office:value="126376" calcext:value-type="float">
            <text:p>126376</text:p>
          </table:table-cell>
          <table:table-cell table:formula="of:=[.F100]" office:value-type="float" office:value="191375" calcext:value-type="float">
            <text:p>191375</text:p>
          </table:table-cell>
          <table:table-cell table:formula="of:=[.G100]" office:value-type="float" office:value="171088" calcext:value-type="float">
            <text:p>171088</text:p>
          </table:table-cell>
          <table:table-cell table:formula="of:=[.H100]" office:value-type="float" office:value="193905" calcext:value-type="float">
            <text:p>193905</text:p>
          </table:table-cell>
          <table:table-cell table:formula="of:=[.I100]+[.B100]" office:value-type="float" office:value="237113" calcext:value-type="float">
            <text:p>237113</text:p>
          </table:table-cell>
          <table:table-cell table:formula="of:=[.J100]" office:value-type="float" office:value="96391" calcext:value-type="float">
            <text:p>96391</text:p>
          </table:table-cell>
          <table:table-cell table:formula="of:=[.B100]" office:value-type="float" office:value="137476" calcext:value-type="float">
            <text:p>137476</text:p>
          </table:table-cell>
          <table:table-cell table:formula="of:=SUM([.B101:.J101])" office:value-type="float" office:value="1429649" calcext:value-type="float">
            <text:p>1429649</text:p>
          </table:table-cell>
          <table:table-cell table:number-columns-repeated="1013"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table:formula="of:=[.C101]" office:value-type="float" office:value="172877" calcext:value-type="float">
            <text:p>172877</text:p>
          </table:table-cell>
          <table:table-cell table:formula="of:=[.D101]" office:value-type="float" office:value="126376" calcext:value-type="float">
            <text:p>126376</text:p>
          </table:table-cell>
          <table:table-cell table:formula="of:=[.E101]" office:value-type="float" office:value="191375" calcext:value-type="float">
            <text:p>191375</text:p>
          </table:table-cell>
          <table:table-cell table:formula="of:=[.F101]" office:value-type="float" office:value="171088" calcext:value-type="float">
            <text:p>171088</text:p>
          </table:table-cell>
          <table:table-cell table:formula="of:=[.G101]" office:value-type="float" office:value="193905" calcext:value-type="float">
            <text:p>193905</text:p>
          </table:table-cell>
          <table:table-cell table:formula="of:=[.H101]" office:value-type="float" office:value="237113" calcext:value-type="float">
            <text:p>237113</text:p>
          </table:table-cell>
          <table:table-cell table:formula="of:=[.I101]+[.B101]" office:value-type="float" office:value="199439" calcext:value-type="float">
            <text:p>199439</text:p>
          </table:table-cell>
          <table:table-cell table:formula="of:=[.J101]" office:value-type="float" office:value="137476" calcext:value-type="float">
            <text:p>137476</text:p>
          </table:table-cell>
          <table:table-cell table:formula="of:=[.B101]" office:value-type="float" office:value="103048" calcext:value-type="float">
            <text:p>103048</text:p>
          </table:table-cell>
          <table:table-cell table:formula="of:=SUM([.B102:.J102])" office:value-type="float" office:value="1532697" calcext:value-type="float">
            <text:p>1532697</text:p>
          </table:table-cell>
          <table:table-cell table:number-columns-repeated="1013"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table:formula="of:=[.C102]" office:value-type="float" office:value="126376" calcext:value-type="float">
            <text:p>126376</text:p>
          </table:table-cell>
          <table:table-cell table:formula="of:=[.D102]" office:value-type="float" office:value="191375" calcext:value-type="float">
            <text:p>191375</text:p>
          </table:table-cell>
          <table:table-cell table:formula="of:=[.E102]" office:value-type="float" office:value="171088" calcext:value-type="float">
            <text:p>171088</text:p>
          </table:table-cell>
          <table:table-cell table:formula="of:=[.F102]" office:value-type="float" office:value="193905" calcext:value-type="float">
            <text:p>193905</text:p>
          </table:table-cell>
          <table:table-cell table:formula="of:=[.G102]" office:value-type="float" office:value="237113" calcext:value-type="float">
            <text:p>237113</text:p>
          </table:table-cell>
          <table:table-cell table:formula="of:=[.H102]" office:value-type="float" office:value="199439" calcext:value-type="float">
            <text:p>199439</text:p>
          </table:table-cell>
          <table:table-cell table:formula="of:=[.I102]+[.B102]" office:value-type="float" office:value="310353" calcext:value-type="float">
            <text:p>310353</text:p>
          </table:table-cell>
          <table:table-cell table:formula="of:=[.J102]" office:value-type="float" office:value="103048" calcext:value-type="float">
            <text:p>103048</text:p>
          </table:table-cell>
          <table:table-cell table:formula="of:=[.B102]" office:value-type="float" office:value="172877" calcext:value-type="float">
            <text:p>172877</text:p>
          </table:table-cell>
          <table:table-cell table:formula="of:=SUM([.B103:.J103])" office:value-type="float" office:value="1705574" calcext:value-type="float">
            <text:p>1705574</text:p>
          </table:table-cell>
          <table:table-cell table:number-columns-repeated="1013"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table:formula="of:=[.C103]" office:value-type="float" office:value="191375" calcext:value-type="float">
            <text:p>191375</text:p>
          </table:table-cell>
          <table:table-cell table:formula="of:=[.D103]" office:value-type="float" office:value="171088" calcext:value-type="float">
            <text:p>171088</text:p>
          </table:table-cell>
          <table:table-cell table:formula="of:=[.E103]" office:value-type="float" office:value="193905" calcext:value-type="float">
            <text:p>193905</text:p>
          </table:table-cell>
          <table:table-cell table:formula="of:=[.F103]" office:value-type="float" office:value="237113" calcext:value-type="float">
            <text:p>237113</text:p>
          </table:table-cell>
          <table:table-cell table:formula="of:=[.G103]" office:value-type="float" office:value="199439" calcext:value-type="float">
            <text:p>199439</text:p>
          </table:table-cell>
          <table:table-cell table:formula="of:=[.H103]" office:value-type="float" office:value="310353" calcext:value-type="float">
            <text:p>310353</text:p>
          </table:table-cell>
          <table:table-cell table:formula="of:=[.I103]+[.B103]" office:value-type="float" office:value="229424" calcext:value-type="float">
            <text:p>229424</text:p>
          </table:table-cell>
          <table:table-cell table:formula="of:=[.J103]" office:value-type="float" office:value="172877" calcext:value-type="float">
            <text:p>172877</text:p>
          </table:table-cell>
          <table:table-cell table:formula="of:=[.B103]" office:value-type="float" office:value="126376" calcext:value-type="float">
            <text:p>126376</text:p>
          </table:table-cell>
          <table:table-cell table:formula="of:=SUM([.B104:.J104])" office:value-type="float" office:value="1831950" calcext:value-type="float">
            <text:p>1831950</text:p>
          </table:table-cell>
          <table:table-cell table:number-columns-repeated="1013"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table:formula="of:=[.C104]" office:value-type="float" office:value="171088" calcext:value-type="float">
            <text:p>171088</text:p>
          </table:table-cell>
          <table:table-cell table:formula="of:=[.D104]" office:value-type="float" office:value="193905" calcext:value-type="float">
            <text:p>193905</text:p>
          </table:table-cell>
          <table:table-cell table:formula="of:=[.E104]" office:value-type="float" office:value="237113" calcext:value-type="float">
            <text:p>237113</text:p>
          </table:table-cell>
          <table:table-cell table:formula="of:=[.F104]" office:value-type="float" office:value="199439" calcext:value-type="float">
            <text:p>199439</text:p>
          </table:table-cell>
          <table:table-cell table:formula="of:=[.G104]" office:value-type="float" office:value="310353" calcext:value-type="float">
            <text:p>310353</text:p>
          </table:table-cell>
          <table:table-cell table:formula="of:=[.H104]" office:value-type="float" office:value="229424" calcext:value-type="float">
            <text:p>229424</text:p>
          </table:table-cell>
          <table:table-cell table:formula="of:=[.I104]+[.B104]" office:value-type="float" office:value="364252" calcext:value-type="float">
            <text:p>364252</text:p>
          </table:table-cell>
          <table:table-cell table:formula="of:=[.J104]" office:value-type="float" office:value="126376" calcext:value-type="float">
            <text:p>126376</text:p>
          </table:table-cell>
          <table:table-cell table:formula="of:=[.B104]" office:value-type="float" office:value="191375" calcext:value-type="float">
            <text:p>191375</text:p>
          </table:table-cell>
          <table:table-cell table:formula="of:=SUM([.B105:.J105])" office:value-type="float" office:value="2023325" calcext:value-type="float">
            <text:p>2023325</text:p>
          </table:table-cell>
          <table:table-cell table:number-columns-repeated="1013"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table:formula="of:=[.C105]" office:value-type="float" office:value="193905" calcext:value-type="float">
            <text:p>193905</text:p>
          </table:table-cell>
          <table:table-cell table:formula="of:=[.D105]" office:value-type="float" office:value="237113" calcext:value-type="float">
            <text:p>237113</text:p>
          </table:table-cell>
          <table:table-cell table:formula="of:=[.E105]" office:value-type="float" office:value="199439" calcext:value-type="float">
            <text:p>199439</text:p>
          </table:table-cell>
          <table:table-cell table:formula="of:=[.F105]" office:value-type="float" office:value="310353" calcext:value-type="float">
            <text:p>310353</text:p>
          </table:table-cell>
          <table:table-cell table:formula="of:=[.G105]" office:value-type="float" office:value="229424" calcext:value-type="float">
            <text:p>229424</text:p>
          </table:table-cell>
          <table:table-cell table:formula="of:=[.H105]" office:value-type="float" office:value="364252" calcext:value-type="float">
            <text:p>364252</text:p>
          </table:table-cell>
          <table:table-cell table:formula="of:=[.I105]+[.B105]" office:value-type="float" office:value="297464" calcext:value-type="float">
            <text:p>297464</text:p>
          </table:table-cell>
          <table:table-cell table:formula="of:=[.J105]" office:value-type="float" office:value="191375" calcext:value-type="float">
            <text:p>191375</text:p>
          </table:table-cell>
          <table:table-cell table:formula="of:=[.B105]" office:value-type="float" office:value="171088" calcext:value-type="float">
            <text:p>171088</text:p>
          </table:table-cell>
          <table:table-cell table:formula="of:=SUM([.B106:.J106])" office:value-type="float" office:value="2194413" calcext:value-type="float">
            <text:p>2194413</text:p>
          </table:table-cell>
          <table:table-cell table:number-columns-repeated="1013"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table:formula="of:=[.C106]" office:value-type="float" office:value="237113" calcext:value-type="float">
            <text:p>237113</text:p>
          </table:table-cell>
          <table:table-cell table:formula="of:=[.D106]" office:value-type="float" office:value="199439" calcext:value-type="float">
            <text:p>199439</text:p>
          </table:table-cell>
          <table:table-cell table:formula="of:=[.E106]" office:value-type="float" office:value="310353" calcext:value-type="float">
            <text:p>310353</text:p>
          </table:table-cell>
          <table:table-cell table:formula="of:=[.F106]" office:value-type="float" office:value="229424" calcext:value-type="float">
            <text:p>229424</text:p>
          </table:table-cell>
          <table:table-cell table:formula="of:=[.G106]" office:value-type="float" office:value="364252" calcext:value-type="float">
            <text:p>364252</text:p>
          </table:table-cell>
          <table:table-cell table:formula="of:=[.H106]" office:value-type="float" office:value="297464" calcext:value-type="float">
            <text:p>297464</text:p>
          </table:table-cell>
          <table:table-cell table:formula="of:=[.I106]+[.B106]" office:value-type="float" office:value="385280" calcext:value-type="float">
            <text:p>385280</text:p>
          </table:table-cell>
          <table:table-cell table:formula="of:=[.J106]" office:value-type="float" office:value="171088" calcext:value-type="float">
            <text:p>171088</text:p>
          </table:table-cell>
          <table:table-cell table:formula="of:=[.B106]" office:value-type="float" office:value="193905" calcext:value-type="float">
            <text:p>193905</text:p>
          </table:table-cell>
          <table:table-cell table:formula="of:=SUM([.B107:.J107])" office:value-type="float" office:value="2388318" calcext:value-type="float">
            <text:p>2388318</text:p>
          </table:table-cell>
          <table:table-cell table:number-columns-repeated="1013"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table:formula="of:=[.C107]" office:value-type="float" office:value="199439" calcext:value-type="float">
            <text:p>199439</text:p>
          </table:table-cell>
          <table:table-cell table:formula="of:=[.D107]" office:value-type="float" office:value="310353" calcext:value-type="float">
            <text:p>310353</text:p>
          </table:table-cell>
          <table:table-cell table:formula="of:=[.E107]" office:value-type="float" office:value="229424" calcext:value-type="float">
            <text:p>229424</text:p>
          </table:table-cell>
          <table:table-cell table:formula="of:=[.F107]" office:value-type="float" office:value="364252" calcext:value-type="float">
            <text:p>364252</text:p>
          </table:table-cell>
          <table:table-cell table:formula="of:=[.G107]" office:value-type="float" office:value="297464" calcext:value-type="float">
            <text:p>297464</text:p>
          </table:table-cell>
          <table:table-cell table:formula="of:=[.H107]" office:value-type="float" office:value="385280" calcext:value-type="float">
            <text:p>385280</text:p>
          </table:table-cell>
          <table:table-cell table:formula="of:=[.I107]+[.B107]" office:value-type="float" office:value="408201" calcext:value-type="float">
            <text:p>408201</text:p>
          </table:table-cell>
          <table:table-cell table:formula="of:=[.J107]" office:value-type="float" office:value="193905" calcext:value-type="float">
            <text:p>193905</text:p>
          </table:table-cell>
          <table:table-cell table:formula="of:=[.B107]" office:value-type="float" office:value="237113" calcext:value-type="float">
            <text:p>237113</text:p>
          </table:table-cell>
          <table:table-cell table:formula="of:=SUM([.B108:.J108])" office:value-type="float" office:value="2625431" calcext:value-type="float">
            <text:p>2625431</text:p>
          </table:table-cell>
          <table:table-cell table:number-columns-repeated="1013"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table:formula="of:=[.C108]" office:value-type="float" office:value="310353" calcext:value-type="float">
            <text:p>310353</text:p>
          </table:table-cell>
          <table:table-cell table:formula="of:=[.D108]" office:value-type="float" office:value="229424" calcext:value-type="float">
            <text:p>229424</text:p>
          </table:table-cell>
          <table:table-cell table:formula="of:=[.E108]" office:value-type="float" office:value="364252" calcext:value-type="float">
            <text:p>364252</text:p>
          </table:table-cell>
          <table:table-cell table:formula="of:=[.F108]" office:value-type="float" office:value="297464" calcext:value-type="float">
            <text:p>297464</text:p>
          </table:table-cell>
          <table:table-cell table:formula="of:=[.G108]" office:value-type="float" office:value="385280" calcext:value-type="float">
            <text:p>385280</text:p>
          </table:table-cell>
          <table:table-cell table:formula="of:=[.H108]" office:value-type="float" office:value="408201" calcext:value-type="float">
            <text:p>408201</text:p>
          </table:table-cell>
          <table:table-cell table:formula="of:=[.I108]+[.B108]" office:value-type="float" office:value="393344" calcext:value-type="float">
            <text:p>393344</text:p>
          </table:table-cell>
          <table:table-cell table:formula="of:=[.J108]" office:value-type="float" office:value="237113" calcext:value-type="float">
            <text:p>237113</text:p>
          </table:table-cell>
          <table:table-cell table:formula="of:=[.B108]" office:value-type="float" office:value="199439" calcext:value-type="float">
            <text:p>199439</text:p>
          </table:table-cell>
          <table:table-cell table:formula="of:=SUM([.B109:.J109])" office:value-type="float" office:value="2824870" calcext:value-type="float">
            <text:p>2824870</text:p>
          </table:table-cell>
          <table:table-cell table:number-columns-repeated="1013"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table:formula="of:=[.C109]" office:value-type="float" office:value="229424" calcext:value-type="float">
            <text:p>229424</text:p>
          </table:table-cell>
          <table:table-cell table:formula="of:=[.D109]" office:value-type="float" office:value="364252" calcext:value-type="float">
            <text:p>364252</text:p>
          </table:table-cell>
          <table:table-cell table:formula="of:=[.E109]" office:value-type="float" office:value="297464" calcext:value-type="float">
            <text:p>297464</text:p>
          </table:table-cell>
          <table:table-cell table:formula="of:=[.F109]" office:value-type="float" office:value="385280" calcext:value-type="float">
            <text:p>385280</text:p>
          </table:table-cell>
          <table:table-cell table:formula="of:=[.G109]" office:value-type="float" office:value="408201" calcext:value-type="float">
            <text:p>408201</text:p>
          </table:table-cell>
          <table:table-cell table:formula="of:=[.H109]" office:value-type="float" office:value="393344" calcext:value-type="float">
            <text:p>393344</text:p>
          </table:table-cell>
          <table:table-cell table:formula="of:=[.I109]+[.B109]" office:value-type="float" office:value="547466" calcext:value-type="float">
            <text:p>547466</text:p>
          </table:table-cell>
          <table:table-cell table:formula="of:=[.J109]" office:value-type="float" office:value="199439" calcext:value-type="float">
            <text:p>199439</text:p>
          </table:table-cell>
          <table:table-cell table:formula="of:=[.B109]" office:value-type="float" office:value="310353" calcext:value-type="float">
            <text:p>310353</text:p>
          </table:table-cell>
          <table:table-cell table:formula="of:=SUM([.B110:.J110])" office:value-type="float" office:value="3135223" calcext:value-type="float">
            <text:p>3135223</text:p>
          </table:table-cell>
          <table:table-cell table:number-columns-repeated="1013"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table:formula="of:=[.C110]" office:value-type="float" office:value="364252" calcext:value-type="float">
            <text:p>364252</text:p>
          </table:table-cell>
          <table:table-cell table:formula="of:=[.D110]" office:value-type="float" office:value="297464" calcext:value-type="float">
            <text:p>297464</text:p>
          </table:table-cell>
          <table:table-cell table:formula="of:=[.E110]" office:value-type="float" office:value="385280" calcext:value-type="float">
            <text:p>385280</text:p>
          </table:table-cell>
          <table:table-cell table:formula="of:=[.F110]" office:value-type="float" office:value="408201" calcext:value-type="float">
            <text:p>408201</text:p>
          </table:table-cell>
          <table:table-cell table:formula="of:=[.G110]" office:value-type="float" office:value="393344" calcext:value-type="float">
            <text:p>393344</text:p>
          </table:table-cell>
          <table:table-cell table:formula="of:=[.H110]" office:value-type="float" office:value="547466" calcext:value-type="float">
            <text:p>547466</text:p>
          </table:table-cell>
          <table:table-cell table:formula="of:=[.I110]+[.B110]" office:value-type="float" office:value="428863" calcext:value-type="float">
            <text:p>428863</text:p>
          </table:table-cell>
          <table:table-cell table:formula="of:=[.J110]" office:value-type="float" office:value="310353" calcext:value-type="float">
            <text:p>310353</text:p>
          </table:table-cell>
          <table:table-cell table:formula="of:=[.B110]" office:value-type="float" office:value="229424" calcext:value-type="float">
            <text:p>229424</text:p>
          </table:table-cell>
          <table:table-cell table:formula="of:=SUM([.B111:.J111])" office:value-type="float" office:value="3364647" calcext:value-type="float">
            <text:p>3364647</text:p>
          </table:table-cell>
          <table:table-cell table:number-columns-repeated="1013"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table:formula="of:=[.C111]" office:value-type="float" office:value="297464" calcext:value-type="float">
            <text:p>297464</text:p>
          </table:table-cell>
          <table:table-cell table:formula="of:=[.D111]" office:value-type="float" office:value="385280" calcext:value-type="float">
            <text:p>385280</text:p>
          </table:table-cell>
          <table:table-cell table:formula="of:=[.E111]" office:value-type="float" office:value="408201" calcext:value-type="float">
            <text:p>408201</text:p>
          </table:table-cell>
          <table:table-cell table:formula="of:=[.F111]" office:value-type="float" office:value="393344" calcext:value-type="float">
            <text:p>393344</text:p>
          </table:table-cell>
          <table:table-cell table:formula="of:=[.G111]" office:value-type="float" office:value="547466" calcext:value-type="float">
            <text:p>547466</text:p>
          </table:table-cell>
          <table:table-cell table:formula="of:=[.H111]" office:value-type="float" office:value="428863" calcext:value-type="float">
            <text:p>428863</text:p>
          </table:table-cell>
          <table:table-cell table:formula="of:=[.I111]+[.B111]" office:value-type="float" office:value="674605" calcext:value-type="float">
            <text:p>674605</text:p>
          </table:table-cell>
          <table:table-cell table:formula="of:=[.J111]" office:value-type="float" office:value="229424" calcext:value-type="float">
            <text:p>229424</text:p>
          </table:table-cell>
          <table:table-cell table:formula="of:=[.B111]" office:value-type="float" office:value="364252" calcext:value-type="float">
            <text:p>364252</text:p>
          </table:table-cell>
          <table:table-cell table:formula="of:=SUM([.B112:.J112])" office:value-type="float" office:value="3728899" calcext:value-type="float">
            <text:p>3728899</text:p>
          </table:table-cell>
          <table:table-cell table:number-columns-repeated="1013"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table:formula="of:=[.C112]" office:value-type="float" office:value="385280" calcext:value-type="float">
            <text:p>385280</text:p>
          </table:table-cell>
          <table:table-cell table:formula="of:=[.D112]" office:value-type="float" office:value="408201" calcext:value-type="float">
            <text:p>408201</text:p>
          </table:table-cell>
          <table:table-cell table:formula="of:=[.E112]" office:value-type="float" office:value="393344" calcext:value-type="float">
            <text:p>393344</text:p>
          </table:table-cell>
          <table:table-cell table:formula="of:=[.F112]" office:value-type="float" office:value="547466" calcext:value-type="float">
            <text:p>547466</text:p>
          </table:table-cell>
          <table:table-cell table:formula="of:=[.G112]" office:value-type="float" office:value="428863" calcext:value-type="float">
            <text:p>428863</text:p>
          </table:table-cell>
          <table:table-cell table:formula="of:=[.H112]" office:value-type="float" office:value="674605" calcext:value-type="float">
            <text:p>674605</text:p>
          </table:table-cell>
          <table:table-cell table:formula="of:=[.I112]+[.B112]" office:value-type="float" office:value="526888" calcext:value-type="float">
            <text:p>526888</text:p>
          </table:table-cell>
          <table:table-cell table:formula="of:=[.J112]" office:value-type="float" office:value="364252" calcext:value-type="float">
            <text:p>364252</text:p>
          </table:table-cell>
          <table:table-cell table:formula="of:=[.B112]" office:value-type="float" office:value="297464" calcext:value-type="float">
            <text:p>297464</text:p>
          </table:table-cell>
          <table:table-cell table:formula="of:=SUM([.B113:.J113])" office:value-type="float" office:value="4026363" calcext:value-type="float">
            <text:p>4026363</text:p>
          </table:table-cell>
          <table:table-cell table:number-columns-repeated="1013"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table:formula="of:=[.C113]" office:value-type="float" office:value="408201" calcext:value-type="float">
            <text:p>408201</text:p>
          </table:table-cell>
          <table:table-cell table:formula="of:=[.D113]" office:value-type="float" office:value="393344" calcext:value-type="float">
            <text:p>393344</text:p>
          </table:table-cell>
          <table:table-cell table:formula="of:=[.E113]" office:value-type="float" office:value="547466" calcext:value-type="float">
            <text:p>547466</text:p>
          </table:table-cell>
          <table:table-cell table:formula="of:=[.F113]" office:value-type="float" office:value="428863" calcext:value-type="float">
            <text:p>428863</text:p>
          </table:table-cell>
          <table:table-cell table:formula="of:=[.G113]" office:value-type="float" office:value="674605" calcext:value-type="float">
            <text:p>674605</text:p>
          </table:table-cell>
          <table:table-cell table:formula="of:=[.H113]" office:value-type="float" office:value="526888" calcext:value-type="float">
            <text:p>526888</text:p>
          </table:table-cell>
          <table:table-cell table:formula="of:=[.I113]+[.B113]" office:value-type="float" office:value="749532" calcext:value-type="float">
            <text:p>749532</text:p>
          </table:table-cell>
          <table:table-cell table:formula="of:=[.J113]" office:value-type="float" office:value="297464" calcext:value-type="float">
            <text:p>297464</text:p>
          </table:table-cell>
          <table:table-cell table:formula="of:=[.B113]" office:value-type="float" office:value="385280" calcext:value-type="float">
            <text:p>385280</text:p>
          </table:table-cell>
          <table:table-cell table:formula="of:=SUM([.B114:.J114])" office:value-type="float" office:value="4411643" calcext:value-type="float">
            <text:p>4411643</text:p>
          </table:table-cell>
          <table:table-cell table:number-columns-repeated="1013"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table:formula="of:=[.C114]" office:value-type="float" office:value="393344" calcext:value-type="float">
            <text:p>393344</text:p>
          </table:table-cell>
          <table:table-cell table:formula="of:=[.D114]" office:value-type="float" office:value="547466" calcext:value-type="float">
            <text:p>547466</text:p>
          </table:table-cell>
          <table:table-cell table:formula="of:=[.E114]" office:value-type="float" office:value="428863" calcext:value-type="float">
            <text:p>428863</text:p>
          </table:table-cell>
          <table:table-cell table:formula="of:=[.F114]" office:value-type="float" office:value="674605" calcext:value-type="float">
            <text:p>674605</text:p>
          </table:table-cell>
          <table:table-cell table:formula="of:=[.G114]" office:value-type="float" office:value="526888" calcext:value-type="float">
            <text:p>526888</text:p>
          </table:table-cell>
          <table:table-cell table:formula="of:=[.H114]" office:value-type="float" office:value="749532" calcext:value-type="float">
            <text:p>749532</text:p>
          </table:table-cell>
          <table:table-cell table:formula="of:=[.I114]+[.B114]" office:value-type="float" office:value="705665" calcext:value-type="float">
            <text:p>705665</text:p>
          </table:table-cell>
          <table:table-cell table:formula="of:=[.J114]" office:value-type="float" office:value="385280" calcext:value-type="float">
            <text:p>385280</text:p>
          </table:table-cell>
          <table:table-cell table:formula="of:=[.B114]" office:value-type="float" office:value="408201" calcext:value-type="float">
            <text:p>408201</text:p>
          </table:table-cell>
          <table:table-cell table:formula="of:=SUM([.B115:.J115])" office:value-type="float" office:value="4819844" calcext:value-type="float">
            <text:p>4819844</text:p>
          </table:table-cell>
          <table:table-cell table:number-columns-repeated="1013"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table:formula="of:=[.C115]" office:value-type="float" office:value="547466" calcext:value-type="float">
            <text:p>547466</text:p>
          </table:table-cell>
          <table:table-cell table:formula="of:=[.D115]" office:value-type="float" office:value="428863" calcext:value-type="float">
            <text:p>428863</text:p>
          </table:table-cell>
          <table:table-cell table:formula="of:=[.E115]" office:value-type="float" office:value="674605" calcext:value-type="float">
            <text:p>674605</text:p>
          </table:table-cell>
          <table:table-cell table:formula="of:=[.F115]" office:value-type="float" office:value="526888" calcext:value-type="float">
            <text:p>526888</text:p>
          </table:table-cell>
          <table:table-cell table:formula="of:=[.G115]" office:value-type="float" office:value="749532" calcext:value-type="float">
            <text:p>749532</text:p>
          </table:table-cell>
          <table:table-cell table:formula="of:=[.H115]" office:value-type="float" office:value="705665" calcext:value-type="float">
            <text:p>705665</text:p>
          </table:table-cell>
          <table:table-cell table:formula="of:=[.I115]+[.B115]" office:value-type="float" office:value="778624" calcext:value-type="float">
            <text:p>778624</text:p>
          </table:table-cell>
          <table:table-cell table:formula="of:=[.J115]" office:value-type="float" office:value="408201" calcext:value-type="float">
            <text:p>408201</text:p>
          </table:table-cell>
          <table:table-cell table:formula="of:=[.B115]" office:value-type="float" office:value="393344" calcext:value-type="float">
            <text:p>393344</text:p>
          </table:table-cell>
          <table:table-cell table:formula="of:=SUM([.B116:.J116])" office:value-type="float" office:value="5213188" calcext:value-type="float">
            <text:p>5213188</text:p>
          </table:table-cell>
          <table:table-cell table:number-columns-repeated="1013"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table:formula="of:=[.C116]" office:value-type="float" office:value="428863" calcext:value-type="float">
            <text:p>428863</text:p>
          </table:table-cell>
          <table:table-cell table:formula="of:=[.D116]" office:value-type="float" office:value="674605" calcext:value-type="float">
            <text:p>674605</text:p>
          </table:table-cell>
          <table:table-cell table:formula="of:=[.E116]" office:value-type="float" office:value="526888" calcext:value-type="float">
            <text:p>526888</text:p>
          </table:table-cell>
          <table:table-cell table:formula="of:=[.F116]" office:value-type="float" office:value="749532" calcext:value-type="float">
            <text:p>749532</text:p>
          </table:table-cell>
          <table:table-cell table:formula="of:=[.G116]" office:value-type="float" office:value="705665" calcext:value-type="float">
            <text:p>705665</text:p>
          </table:table-cell>
          <table:table-cell table:formula="of:=[.H116]" office:value-type="float" office:value="778624" calcext:value-type="float">
            <text:p>778624</text:p>
          </table:table-cell>
          <table:table-cell table:formula="of:=[.I116]+[.B116]" office:value-type="float" office:value="955667" calcext:value-type="float">
            <text:p>955667</text:p>
          </table:table-cell>
          <table:table-cell table:formula="of:=[.J116]" office:value-type="float" office:value="393344" calcext:value-type="float">
            <text:p>393344</text:p>
          </table:table-cell>
          <table:table-cell table:formula="of:=[.B116]" office:value-type="float" office:value="547466" calcext:value-type="float">
            <text:p>547466</text:p>
          </table:table-cell>
          <table:table-cell table:formula="of:=SUM([.B117:.J117])" office:value-type="float" office:value="5760654" calcext:value-type="float">
            <text:p>5760654</text:p>
          </table:table-cell>
          <table:table-cell table:number-columns-repeated="1013"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table:formula="of:=[.C117]" office:value-type="float" office:value="674605" calcext:value-type="float">
            <text:p>674605</text:p>
          </table:table-cell>
          <table:table-cell table:formula="of:=[.D117]" office:value-type="float" office:value="526888" calcext:value-type="float">
            <text:p>526888</text:p>
          </table:table-cell>
          <table:table-cell table:formula="of:=[.E117]" office:value-type="float" office:value="749532" calcext:value-type="float">
            <text:p>749532</text:p>
          </table:table-cell>
          <table:table-cell table:formula="of:=[.F117]" office:value-type="float" office:value="705665" calcext:value-type="float">
            <text:p>705665</text:p>
          </table:table-cell>
          <table:table-cell table:formula="of:=[.G117]" office:value-type="float" office:value="778624" calcext:value-type="float">
            <text:p>778624</text:p>
          </table:table-cell>
          <table:table-cell table:formula="of:=[.H117]" office:value-type="float" office:value="955667" calcext:value-type="float">
            <text:p>955667</text:p>
          </table:table-cell>
          <table:table-cell table:formula="of:=[.I117]+[.B117]" office:value-type="float" office:value="822207" calcext:value-type="float">
            <text:p>822207</text:p>
          </table:table-cell>
          <table:table-cell table:formula="of:=[.J117]" office:value-type="float" office:value="547466" calcext:value-type="float">
            <text:p>547466</text:p>
          </table:table-cell>
          <table:table-cell table:formula="of:=[.B117]" office:value-type="float" office:value="428863" calcext:value-type="float">
            <text:p>428863</text:p>
          </table:table-cell>
          <table:table-cell table:formula="of:=SUM([.B118:.J118])" office:value-type="float" office:value="6189517" calcext:value-type="float">
            <text:p>6189517</text:p>
          </table:table-cell>
          <table:table-cell table:number-columns-repeated="1013"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table:formula="of:=[.C118]" office:value-type="float" office:value="526888" calcext:value-type="float">
            <text:p>526888</text:p>
          </table:table-cell>
          <table:table-cell table:formula="of:=[.D118]" office:value-type="float" office:value="749532" calcext:value-type="float">
            <text:p>749532</text:p>
          </table:table-cell>
          <table:table-cell table:formula="of:=[.E118]" office:value-type="float" office:value="705665" calcext:value-type="float">
            <text:p>705665</text:p>
          </table:table-cell>
          <table:table-cell table:formula="of:=[.F118]" office:value-type="float" office:value="778624" calcext:value-type="float">
            <text:p>778624</text:p>
          </table:table-cell>
          <table:table-cell table:formula="of:=[.G118]" office:value-type="float" office:value="955667" calcext:value-type="float">
            <text:p>955667</text:p>
          </table:table-cell>
          <table:table-cell table:formula="of:=[.H118]" office:value-type="float" office:value="822207" calcext:value-type="float">
            <text:p>822207</text:p>
          </table:table-cell>
          <table:table-cell table:formula="of:=[.I118]+[.B118]" office:value-type="float" office:value="1222071" calcext:value-type="float">
            <text:p>1222071</text:p>
          </table:table-cell>
          <table:table-cell table:formula="of:=[.J118]" office:value-type="float" office:value="428863" calcext:value-type="float">
            <text:p>428863</text:p>
          </table:table-cell>
          <table:table-cell table:formula="of:=[.B118]" office:value-type="float" office:value="674605" calcext:value-type="float">
            <text:p>674605</text:p>
          </table:table-cell>
          <table:table-cell table:formula="of:=SUM([.B119:.J119])" office:value-type="float" office:value="6864122" calcext:value-type="float">
            <text:p>6864122</text:p>
          </table:table-cell>
          <table:table-cell table:number-columns-repeated="1013"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table:formula="of:=[.C119]" office:value-type="float" office:value="749532" calcext:value-type="float">
            <text:p>749532</text:p>
          </table:table-cell>
          <table:table-cell table:formula="of:=[.D119]" office:value-type="float" office:value="705665" calcext:value-type="float">
            <text:p>705665</text:p>
          </table:table-cell>
          <table:table-cell table:formula="of:=[.E119]" office:value-type="float" office:value="778624" calcext:value-type="float">
            <text:p>778624</text:p>
          </table:table-cell>
          <table:table-cell table:formula="of:=[.F119]" office:value-type="float" office:value="955667" calcext:value-type="float">
            <text:p>955667</text:p>
          </table:table-cell>
          <table:table-cell table:formula="of:=[.G119]" office:value-type="float" office:value="822207" calcext:value-type="float">
            <text:p>822207</text:p>
          </table:table-cell>
          <table:table-cell table:formula="of:=[.H119]" office:value-type="float" office:value="1222071" calcext:value-type="float">
            <text:p>1222071</text:p>
          </table:table-cell>
          <table:table-cell table:formula="of:=[.I119]+[.B119]" office:value-type="float" office:value="955751" calcext:value-type="float">
            <text:p>955751</text:p>
          </table:table-cell>
          <table:table-cell table:formula="of:=[.J119]" office:value-type="float" office:value="674605" calcext:value-type="float">
            <text:p>674605</text:p>
          </table:table-cell>
          <table:table-cell table:formula="of:=[.B119]" office:value-type="float" office:value="526888" calcext:value-type="float">
            <text:p>526888</text:p>
          </table:table-cell>
          <table:table-cell table:formula="of:=SUM([.B120:.J120])" office:value-type="float" office:value="7391010" calcext:value-type="float">
            <text:p>7391010</text:p>
          </table:table-cell>
          <table:table-cell table:number-columns-repeated="1013"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table:formula="of:=[.C120]" office:value-type="float" office:value="705665" calcext:value-type="float">
            <text:p>705665</text:p>
          </table:table-cell>
          <table:table-cell table:formula="of:=[.D120]" office:value-type="float" office:value="778624" calcext:value-type="float">
            <text:p>778624</text:p>
          </table:table-cell>
          <table:table-cell table:formula="of:=[.E120]" office:value-type="float" office:value="955667" calcext:value-type="float">
            <text:p>955667</text:p>
          </table:table-cell>
          <table:table-cell table:formula="of:=[.F120]" office:value-type="float" office:value="822207" calcext:value-type="float">
            <text:p>822207</text:p>
          </table:table-cell>
          <table:table-cell table:formula="of:=[.G120]" office:value-type="float" office:value="1222071" calcext:value-type="float">
            <text:p>1222071</text:p>
          </table:table-cell>
          <table:table-cell table:formula="of:=[.H120]" office:value-type="float" office:value="955751" calcext:value-type="float">
            <text:p>955751</text:p>
          </table:table-cell>
          <table:table-cell table:formula="of:=[.I120]+[.B120]" office:value-type="float" office:value="1424137" calcext:value-type="float">
            <text:p>1424137</text:p>
          </table:table-cell>
          <table:table-cell table:formula="of:=[.J120]" office:value-type="float" office:value="526888" calcext:value-type="float">
            <text:p>526888</text:p>
          </table:table-cell>
          <table:table-cell table:formula="of:=[.B120]" office:value-type="float" office:value="749532" calcext:value-type="float">
            <text:p>749532</text:p>
          </table:table-cell>
          <table:table-cell table:formula="of:=SUM([.B121:.J121])" office:value-type="float" office:value="8140542" calcext:value-type="float">
            <text:p>8140542</text:p>
          </table:table-cell>
          <table:table-cell table:number-columns-repeated="1013"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table:formula="of:=[.C121]" office:value-type="float" office:value="778624" calcext:value-type="float">
            <text:p>778624</text:p>
          </table:table-cell>
          <table:table-cell table:formula="of:=[.D121]" office:value-type="float" office:value="955667" calcext:value-type="float">
            <text:p>955667</text:p>
          </table:table-cell>
          <table:table-cell table:formula="of:=[.E121]" office:value-type="float" office:value="822207" calcext:value-type="float">
            <text:p>822207</text:p>
          </table:table-cell>
          <table:table-cell table:formula="of:=[.F121]" office:value-type="float" office:value="1222071" calcext:value-type="float">
            <text:p>1222071</text:p>
          </table:table-cell>
          <table:table-cell table:formula="of:=[.G121]" office:value-type="float" office:value="955751" calcext:value-type="float">
            <text:p>955751</text:p>
          </table:table-cell>
          <table:table-cell table:formula="of:=[.H121]" office:value-type="float" office:value="1424137" calcext:value-type="float">
            <text:p>1424137</text:p>
          </table:table-cell>
          <table:table-cell table:formula="of:=[.I121]+[.B121]" office:value-type="float" office:value="1232553" calcext:value-type="float">
            <text:p>1232553</text:p>
          </table:table-cell>
          <table:table-cell table:formula="of:=[.J121]" office:value-type="float" office:value="749532" calcext:value-type="float">
            <text:p>749532</text:p>
          </table:table-cell>
          <table:table-cell table:formula="of:=[.B121]" office:value-type="float" office:value="705665" calcext:value-type="float">
            <text:p>705665</text:p>
          </table:table-cell>
          <table:table-cell table:formula="of:=SUM([.B122:.J122])" office:value-type="float" office:value="8846207" calcext:value-type="float">
            <text:p>8846207</text:p>
          </table:table-cell>
          <table:table-cell table:number-columns-repeated="1013"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table:formula="of:=[.C122]" office:value-type="float" office:value="955667" calcext:value-type="float">
            <text:p>955667</text:p>
          </table:table-cell>
          <table:table-cell table:formula="of:=[.D122]" office:value-type="float" office:value="822207" calcext:value-type="float">
            <text:p>822207</text:p>
          </table:table-cell>
          <table:table-cell table:formula="of:=[.E122]" office:value-type="float" office:value="1222071" calcext:value-type="float">
            <text:p>1222071</text:p>
          </table:table-cell>
          <table:table-cell table:formula="of:=[.F122]" office:value-type="float" office:value="955751" calcext:value-type="float">
            <text:p>955751</text:p>
          </table:table-cell>
          <table:table-cell table:formula="of:=[.G122]" office:value-type="float" office:value="1424137" calcext:value-type="float">
            <text:p>1424137</text:p>
          </table:table-cell>
          <table:table-cell table:formula="of:=[.H122]" office:value-type="float" office:value="1232553" calcext:value-type="float">
            <text:p>1232553</text:p>
          </table:table-cell>
          <table:table-cell table:formula="of:=[.I122]+[.B122]" office:value-type="float" office:value="1528156" calcext:value-type="float">
            <text:p>1528156</text:p>
          </table:table-cell>
          <table:table-cell table:formula="of:=[.J122]" office:value-type="float" office:value="705665" calcext:value-type="float">
            <text:p>705665</text:p>
          </table:table-cell>
          <table:table-cell table:formula="of:=[.B122]" office:value-type="float" office:value="778624" calcext:value-type="float">
            <text:p>778624</text:p>
          </table:table-cell>
          <table:table-cell table:formula="of:=SUM([.B123:.J123])" office:value-type="float" office:value="9624831" calcext:value-type="float">
            <text:p>9624831</text:p>
          </table:table-cell>
          <table:table-cell table:number-columns-repeated="1013"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table:formula="of:=[.C123]" office:value-type="float" office:value="822207" calcext:value-type="float">
            <text:p>822207</text:p>
          </table:table-cell>
          <table:table-cell table:formula="of:=[.D123]" office:value-type="float" office:value="1222071" calcext:value-type="float">
            <text:p>1222071</text:p>
          </table:table-cell>
          <table:table-cell table:formula="of:=[.E123]" office:value-type="float" office:value="955751" calcext:value-type="float">
            <text:p>955751</text:p>
          </table:table-cell>
          <table:table-cell table:formula="of:=[.F123]" office:value-type="float" office:value="1424137" calcext:value-type="float">
            <text:p>1424137</text:p>
          </table:table-cell>
          <table:table-cell table:formula="of:=[.G123]" office:value-type="float" office:value="1232553" calcext:value-type="float">
            <text:p>1232553</text:p>
          </table:table-cell>
          <table:table-cell table:formula="of:=[.H123]" office:value-type="float" office:value="1528156" calcext:value-type="float">
            <text:p>1528156</text:p>
          </table:table-cell>
          <table:table-cell table:formula="of:=[.I123]+[.B123]" office:value-type="float" office:value="1661332" calcext:value-type="float">
            <text:p>1661332</text:p>
          </table:table-cell>
          <table:table-cell table:formula="of:=[.J123]" office:value-type="float" office:value="778624" calcext:value-type="float">
            <text:p>778624</text:p>
          </table:table-cell>
          <table:table-cell table:formula="of:=[.B123]" office:value-type="float" office:value="955667" calcext:value-type="float">
            <text:p>955667</text:p>
          </table:table-cell>
          <table:table-cell table:formula="of:=SUM([.B124:.J124])" office:value-type="float" office:value="10580498" calcext:value-type="float">
            <text:p>10580498</text:p>
          </table:table-cell>
          <table:table-cell table:number-columns-repeated="1013"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table:formula="of:=[.C124]" office:value-type="float" office:value="1222071" calcext:value-type="float">
            <text:p>1222071</text:p>
          </table:table-cell>
          <table:table-cell table:formula="of:=[.D124]" office:value-type="float" office:value="955751" calcext:value-type="float">
            <text:p>955751</text:p>
          </table:table-cell>
          <table:table-cell table:formula="of:=[.E124]" office:value-type="float" office:value="1424137" calcext:value-type="float">
            <text:p>1424137</text:p>
          </table:table-cell>
          <table:table-cell table:formula="of:=[.F124]" office:value-type="float" office:value="1232553" calcext:value-type="float">
            <text:p>1232553</text:p>
          </table:table-cell>
          <table:table-cell table:formula="of:=[.G124]" office:value-type="float" office:value="1528156" calcext:value-type="float">
            <text:p>1528156</text:p>
          </table:table-cell>
          <table:table-cell table:formula="of:=[.H124]" office:value-type="float" office:value="1661332" calcext:value-type="float">
            <text:p>1661332</text:p>
          </table:table-cell>
          <table:table-cell table:formula="of:=[.I124]+[.B124]" office:value-type="float" office:value="1600831" calcext:value-type="float">
            <text:p>1600831</text:p>
          </table:table-cell>
          <table:table-cell table:formula="of:=[.J124]" office:value-type="float" office:value="955667" calcext:value-type="float">
            <text:p>955667</text:p>
          </table:table-cell>
          <table:table-cell table:formula="of:=[.B124]" office:value-type="float" office:value="822207" calcext:value-type="float">
            <text:p>822207</text:p>
          </table:table-cell>
          <table:table-cell table:formula="of:=SUM([.B125:.J125])" office:value-type="float" office:value="11402705" calcext:value-type="float">
            <text:p>11402705</text:p>
          </table:table-cell>
          <table:table-cell table:number-columns-repeated="1013"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table:formula="of:=[.C125]" office:value-type="float" office:value="955751" calcext:value-type="float">
            <text:p>955751</text:p>
          </table:table-cell>
          <table:table-cell table:formula="of:=[.D125]" office:value-type="float" office:value="1424137" calcext:value-type="float">
            <text:p>1424137</text:p>
          </table:table-cell>
          <table:table-cell table:formula="of:=[.E125]" office:value-type="float" office:value="1232553" calcext:value-type="float">
            <text:p>1232553</text:p>
          </table:table-cell>
          <table:table-cell table:formula="of:=[.F125]" office:value-type="float" office:value="1528156" calcext:value-type="float">
            <text:p>1528156</text:p>
          </table:table-cell>
          <table:table-cell table:formula="of:=[.G125]" office:value-type="float" office:value="1661332" calcext:value-type="float">
            <text:p>1661332</text:p>
          </table:table-cell>
          <table:table-cell table:formula="of:=[.H125]" office:value-type="float" office:value="1600831" calcext:value-type="float">
            <text:p>1600831</text:p>
          </table:table-cell>
          <table:table-cell table:formula="of:=[.I125]+[.B125]" office:value-type="float" office:value="2177738" calcext:value-type="float">
            <text:p>2177738</text:p>
          </table:table-cell>
          <table:table-cell table:formula="of:=[.J125]" office:value-type="float" office:value="822207" calcext:value-type="float">
            <text:p>822207</text:p>
          </table:table-cell>
          <table:table-cell table:formula="of:=[.B125]" office:value-type="float" office:value="1222071" calcext:value-type="float">
            <text:p>1222071</text:p>
          </table:table-cell>
          <table:table-cell table:formula="of:=SUM([.B126:.J126])" office:value-type="float" office:value="12624776" calcext:value-type="float">
            <text:p>12624776</text:p>
          </table:table-cell>
          <table:table-cell table:number-columns-repeated="1013"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table:formula="of:=[.C126]" office:value-type="float" office:value="1424137" calcext:value-type="float">
            <text:p>1424137</text:p>
          </table:table-cell>
          <table:table-cell table:formula="of:=[.D126]" office:value-type="float" office:value="1232553" calcext:value-type="float">
            <text:p>1232553</text:p>
          </table:table-cell>
          <table:table-cell table:formula="of:=[.E126]" office:value-type="float" office:value="1528156" calcext:value-type="float">
            <text:p>1528156</text:p>
          </table:table-cell>
          <table:table-cell table:formula="of:=[.F126]" office:value-type="float" office:value="1661332" calcext:value-type="float">
            <text:p>1661332</text:p>
          </table:table-cell>
          <table:table-cell table:formula="of:=[.G126]" office:value-type="float" office:value="1600831" calcext:value-type="float">
            <text:p>1600831</text:p>
          </table:table-cell>
          <table:table-cell table:formula="of:=[.H126]" office:value-type="float" office:value="2177738" calcext:value-type="float">
            <text:p>2177738</text:p>
          </table:table-cell>
          <table:table-cell table:formula="of:=[.I126]+[.B126]" office:value-type="float" office:value="1777958" calcext:value-type="float">
            <text:p>1777958</text:p>
          </table:table-cell>
          <table:table-cell table:formula="of:=[.J126]" office:value-type="float" office:value="1222071" calcext:value-type="float">
            <text:p>1222071</text:p>
          </table:table-cell>
          <table:table-cell table:formula="of:=[.B126]" office:value-type="float" office:value="955751" calcext:value-type="float">
            <text:p>955751</text:p>
          </table:table-cell>
          <table:table-cell table:formula="of:=SUM([.B127:.J127])" office:value-type="float" office:value="13580527" calcext:value-type="float">
            <text:p>13580527</text:p>
          </table:table-cell>
          <table:table-cell table:number-columns-repeated="1013"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table:formula="of:=[.C127]" office:value-type="float" office:value="1232553" calcext:value-type="float">
            <text:p>1232553</text:p>
          </table:table-cell>
          <table:table-cell table:formula="of:=[.D127]" office:value-type="float" office:value="1528156" calcext:value-type="float">
            <text:p>1528156</text:p>
          </table:table-cell>
          <table:table-cell table:formula="of:=[.E127]" office:value-type="float" office:value="1661332" calcext:value-type="float">
            <text:p>1661332</text:p>
          </table:table-cell>
          <table:table-cell table:formula="of:=[.F127]" office:value-type="float" office:value="1600831" calcext:value-type="float">
            <text:p>1600831</text:p>
          </table:table-cell>
          <table:table-cell table:formula="of:=[.G127]" office:value-type="float" office:value="2177738" calcext:value-type="float">
            <text:p>2177738</text:p>
          </table:table-cell>
          <table:table-cell table:formula="of:=[.H127]" office:value-type="float" office:value="1777958" calcext:value-type="float">
            <text:p>1777958</text:p>
          </table:table-cell>
          <table:table-cell table:formula="of:=[.I127]+[.B127]" office:value-type="float" office:value="2646208" calcext:value-type="float">
            <text:p>2646208</text:p>
          </table:table-cell>
          <table:table-cell table:formula="of:=[.J127]" office:value-type="float" office:value="955751" calcext:value-type="float">
            <text:p>955751</text:p>
          </table:table-cell>
          <table:table-cell table:formula="of:=[.B127]" office:value-type="float" office:value="1424137" calcext:value-type="float">
            <text:p>1424137</text:p>
          </table:table-cell>
          <table:table-cell table:formula="of:=SUM([.B128:.J128])" office:value-type="float" office:value="15004664" calcext:value-type="float">
            <text:p>15004664</text:p>
          </table:table-cell>
          <table:table-cell table:number-columns-repeated="1013"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table:formula="of:=[.C128]" office:value-type="float" office:value="1528156" calcext:value-type="float">
            <text:p>1528156</text:p>
          </table:table-cell>
          <table:table-cell table:formula="of:=[.D128]" office:value-type="float" office:value="1661332" calcext:value-type="float">
            <text:p>1661332</text:p>
          </table:table-cell>
          <table:table-cell table:formula="of:=[.E128]" office:value-type="float" office:value="1600831" calcext:value-type="float">
            <text:p>1600831</text:p>
          </table:table-cell>
          <table:table-cell table:formula="of:=[.F128]" office:value-type="float" office:value="2177738" calcext:value-type="float">
            <text:p>2177738</text:p>
          </table:table-cell>
          <table:table-cell table:formula="of:=[.G128]" office:value-type="float" office:value="1777958" calcext:value-type="float">
            <text:p>1777958</text:p>
          </table:table-cell>
          <table:table-cell table:formula="of:=[.H128]" office:value-type="float" office:value="2646208" calcext:value-type="float">
            <text:p>2646208</text:p>
          </table:table-cell>
          <table:table-cell table:formula="of:=[.I128]+[.B128]" office:value-type="float" office:value="2188304" calcext:value-type="float">
            <text:p>2188304</text:p>
          </table:table-cell>
          <table:table-cell table:formula="of:=[.J128]" office:value-type="float" office:value="1424137" calcext:value-type="float">
            <text:p>1424137</text:p>
          </table:table-cell>
          <table:table-cell table:formula="of:=[.B128]" office:value-type="float" office:value="1232553" calcext:value-type="float">
            <text:p>1232553</text:p>
          </table:table-cell>
          <table:table-cell table:formula="of:=SUM([.B129:.J129])" office:value-type="float" office:value="16237217" calcext:value-type="float">
            <text:p>16237217</text:p>
          </table:table-cell>
          <table:table-cell table:number-columns-repeated="1013"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table:formula="of:=[.C129]" office:value-type="float" office:value="1661332" calcext:value-type="float">
            <text:p>1661332</text:p>
          </table:table-cell>
          <table:table-cell table:formula="of:=[.D129]" office:value-type="float" office:value="1600831" calcext:value-type="float">
            <text:p>1600831</text:p>
          </table:table-cell>
          <table:table-cell table:formula="of:=[.E129]" office:value-type="float" office:value="2177738" calcext:value-type="float">
            <text:p>2177738</text:p>
          </table:table-cell>
          <table:table-cell table:formula="of:=[.F129]" office:value-type="float" office:value="1777958" calcext:value-type="float">
            <text:p>1777958</text:p>
          </table:table-cell>
          <table:table-cell table:formula="of:=[.G129]" office:value-type="float" office:value="2646208" calcext:value-type="float">
            <text:p>2646208</text:p>
          </table:table-cell>
          <table:table-cell table:formula="of:=[.H129]" office:value-type="float" office:value="2188304" calcext:value-type="float">
            <text:p>2188304</text:p>
          </table:table-cell>
          <table:table-cell table:formula="of:=[.I129]+[.B129]" office:value-type="float" office:value="2952293" calcext:value-type="float">
            <text:p>2952293</text:p>
          </table:table-cell>
          <table:table-cell table:formula="of:=[.J129]" office:value-type="float" office:value="1232553" calcext:value-type="float">
            <text:p>1232553</text:p>
          </table:table-cell>
          <table:table-cell table:formula="of:=[.B129]" office:value-type="float" office:value="1528156" calcext:value-type="float">
            <text:p>1528156</text:p>
          </table:table-cell>
          <table:table-cell table:formula="of:=SUM([.B130:.J130])" office:value-type="float" office:value="17765373" calcext:value-type="float">
            <text:p>17765373</text:p>
          </table:table-cell>
          <table:table-cell table:number-columns-repeated="1013"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table:formula="of:=[.C130]" office:value-type="float" office:value="1600831" calcext:value-type="float">
            <text:p>1600831</text:p>
          </table:table-cell>
          <table:table-cell table:formula="of:=[.D130]" office:value-type="float" office:value="2177738" calcext:value-type="float">
            <text:p>2177738</text:p>
          </table:table-cell>
          <table:table-cell table:formula="of:=[.E130]" office:value-type="float" office:value="1777958" calcext:value-type="float">
            <text:p>1777958</text:p>
          </table:table-cell>
          <table:table-cell table:formula="of:=[.F130]" office:value-type="float" office:value="2646208" calcext:value-type="float">
            <text:p>2646208</text:p>
          </table:table-cell>
          <table:table-cell table:formula="of:=[.G130]" office:value-type="float" office:value="2188304" calcext:value-type="float">
            <text:p>2188304</text:p>
          </table:table-cell>
          <table:table-cell table:formula="of:=[.H130]" office:value-type="float" office:value="2952293" calcext:value-type="float">
            <text:p>2952293</text:p>
          </table:table-cell>
          <table:table-cell table:formula="of:=[.I130]+[.B130]" office:value-type="float" office:value="2893885" calcext:value-type="float">
            <text:p>2893885</text:p>
          </table:table-cell>
          <table:table-cell table:formula="of:=[.J130]" office:value-type="float" office:value="1528156" calcext:value-type="float">
            <text:p>1528156</text:p>
          </table:table-cell>
          <table:table-cell table:formula="of:=[.B130]" office:value-type="float" office:value="1661332" calcext:value-type="float">
            <text:p>1661332</text:p>
          </table:table-cell>
          <table:table-cell table:formula="of:=SUM([.B131:.J131])" office:value-type="float" office:value="19426705" calcext:value-type="float">
            <text:p>19426705</text:p>
          </table:table-cell>
          <table:table-cell table:number-columns-repeated="1013"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table:formula="of:=[.C131]" office:value-type="float" office:value="2177738" calcext:value-type="float">
            <text:p>2177738</text:p>
          </table:table-cell>
          <table:table-cell table:formula="of:=[.D131]" office:value-type="float" office:value="1777958" calcext:value-type="float">
            <text:p>1777958</text:p>
          </table:table-cell>
          <table:table-cell table:formula="of:=[.E131]" office:value-type="float" office:value="2646208" calcext:value-type="float">
            <text:p>2646208</text:p>
          </table:table-cell>
          <table:table-cell table:formula="of:=[.F131]" office:value-type="float" office:value="2188304" calcext:value-type="float">
            <text:p>2188304</text:p>
          </table:table-cell>
          <table:table-cell table:formula="of:=[.G131]" office:value-type="float" office:value="2952293" calcext:value-type="float">
            <text:p>2952293</text:p>
          </table:table-cell>
          <table:table-cell table:formula="of:=[.H131]" office:value-type="float" office:value="2893885" calcext:value-type="float">
            <text:p>2893885</text:p>
          </table:table-cell>
          <table:table-cell table:formula="of:=[.I131]+[.B131]" office:value-type="float" office:value="3128987" calcext:value-type="float">
            <text:p>3128987</text:p>
          </table:table-cell>
          <table:table-cell table:formula="of:=[.J131]" office:value-type="float" office:value="1661332" calcext:value-type="float">
            <text:p>1661332</text:p>
          </table:table-cell>
          <table:table-cell table:formula="of:=[.B131]" office:value-type="float" office:value="1600831" calcext:value-type="float">
            <text:p>1600831</text:p>
          </table:table-cell>
          <table:table-cell table:formula="of:=SUM([.B132:.J132])" office:value-type="float" office:value="21027536" calcext:value-type="float">
            <text:p>21027536</text:p>
          </table:table-cell>
          <table:table-cell table:number-columns-repeated="1013"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table:formula="of:=[.C132]" office:value-type="float" office:value="1777958" calcext:value-type="float">
            <text:p>1777958</text:p>
          </table:table-cell>
          <table:table-cell table:formula="of:=[.D132]" office:value-type="float" office:value="2646208" calcext:value-type="float">
            <text:p>2646208</text:p>
          </table:table-cell>
          <table:table-cell table:formula="of:=[.E132]" office:value-type="float" office:value="2188304" calcext:value-type="float">
            <text:p>2188304</text:p>
          </table:table-cell>
          <table:table-cell table:formula="of:=[.F132]" office:value-type="float" office:value="2952293" calcext:value-type="float">
            <text:p>2952293</text:p>
          </table:table-cell>
          <table:table-cell table:formula="of:=[.G132]" office:value-type="float" office:value="2893885" calcext:value-type="float">
            <text:p>2893885</text:p>
          </table:table-cell>
          <table:table-cell table:formula="of:=[.H132]" office:value-type="float" office:value="3128987" calcext:value-type="float">
            <text:p>3128987</text:p>
          </table:table-cell>
          <table:table-cell table:formula="of:=[.I132]+[.B132]" office:value-type="float" office:value="3839070" calcext:value-type="float">
            <text:p>3839070</text:p>
          </table:table-cell>
          <table:table-cell table:formula="of:=[.J132]" office:value-type="float" office:value="1600831" calcext:value-type="float">
            <text:p>1600831</text:p>
          </table:table-cell>
          <table:table-cell table:formula="of:=[.B132]" office:value-type="float" office:value="2177738" calcext:value-type="float">
            <text:p>2177738</text:p>
          </table:table-cell>
          <table:table-cell table:formula="of:=SUM([.B133:.J133])" office:value-type="float" office:value="23205274" calcext:value-type="float">
            <text:p>23205274</text:p>
          </table:table-cell>
          <table:table-cell table:number-columns-repeated="1013"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table:formula="of:=[.C133]" office:value-type="float" office:value="2646208" calcext:value-type="float">
            <text:p>2646208</text:p>
          </table:table-cell>
          <table:table-cell table:formula="of:=[.D133]" office:value-type="float" office:value="2188304" calcext:value-type="float">
            <text:p>2188304</text:p>
          </table:table-cell>
          <table:table-cell table:formula="of:=[.E133]" office:value-type="float" office:value="2952293" calcext:value-type="float">
            <text:p>2952293</text:p>
          </table:table-cell>
          <table:table-cell table:formula="of:=[.F133]" office:value-type="float" office:value="2893885" calcext:value-type="float">
            <text:p>2893885</text:p>
          </table:table-cell>
          <table:table-cell table:formula="of:=[.G133]" office:value-type="float" office:value="3128987" calcext:value-type="float">
            <text:p>3128987</text:p>
          </table:table-cell>
          <table:table-cell table:formula="of:=[.H133]" office:value-type="float" office:value="3839070" calcext:value-type="float">
            <text:p>3839070</text:p>
          </table:table-cell>
          <table:table-cell table:formula="of:=[.I133]+[.B133]" office:value-type="float" office:value="3378789" calcext:value-type="float">
            <text:p>3378789</text:p>
          </table:table-cell>
          <table:table-cell table:formula="of:=[.J133]" office:value-type="float" office:value="2177738" calcext:value-type="float">
            <text:p>2177738</text:p>
          </table:table-cell>
          <table:table-cell table:formula="of:=[.B133]" office:value-type="float" office:value="1777958" calcext:value-type="float">
            <text:p>1777958</text:p>
          </table:table-cell>
          <table:table-cell table:formula="of:=SUM([.B134:.J134])" office:value-type="float" office:value="24983232" calcext:value-type="float">
            <text:p>24983232</text:p>
          </table:table-cell>
          <table:table-cell table:number-columns-repeated="1013"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table:formula="of:=[.C134]" office:value-type="float" office:value="2188304" calcext:value-type="float">
            <text:p>2188304</text:p>
          </table:table-cell>
          <table:table-cell table:formula="of:=[.D134]" office:value-type="float" office:value="2952293" calcext:value-type="float">
            <text:p>2952293</text:p>
          </table:table-cell>
          <table:table-cell table:formula="of:=[.E134]" office:value-type="float" office:value="2893885" calcext:value-type="float">
            <text:p>2893885</text:p>
          </table:table-cell>
          <table:table-cell table:formula="of:=[.F134]" office:value-type="float" office:value="3128987" calcext:value-type="float">
            <text:p>3128987</text:p>
          </table:table-cell>
          <table:table-cell table:formula="of:=[.G134]" office:value-type="float" office:value="3839070" calcext:value-type="float">
            <text:p>3839070</text:p>
          </table:table-cell>
          <table:table-cell table:formula="of:=[.H134]" office:value-type="float" office:value="3378789" calcext:value-type="float">
            <text:p>3378789</text:p>
          </table:table-cell>
          <table:table-cell table:formula="of:=[.I134]+[.B134]" office:value-type="float" office:value="4823946" calcext:value-type="float">
            <text:p>4823946</text:p>
          </table:table-cell>
          <table:table-cell table:formula="of:=[.J134]" office:value-type="float" office:value="1777958" calcext:value-type="float">
            <text:p>1777958</text:p>
          </table:table-cell>
          <table:table-cell table:formula="of:=[.B134]" office:value-type="float" office:value="2646208" calcext:value-type="float">
            <text:p>2646208</text:p>
          </table:table-cell>
          <table:table-cell table:formula="of:=SUM([.B135:.J135])" office:value-type="float" office:value="27629440" calcext:value-type="float">
            <text:p>27629440</text:p>
          </table:table-cell>
          <table:table-cell table:number-columns-repeated="1013"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table:formula="of:=[.C135]" office:value-type="float" office:value="2952293" calcext:value-type="float">
            <text:p>2952293</text:p>
          </table:table-cell>
          <table:table-cell table:formula="of:=[.D135]" office:value-type="float" office:value="2893885" calcext:value-type="float">
            <text:p>2893885</text:p>
          </table:table-cell>
          <table:table-cell table:formula="of:=[.E135]" office:value-type="float" office:value="3128987" calcext:value-type="float">
            <text:p>3128987</text:p>
          </table:table-cell>
          <table:table-cell table:formula="of:=[.F135]" office:value-type="float" office:value="3839070" calcext:value-type="float">
            <text:p>3839070</text:p>
          </table:table-cell>
          <table:table-cell table:formula="of:=[.G135]" office:value-type="float" office:value="3378789" calcext:value-type="float">
            <text:p>3378789</text:p>
          </table:table-cell>
          <table:table-cell table:formula="of:=[.H135]" office:value-type="float" office:value="4823946" calcext:value-type="float">
            <text:p>4823946</text:p>
          </table:table-cell>
          <table:table-cell table:formula="of:=[.I135]+[.B135]" office:value-type="float" office:value="3966262" calcext:value-type="float">
            <text:p>3966262</text:p>
          </table:table-cell>
          <table:table-cell table:formula="of:=[.J135]" office:value-type="float" office:value="2646208" calcext:value-type="float">
            <text:p>2646208</text:p>
          </table:table-cell>
          <table:table-cell table:formula="of:=[.B135]" office:value-type="float" office:value="2188304" calcext:value-type="float">
            <text:p>2188304</text:p>
          </table:table-cell>
          <table:table-cell table:formula="of:=SUM([.B136:.J136])" office:value-type="float" office:value="29817744" calcext:value-type="float">
            <text:p>29817744</text:p>
          </table:table-cell>
          <table:table-cell table:number-columns-repeated="1013"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table:formula="of:=[.C136]" office:value-type="float" office:value="2893885" calcext:value-type="float">
            <text:p>2893885</text:p>
          </table:table-cell>
          <table:table-cell table:formula="of:=[.D136]" office:value-type="float" office:value="3128987" calcext:value-type="float">
            <text:p>3128987</text:p>
          </table:table-cell>
          <table:table-cell table:formula="of:=[.E136]" office:value-type="float" office:value="3839070" calcext:value-type="float">
            <text:p>3839070</text:p>
          </table:table-cell>
          <table:table-cell table:formula="of:=[.F136]" office:value-type="float" office:value="3378789" calcext:value-type="float">
            <text:p>3378789</text:p>
          </table:table-cell>
          <table:table-cell table:formula="of:=[.G136]" office:value-type="float" office:value="4823946" calcext:value-type="float">
            <text:p>4823946</text:p>
          </table:table-cell>
          <table:table-cell table:formula="of:=[.H136]" office:value-type="float" office:value="3966262" calcext:value-type="float">
            <text:p>3966262</text:p>
          </table:table-cell>
          <table:table-cell table:formula="of:=[.I136]+[.B136]" office:value-type="float" office:value="5598501" calcext:value-type="float">
            <text:p>5598501</text:p>
          </table:table-cell>
          <table:table-cell table:formula="of:=[.J136]" office:value-type="float" office:value="2188304" calcext:value-type="float">
            <text:p>2188304</text:p>
          </table:table-cell>
          <table:table-cell table:formula="of:=[.B136]" office:value-type="float" office:value="2952293" calcext:value-type="float">
            <text:p>2952293</text:p>
          </table:table-cell>
          <table:table-cell table:formula="of:=SUM([.B137:.J137])" office:value-type="float" office:value="32770037" calcext:value-type="float">
            <text:p>32770037</text:p>
          </table:table-cell>
          <table:table-cell table:number-columns-repeated="1013"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table:formula="of:=[.C137]" office:value-type="float" office:value="3128987" calcext:value-type="float">
            <text:p>3128987</text:p>
          </table:table-cell>
          <table:table-cell table:formula="of:=[.D137]" office:value-type="float" office:value="3839070" calcext:value-type="float">
            <text:p>3839070</text:p>
          </table:table-cell>
          <table:table-cell table:formula="of:=[.E137]" office:value-type="float" office:value="3378789" calcext:value-type="float">
            <text:p>3378789</text:p>
          </table:table-cell>
          <table:table-cell table:formula="of:=[.F137]" office:value-type="float" office:value="4823946" calcext:value-type="float">
            <text:p>4823946</text:p>
          </table:table-cell>
          <table:table-cell table:formula="of:=[.G137]" office:value-type="float" office:value="3966262" calcext:value-type="float">
            <text:p>3966262</text:p>
          </table:table-cell>
          <table:table-cell table:formula="of:=[.H137]" office:value-type="float" office:value="5598501" calcext:value-type="float">
            <text:p>5598501</text:p>
          </table:table-cell>
          <table:table-cell table:formula="of:=[.I137]+[.B137]" office:value-type="float" office:value="5082189" calcext:value-type="float">
            <text:p>5082189</text:p>
          </table:table-cell>
          <table:table-cell table:formula="of:=[.J137]" office:value-type="float" office:value="2952293" calcext:value-type="float">
            <text:p>2952293</text:p>
          </table:table-cell>
          <table:table-cell table:formula="of:=[.B137]" office:value-type="float" office:value="2893885" calcext:value-type="float">
            <text:p>2893885</text:p>
          </table:table-cell>
          <table:table-cell table:formula="of:=SUM([.B138:.J138])" office:value-type="float" office:value="35663922" calcext:value-type="float">
            <text:p>35663922</text:p>
          </table:table-cell>
          <table:table-cell table:number-columns-repeated="1013"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table:formula="of:=[.C138]" office:value-type="float" office:value="3839070" calcext:value-type="float">
            <text:p>3839070</text:p>
          </table:table-cell>
          <table:table-cell table:formula="of:=[.D138]" office:value-type="float" office:value="3378789" calcext:value-type="float">
            <text:p>3378789</text:p>
          </table:table-cell>
          <table:table-cell table:formula="of:=[.E138]" office:value-type="float" office:value="4823946" calcext:value-type="float">
            <text:p>4823946</text:p>
          </table:table-cell>
          <table:table-cell table:formula="of:=[.F138]" office:value-type="float" office:value="3966262" calcext:value-type="float">
            <text:p>3966262</text:p>
          </table:table-cell>
          <table:table-cell table:formula="of:=[.G138]" office:value-type="float" office:value="5598501" calcext:value-type="float">
            <text:p>5598501</text:p>
          </table:table-cell>
          <table:table-cell table:formula="of:=[.H138]" office:value-type="float" office:value="5082189" calcext:value-type="float">
            <text:p>5082189</text:p>
          </table:table-cell>
          <table:table-cell table:formula="of:=[.I138]+[.B138]" office:value-type="float" office:value="6081280" calcext:value-type="float">
            <text:p>6081280</text:p>
          </table:table-cell>
          <table:table-cell table:formula="of:=[.J138]" office:value-type="float" office:value="2893885" calcext:value-type="float">
            <text:p>2893885</text:p>
          </table:table-cell>
          <table:table-cell table:formula="of:=[.B138]" office:value-type="float" office:value="3128987" calcext:value-type="float">
            <text:p>3128987</text:p>
          </table:table-cell>
          <table:table-cell table:formula="of:=SUM([.B139:.J139])" office:value-type="float" office:value="38792909" calcext:value-type="float">
            <text:p>38792909</text:p>
          </table:table-cell>
          <table:table-cell table:number-columns-repeated="1013"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table:formula="of:=[.C139]" office:value-type="float" office:value="3378789" calcext:value-type="float">
            <text:p>3378789</text:p>
          </table:table-cell>
          <table:table-cell table:formula="of:=[.D139]" office:value-type="float" office:value="4823946" calcext:value-type="float">
            <text:p>4823946</text:p>
          </table:table-cell>
          <table:table-cell table:formula="of:=[.E139]" office:value-type="float" office:value="3966262" calcext:value-type="float">
            <text:p>3966262</text:p>
          </table:table-cell>
          <table:table-cell table:formula="of:=[.F139]" office:value-type="float" office:value="5598501" calcext:value-type="float">
            <text:p>5598501</text:p>
          </table:table-cell>
          <table:table-cell table:formula="of:=[.G139]" office:value-type="float" office:value="5082189" calcext:value-type="float">
            <text:p>5082189</text:p>
          </table:table-cell>
          <table:table-cell table:formula="of:=[.H139]" office:value-type="float" office:value="6081280" calcext:value-type="float">
            <text:p>6081280</text:p>
          </table:table-cell>
          <table:table-cell table:formula="of:=[.I139]+[.B139]" office:value-type="float" office:value="6732955" calcext:value-type="float">
            <text:p>6732955</text:p>
          </table:table-cell>
          <table:table-cell table:formula="of:=[.J139]" office:value-type="float" office:value="3128987" calcext:value-type="float">
            <text:p>3128987</text:p>
          </table:table-cell>
          <table:table-cell table:formula="of:=[.B139]" office:value-type="float" office:value="3839070" calcext:value-type="float">
            <text:p>3839070</text:p>
          </table:table-cell>
          <table:table-cell table:formula="of:=SUM([.B140:.J140])" office:value-type="float" office:value="42631979" calcext:value-type="float">
            <text:p>42631979</text:p>
          </table:table-cell>
          <table:table-cell table:number-columns-repeated="1013"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table:formula="of:=[.C140]" office:value-type="float" office:value="4823946" calcext:value-type="float">
            <text:p>4823946</text:p>
          </table:table-cell>
          <table:table-cell table:formula="of:=[.D140]" office:value-type="float" office:value="3966262" calcext:value-type="float">
            <text:p>3966262</text:p>
          </table:table-cell>
          <table:table-cell table:formula="of:=[.E140]" office:value-type="float" office:value="5598501" calcext:value-type="float">
            <text:p>5598501</text:p>
          </table:table-cell>
          <table:table-cell table:formula="of:=[.F140]" office:value-type="float" office:value="5082189" calcext:value-type="float">
            <text:p>5082189</text:p>
          </table:table-cell>
          <table:table-cell table:formula="of:=[.G140]" office:value-type="float" office:value="6081280" calcext:value-type="float">
            <text:p>6081280</text:p>
          </table:table-cell>
          <table:table-cell table:formula="of:=[.H140]" office:value-type="float" office:value="6732955" calcext:value-type="float">
            <text:p>6732955</text:p>
          </table:table-cell>
          <table:table-cell table:formula="of:=[.I140]+[.B140]" office:value-type="float" office:value="6507776" calcext:value-type="float">
            <text:p>6507776</text:p>
          </table:table-cell>
          <table:table-cell table:formula="of:=[.J140]" office:value-type="float" office:value="3839070" calcext:value-type="float">
            <text:p>3839070</text:p>
          </table:table-cell>
          <table:table-cell table:formula="of:=[.B140]" office:value-type="float" office:value="3378789" calcext:value-type="float">
            <text:p>3378789</text:p>
          </table:table-cell>
          <table:table-cell table:formula="of:=SUM([.B141:.J141])" office:value-type="float" office:value="46010768" calcext:value-type="float">
            <text:p>46010768</text:p>
          </table:table-cell>
          <table:table-cell table:number-columns-repeated="1013"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table:formula="of:=[.C141]" office:value-type="float" office:value="3966262" calcext:value-type="float">
            <text:p>3966262</text:p>
          </table:table-cell>
          <table:table-cell table:formula="of:=[.D141]" office:value-type="float" office:value="5598501" calcext:value-type="float">
            <text:p>5598501</text:p>
          </table:table-cell>
          <table:table-cell table:formula="of:=[.E141]" office:value-type="float" office:value="5082189" calcext:value-type="float">
            <text:p>5082189</text:p>
          </table:table-cell>
          <table:table-cell table:formula="of:=[.F141]" office:value-type="float" office:value="6081280" calcext:value-type="float">
            <text:p>6081280</text:p>
          </table:table-cell>
          <table:table-cell table:formula="of:=[.G141]" office:value-type="float" office:value="6732955" calcext:value-type="float">
            <text:p>6732955</text:p>
          </table:table-cell>
          <table:table-cell table:formula="of:=[.H141]" office:value-type="float" office:value="6507776" calcext:value-type="float">
            <text:p>6507776</text:p>
          </table:table-cell>
          <table:table-cell table:formula="of:=[.I141]+[.B141]" office:value-type="float" office:value="8663016" calcext:value-type="float">
            <text:p>8663016</text:p>
          </table:table-cell>
          <table:table-cell table:formula="of:=[.J141]" office:value-type="float" office:value="3378789" calcext:value-type="float">
            <text:p>3378789</text:p>
          </table:table-cell>
          <table:table-cell table:formula="of:=[.B141]" office:value-type="float" office:value="4823946" calcext:value-type="float">
            <text:p>4823946</text:p>
          </table:table-cell>
          <table:table-cell table:formula="of:=SUM([.B142:.J142])" office:value-type="float" office:value="50834714" calcext:value-type="float">
            <text:p>50834714</text:p>
          </table:table-cell>
          <table:table-cell table:number-columns-repeated="1013"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table:formula="of:=[.C142]" office:value-type="float" office:value="5598501" calcext:value-type="float">
            <text:p>5598501</text:p>
          </table:table-cell>
          <table:table-cell table:formula="of:=[.D142]" office:value-type="float" office:value="5082189" calcext:value-type="float">
            <text:p>5082189</text:p>
          </table:table-cell>
          <table:table-cell table:formula="of:=[.E142]" office:value-type="float" office:value="6081280" calcext:value-type="float">
            <text:p>6081280</text:p>
          </table:table-cell>
          <table:table-cell table:formula="of:=[.F142]" office:value-type="float" office:value="6732955" calcext:value-type="float">
            <text:p>6732955</text:p>
          </table:table-cell>
          <table:table-cell table:formula="of:=[.G142]" office:value-type="float" office:value="6507776" calcext:value-type="float">
            <text:p>6507776</text:p>
          </table:table-cell>
          <table:table-cell table:formula="of:=[.H142]" office:value-type="float" office:value="8663016" calcext:value-type="float">
            <text:p>8663016</text:p>
          </table:table-cell>
          <table:table-cell table:formula="of:=[.I142]+[.B142]" office:value-type="float" office:value="7345051" calcext:value-type="float">
            <text:p>7345051</text:p>
          </table:table-cell>
          <table:table-cell table:formula="of:=[.J142]" office:value-type="float" office:value="4823946" calcext:value-type="float">
            <text:p>4823946</text:p>
          </table:table-cell>
          <table:table-cell table:formula="of:=[.B142]" office:value-type="float" office:value="3966262" calcext:value-type="float">
            <text:p>3966262</text:p>
          </table:table-cell>
          <table:table-cell table:formula="of:=SUM([.B143:.J143])" office:value-type="float" office:value="54800976" calcext:value-type="float">
            <text:p>54800976</text:p>
          </table:table-cell>
          <table:table-cell table:number-columns-repeated="1013"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table:formula="of:=[.C143]" office:value-type="float" office:value="5082189" calcext:value-type="float">
            <text:p>5082189</text:p>
          </table:table-cell>
          <table:table-cell table:formula="of:=[.D143]" office:value-type="float" office:value="6081280" calcext:value-type="float">
            <text:p>6081280</text:p>
          </table:table-cell>
          <table:table-cell table:formula="of:=[.E143]" office:value-type="float" office:value="6732955" calcext:value-type="float">
            <text:p>6732955</text:p>
          </table:table-cell>
          <table:table-cell table:formula="of:=[.F143]" office:value-type="float" office:value="6507776" calcext:value-type="float">
            <text:p>6507776</text:p>
          </table:table-cell>
          <table:table-cell table:formula="of:=[.G143]" office:value-type="float" office:value="8663016" calcext:value-type="float">
            <text:p>8663016</text:p>
          </table:table-cell>
          <table:table-cell table:formula="of:=[.H143]" office:value-type="float" office:value="7345051" calcext:value-type="float">
            <text:p>7345051</text:p>
          </table:table-cell>
          <table:table-cell table:formula="of:=[.I143]+[.B143]" office:value-type="float" office:value="10422447" calcext:value-type="float">
            <text:p>10422447</text:p>
          </table:table-cell>
          <table:table-cell table:formula="of:=[.J143]" office:value-type="float" office:value="3966262" calcext:value-type="float">
            <text:p>3966262</text:p>
          </table:table-cell>
          <table:table-cell table:formula="of:=[.B143]" office:value-type="float" office:value="5598501" calcext:value-type="float">
            <text:p>5598501</text:p>
          </table:table-cell>
          <table:table-cell table:formula="of:=SUM([.B144:.J144])" office:value-type="float" office:value="60399477" calcext:value-type="float">
            <text:p>60399477</text:p>
          </table:table-cell>
          <table:table-cell table:number-columns-repeated="1013"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table:formula="of:=[.C144]" office:value-type="float" office:value="6081280" calcext:value-type="float">
            <text:p>6081280</text:p>
          </table:table-cell>
          <table:table-cell table:formula="of:=[.D144]" office:value-type="float" office:value="6732955" calcext:value-type="float">
            <text:p>6732955</text:p>
          </table:table-cell>
          <table:table-cell table:formula="of:=[.E144]" office:value-type="float" office:value="6507776" calcext:value-type="float">
            <text:p>6507776</text:p>
          </table:table-cell>
          <table:table-cell table:formula="of:=[.F144]" office:value-type="float" office:value="8663016" calcext:value-type="float">
            <text:p>8663016</text:p>
          </table:table-cell>
          <table:table-cell table:formula="of:=[.G144]" office:value-type="float" office:value="7345051" calcext:value-type="float">
            <text:p>7345051</text:p>
          </table:table-cell>
          <table:table-cell table:formula="of:=[.H144]" office:value-type="float" office:value="10422447" calcext:value-type="float">
            <text:p>10422447</text:p>
          </table:table-cell>
          <table:table-cell table:formula="of:=[.I144]+[.B144]" office:value-type="float" office:value="9048451" calcext:value-type="float">
            <text:p>9048451</text:p>
          </table:table-cell>
          <table:table-cell table:formula="of:=[.J144]" office:value-type="float" office:value="5598501" calcext:value-type="float">
            <text:p>5598501</text:p>
          </table:table-cell>
          <table:table-cell table:formula="of:=[.B144]" office:value-type="float" office:value="5082189" calcext:value-type="float">
            <text:p>5082189</text:p>
          </table:table-cell>
          <table:table-cell table:formula="of:=SUM([.B145:.J145])" office:value-type="float" office:value="65481666" calcext:value-type="float">
            <text:p>65481666</text:p>
          </table:table-cell>
          <table:table-cell table:number-columns-repeated="1013"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table:formula="of:=[.C145]" office:value-type="float" office:value="6732955" calcext:value-type="float">
            <text:p>6732955</text:p>
          </table:table-cell>
          <table:table-cell table:formula="of:=[.D145]" office:value-type="float" office:value="6507776" calcext:value-type="float">
            <text:p>6507776</text:p>
          </table:table-cell>
          <table:table-cell table:formula="of:=[.E145]" office:value-type="float" office:value="8663016" calcext:value-type="float">
            <text:p>8663016</text:p>
          </table:table-cell>
          <table:table-cell table:formula="of:=[.F145]" office:value-type="float" office:value="7345051" calcext:value-type="float">
            <text:p>7345051</text:p>
          </table:table-cell>
          <table:table-cell table:formula="of:=[.G145]" office:value-type="float" office:value="10422447" calcext:value-type="float">
            <text:p>10422447</text:p>
          </table:table-cell>
          <table:table-cell table:formula="of:=[.H145]" office:value-type="float" office:value="9048451" calcext:value-type="float">
            <text:p>9048451</text:p>
          </table:table-cell>
          <table:table-cell table:formula="of:=[.I145]+[.B145]" office:value-type="float" office:value="11679781" calcext:value-type="float">
            <text:p>11679781</text:p>
          </table:table-cell>
          <table:table-cell table:formula="of:=[.J145]" office:value-type="float" office:value="5082189" calcext:value-type="float">
            <text:p>5082189</text:p>
          </table:table-cell>
          <table:table-cell table:formula="of:=[.B145]" office:value-type="float" office:value="6081280" calcext:value-type="float">
            <text:p>6081280</text:p>
          </table:table-cell>
          <table:table-cell table:formula="of:=SUM([.B146:.J146])" office:value-type="float" office:value="71562946" calcext:value-type="float">
            <text:p>71562946</text:p>
          </table:table-cell>
          <table:table-cell table:number-columns-repeated="1013"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table:formula="of:=[.C146]" office:value-type="float" office:value="6507776" calcext:value-type="float">
            <text:p>6507776</text:p>
          </table:table-cell>
          <table:table-cell table:formula="of:=[.D146]" office:value-type="float" office:value="8663016" calcext:value-type="float">
            <text:p>8663016</text:p>
          </table:table-cell>
          <table:table-cell table:formula="of:=[.E146]" office:value-type="float" office:value="7345051" calcext:value-type="float">
            <text:p>7345051</text:p>
          </table:table-cell>
          <table:table-cell table:formula="of:=[.F146]" office:value-type="float" office:value="10422447" calcext:value-type="float">
            <text:p>10422447</text:p>
          </table:table-cell>
          <table:table-cell table:formula="of:=[.G146]" office:value-type="float" office:value="9048451" calcext:value-type="float">
            <text:p>9048451</text:p>
          </table:table-cell>
          <table:table-cell table:formula="of:=[.H146]" office:value-type="float" office:value="11679781" calcext:value-type="float">
            <text:p>11679781</text:p>
          </table:table-cell>
          <table:table-cell table:formula="of:=[.I146]+[.B146]" office:value-type="float" office:value="11815144" calcext:value-type="float">
            <text:p>11815144</text:p>
          </table:table-cell>
          <table:table-cell table:formula="of:=[.J146]" office:value-type="float" office:value="6081280" calcext:value-type="float">
            <text:p>6081280</text:p>
          </table:table-cell>
          <table:table-cell table:formula="of:=[.B146]" office:value-type="float" office:value="6732955" calcext:value-type="float">
            <text:p>6732955</text:p>
          </table:table-cell>
          <table:table-cell table:formula="of:=SUM([.B147:.J147])" office:value-type="float" office:value="78295901" calcext:value-type="float">
            <text:p>78295901</text:p>
          </table:table-cell>
          <table:table-cell table:number-columns-repeated="1013"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table:formula="of:=[.C147]" office:value-type="float" office:value="8663016" calcext:value-type="float">
            <text:p>8663016</text:p>
          </table:table-cell>
          <table:table-cell table:formula="of:=[.D147]" office:value-type="float" office:value="7345051" calcext:value-type="float">
            <text:p>7345051</text:p>
          </table:table-cell>
          <table:table-cell table:formula="of:=[.E147]" office:value-type="float" office:value="10422447" calcext:value-type="float">
            <text:p>10422447</text:p>
          </table:table-cell>
          <table:table-cell table:formula="of:=[.F147]" office:value-type="float" office:value="9048451" calcext:value-type="float">
            <text:p>9048451</text:p>
          </table:table-cell>
          <table:table-cell table:formula="of:=[.G147]" office:value-type="float" office:value="11679781" calcext:value-type="float">
            <text:p>11679781</text:p>
          </table:table-cell>
          <table:table-cell table:formula="of:=[.H147]" office:value-type="float" office:value="11815144" calcext:value-type="float">
            <text:p>11815144</text:p>
          </table:table-cell>
          <table:table-cell table:formula="of:=[.I147]+[.B147]" office:value-type="float" office:value="12589056" calcext:value-type="float">
            <text:p>12589056</text:p>
          </table:table-cell>
          <table:table-cell table:formula="of:=[.J147]" office:value-type="float" office:value="6732955" calcext:value-type="float">
            <text:p>6732955</text:p>
          </table:table-cell>
          <table:table-cell table:formula="of:=[.B147]" office:value-type="float" office:value="6507776" calcext:value-type="float">
            <text:p>6507776</text:p>
          </table:table-cell>
          <table:table-cell table:formula="of:=SUM([.B148:.J148])" office:value-type="float" office:value="84803677" calcext:value-type="float">
            <text:p>84803677</text:p>
          </table:table-cell>
          <table:table-cell table:number-columns-repeated="1013"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table:formula="of:=[.C148]" office:value-type="float" office:value="7345051" calcext:value-type="float">
            <text:p>7345051</text:p>
          </table:table-cell>
          <table:table-cell table:formula="of:=[.D148]" office:value-type="float" office:value="10422447" calcext:value-type="float">
            <text:p>10422447</text:p>
          </table:table-cell>
          <table:table-cell table:formula="of:=[.E148]" office:value-type="float" office:value="9048451" calcext:value-type="float">
            <text:p>9048451</text:p>
          </table:table-cell>
          <table:table-cell table:formula="of:=[.F148]" office:value-type="float" office:value="11679781" calcext:value-type="float">
            <text:p>11679781</text:p>
          </table:table-cell>
          <table:table-cell table:formula="of:=[.G148]" office:value-type="float" office:value="11815144" calcext:value-type="float">
            <text:p>11815144</text:p>
          </table:table-cell>
          <table:table-cell table:formula="of:=[.H148]" office:value-type="float" office:value="12589056" calcext:value-type="float">
            <text:p>12589056</text:p>
          </table:table-cell>
          <table:table-cell table:formula="of:=[.I148]+[.B148]" office:value-type="float" office:value="15395971" calcext:value-type="float">
            <text:p>15395971</text:p>
          </table:table-cell>
          <table:table-cell table:formula="of:=[.J148]" office:value-type="float" office:value="6507776" calcext:value-type="float">
            <text:p>6507776</text:p>
          </table:table-cell>
          <table:table-cell table:formula="of:=[.B148]" office:value-type="float" office:value="8663016" calcext:value-type="float">
            <text:p>8663016</text:p>
          </table:table-cell>
          <table:table-cell table:formula="of:=SUM([.B149:.J149])" office:value-type="float" office:value="93466693" calcext:value-type="float">
            <text:p>93466693</text:p>
          </table:table-cell>
          <table:table-cell table:number-columns-repeated="1013"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table:formula="of:=[.C149]" office:value-type="float" office:value="10422447" calcext:value-type="float">
            <text:p>10422447</text:p>
          </table:table-cell>
          <table:table-cell table:formula="of:=[.D149]" office:value-type="float" office:value="9048451" calcext:value-type="float">
            <text:p>9048451</text:p>
          </table:table-cell>
          <table:table-cell table:formula="of:=[.E149]" office:value-type="float" office:value="11679781" calcext:value-type="float">
            <text:p>11679781</text:p>
          </table:table-cell>
          <table:table-cell table:formula="of:=[.F149]" office:value-type="float" office:value="11815144" calcext:value-type="float">
            <text:p>11815144</text:p>
          </table:table-cell>
          <table:table-cell table:formula="of:=[.G149]" office:value-type="float" office:value="12589056" calcext:value-type="float">
            <text:p>12589056</text:p>
          </table:table-cell>
          <table:table-cell table:formula="of:=[.H149]" office:value-type="float" office:value="15395971" calcext:value-type="float">
            <text:p>15395971</text:p>
          </table:table-cell>
          <table:table-cell table:formula="of:=[.I149]+[.B149]" office:value-type="float" office:value="13852827" calcext:value-type="float">
            <text:p>13852827</text:p>
          </table:table-cell>
          <table:table-cell table:formula="of:=[.J149]" office:value-type="float" office:value="8663016" calcext:value-type="float">
            <text:p>8663016</text:p>
          </table:table-cell>
          <table:table-cell table:formula="of:=[.B149]" office:value-type="float" office:value="7345051" calcext:value-type="float">
            <text:p>7345051</text:p>
          </table:table-cell>
          <table:table-cell table:formula="of:=SUM([.B150:.J150])" office:value-type="float" office:value="100811744" calcext:value-type="float">
            <text:p>100811744</text:p>
          </table:table-cell>
          <table:table-cell table:number-columns-repeated="1013"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table:formula="of:=[.C150]" office:value-type="float" office:value="9048451" calcext:value-type="float">
            <text:p>9048451</text:p>
          </table:table-cell>
          <table:table-cell table:formula="of:=[.D150]" office:value-type="float" office:value="11679781" calcext:value-type="float">
            <text:p>11679781</text:p>
          </table:table-cell>
          <table:table-cell table:formula="of:=[.E150]" office:value-type="float" office:value="11815144" calcext:value-type="float">
            <text:p>11815144</text:p>
          </table:table-cell>
          <table:table-cell table:formula="of:=[.F150]" office:value-type="float" office:value="12589056" calcext:value-type="float">
            <text:p>12589056</text:p>
          </table:table-cell>
          <table:table-cell table:formula="of:=[.G150]" office:value-type="float" office:value="15395971" calcext:value-type="float">
            <text:p>15395971</text:p>
          </table:table-cell>
          <table:table-cell table:formula="of:=[.H150]" office:value-type="float" office:value="13852827" calcext:value-type="float">
            <text:p>13852827</text:p>
          </table:table-cell>
          <table:table-cell table:formula="of:=[.I150]+[.B150]" office:value-type="float" office:value="19085463" calcext:value-type="float">
            <text:p>19085463</text:p>
          </table:table-cell>
          <table:table-cell table:formula="of:=[.J150]" office:value-type="float" office:value="7345051" calcext:value-type="float">
            <text:p>7345051</text:p>
          </table:table-cell>
          <table:table-cell table:formula="of:=[.B150]" office:value-type="float" office:value="10422447" calcext:value-type="float">
            <text:p>10422447</text:p>
          </table:table-cell>
          <table:table-cell table:formula="of:=SUM([.B151:.J151])" office:value-type="float" office:value="111234191" calcext:value-type="float">
            <text:p>111234191</text:p>
          </table:table-cell>
          <table:table-cell table:number-columns-repeated="1013"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table:formula="of:=[.C151]" office:value-type="float" office:value="11679781" calcext:value-type="float">
            <text:p>11679781</text:p>
          </table:table-cell>
          <table:table-cell table:formula="of:=[.D151]" office:value-type="float" office:value="11815144" calcext:value-type="float">
            <text:p>11815144</text:p>
          </table:table-cell>
          <table:table-cell table:formula="of:=[.E151]" office:value-type="float" office:value="12589056" calcext:value-type="float">
            <text:p>12589056</text:p>
          </table:table-cell>
          <table:table-cell table:formula="of:=[.F151]" office:value-type="float" office:value="15395971" calcext:value-type="float">
            <text:p>15395971</text:p>
          </table:table-cell>
          <table:table-cell table:formula="of:=[.G151]" office:value-type="float" office:value="13852827" calcext:value-type="float">
            <text:p>13852827</text:p>
          </table:table-cell>
          <table:table-cell table:formula="of:=[.H151]" office:value-type="float" office:value="19085463" calcext:value-type="float">
            <text:p>19085463</text:p>
          </table:table-cell>
          <table:table-cell table:formula="of:=[.I151]+[.B151]" office:value-type="float" office:value="16393502" calcext:value-type="float">
            <text:p>16393502</text:p>
          </table:table-cell>
          <table:table-cell table:formula="of:=[.J151]" office:value-type="float" office:value="10422447" calcext:value-type="float">
            <text:p>10422447</text:p>
          </table:table-cell>
          <table:table-cell table:formula="of:=[.B151]" office:value-type="float" office:value="9048451" calcext:value-type="float">
            <text:p>9048451</text:p>
          </table:table-cell>
          <table:table-cell table:formula="of:=SUM([.B152:.J152])" office:value-type="float" office:value="120282642" calcext:value-type="float">
            <text:p>120282642</text:p>
          </table:table-cell>
          <table:table-cell table:number-columns-repeated="1013"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table:formula="of:=[.C152]" office:value-type="float" office:value="11815144" calcext:value-type="float">
            <text:p>11815144</text:p>
          </table:table-cell>
          <table:table-cell table:formula="of:=[.D152]" office:value-type="float" office:value="12589056" calcext:value-type="float">
            <text:p>12589056</text:p>
          </table:table-cell>
          <table:table-cell table:formula="of:=[.E152]" office:value-type="float" office:value="15395971" calcext:value-type="float">
            <text:p>15395971</text:p>
          </table:table-cell>
          <table:table-cell table:formula="of:=[.F152]" office:value-type="float" office:value="13852827" calcext:value-type="float">
            <text:p>13852827</text:p>
          </table:table-cell>
          <table:table-cell table:formula="of:=[.G152]" office:value-type="float" office:value="19085463" calcext:value-type="float">
            <text:p>19085463</text:p>
          </table:table-cell>
          <table:table-cell table:formula="of:=[.H152]" office:value-type="float" office:value="16393502" calcext:value-type="float">
            <text:p>16393502</text:p>
          </table:table-cell>
          <table:table-cell table:formula="of:=[.I152]+[.B152]" office:value-type="float" office:value="22102228" calcext:value-type="float">
            <text:p>22102228</text:p>
          </table:table-cell>
          <table:table-cell table:formula="of:=[.J152]" office:value-type="float" office:value="9048451" calcext:value-type="float">
            <text:p>9048451</text:p>
          </table:table-cell>
          <table:table-cell table:formula="of:=[.B152]" office:value-type="float" office:value="11679781" calcext:value-type="float">
            <text:p>11679781</text:p>
          </table:table-cell>
          <table:table-cell table:formula="of:=SUM([.B153:.J153])" office:value-type="float" office:value="131962423" calcext:value-type="float">
            <text:p>131962423</text:p>
          </table:table-cell>
          <table:table-cell table:number-columns-repeated="1013"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table:formula="of:=[.C153]" office:value-type="float" office:value="12589056" calcext:value-type="float">
            <text:p>12589056</text:p>
          </table:table-cell>
          <table:table-cell table:formula="of:=[.D153]" office:value-type="float" office:value="15395971" calcext:value-type="float">
            <text:p>15395971</text:p>
          </table:table-cell>
          <table:table-cell table:formula="of:=[.E153]" office:value-type="float" office:value="13852827" calcext:value-type="float">
            <text:p>13852827</text:p>
          </table:table-cell>
          <table:table-cell table:formula="of:=[.F153]" office:value-type="float" office:value="19085463" calcext:value-type="float">
            <text:p>19085463</text:p>
          </table:table-cell>
          <table:table-cell table:formula="of:=[.G153]" office:value-type="float" office:value="16393502" calcext:value-type="float">
            <text:p>16393502</text:p>
          </table:table-cell>
          <table:table-cell table:formula="of:=[.H153]" office:value-type="float" office:value="22102228" calcext:value-type="float">
            <text:p>22102228</text:p>
          </table:table-cell>
          <table:table-cell table:formula="of:=[.I153]+[.B153]" office:value-type="float" office:value="20863595" calcext:value-type="float">
            <text:p>20863595</text:p>
          </table:table-cell>
          <table:table-cell table:formula="of:=[.J153]" office:value-type="float" office:value="11679781" calcext:value-type="float">
            <text:p>11679781</text:p>
          </table:table-cell>
          <table:table-cell table:formula="of:=[.B153]" office:value-type="float" office:value="11815144" calcext:value-type="float">
            <text:p>11815144</text:p>
          </table:table-cell>
          <table:table-cell table:formula="of:=SUM([.B154:.J154])" office:value-type="float" office:value="143777567" calcext:value-type="float">
            <text:p>143777567</text:p>
          </table:table-cell>
          <table:table-cell table:number-columns-repeated="1013"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table:formula="of:=[.C154]" office:value-type="float" office:value="15395971" calcext:value-type="float">
            <text:p>15395971</text:p>
          </table:table-cell>
          <table:table-cell table:formula="of:=[.D154]" office:value-type="float" office:value="13852827" calcext:value-type="float">
            <text:p>13852827</text:p>
          </table:table-cell>
          <table:table-cell table:formula="of:=[.E154]" office:value-type="float" office:value="19085463" calcext:value-type="float">
            <text:p>19085463</text:p>
          </table:table-cell>
          <table:table-cell table:formula="of:=[.F154]" office:value-type="float" office:value="16393502" calcext:value-type="float">
            <text:p>16393502</text:p>
          </table:table-cell>
          <table:table-cell table:formula="of:=[.G154]" office:value-type="float" office:value="22102228" calcext:value-type="float">
            <text:p>22102228</text:p>
          </table:table-cell>
          <table:table-cell table:formula="of:=[.H154]" office:value-type="float" office:value="20863595" calcext:value-type="float">
            <text:p>20863595</text:p>
          </table:table-cell>
          <table:table-cell table:formula="of:=[.I154]+[.B154]" office:value-type="float" office:value="24268837" calcext:value-type="float">
            <text:p>24268837</text:p>
          </table:table-cell>
          <table:table-cell table:formula="of:=[.J154]" office:value-type="float" office:value="11815144" calcext:value-type="float">
            <text:p>11815144</text:p>
          </table:table-cell>
          <table:table-cell table:formula="of:=[.B154]" office:value-type="float" office:value="12589056" calcext:value-type="float">
            <text:p>12589056</text:p>
          </table:table-cell>
          <table:table-cell table:formula="of:=SUM([.B155:.J155])" office:value-type="float" office:value="156366623" calcext:value-type="float">
            <text:p>156366623</text:p>
          </table:table-cell>
          <table:table-cell table:number-columns-repeated="1013"/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table:formula="of:=[.C155]" office:value-type="float" office:value="13852827" calcext:value-type="float">
            <text:p>13852827</text:p>
          </table:table-cell>
          <table:table-cell table:formula="of:=[.D155]" office:value-type="float" office:value="19085463" calcext:value-type="float">
            <text:p>19085463</text:p>
          </table:table-cell>
          <table:table-cell table:formula="of:=[.E155]" office:value-type="float" office:value="16393502" calcext:value-type="float">
            <text:p>16393502</text:p>
          </table:table-cell>
          <table:table-cell table:formula="of:=[.F155]" office:value-type="float" office:value="22102228" calcext:value-type="float">
            <text:p>22102228</text:p>
          </table:table-cell>
          <table:table-cell table:formula="of:=[.G155]" office:value-type="float" office:value="20863595" calcext:value-type="float">
            <text:p>20863595</text:p>
          </table:table-cell>
          <table:table-cell table:formula="of:=[.H155]" office:value-type="float" office:value="24268837" calcext:value-type="float">
            <text:p>24268837</text:p>
          </table:table-cell>
          <table:table-cell table:formula="of:=[.I155]+[.B155]" office:value-type="float" office:value="27211115" calcext:value-type="float">
            <text:p>27211115</text:p>
          </table:table-cell>
          <table:table-cell table:formula="of:=[.J155]" office:value-type="float" office:value="12589056" calcext:value-type="float">
            <text:p>12589056</text:p>
          </table:table-cell>
          <table:table-cell table:formula="of:=[.B155]" office:value-type="float" office:value="15395971" calcext:value-type="float">
            <text:p>15395971</text:p>
          </table:table-cell>
          <table:table-cell table:formula="of:=SUM([.B156:.J156])" office:value-type="float" office:value="171762594" calcext:value-type="float">
            <text:p>171762594</text:p>
          </table:table-cell>
          <table:table-cell table:number-columns-repeated="1013"/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table:formula="of:=[.C156]" office:value-type="float" office:value="19085463" calcext:value-type="float">
            <text:p>19085463</text:p>
          </table:table-cell>
          <table:table-cell table:formula="of:=[.D156]" office:value-type="float" office:value="16393502" calcext:value-type="float">
            <text:p>16393502</text:p>
          </table:table-cell>
          <table:table-cell table:formula="of:=[.E156]" office:value-type="float" office:value="22102228" calcext:value-type="float">
            <text:p>22102228</text:p>
          </table:table-cell>
          <table:table-cell table:formula="of:=[.F156]" office:value-type="float" office:value="20863595" calcext:value-type="float">
            <text:p>20863595</text:p>
          </table:table-cell>
          <table:table-cell table:formula="of:=[.G156]" office:value-type="float" office:value="24268837" calcext:value-type="float">
            <text:p>24268837</text:p>
          </table:table-cell>
          <table:table-cell table:formula="of:=[.H156]" office:value-type="float" office:value="27211115" calcext:value-type="float">
            <text:p>27211115</text:p>
          </table:table-cell>
          <table:table-cell table:formula="of:=[.I156]+[.B156]" office:value-type="float" office:value="26441883" calcext:value-type="float">
            <text:p>26441883</text:p>
          </table:table-cell>
          <table:table-cell table:formula="of:=[.J156]" office:value-type="float" office:value="15395971" calcext:value-type="float">
            <text:p>15395971</text:p>
          </table:table-cell>
          <table:table-cell table:formula="of:=[.B156]" office:value-type="float" office:value="13852827" calcext:value-type="float">
            <text:p>13852827</text:p>
          </table:table-cell>
          <table:table-cell table:formula="of:=SUM([.B157:.J157])" office:value-type="float" office:value="185615421" calcext:value-type="float">
            <text:p>185615421</text:p>
          </table:table-cell>
          <table:table-cell table:number-columns-repeated="1013"/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table:formula="of:=[.C157]" office:value-type="float" office:value="16393502" calcext:value-type="float">
            <text:p>16393502</text:p>
          </table:table-cell>
          <table:table-cell table:formula="of:=[.D157]" office:value-type="float" office:value="22102228" calcext:value-type="float">
            <text:p>22102228</text:p>
          </table:table-cell>
          <table:table-cell table:formula="of:=[.E157]" office:value-type="float" office:value="20863595" calcext:value-type="float">
            <text:p>20863595</text:p>
          </table:table-cell>
          <table:table-cell table:formula="of:=[.F157]" office:value-type="float" office:value="24268837" calcext:value-type="float">
            <text:p>24268837</text:p>
          </table:table-cell>
          <table:table-cell table:formula="of:=[.G157]" office:value-type="float" office:value="27211115" calcext:value-type="float">
            <text:p>27211115</text:p>
          </table:table-cell>
          <table:table-cell table:formula="of:=[.H157]" office:value-type="float" office:value="26441883" calcext:value-type="float">
            <text:p>26441883</text:p>
          </table:table-cell>
          <table:table-cell table:formula="of:=[.I157]+[.B157]" office:value-type="float" office:value="34481434" calcext:value-type="float">
            <text:p>34481434</text:p>
          </table:table-cell>
          <table:table-cell table:formula="of:=[.J157]" office:value-type="float" office:value="13852827" calcext:value-type="float">
            <text:p>13852827</text:p>
          </table:table-cell>
          <table:table-cell table:formula="of:=[.B157]" office:value-type="float" office:value="19085463" calcext:value-type="float">
            <text:p>19085463</text:p>
          </table:table-cell>
          <table:table-cell table:formula="of:=SUM([.B158:.J158])" office:value-type="float" office:value="204700884" calcext:value-type="float">
            <text:p>204700884</text:p>
          </table:table-cell>
          <table:table-cell table:number-columns-repeated="1013"/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table:formula="of:=[.C158]" office:value-type="float" office:value="22102228" calcext:value-type="float">
            <text:p>22102228</text:p>
          </table:table-cell>
          <table:table-cell table:formula="of:=[.D158]" office:value-type="float" office:value="20863595" calcext:value-type="float">
            <text:p>20863595</text:p>
          </table:table-cell>
          <table:table-cell table:formula="of:=[.E158]" office:value-type="float" office:value="24268837" calcext:value-type="float">
            <text:p>24268837</text:p>
          </table:table-cell>
          <table:table-cell table:formula="of:=[.F158]" office:value-type="float" office:value="27211115" calcext:value-type="float">
            <text:p>27211115</text:p>
          </table:table-cell>
          <table:table-cell table:formula="of:=[.G158]" office:value-type="float" office:value="26441883" calcext:value-type="float">
            <text:p>26441883</text:p>
          </table:table-cell>
          <table:table-cell table:formula="of:=[.H158]" office:value-type="float" office:value="34481434" calcext:value-type="float">
            <text:p>34481434</text:p>
          </table:table-cell>
          <table:table-cell table:formula="of:=[.I158]+[.B158]" office:value-type="float" office:value="30246329" calcext:value-type="float">
            <text:p>30246329</text:p>
          </table:table-cell>
          <table:table-cell table:formula="of:=[.J158]" office:value-type="float" office:value="19085463" calcext:value-type="float">
            <text:p>19085463</text:p>
          </table:table-cell>
          <table:table-cell table:formula="of:=[.B158]" office:value-type="float" office:value="16393502" calcext:value-type="float">
            <text:p>16393502</text:p>
          </table:table-cell>
          <table:table-cell table:formula="of:=SUM([.B159:.J159])" office:value-type="float" office:value="221094386" calcext:value-type="float">
            <text:p>221094386</text:p>
          </table:table-cell>
          <table:table-cell table:number-columns-repeated="1013"/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table:formula="of:=[.C159]" office:value-type="float" office:value="20863595" calcext:value-type="float">
            <text:p>20863595</text:p>
          </table:table-cell>
          <table:table-cell table:formula="of:=[.D159]" office:value-type="float" office:value="24268837" calcext:value-type="float">
            <text:p>24268837</text:p>
          </table:table-cell>
          <table:table-cell table:formula="of:=[.E159]" office:value-type="float" office:value="27211115" calcext:value-type="float">
            <text:p>27211115</text:p>
          </table:table-cell>
          <table:table-cell table:formula="of:=[.F159]" office:value-type="float" office:value="26441883" calcext:value-type="float">
            <text:p>26441883</text:p>
          </table:table-cell>
          <table:table-cell table:formula="of:=[.G159]" office:value-type="float" office:value="34481434" calcext:value-type="float">
            <text:p>34481434</text:p>
          </table:table-cell>
          <table:table-cell table:formula="of:=[.H159]" office:value-type="float" office:value="30246329" calcext:value-type="float">
            <text:p>30246329</text:p>
          </table:table-cell>
          <table:table-cell table:formula="of:=[.I159]+[.B159]" office:value-type="float" office:value="41187691" calcext:value-type="float">
            <text:p>41187691</text:p>
          </table:table-cell>
          <table:table-cell table:formula="of:=[.J159]" office:value-type="float" office:value="16393502" calcext:value-type="float">
            <text:p>16393502</text:p>
          </table:table-cell>
          <table:table-cell table:formula="of:=[.B159]" office:value-type="float" office:value="22102228" calcext:value-type="float">
            <text:p>22102228</text:p>
          </table:table-cell>
          <table:table-cell table:formula="of:=SUM([.B160:.J160])" office:value-type="float" office:value="243196614" calcext:value-type="float">
            <text:p>243196614</text:p>
          </table:table-cell>
          <table:table-cell table:number-columns-repeated="1013"/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table:formula="of:=[.C160]" office:value-type="float" office:value="24268837" calcext:value-type="float">
            <text:p>24268837</text:p>
          </table:table-cell>
          <table:table-cell table:formula="of:=[.D160]" office:value-type="float" office:value="27211115" calcext:value-type="float">
            <text:p>27211115</text:p>
          </table:table-cell>
          <table:table-cell table:formula="of:=[.E160]" office:value-type="float" office:value="26441883" calcext:value-type="float">
            <text:p>26441883</text:p>
          </table:table-cell>
          <table:table-cell table:formula="of:=[.F160]" office:value-type="float" office:value="34481434" calcext:value-type="float">
            <text:p>34481434</text:p>
          </table:table-cell>
          <table:table-cell table:formula="of:=[.G160]" office:value-type="float" office:value="30246329" calcext:value-type="float">
            <text:p>30246329</text:p>
          </table:table-cell>
          <table:table-cell table:formula="of:=[.H160]" office:value-type="float" office:value="41187691" calcext:value-type="float">
            <text:p>41187691</text:p>
          </table:table-cell>
          <table:table-cell table:formula="of:=[.I160]+[.B160]" office:value-type="float" office:value="37257097" calcext:value-type="float">
            <text:p>37257097</text:p>
          </table:table-cell>
          <table:table-cell table:formula="of:=[.J160]" office:value-type="float" office:value="22102228" calcext:value-type="float">
            <text:p>22102228</text:p>
          </table:table-cell>
          <table:table-cell table:formula="of:=[.B160]" office:value-type="float" office:value="20863595" calcext:value-type="float">
            <text:p>20863595</text:p>
          </table:table-cell>
          <table:table-cell table:formula="of:=SUM([.B161:.J161])" office:value-type="float" office:value="264060209" calcext:value-type="float">
            <text:p>264060209</text:p>
          </table:table-cell>
          <table:table-cell table:number-columns-repeated="1013"/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table:formula="of:=[.C161]" office:value-type="float" office:value="27211115" calcext:value-type="float">
            <text:p>27211115</text:p>
          </table:table-cell>
          <table:table-cell table:formula="of:=[.D161]" office:value-type="float" office:value="26441883" calcext:value-type="float">
            <text:p>26441883</text:p>
          </table:table-cell>
          <table:table-cell table:formula="of:=[.E161]" office:value-type="float" office:value="34481434" calcext:value-type="float">
            <text:p>34481434</text:p>
          </table:table-cell>
          <table:table-cell table:formula="of:=[.F161]" office:value-type="float" office:value="30246329" calcext:value-type="float">
            <text:p>30246329</text:p>
          </table:table-cell>
          <table:table-cell table:formula="of:=[.G161]" office:value-type="float" office:value="41187691" calcext:value-type="float">
            <text:p>41187691</text:p>
          </table:table-cell>
          <table:table-cell table:formula="of:=[.H161]" office:value-type="float" office:value="37257097" calcext:value-type="float">
            <text:p>37257097</text:p>
          </table:table-cell>
          <table:table-cell table:formula="of:=[.I161]+[.B161]" office:value-type="float" office:value="46371065" calcext:value-type="float">
            <text:p>46371065</text:p>
          </table:table-cell>
          <table:table-cell table:formula="of:=[.J161]" office:value-type="float" office:value="20863595" calcext:value-type="float">
            <text:p>20863595</text:p>
          </table:table-cell>
          <table:table-cell table:formula="of:=[.B161]" office:value-type="float" office:value="24268837" calcext:value-type="float">
            <text:p>24268837</text:p>
          </table:table-cell>
          <table:table-cell table:formula="of:=SUM([.B162:.J162])" office:value-type="float" office:value="288329046" calcext:value-type="float">
            <text:p>288329046</text:p>
          </table:table-cell>
          <table:table-cell table:number-columns-repeated="1013"/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table:formula="of:=[.C162]" office:value-type="float" office:value="26441883" calcext:value-type="float">
            <text:p>26441883</text:p>
          </table:table-cell>
          <table:table-cell table:formula="of:=[.D162]" office:value-type="float" office:value="34481434" calcext:value-type="float">
            <text:p>34481434</text:p>
          </table:table-cell>
          <table:table-cell table:formula="of:=[.E162]" office:value-type="float" office:value="30246329" calcext:value-type="float">
            <text:p>30246329</text:p>
          </table:table-cell>
          <table:table-cell table:formula="of:=[.F162]" office:value-type="float" office:value="41187691" calcext:value-type="float">
            <text:p>41187691</text:p>
          </table:table-cell>
          <table:table-cell table:formula="of:=[.G162]" office:value-type="float" office:value="37257097" calcext:value-type="float">
            <text:p>37257097</text:p>
          </table:table-cell>
          <table:table-cell table:formula="of:=[.H162]" office:value-type="float" office:value="46371065" calcext:value-type="float">
            <text:p>46371065</text:p>
          </table:table-cell>
          <table:table-cell table:formula="of:=[.I162]+[.B162]" office:value-type="float" office:value="48074710" calcext:value-type="float">
            <text:p>48074710</text:p>
          </table:table-cell>
          <table:table-cell table:formula="of:=[.J162]" office:value-type="float" office:value="24268837" calcext:value-type="float">
            <text:p>24268837</text:p>
          </table:table-cell>
          <table:table-cell table:formula="of:=[.B162]" office:value-type="float" office:value="27211115" calcext:value-type="float">
            <text:p>27211115</text:p>
          </table:table-cell>
          <table:table-cell table:formula="of:=SUM([.B163:.J163])" office:value-type="float" office:value="315540161" calcext:value-type="float">
            <text:p>315540161</text:p>
          </table:table-cell>
          <table:table-cell table:number-columns-repeated="1013"/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table:formula="of:=[.C163]" office:value-type="float" office:value="34481434" calcext:value-type="float">
            <text:p>34481434</text:p>
          </table:table-cell>
          <table:table-cell table:formula="of:=[.D163]" office:value-type="float" office:value="30246329" calcext:value-type="float">
            <text:p>30246329</text:p>
          </table:table-cell>
          <table:table-cell table:formula="of:=[.E163]" office:value-type="float" office:value="41187691" calcext:value-type="float">
            <text:p>41187691</text:p>
          </table:table-cell>
          <table:table-cell table:formula="of:=[.F163]" office:value-type="float" office:value="37257097" calcext:value-type="float">
            <text:p>37257097</text:p>
          </table:table-cell>
          <table:table-cell table:formula="of:=[.G163]" office:value-type="float" office:value="46371065" calcext:value-type="float">
            <text:p>46371065</text:p>
          </table:table-cell>
          <table:table-cell table:formula="of:=[.H163]" office:value-type="float" office:value="48074710" calcext:value-type="float">
            <text:p>48074710</text:p>
          </table:table-cell>
          <table:table-cell table:formula="of:=[.I163]+[.B163]" office:value-type="float" office:value="50710720" calcext:value-type="float">
            <text:p>50710720</text:p>
          </table:table-cell>
          <table:table-cell table:formula="of:=[.J163]" office:value-type="float" office:value="27211115" calcext:value-type="float">
            <text:p>27211115</text:p>
          </table:table-cell>
          <table:table-cell table:formula="of:=[.B163]" office:value-type="float" office:value="26441883" calcext:value-type="float">
            <text:p>26441883</text:p>
          </table:table-cell>
          <table:table-cell table:formula="of:=SUM([.B164:.J164])" office:value-type="float" office:value="341982044" calcext:value-type="float">
            <text:p>341982044</text:p>
          </table:table-cell>
          <table:table-cell table:number-columns-repeated="1013"/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table:formula="of:=[.C164]" office:value-type="float" office:value="30246329" calcext:value-type="float">
            <text:p>30246329</text:p>
          </table:table-cell>
          <table:table-cell table:formula="of:=[.D164]" office:value-type="float" office:value="41187691" calcext:value-type="float">
            <text:p>41187691</text:p>
          </table:table-cell>
          <table:table-cell table:formula="of:=[.E164]" office:value-type="float" office:value="37257097" calcext:value-type="float">
            <text:p>37257097</text:p>
          </table:table-cell>
          <table:table-cell table:formula="of:=[.F164]" office:value-type="float" office:value="46371065" calcext:value-type="float">
            <text:p>46371065</text:p>
          </table:table-cell>
          <table:table-cell table:formula="of:=[.G164]" office:value-type="float" office:value="48074710" calcext:value-type="float">
            <text:p>48074710</text:p>
          </table:table-cell>
          <table:table-cell table:formula="of:=[.H164]" office:value-type="float" office:value="50710720" calcext:value-type="float">
            <text:p>50710720</text:p>
          </table:table-cell>
          <table:table-cell table:formula="of:=[.I164]+[.B164]" office:value-type="float" office:value="61692549" calcext:value-type="float">
            <text:p>61692549</text:p>
          </table:table-cell>
          <table:table-cell table:formula="of:=[.J164]" office:value-type="float" office:value="26441883" calcext:value-type="float">
            <text:p>26441883</text:p>
          </table:table-cell>
          <table:table-cell table:formula="of:=[.B164]" office:value-type="float" office:value="34481434" calcext:value-type="float">
            <text:p>34481434</text:p>
          </table:table-cell>
          <table:table-cell table:formula="of:=SUM([.B165:.J165])" office:value-type="float" office:value="376463478" calcext:value-type="float">
            <text:p>376463478</text:p>
          </table:table-cell>
          <table:table-cell table:number-columns-repeated="1013"/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table:formula="of:=[.C165]" office:value-type="float" office:value="41187691" calcext:value-type="float">
            <text:p>41187691</text:p>
          </table:table-cell>
          <table:table-cell table:formula="of:=[.D165]" office:value-type="float" office:value="37257097" calcext:value-type="float">
            <text:p>37257097</text:p>
          </table:table-cell>
          <table:table-cell table:formula="of:=[.E165]" office:value-type="float" office:value="46371065" calcext:value-type="float">
            <text:p>46371065</text:p>
          </table:table-cell>
          <table:table-cell table:formula="of:=[.F165]" office:value-type="float" office:value="48074710" calcext:value-type="float">
            <text:p>48074710</text:p>
          </table:table-cell>
          <table:table-cell table:formula="of:=[.G165]" office:value-type="float" office:value="50710720" calcext:value-type="float">
            <text:p>50710720</text:p>
          </table:table-cell>
          <table:table-cell table:formula="of:=[.H165]" office:value-type="float" office:value="61692549" calcext:value-type="float">
            <text:p>61692549</text:p>
          </table:table-cell>
          <table:table-cell table:formula="of:=[.I165]+[.B165]" office:value-type="float" office:value="56688212" calcext:value-type="float">
            <text:p>56688212</text:p>
          </table:table-cell>
          <table:table-cell table:formula="of:=[.J165]" office:value-type="float" office:value="34481434" calcext:value-type="float">
            <text:p>34481434</text:p>
          </table:table-cell>
          <table:table-cell table:formula="of:=[.B165]" office:value-type="float" office:value="30246329" calcext:value-type="float">
            <text:p>30246329</text:p>
          </table:table-cell>
          <table:table-cell table:formula="of:=SUM([.B166:.J166])" office:value-type="float" office:value="406709807" calcext:value-type="float">
            <text:p>406709807</text:p>
          </table:table-cell>
          <table:table-cell table:number-columns-repeated="1013"/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table:formula="of:=[.C166]" office:value-type="float" office:value="37257097" calcext:value-type="float">
            <text:p>37257097</text:p>
          </table:table-cell>
          <table:table-cell table:formula="of:=[.D166]" office:value-type="float" office:value="46371065" calcext:value-type="float">
            <text:p>46371065</text:p>
          </table:table-cell>
          <table:table-cell table:formula="of:=[.E166]" office:value-type="float" office:value="48074710" calcext:value-type="float">
            <text:p>48074710</text:p>
          </table:table-cell>
          <table:table-cell table:formula="of:=[.F166]" office:value-type="float" office:value="50710720" calcext:value-type="float">
            <text:p>50710720</text:p>
          </table:table-cell>
          <table:table-cell table:formula="of:=[.G166]" office:value-type="float" office:value="61692549" calcext:value-type="float">
            <text:p>61692549</text:p>
          </table:table-cell>
          <table:table-cell table:formula="of:=[.H166]" office:value-type="float" office:value="56688212" calcext:value-type="float">
            <text:p>56688212</text:p>
          </table:table-cell>
          <table:table-cell table:formula="of:=[.I166]+[.B166]" office:value-type="float" office:value="75669125" calcext:value-type="float">
            <text:p>75669125</text:p>
          </table:table-cell>
          <table:table-cell table:formula="of:=[.J166]" office:value-type="float" office:value="30246329" calcext:value-type="float">
            <text:p>30246329</text:p>
          </table:table-cell>
          <table:table-cell table:formula="of:=[.B166]" office:value-type="float" office:value="41187691" calcext:value-type="float">
            <text:p>41187691</text:p>
          </table:table-cell>
          <table:table-cell table:formula="of:=SUM([.B167:.J167])" office:value-type="float" office:value="447897498" calcext:value-type="float">
            <text:p>447897498</text:p>
          </table:table-cell>
          <table:table-cell table:number-columns-repeated="1013"/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table:formula="of:=[.C167]" office:value-type="float" office:value="46371065" calcext:value-type="float">
            <text:p>46371065</text:p>
          </table:table-cell>
          <table:table-cell table:formula="of:=[.D167]" office:value-type="float" office:value="48074710" calcext:value-type="float">
            <text:p>48074710</text:p>
          </table:table-cell>
          <table:table-cell table:formula="of:=[.E167]" office:value-type="float" office:value="50710720" calcext:value-type="float">
            <text:p>50710720</text:p>
          </table:table-cell>
          <table:table-cell table:formula="of:=[.F167]" office:value-type="float" office:value="61692549" calcext:value-type="float">
            <text:p>61692549</text:p>
          </table:table-cell>
          <table:table-cell table:formula="of:=[.G167]" office:value-type="float" office:value="56688212" calcext:value-type="float">
            <text:p>56688212</text:p>
          </table:table-cell>
          <table:table-cell table:formula="of:=[.H167]" office:value-type="float" office:value="75669125" calcext:value-type="float">
            <text:p>75669125</text:p>
          </table:table-cell>
          <table:table-cell table:formula="of:=[.I167]+[.B167]" office:value-type="float" office:value="67503426" calcext:value-type="float">
            <text:p>67503426</text:p>
          </table:table-cell>
          <table:table-cell table:formula="of:=[.J167]" office:value-type="float" office:value="41187691" calcext:value-type="float">
            <text:p>41187691</text:p>
          </table:table-cell>
          <table:table-cell table:formula="of:=[.B167]" office:value-type="float" office:value="37257097" calcext:value-type="float">
            <text:p>37257097</text:p>
          </table:table-cell>
          <table:table-cell table:formula="of:=SUM([.B168:.J168])" office:value-type="float" office:value="485154595" calcext:value-type="float">
            <text:p>485154595</text:p>
          </table:table-cell>
          <table:table-cell table:number-columns-repeated="1013"/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table:formula="of:=[.C168]" office:value-type="float" office:value="48074710" calcext:value-type="float">
            <text:p>48074710</text:p>
          </table:table-cell>
          <table:table-cell table:formula="of:=[.D168]" office:value-type="float" office:value="50710720" calcext:value-type="float">
            <text:p>50710720</text:p>
          </table:table-cell>
          <table:table-cell table:formula="of:=[.E168]" office:value-type="float" office:value="61692549" calcext:value-type="float">
            <text:p>61692549</text:p>
          </table:table-cell>
          <table:table-cell table:formula="of:=[.F168]" office:value-type="float" office:value="56688212" calcext:value-type="float">
            <text:p>56688212</text:p>
          </table:table-cell>
          <table:table-cell table:formula="of:=[.G168]" office:value-type="float" office:value="75669125" calcext:value-type="float">
            <text:p>75669125</text:p>
          </table:table-cell>
          <table:table-cell table:formula="of:=[.H168]" office:value-type="float" office:value="67503426" calcext:value-type="float">
            <text:p>67503426</text:p>
          </table:table-cell>
          <table:table-cell table:formula="of:=[.I168]+[.B168]" office:value-type="float" office:value="87558756" calcext:value-type="float">
            <text:p>87558756</text:p>
          </table:table-cell>
          <table:table-cell table:formula="of:=[.J168]" office:value-type="float" office:value="37257097" calcext:value-type="float">
            <text:p>37257097</text:p>
          </table:table-cell>
          <table:table-cell table:formula="of:=[.B168]" office:value-type="float" office:value="46371065" calcext:value-type="float">
            <text:p>46371065</text:p>
          </table:table-cell>
          <table:table-cell table:formula="of:=SUM([.B169:.J169])" office:value-type="float" office:value="531525660" calcext:value-type="float">
            <text:p>531525660</text:p>
          </table:table-cell>
          <table:table-cell table:number-columns-repeated="1013"/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table:formula="of:=[.C169]" office:value-type="float" office:value="50710720" calcext:value-type="float">
            <text:p>50710720</text:p>
          </table:table-cell>
          <table:table-cell table:formula="of:=[.D169]" office:value-type="float" office:value="61692549" calcext:value-type="float">
            <text:p>61692549</text:p>
          </table:table-cell>
          <table:table-cell table:formula="of:=[.E169]" office:value-type="float" office:value="56688212" calcext:value-type="float">
            <text:p>56688212</text:p>
          </table:table-cell>
          <table:table-cell table:formula="of:=[.F169]" office:value-type="float" office:value="75669125" calcext:value-type="float">
            <text:p>75669125</text:p>
          </table:table-cell>
          <table:table-cell table:formula="of:=[.G169]" office:value-type="float" office:value="67503426" calcext:value-type="float">
            <text:p>67503426</text:p>
          </table:table-cell>
          <table:table-cell table:formula="of:=[.H169]" office:value-type="float" office:value="87558756" calcext:value-type="float">
            <text:p>87558756</text:p>
          </table:table-cell>
          <table:table-cell table:formula="of:=[.I169]+[.B169]" office:value-type="float" office:value="85331807" calcext:value-type="float">
            <text:p>85331807</text:p>
          </table:table-cell>
          <table:table-cell table:formula="of:=[.J169]" office:value-type="float" office:value="46371065" calcext:value-type="float">
            <text:p>46371065</text:p>
          </table:table-cell>
          <table:table-cell table:formula="of:=[.B169]" office:value-type="float" office:value="48074710" calcext:value-type="float">
            <text:p>48074710</text:p>
          </table:table-cell>
          <table:table-cell table:formula="of:=SUM([.B170:.J170])" office:value-type="float" office:value="579600370" calcext:value-type="float">
            <text:p>579600370</text:p>
          </table:table-cell>
          <table:table-cell table:number-columns-repeated="1013"/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table:formula="of:=[.C170]" office:value-type="float" office:value="61692549" calcext:value-type="float">
            <text:p>61692549</text:p>
          </table:table-cell>
          <table:table-cell table:formula="of:=[.D170]" office:value-type="float" office:value="56688212" calcext:value-type="float">
            <text:p>56688212</text:p>
          </table:table-cell>
          <table:table-cell table:formula="of:=[.E170]" office:value-type="float" office:value="75669125" calcext:value-type="float">
            <text:p>75669125</text:p>
          </table:table-cell>
          <table:table-cell table:formula="of:=[.F170]" office:value-type="float" office:value="67503426" calcext:value-type="float">
            <text:p>67503426</text:p>
          </table:table-cell>
          <table:table-cell table:formula="of:=[.G170]" office:value-type="float" office:value="87558756" calcext:value-type="float">
            <text:p>87558756</text:p>
          </table:table-cell>
          <table:table-cell table:formula="of:=[.H170]" office:value-type="float" office:value="85331807" calcext:value-type="float">
            <text:p>85331807</text:p>
          </table:table-cell>
          <table:table-cell table:formula="of:=[.I170]+[.B170]" office:value-type="float" office:value="97081785" calcext:value-type="float">
            <text:p>97081785</text:p>
          </table:table-cell>
          <table:table-cell table:formula="of:=[.J170]" office:value-type="float" office:value="48074710" calcext:value-type="float">
            <text:p>48074710</text:p>
          </table:table-cell>
          <table:table-cell table:formula="of:=[.B170]" office:value-type="float" office:value="50710720" calcext:value-type="float">
            <text:p>50710720</text:p>
          </table:table-cell>
          <table:table-cell table:formula="of:=SUM([.B171:.J171])" office:value-type="float" office:value="630311090" calcext:value-type="float">
            <text:p>630311090</text:p>
          </table:table-cell>
          <table:table-cell table:number-columns-repeated="1013"/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table:formula="of:=[.C171]" office:value-type="float" office:value="56688212" calcext:value-type="float">
            <text:p>56688212</text:p>
          </table:table-cell>
          <table:table-cell table:formula="of:=[.D171]" office:value-type="float" office:value="75669125" calcext:value-type="float">
            <text:p>75669125</text:p>
          </table:table-cell>
          <table:table-cell table:formula="of:=[.E171]" office:value-type="float" office:value="67503426" calcext:value-type="float">
            <text:p>67503426</text:p>
          </table:table-cell>
          <table:table-cell table:formula="of:=[.F171]" office:value-type="float" office:value="87558756" calcext:value-type="float">
            <text:p>87558756</text:p>
          </table:table-cell>
          <table:table-cell table:formula="of:=[.G171]" office:value-type="float" office:value="85331807" calcext:value-type="float">
            <text:p>85331807</text:p>
          </table:table-cell>
          <table:table-cell table:formula="of:=[.H171]" office:value-type="float" office:value="97081785" calcext:value-type="float">
            <text:p>97081785</text:p>
          </table:table-cell>
          <table:table-cell table:formula="of:=[.I171]+[.B171]" office:value-type="float" office:value="109767259" calcext:value-type="float">
            <text:p>109767259</text:p>
          </table:table-cell>
          <table:table-cell table:formula="of:=[.J171]" office:value-type="float" office:value="50710720" calcext:value-type="float">
            <text:p>50710720</text:p>
          </table:table-cell>
          <table:table-cell table:formula="of:=[.B171]" office:value-type="float" office:value="61692549" calcext:value-type="float">
            <text:p>61692549</text:p>
          </table:table-cell>
          <table:table-cell table:formula="of:=SUM([.B172:.J172])" office:value-type="float" office:value="692003639" calcext:value-type="float">
            <text:p>692003639</text:p>
          </table:table-cell>
          <table:table-cell table:number-columns-repeated="1013"/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table:formula="of:=[.C172]" office:value-type="float" office:value="75669125" calcext:value-type="float">
            <text:p>75669125</text:p>
          </table:table-cell>
          <table:table-cell table:formula="of:=[.D172]" office:value-type="float" office:value="67503426" calcext:value-type="float">
            <text:p>67503426</text:p>
          </table:table-cell>
          <table:table-cell table:formula="of:=[.E172]" office:value-type="float" office:value="87558756" calcext:value-type="float">
            <text:p>87558756</text:p>
          </table:table-cell>
          <table:table-cell table:formula="of:=[.F172]" office:value-type="float" office:value="85331807" calcext:value-type="float">
            <text:p>85331807</text:p>
          </table:table-cell>
          <table:table-cell table:formula="of:=[.G172]" office:value-type="float" office:value="97081785" calcext:value-type="float">
            <text:p>97081785</text:p>
          </table:table-cell>
          <table:table-cell table:formula="of:=[.H172]" office:value-type="float" office:value="109767259" calcext:value-type="float">
            <text:p>109767259</text:p>
          </table:table-cell>
          <table:table-cell table:formula="of:=[.I172]+[.B172]" office:value-type="float" office:value="107398932" calcext:value-type="float">
            <text:p>107398932</text:p>
          </table:table-cell>
          <table:table-cell table:formula="of:=[.J172]" office:value-type="float" office:value="61692549" calcext:value-type="float">
            <text:p>61692549</text:p>
          </table:table-cell>
          <table:table-cell table:formula="of:=[.B172]" office:value-type="float" office:value="56688212" calcext:value-type="float">
            <text:p>56688212</text:p>
          </table:table-cell>
          <table:table-cell table:formula="of:=SUM([.B173:.J173])" office:value-type="float" office:value="748691851" calcext:value-type="float">
            <text:p>748691851</text:p>
          </table:table-cell>
          <table:table-cell table:number-columns-repeated="1013"/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table:formula="of:=[.C173]" office:value-type="float" office:value="67503426" calcext:value-type="float">
            <text:p>67503426</text:p>
          </table:table-cell>
          <table:table-cell table:formula="of:=[.D173]" office:value-type="float" office:value="87558756" calcext:value-type="float">
            <text:p>87558756</text:p>
          </table:table-cell>
          <table:table-cell table:formula="of:=[.E173]" office:value-type="float" office:value="85331807" calcext:value-type="float">
            <text:p>85331807</text:p>
          </table:table-cell>
          <table:table-cell table:formula="of:=[.F173]" office:value-type="float" office:value="97081785" calcext:value-type="float">
            <text:p>97081785</text:p>
          </table:table-cell>
          <table:table-cell table:formula="of:=[.G173]" office:value-type="float" office:value="109767259" calcext:value-type="float">
            <text:p>109767259</text:p>
          </table:table-cell>
          <table:table-cell table:formula="of:=[.H173]" office:value-type="float" office:value="107398932" calcext:value-type="float">
            <text:p>107398932</text:p>
          </table:table-cell>
          <table:table-cell table:formula="of:=[.I173]+[.B173]" office:value-type="float" office:value="137361674" calcext:value-type="float">
            <text:p>137361674</text:p>
          </table:table-cell>
          <table:table-cell table:formula="of:=[.J173]" office:value-type="float" office:value="56688212" calcext:value-type="float">
            <text:p>56688212</text:p>
          </table:table-cell>
          <table:table-cell table:formula="of:=[.B173]" office:value-type="float" office:value="75669125" calcext:value-type="float">
            <text:p>75669125</text:p>
          </table:table-cell>
          <table:table-cell table:formula="of:=SUM([.B174:.J174])" office:value-type="float" office:value="824360976" calcext:value-type="float">
            <text:p>824360976</text:p>
          </table:table-cell>
          <table:table-cell table:number-columns-repeated="1013"/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table:formula="of:=[.C174]" office:value-type="float" office:value="87558756" calcext:value-type="float">
            <text:p>87558756</text:p>
          </table:table-cell>
          <table:table-cell table:formula="of:=[.D174]" office:value-type="float" office:value="85331807" calcext:value-type="float">
            <text:p>85331807</text:p>
          </table:table-cell>
          <table:table-cell table:formula="of:=[.E174]" office:value-type="float" office:value="97081785" calcext:value-type="float">
            <text:p>97081785</text:p>
          </table:table-cell>
          <table:table-cell table:formula="of:=[.F174]" office:value-type="float" office:value="109767259" calcext:value-type="float">
            <text:p>109767259</text:p>
          </table:table-cell>
          <table:table-cell table:formula="of:=[.G174]" office:value-type="float" office:value="107398932" calcext:value-type="float">
            <text:p>107398932</text:p>
          </table:table-cell>
          <table:table-cell table:formula="of:=[.H174]" office:value-type="float" office:value="137361674" calcext:value-type="float">
            <text:p>137361674</text:p>
          </table:table-cell>
          <table:table-cell table:formula="of:=[.I174]+[.B174]" office:value-type="float" office:value="124191638" calcext:value-type="float">
            <text:p>124191638</text:p>
          </table:table-cell>
          <table:table-cell table:formula="of:=[.J174]" office:value-type="float" office:value="75669125" calcext:value-type="float">
            <text:p>75669125</text:p>
          </table:table-cell>
          <table:table-cell table:formula="of:=[.B174]" office:value-type="float" office:value="67503426" calcext:value-type="float">
            <text:p>67503426</text:p>
          </table:table-cell>
          <table:table-cell table:formula="of:=SUM([.B175:.J175])" office:value-type="float" office:value="891864402" calcext:value-type="float">
            <text:p>891864402</text:p>
          </table:table-cell>
          <table:table-cell table:number-columns-repeated="1013"/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table:formula="of:=[.C175]" office:value-type="float" office:value="85331807" calcext:value-type="float">
            <text:p>85331807</text:p>
          </table:table-cell>
          <table:table-cell table:formula="of:=[.D175]" office:value-type="float" office:value="97081785" calcext:value-type="float">
            <text:p>97081785</text:p>
          </table:table-cell>
          <table:table-cell table:formula="of:=[.E175]" office:value-type="float" office:value="109767259" calcext:value-type="float">
            <text:p>109767259</text:p>
          </table:table-cell>
          <table:table-cell table:formula="of:=[.F175]" office:value-type="float" office:value="107398932" calcext:value-type="float">
            <text:p>107398932</text:p>
          </table:table-cell>
          <table:table-cell table:formula="of:=[.G175]" office:value-type="float" office:value="137361674" calcext:value-type="float">
            <text:p>137361674</text:p>
          </table:table-cell>
          <table:table-cell table:formula="of:=[.H175]" office:value-type="float" office:value="124191638" calcext:value-type="float">
            <text:p>124191638</text:p>
          </table:table-cell>
          <table:table-cell table:formula="of:=[.I175]+[.B175]" office:value-type="float" office:value="163227881" calcext:value-type="float">
            <text:p>163227881</text:p>
          </table:table-cell>
          <table:table-cell table:formula="of:=[.J175]" office:value-type="float" office:value="67503426" calcext:value-type="float">
            <text:p>67503426</text:p>
          </table:table-cell>
          <table:table-cell table:formula="of:=[.B175]" office:value-type="float" office:value="87558756" calcext:value-type="float">
            <text:p>87558756</text:p>
          </table:table-cell>
          <table:table-cell table:formula="of:=SUM([.B176:.J176])" office:value-type="float" office:value="979423158" calcext:value-type="float">
            <text:p>979423158</text:p>
          </table:table-cell>
          <table:table-cell table:number-columns-repeated="1013"/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table:formula="of:=[.C176]" office:value-type="float" office:value="97081785" calcext:value-type="float">
            <text:p>97081785</text:p>
          </table:table-cell>
          <table:table-cell table:formula="of:=[.D176]" office:value-type="float" office:value="109767259" calcext:value-type="float">
            <text:p>109767259</text:p>
          </table:table-cell>
          <table:table-cell table:formula="of:=[.E176]" office:value-type="float" office:value="107398932" calcext:value-type="float">
            <text:p>107398932</text:p>
          </table:table-cell>
          <table:table-cell table:formula="of:=[.F176]" office:value-type="float" office:value="137361674" calcext:value-type="float">
            <text:p>137361674</text:p>
          </table:table-cell>
          <table:table-cell table:formula="of:=[.G176]" office:value-type="float" office:value="124191638" calcext:value-type="float">
            <text:p>124191638</text:p>
          </table:table-cell>
          <table:table-cell table:formula="of:=[.H176]" office:value-type="float" office:value="163227881" calcext:value-type="float">
            <text:p>163227881</text:p>
          </table:table-cell>
          <table:table-cell table:formula="of:=[.I176]+[.B176]" office:value-type="float" office:value="152835233" calcext:value-type="float">
            <text:p>152835233</text:p>
          </table:table-cell>
          <table:table-cell table:formula="of:=[.J176]" office:value-type="float" office:value="87558756" calcext:value-type="float">
            <text:p>87558756</text:p>
          </table:table-cell>
          <table:table-cell table:formula="of:=[.B176]" office:value-type="float" office:value="85331807" calcext:value-type="float">
            <text:p>85331807</text:p>
          </table:table-cell>
          <table:table-cell table:formula="of:=SUM([.B177:.J177])" office:value-type="float" office:value="1064754965" calcext:value-type="float">
            <text:p>1064754965</text:p>
          </table:table-cell>
          <table:table-cell table:number-columns-repeated="1013"/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table:formula="of:=[.C177]" office:value-type="float" office:value="109767259" calcext:value-type="float">
            <text:p>109767259</text:p>
          </table:table-cell>
          <table:table-cell table:formula="of:=[.D177]" office:value-type="float" office:value="107398932" calcext:value-type="float">
            <text:p>107398932</text:p>
          </table:table-cell>
          <table:table-cell table:formula="of:=[.E177]" office:value-type="float" office:value="137361674" calcext:value-type="float">
            <text:p>137361674</text:p>
          </table:table-cell>
          <table:table-cell table:formula="of:=[.F177]" office:value-type="float" office:value="124191638" calcext:value-type="float">
            <text:p>124191638</text:p>
          </table:table-cell>
          <table:table-cell table:formula="of:=[.G177]" office:value-type="float" office:value="163227881" calcext:value-type="float">
            <text:p>163227881</text:p>
          </table:table-cell>
          <table:table-cell table:formula="of:=[.H177]" office:value-type="float" office:value="152835233" calcext:value-type="float">
            <text:p>152835233</text:p>
          </table:table-cell>
          <table:table-cell table:formula="of:=[.I177]+[.B177]" office:value-type="float" office:value="184640541" calcext:value-type="float">
            <text:p>184640541</text:p>
          </table:table-cell>
          <table:table-cell table:formula="of:=[.J177]" office:value-type="float" office:value="85331807" calcext:value-type="float">
            <text:p>85331807</text:p>
          </table:table-cell>
          <table:table-cell table:formula="of:=[.B177]" office:value-type="float" office:value="97081785" calcext:value-type="float">
            <text:p>97081785</text:p>
          </table:table-cell>
          <table:table-cell table:formula="of:=SUM([.B178:.J178])" office:value-type="float" office:value="1161836750" calcext:value-type="float">
            <text:p>1161836750</text:p>
          </table:table-cell>
          <table:table-cell table:number-columns-repeated="1013"/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table:formula="of:=[.C178]" office:value-type="float" office:value="107398932" calcext:value-type="float">
            <text:p>107398932</text:p>
          </table:table-cell>
          <table:table-cell table:formula="of:=[.D178]" office:value-type="float" office:value="137361674" calcext:value-type="float">
            <text:p>137361674</text:p>
          </table:table-cell>
          <table:table-cell table:formula="of:=[.E178]" office:value-type="float" office:value="124191638" calcext:value-type="float">
            <text:p>124191638</text:p>
          </table:table-cell>
          <table:table-cell table:formula="of:=[.F178]" office:value-type="float" office:value="163227881" calcext:value-type="float">
            <text:p>163227881</text:p>
          </table:table-cell>
          <table:table-cell table:formula="of:=[.G178]" office:value-type="float" office:value="152835233" calcext:value-type="float">
            <text:p>152835233</text:p>
          </table:table-cell>
          <table:table-cell table:formula="of:=[.H178]" office:value-type="float" office:value="184640541" calcext:value-type="float">
            <text:p>184640541</text:p>
          </table:table-cell>
          <table:table-cell table:formula="of:=[.I178]+[.B178]" office:value-type="float" office:value="195099066" calcext:value-type="float">
            <text:p>195099066</text:p>
          </table:table-cell>
          <table:table-cell table:formula="of:=[.J178]" office:value-type="float" office:value="97081785" calcext:value-type="float">
            <text:p>97081785</text:p>
          </table:table-cell>
          <table:table-cell table:formula="of:=[.B178]" office:value-type="float" office:value="109767259" calcext:value-type="float">
            <text:p>109767259</text:p>
          </table:table-cell>
          <table:table-cell table:formula="of:=SUM([.B179:.J179])" office:value-type="float" office:value="1271604009" calcext:value-type="float">
            <text:p>1271604009</text:p>
          </table:table-cell>
          <table:table-cell table:number-columns-repeated="1013"/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table:formula="of:=[.C179]" office:value-type="float" office:value="137361674" calcext:value-type="float">
            <text:p>137361674</text:p>
          </table:table-cell>
          <table:table-cell table:formula="of:=[.D179]" office:value-type="float" office:value="124191638" calcext:value-type="float">
            <text:p>124191638</text:p>
          </table:table-cell>
          <table:table-cell table:formula="of:=[.E179]" office:value-type="float" office:value="163227881" calcext:value-type="float">
            <text:p>163227881</text:p>
          </table:table-cell>
          <table:table-cell table:formula="of:=[.F179]" office:value-type="float" office:value="152835233" calcext:value-type="float">
            <text:p>152835233</text:p>
          </table:table-cell>
          <table:table-cell table:formula="of:=[.G179]" office:value-type="float" office:value="184640541" calcext:value-type="float">
            <text:p>184640541</text:p>
          </table:table-cell>
          <table:table-cell table:formula="of:=[.H179]" office:value-type="float" office:value="195099066" calcext:value-type="float">
            <text:p>195099066</text:p>
          </table:table-cell>
          <table:table-cell table:formula="of:=[.I179]+[.B179]" office:value-type="float" office:value="204480717" calcext:value-type="float">
            <text:p>204480717</text:p>
          </table:table-cell>
          <table:table-cell table:formula="of:=[.J179]" office:value-type="float" office:value="109767259" calcext:value-type="float">
            <text:p>109767259</text:p>
          </table:table-cell>
          <table:table-cell table:formula="of:=[.B179]" office:value-type="float" office:value="107398932" calcext:value-type="float">
            <text:p>107398932</text:p>
          </table:table-cell>
          <table:table-cell table:formula="of:=SUM([.B180:.J180])" office:value-type="float" office:value="1379002941" calcext:value-type="float">
            <text:p>1379002941</text:p>
          </table:table-cell>
          <table:table-cell table:number-columns-repeated="1013"/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table:formula="of:=[.C180]" office:value-type="float" office:value="124191638" calcext:value-type="float">
            <text:p>124191638</text:p>
          </table:table-cell>
          <table:table-cell table:formula="of:=[.D180]" office:value-type="float" office:value="163227881" calcext:value-type="float">
            <text:p>163227881</text:p>
          </table:table-cell>
          <table:table-cell table:formula="of:=[.E180]" office:value-type="float" office:value="152835233" calcext:value-type="float">
            <text:p>152835233</text:p>
          </table:table-cell>
          <table:table-cell table:formula="of:=[.F180]" office:value-type="float" office:value="184640541" calcext:value-type="float">
            <text:p>184640541</text:p>
          </table:table-cell>
          <table:table-cell table:formula="of:=[.G180]" office:value-type="float" office:value="195099066" calcext:value-type="float">
            <text:p>195099066</text:p>
          </table:table-cell>
          <table:table-cell table:formula="of:=[.H180]" office:value-type="float" office:value="204480717" calcext:value-type="float">
            <text:p>204480717</text:p>
          </table:table-cell>
          <table:table-cell table:formula="of:=[.I180]+[.B180]" office:value-type="float" office:value="247128933" calcext:value-type="float">
            <text:p>247128933</text:p>
          </table:table-cell>
          <table:table-cell table:formula="of:=[.J180]" office:value-type="float" office:value="107398932" calcext:value-type="float">
            <text:p>107398932</text:p>
          </table:table-cell>
          <table:table-cell table:formula="of:=[.B180]" office:value-type="float" office:value="137361674" calcext:value-type="float">
            <text:p>137361674</text:p>
          </table:table-cell>
          <table:table-cell table:formula="of:=SUM([.B181:.J181])" office:value-type="float" office:value="1516364615" calcext:value-type="float">
            <text:p>1516364615</text:p>
          </table:table-cell>
          <table:table-cell table:number-columns-repeated="1013"/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table:formula="of:=[.C181]" office:value-type="float" office:value="163227881" calcext:value-type="float">
            <text:p>163227881</text:p>
          </table:table-cell>
          <table:table-cell table:formula="of:=[.D181]" office:value-type="float" office:value="152835233" calcext:value-type="float">
            <text:p>152835233</text:p>
          </table:table-cell>
          <table:table-cell table:formula="of:=[.E181]" office:value-type="float" office:value="184640541" calcext:value-type="float">
            <text:p>184640541</text:p>
          </table:table-cell>
          <table:table-cell table:formula="of:=[.F181]" office:value-type="float" office:value="195099066" calcext:value-type="float">
            <text:p>195099066</text:p>
          </table:table-cell>
          <table:table-cell table:formula="of:=[.G181]" office:value-type="float" office:value="204480717" calcext:value-type="float">
            <text:p>204480717</text:p>
          </table:table-cell>
          <table:table-cell table:formula="of:=[.H181]" office:value-type="float" office:value="247128933" calcext:value-type="float">
            <text:p>247128933</text:p>
          </table:table-cell>
          <table:table-cell table:formula="of:=[.I181]+[.B181]" office:value-type="float" office:value="231590570" calcext:value-type="float">
            <text:p>231590570</text:p>
          </table:table-cell>
          <table:table-cell table:formula="of:=[.J181]" office:value-type="float" office:value="137361674" calcext:value-type="float">
            <text:p>137361674</text:p>
          </table:table-cell>
          <table:table-cell table:formula="of:=[.B181]" office:value-type="float" office:value="124191638" calcext:value-type="float">
            <text:p>124191638</text:p>
          </table:table-cell>
          <table:table-cell table:formula="of:=SUM([.B182:.J182])" office:value-type="float" office:value="1640556253" calcext:value-type="float">
            <text:p>1640556253</text:p>
          </table:table-cell>
          <table:table-cell table:number-columns-repeated="1013"/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table:formula="of:=[.C182]" office:value-type="float" office:value="152835233" calcext:value-type="float">
            <text:p>152835233</text:p>
          </table:table-cell>
          <table:table-cell table:formula="of:=[.D182]" office:value-type="float" office:value="184640541" calcext:value-type="float">
            <text:p>184640541</text:p>
          </table:table-cell>
          <table:table-cell table:formula="of:=[.E182]" office:value-type="float" office:value="195099066" calcext:value-type="float">
            <text:p>195099066</text:p>
          </table:table-cell>
          <table:table-cell table:formula="of:=[.F182]" office:value-type="float" office:value="204480717" calcext:value-type="float">
            <text:p>204480717</text:p>
          </table:table-cell>
          <table:table-cell table:formula="of:=[.G182]" office:value-type="float" office:value="247128933" calcext:value-type="float">
            <text:p>247128933</text:p>
          </table:table-cell>
          <table:table-cell table:formula="of:=[.H182]" office:value-type="float" office:value="231590570" calcext:value-type="float">
            <text:p>231590570</text:p>
          </table:table-cell>
          <table:table-cell table:formula="of:=[.I182]+[.B182]" office:value-type="float" office:value="300589555" calcext:value-type="float">
            <text:p>300589555</text:p>
          </table:table-cell>
          <table:table-cell table:formula="of:=[.J182]" office:value-type="float" office:value="124191638" calcext:value-type="float">
            <text:p>124191638</text:p>
          </table:table-cell>
          <table:table-cell table:formula="of:=[.B182]" office:value-type="float" office:value="163227881" calcext:value-type="float">
            <text:p>163227881</text:p>
          </table:table-cell>
          <table:table-cell table:formula="of:=SUM([.B183:.J183])" office:value-type="float" office:value="1803784134" calcext:value-type="float">
            <text:p>1803784134</text:p>
          </table:table-cell>
          <table:table-cell table:number-columns-repeated="1013"/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table:formula="of:=[.C183]" office:value-type="float" office:value="184640541" calcext:value-type="float">
            <text:p>184640541</text:p>
          </table:table-cell>
          <table:table-cell table:formula="of:=[.D183]" office:value-type="float" office:value="195099066" calcext:value-type="float">
            <text:p>195099066</text:p>
          </table:table-cell>
          <table:table-cell table:formula="of:=[.E183]" office:value-type="float" office:value="204480717" calcext:value-type="float">
            <text:p>204480717</text:p>
          </table:table-cell>
          <table:table-cell table:formula="of:=[.F183]" office:value-type="float" office:value="247128933" calcext:value-type="float">
            <text:p>247128933</text:p>
          </table:table-cell>
          <table:table-cell table:formula="of:=[.G183]" office:value-type="float" office:value="231590570" calcext:value-type="float">
            <text:p>231590570</text:p>
          </table:table-cell>
          <table:table-cell table:formula="of:=[.H183]" office:value-type="float" office:value="300589555" calcext:value-type="float">
            <text:p>300589555</text:p>
          </table:table-cell>
          <table:table-cell table:formula="of:=[.I183]+[.B183]" office:value-type="float" office:value="277026871" calcext:value-type="float">
            <text:p>277026871</text:p>
          </table:table-cell>
          <table:table-cell table:formula="of:=[.J183]" office:value-type="float" office:value="163227881" calcext:value-type="float">
            <text:p>163227881</text:p>
          </table:table-cell>
          <table:table-cell table:formula="of:=[.B183]" office:value-type="float" office:value="152835233" calcext:value-type="float">
            <text:p>152835233</text:p>
          </table:table-cell>
          <table:table-cell table:formula="of:=SUM([.B184:.J184])" office:value-type="float" office:value="1956619367" calcext:value-type="float">
            <text:p>1956619367</text:p>
          </table:table-cell>
          <table:table-cell table:number-columns-repeated="1013"/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table:formula="of:=[.C184]" office:value-type="float" office:value="195099066" calcext:value-type="float">
            <text:p>195099066</text:p>
          </table:table-cell>
          <table:table-cell table:formula="of:=[.D184]" office:value-type="float" office:value="204480717" calcext:value-type="float">
            <text:p>204480717</text:p>
          </table:table-cell>
          <table:table-cell table:formula="of:=[.E184]" office:value-type="float" office:value="247128933" calcext:value-type="float">
            <text:p>247128933</text:p>
          </table:table-cell>
          <table:table-cell table:formula="of:=[.F184]" office:value-type="float" office:value="231590570" calcext:value-type="float">
            <text:p>231590570</text:p>
          </table:table-cell>
          <table:table-cell table:formula="of:=[.G184]" office:value-type="float" office:value="300589555" calcext:value-type="float">
            <text:p>300589555</text:p>
          </table:table-cell>
          <table:table-cell table:formula="of:=[.H184]" office:value-type="float" office:value="277026871" calcext:value-type="float">
            <text:p>277026871</text:p>
          </table:table-cell>
          <table:table-cell table:formula="of:=[.I184]+[.B184]" office:value-type="float" office:value="347868422" calcext:value-type="float">
            <text:p>347868422</text:p>
          </table:table-cell>
          <table:table-cell table:formula="of:=[.J184]" office:value-type="float" office:value="152835233" calcext:value-type="float">
            <text:p>152835233</text:p>
          </table:table-cell>
          <table:table-cell table:formula="of:=[.B184]" office:value-type="float" office:value="184640541" calcext:value-type="float">
            <text:p>184640541</text:p>
          </table:table-cell>
          <table:table-cell table:formula="of:=SUM([.B185:.J185])" office:value-type="float" office:value="2141259908" calcext:value-type="float">
            <text:p>2141259908</text:p>
          </table:table-cell>
          <table:table-cell table:number-columns-repeated="1013"/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table:formula="of:=[.C185]" office:value-type="float" office:value="204480717" calcext:value-type="float">
            <text:p>204480717</text:p>
          </table:table-cell>
          <table:table-cell table:formula="of:=[.D185]" office:value-type="float" office:value="247128933" calcext:value-type="float">
            <text:p>247128933</text:p>
          </table:table-cell>
          <table:table-cell table:formula="of:=[.E185]" office:value-type="float" office:value="231590570" calcext:value-type="float">
            <text:p>231590570</text:p>
          </table:table-cell>
          <table:table-cell table:formula="of:=[.F185]" office:value-type="float" office:value="300589555" calcext:value-type="float">
            <text:p>300589555</text:p>
          </table:table-cell>
          <table:table-cell table:formula="of:=[.G185]" office:value-type="float" office:value="277026871" calcext:value-type="float">
            <text:p>277026871</text:p>
          </table:table-cell>
          <table:table-cell table:formula="of:=[.H185]" office:value-type="float" office:value="347868422" calcext:value-type="float">
            <text:p>347868422</text:p>
          </table:table-cell>
          <table:table-cell table:formula="of:=[.I185]+[.B185]" office:value-type="float" office:value="347934299" calcext:value-type="float">
            <text:p>347934299</text:p>
          </table:table-cell>
          <table:table-cell table:formula="of:=[.J185]" office:value-type="float" office:value="184640541" calcext:value-type="float">
            <text:p>184640541</text:p>
          </table:table-cell>
          <table:table-cell table:formula="of:=[.B185]" office:value-type="float" office:value="195099066" calcext:value-type="float">
            <text:p>195099066</text:p>
          </table:table-cell>
          <table:table-cell table:formula="of:=SUM([.B186:.J186])" office:value-type="float" office:value="2336358974" calcext:value-type="float">
            <text:p>2336358974</text:p>
          </table:table-cell>
          <table:table-cell table:number-columns-repeated="1013"/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table:formula="of:=[.C186]" office:value-type="float" office:value="247128933" calcext:value-type="float">
            <text:p>247128933</text:p>
          </table:table-cell>
          <table:table-cell table:formula="of:=[.D186]" office:value-type="float" office:value="231590570" calcext:value-type="float">
            <text:p>231590570</text:p>
          </table:table-cell>
          <table:table-cell table:formula="of:=[.E186]" office:value-type="float" office:value="300589555" calcext:value-type="float">
            <text:p>300589555</text:p>
          </table:table-cell>
          <table:table-cell table:formula="of:=[.F186]" office:value-type="float" office:value="277026871" calcext:value-type="float">
            <text:p>277026871</text:p>
          </table:table-cell>
          <table:table-cell table:formula="of:=[.G186]" office:value-type="float" office:value="347868422" calcext:value-type="float">
            <text:p>347868422</text:p>
          </table:table-cell>
          <table:table-cell table:formula="of:=[.H186]" office:value-type="float" office:value="347934299" calcext:value-type="float">
            <text:p>347934299</text:p>
          </table:table-cell>
          <table:table-cell table:formula="of:=[.I186]+[.B186]" office:value-type="float" office:value="389121258" calcext:value-type="float">
            <text:p>389121258</text:p>
          </table:table-cell>
          <table:table-cell table:formula="of:=[.J186]" office:value-type="float" office:value="195099066" calcext:value-type="float">
            <text:p>195099066</text:p>
          </table:table-cell>
          <table:table-cell table:formula="of:=[.B186]" office:value-type="float" office:value="204480717" calcext:value-type="float">
            <text:p>204480717</text:p>
          </table:table-cell>
          <table:table-cell table:formula="of:=SUM([.B187:.J187])" office:value-type="float" office:value="2540839691" calcext:value-type="float">
            <text:p>2540839691</text:p>
          </table:table-cell>
          <table:table-cell table:number-columns-repeated="1013"/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table:formula="of:=[.C187]" office:value-type="float" office:value="231590570" calcext:value-type="float">
            <text:p>231590570</text:p>
          </table:table-cell>
          <table:table-cell table:formula="of:=[.D187]" office:value-type="float" office:value="300589555" calcext:value-type="float">
            <text:p>300589555</text:p>
          </table:table-cell>
          <table:table-cell table:formula="of:=[.E187]" office:value-type="float" office:value="277026871" calcext:value-type="float">
            <text:p>277026871</text:p>
          </table:table-cell>
          <table:table-cell table:formula="of:=[.F187]" office:value-type="float" office:value="347868422" calcext:value-type="float">
            <text:p>347868422</text:p>
          </table:table-cell>
          <table:table-cell table:formula="of:=[.G187]" office:value-type="float" office:value="347934299" calcext:value-type="float">
            <text:p>347934299</text:p>
          </table:table-cell>
          <table:table-cell table:formula="of:=[.H187]" office:value-type="float" office:value="389121258" calcext:value-type="float">
            <text:p>389121258</text:p>
          </table:table-cell>
          <table:table-cell table:formula="of:=[.I187]+[.B187]" office:value-type="float" office:value="442227999" calcext:value-type="float">
            <text:p>442227999</text:p>
          </table:table-cell>
          <table:table-cell table:formula="of:=[.J187]" office:value-type="float" office:value="204480717" calcext:value-type="float">
            <text:p>204480717</text:p>
          </table:table-cell>
          <table:table-cell table:formula="of:=[.B187]" office:value-type="float" office:value="247128933" calcext:value-type="float">
            <text:p>247128933</text:p>
          </table:table-cell>
          <table:table-cell table:formula="of:=SUM([.B188:.J188])" office:value-type="float" office:value="2787968624" calcext:value-type="float">
            <text:p>2787968624</text:p>
          </table:table-cell>
          <table:table-cell table:number-columns-repeated="1013"/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table:formula="of:=[.C188]" office:value-type="float" office:value="300589555" calcext:value-type="float">
            <text:p>300589555</text:p>
          </table:table-cell>
          <table:table-cell table:formula="of:=[.D188]" office:value-type="float" office:value="277026871" calcext:value-type="float">
            <text:p>277026871</text:p>
          </table:table-cell>
          <table:table-cell table:formula="of:=[.E188]" office:value-type="float" office:value="347868422" calcext:value-type="float">
            <text:p>347868422</text:p>
          </table:table-cell>
          <table:table-cell table:formula="of:=[.F188]" office:value-type="float" office:value="347934299" calcext:value-type="float">
            <text:p>347934299</text:p>
          </table:table-cell>
          <table:table-cell table:formula="of:=[.G188]" office:value-type="float" office:value="389121258" calcext:value-type="float">
            <text:p>389121258</text:p>
          </table:table-cell>
          <table:table-cell table:formula="of:=[.H188]" office:value-type="float" office:value="442227999" calcext:value-type="float">
            <text:p>442227999</text:p>
          </table:table-cell>
          <table:table-cell table:formula="of:=[.I188]+[.B188]" office:value-type="float" office:value="436071287" calcext:value-type="float">
            <text:p>436071287</text:p>
          </table:table-cell>
          <table:table-cell table:formula="of:=[.J188]" office:value-type="float" office:value="247128933" calcext:value-type="float">
            <text:p>247128933</text:p>
          </table:table-cell>
          <table:table-cell table:formula="of:=[.B188]" office:value-type="float" office:value="231590570" calcext:value-type="float">
            <text:p>231590570</text:p>
          </table:table-cell>
          <table:table-cell table:formula="of:=SUM([.B189:.J189])" office:value-type="float" office:value="3019559194" calcext:value-type="float">
            <text:p>3019559194</text:p>
          </table:table-cell>
          <table:table-cell table:number-columns-repeated="1013"/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table:formula="of:=[.C189]" office:value-type="float" office:value="277026871" calcext:value-type="float">
            <text:p>277026871</text:p>
          </table:table-cell>
          <table:table-cell table:formula="of:=[.D189]" office:value-type="float" office:value="347868422" calcext:value-type="float">
            <text:p>347868422</text:p>
          </table:table-cell>
          <table:table-cell table:formula="of:=[.E189]" office:value-type="float" office:value="347934299" calcext:value-type="float">
            <text:p>347934299</text:p>
          </table:table-cell>
          <table:table-cell table:formula="of:=[.F189]" office:value-type="float" office:value="389121258" calcext:value-type="float">
            <text:p>389121258</text:p>
          </table:table-cell>
          <table:table-cell table:formula="of:=[.G189]" office:value-type="float" office:value="442227999" calcext:value-type="float">
            <text:p>442227999</text:p>
          </table:table-cell>
          <table:table-cell table:formula="of:=[.H189]" office:value-type="float" office:value="436071287" calcext:value-type="float">
            <text:p>436071287</text:p>
          </table:table-cell>
          <table:table-cell table:formula="of:=[.I189]+[.B189]" office:value-type="float" office:value="547718488" calcext:value-type="float">
            <text:p>547718488</text:p>
          </table:table-cell>
          <table:table-cell table:formula="of:=[.J189]" office:value-type="float" office:value="231590570" calcext:value-type="float">
            <text:p>231590570</text:p>
          </table:table-cell>
          <table:table-cell table:formula="of:=[.B189]" office:value-type="float" office:value="300589555" calcext:value-type="float">
            <text:p>300589555</text:p>
          </table:table-cell>
          <table:table-cell table:formula="of:=SUM([.B190:.J190])" office:value-type="float" office:value="3320148749" calcext:value-type="float">
            <text:p>3320148749</text:p>
          </table:table-cell>
          <table:table-cell table:number-columns-repeated="1013"/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table:formula="of:=[.C190]" office:value-type="float" office:value="347868422" calcext:value-type="float">
            <text:p>347868422</text:p>
          </table:table-cell>
          <table:table-cell table:formula="of:=[.D190]" office:value-type="float" office:value="347934299" calcext:value-type="float">
            <text:p>347934299</text:p>
          </table:table-cell>
          <table:table-cell table:formula="of:=[.E190]" office:value-type="float" office:value="389121258" calcext:value-type="float">
            <text:p>389121258</text:p>
          </table:table-cell>
          <table:table-cell table:formula="of:=[.F190]" office:value-type="float" office:value="442227999" calcext:value-type="float">
            <text:p>442227999</text:p>
          </table:table-cell>
          <table:table-cell table:formula="of:=[.G190]" office:value-type="float" office:value="436071287" calcext:value-type="float">
            <text:p>436071287</text:p>
          </table:table-cell>
          <table:table-cell table:formula="of:=[.H190]" office:value-type="float" office:value="547718488" calcext:value-type="float">
            <text:p>547718488</text:p>
          </table:table-cell>
          <table:table-cell table:formula="of:=[.I190]+[.B190]" office:value-type="float" office:value="508617441" calcext:value-type="float">
            <text:p>508617441</text:p>
          </table:table-cell>
          <table:table-cell table:formula="of:=[.J190]" office:value-type="float" office:value="300589555" calcext:value-type="float">
            <text:p>300589555</text:p>
          </table:table-cell>
          <table:table-cell table:formula="of:=[.B190]" office:value-type="float" office:value="277026871" calcext:value-type="float">
            <text:p>277026871</text:p>
          </table:table-cell>
          <table:table-cell table:formula="of:=SUM([.B191:.J191])" office:value-type="float" office:value="3597175620" calcext:value-type="float">
            <text:p>3597175620</text:p>
          </table:table-cell>
          <table:table-cell table:number-columns-repeated="1013"/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table:formula="of:=[.C191]" office:value-type="float" office:value="347934299" calcext:value-type="float">
            <text:p>347934299</text:p>
          </table:table-cell>
          <table:table-cell table:formula="of:=[.D191]" office:value-type="float" office:value="389121258" calcext:value-type="float">
            <text:p>389121258</text:p>
          </table:table-cell>
          <table:table-cell table:formula="of:=[.E191]" office:value-type="float" office:value="442227999" calcext:value-type="float">
            <text:p>442227999</text:p>
          </table:table-cell>
          <table:table-cell table:formula="of:=[.F191]" office:value-type="float" office:value="436071287" calcext:value-type="float">
            <text:p>436071287</text:p>
          </table:table-cell>
          <table:table-cell table:formula="of:=[.G191]" office:value-type="float" office:value="547718488" calcext:value-type="float">
            <text:p>547718488</text:p>
          </table:table-cell>
          <table:table-cell table:formula="of:=[.H191]" office:value-type="float" office:value="508617441" calcext:value-type="float">
            <text:p>508617441</text:p>
          </table:table-cell>
          <table:table-cell table:formula="of:=[.I191]+[.B191]" office:value-type="float" office:value="648457977" calcext:value-type="float">
            <text:p>648457977</text:p>
          </table:table-cell>
          <table:table-cell table:formula="of:=[.J191]" office:value-type="float" office:value="277026871" calcext:value-type="float">
            <text:p>277026871</text:p>
          </table:table-cell>
          <table:table-cell table:formula="of:=[.B191]" office:value-type="float" office:value="347868422" calcext:value-type="float">
            <text:p>347868422</text:p>
          </table:table-cell>
          <table:table-cell table:formula="of:=SUM([.B192:.J192])" office:value-type="float" office:value="3945044042" calcext:value-type="float">
            <text:p>3945044042</text:p>
          </table:table-cell>
          <table:table-cell table:number-columns-repeated="1013"/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table:formula="of:=[.C192]" office:value-type="float" office:value="389121258" calcext:value-type="float">
            <text:p>389121258</text:p>
          </table:table-cell>
          <table:table-cell table:formula="of:=[.D192]" office:value-type="float" office:value="442227999" calcext:value-type="float">
            <text:p>442227999</text:p>
          </table:table-cell>
          <table:table-cell table:formula="of:=[.E192]" office:value-type="float" office:value="436071287" calcext:value-type="float">
            <text:p>436071287</text:p>
          </table:table-cell>
          <table:table-cell table:formula="of:=[.F192]" office:value-type="float" office:value="547718488" calcext:value-type="float">
            <text:p>547718488</text:p>
          </table:table-cell>
          <table:table-cell table:formula="of:=[.G192]" office:value-type="float" office:value="508617441" calcext:value-type="float">
            <text:p>508617441</text:p>
          </table:table-cell>
          <table:table-cell table:formula="of:=[.H192]" office:value-type="float" office:value="648457977" calcext:value-type="float">
            <text:p>648457977</text:p>
          </table:table-cell>
          <table:table-cell table:formula="of:=[.I192]+[.B192]" office:value-type="float" office:value="624961170" calcext:value-type="float">
            <text:p>624961170</text:p>
          </table:table-cell>
          <table:table-cell table:formula="of:=[.J192]" office:value-type="float" office:value="347868422" calcext:value-type="float">
            <text:p>347868422</text:p>
          </table:table-cell>
          <table:table-cell table:formula="of:=[.B192]" office:value-type="float" office:value="347934299" calcext:value-type="float">
            <text:p>347934299</text:p>
          </table:table-cell>
          <table:table-cell table:formula="of:=SUM([.B193:.J193])" office:value-type="float" office:value="4292978341" calcext:value-type="float">
            <text:p>4292978341</text:p>
          </table:table-cell>
          <table:table-cell table:number-columns-repeated="1013"/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table:formula="of:=[.C193]" office:value-type="float" office:value="442227999" calcext:value-type="float">
            <text:p>442227999</text:p>
          </table:table-cell>
          <table:table-cell table:formula="of:=[.D193]" office:value-type="float" office:value="436071287" calcext:value-type="float">
            <text:p>436071287</text:p>
          </table:table-cell>
          <table:table-cell table:formula="of:=[.E193]" office:value-type="float" office:value="547718488" calcext:value-type="float">
            <text:p>547718488</text:p>
          </table:table-cell>
          <table:table-cell table:formula="of:=[.F193]" office:value-type="float" office:value="508617441" calcext:value-type="float">
            <text:p>508617441</text:p>
          </table:table-cell>
          <table:table-cell table:formula="of:=[.G193]" office:value-type="float" office:value="648457977" calcext:value-type="float">
            <text:p>648457977</text:p>
          </table:table-cell>
          <table:table-cell table:formula="of:=[.H193]" office:value-type="float" office:value="624961170" calcext:value-type="float">
            <text:p>624961170</text:p>
          </table:table-cell>
          <table:table-cell table:formula="of:=[.I193]+[.B193]" office:value-type="float" office:value="736989680" calcext:value-type="float">
            <text:p>736989680</text:p>
          </table:table-cell>
          <table:table-cell table:formula="of:=[.J193]" office:value-type="float" office:value="347934299" calcext:value-type="float">
            <text:p>347934299</text:p>
          </table:table-cell>
          <table:table-cell table:formula="of:=[.B193]" office:value-type="float" office:value="389121258" calcext:value-type="float">
            <text:p>389121258</text:p>
          </table:table-cell>
          <table:table-cell table:formula="of:=SUM([.B194:.J194])" office:value-type="float" office:value="4682099599" calcext:value-type="float">
            <text:p>4682099599</text:p>
          </table:table-cell>
          <table:table-cell table:number-columns-repeated="1013"/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table:formula="of:=[.C194]" office:value-type="float" office:value="436071287" calcext:value-type="float">
            <text:p>436071287</text:p>
          </table:table-cell>
          <table:table-cell table:formula="of:=[.D194]" office:value-type="float" office:value="547718488" calcext:value-type="float">
            <text:p>547718488</text:p>
          </table:table-cell>
          <table:table-cell table:formula="of:=[.E194]" office:value-type="float" office:value="508617441" calcext:value-type="float">
            <text:p>508617441</text:p>
          </table:table-cell>
          <table:table-cell table:formula="of:=[.F194]" office:value-type="float" office:value="648457977" calcext:value-type="float">
            <text:p>648457977</text:p>
          </table:table-cell>
          <table:table-cell table:formula="of:=[.G194]" office:value-type="float" office:value="624961170" calcext:value-type="float">
            <text:p>624961170</text:p>
          </table:table-cell>
          <table:table-cell table:formula="of:=[.H194]" office:value-type="float" office:value="736989680" calcext:value-type="float">
            <text:p>736989680</text:p>
          </table:table-cell>
          <table:table-cell table:formula="of:=[.I194]+[.B194]" office:value-type="float" office:value="790162298" calcext:value-type="float">
            <text:p>790162298</text:p>
          </table:table-cell>
          <table:table-cell table:formula="of:=[.J194]" office:value-type="float" office:value="389121258" calcext:value-type="float">
            <text:p>389121258</text:p>
          </table:table-cell>
          <table:table-cell table:formula="of:=[.B194]" office:value-type="float" office:value="442227999" calcext:value-type="float">
            <text:p>442227999</text:p>
          </table:table-cell>
          <table:table-cell table:formula="of:=SUM([.B195:.J195])" office:value-type="float" office:value="5124327598" calcext:value-type="float">
            <text:p>5124327598</text:p>
          </table:table-cell>
          <table:table-cell table:number-columns-repeated="1013"/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table:formula="of:=[.C195]" office:value-type="float" office:value="547718488" calcext:value-type="float">
            <text:p>547718488</text:p>
          </table:table-cell>
          <table:table-cell table:formula="of:=[.D195]" office:value-type="float" office:value="508617441" calcext:value-type="float">
            <text:p>508617441</text:p>
          </table:table-cell>
          <table:table-cell table:formula="of:=[.E195]" office:value-type="float" office:value="648457977" calcext:value-type="float">
            <text:p>648457977</text:p>
          </table:table-cell>
          <table:table-cell table:formula="of:=[.F195]" office:value-type="float" office:value="624961170" calcext:value-type="float">
            <text:p>624961170</text:p>
          </table:table-cell>
          <table:table-cell table:formula="of:=[.G195]" office:value-type="float" office:value="736989680" calcext:value-type="float">
            <text:p>736989680</text:p>
          </table:table-cell>
          <table:table-cell table:formula="of:=[.H195]" office:value-type="float" office:value="790162298" calcext:value-type="float">
            <text:p>790162298</text:p>
          </table:table-cell>
          <table:table-cell table:formula="of:=[.I195]+[.B195]" office:value-type="float" office:value="825192545" calcext:value-type="float">
            <text:p>825192545</text:p>
          </table:table-cell>
          <table:table-cell table:formula="of:=[.J195]" office:value-type="float" office:value="442227999" calcext:value-type="float">
            <text:p>442227999</text:p>
          </table:table-cell>
          <table:table-cell table:formula="of:=[.B195]" office:value-type="float" office:value="436071287" calcext:value-type="float">
            <text:p>436071287</text:p>
          </table:table-cell>
          <table:table-cell table:formula="of:=SUM([.B196:.J196])" office:value-type="float" office:value="5560398885" calcext:value-type="float">
            <text:p>5560398885</text:p>
          </table:table-cell>
          <table:table-cell table:number-columns-repeated="1013"/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table:formula="of:=[.C196]" office:value-type="float" office:value="508617441" calcext:value-type="float">
            <text:p>508617441</text:p>
          </table:table-cell>
          <table:table-cell table:formula="of:=[.D196]" office:value-type="float" office:value="648457977" calcext:value-type="float">
            <text:p>648457977</text:p>
          </table:table-cell>
          <table:table-cell table:formula="of:=[.E196]" office:value-type="float" office:value="624961170" calcext:value-type="float">
            <text:p>624961170</text:p>
          </table:table-cell>
          <table:table-cell table:formula="of:=[.F196]" office:value-type="float" office:value="736989680" calcext:value-type="float">
            <text:p>736989680</text:p>
          </table:table-cell>
          <table:table-cell table:formula="of:=[.G196]" office:value-type="float" office:value="790162298" calcext:value-type="float">
            <text:p>790162298</text:p>
          </table:table-cell>
          <table:table-cell table:formula="of:=[.H196]" office:value-type="float" office:value="825192545" calcext:value-type="float">
            <text:p>825192545</text:p>
          </table:table-cell>
          <table:table-cell table:formula="of:=[.I196]+[.B196]" office:value-type="float" office:value="989946487" calcext:value-type="float">
            <text:p>989946487</text:p>
          </table:table-cell>
          <table:table-cell table:formula="of:=[.J196]" office:value-type="float" office:value="436071287" calcext:value-type="float">
            <text:p>436071287</text:p>
          </table:table-cell>
          <table:table-cell table:formula="of:=[.B196]" office:value-type="float" office:value="547718488" calcext:value-type="float">
            <text:p>547718488</text:p>
          </table:table-cell>
          <table:table-cell table:formula="of:=SUM([.B197:.J197])" office:value-type="float" office:value="6108117373" calcext:value-type="float">
            <text:p>6108117373</text:p>
          </table:table-cell>
          <table:table-cell table:number-columns-repeated="1013"/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table:formula="of:=[.C197]" office:value-type="float" office:value="648457977" calcext:value-type="float">
            <text:p>648457977</text:p>
          </table:table-cell>
          <table:table-cell table:formula="of:=[.D197]" office:value-type="float" office:value="624961170" calcext:value-type="float">
            <text:p>624961170</text:p>
          </table:table-cell>
          <table:table-cell table:formula="of:=[.E197]" office:value-type="float" office:value="736989680" calcext:value-type="float">
            <text:p>736989680</text:p>
          </table:table-cell>
          <table:table-cell table:formula="of:=[.F197]" office:value-type="float" office:value="790162298" calcext:value-type="float">
            <text:p>790162298</text:p>
          </table:table-cell>
          <table:table-cell table:formula="of:=[.G197]" office:value-type="float" office:value="825192545" calcext:value-type="float">
            <text:p>825192545</text:p>
          </table:table-cell>
          <table:table-cell table:formula="of:=[.H197]" office:value-type="float" office:value="989946487" calcext:value-type="float">
            <text:p>989946487</text:p>
          </table:table-cell>
          <table:table-cell table:formula="of:=[.I197]+[.B197]" office:value-type="float" office:value="944688728" calcext:value-type="float">
            <text:p>944688728</text:p>
          </table:table-cell>
          <table:table-cell table:formula="of:=[.J197]" office:value-type="float" office:value="547718488" calcext:value-type="float">
            <text:p>547718488</text:p>
          </table:table-cell>
          <table:table-cell table:formula="of:=[.B197]" office:value-type="float" office:value="508617441" calcext:value-type="float">
            <text:p>508617441</text:p>
          </table:table-cell>
          <table:table-cell table:formula="of:=SUM([.B198:.J198])" office:value-type="float" office:value="6616734814" calcext:value-type="float">
            <text:p>6616734814</text:p>
          </table:table-cell>
          <table:table-cell table:number-columns-repeated="1013"/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table:formula="of:=[.C198]" office:value-type="float" office:value="624961170" calcext:value-type="float">
            <text:p>624961170</text:p>
          </table:table-cell>
          <table:table-cell table:formula="of:=[.D198]" office:value-type="float" office:value="736989680" calcext:value-type="float">
            <text:p>736989680</text:p>
          </table:table-cell>
          <table:table-cell table:formula="of:=[.E198]" office:value-type="float" office:value="790162298" calcext:value-type="float">
            <text:p>790162298</text:p>
          </table:table-cell>
          <table:table-cell table:formula="of:=[.F198]" office:value-type="float" office:value="825192545" calcext:value-type="float">
            <text:p>825192545</text:p>
          </table:table-cell>
          <table:table-cell table:formula="of:=[.G198]" office:value-type="float" office:value="989946487" calcext:value-type="float">
            <text:p>989946487</text:p>
          </table:table-cell>
          <table:table-cell table:formula="of:=[.H198]" office:value-type="float" office:value="944688728" calcext:value-type="float">
            <text:p>944688728</text:p>
          </table:table-cell>
          <table:table-cell table:formula="of:=[.I198]+[.B198]" office:value-type="float" office:value="1196176465" calcext:value-type="float">
            <text:p>1196176465</text:p>
          </table:table-cell>
          <table:table-cell table:formula="of:=[.J198]" office:value-type="float" office:value="508617441" calcext:value-type="float">
            <text:p>508617441</text:p>
          </table:table-cell>
          <table:table-cell table:formula="of:=[.B198]" office:value-type="float" office:value="648457977" calcext:value-type="float">
            <text:p>648457977</text:p>
          </table:table-cell>
          <table:table-cell table:formula="of:=SUM([.B199:.J199])" office:value-type="float" office:value="7265192791" calcext:value-type="float">
            <text:p>7265192791</text:p>
          </table:table-cell>
          <table:table-cell table:number-columns-repeated="1013"/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table:formula="of:=[.C199]" office:value-type="float" office:value="736989680" calcext:value-type="float">
            <text:p>736989680</text:p>
          </table:table-cell>
          <table:table-cell table:formula="of:=[.D199]" office:value-type="float" office:value="790162298" calcext:value-type="float">
            <text:p>790162298</text:p>
          </table:table-cell>
          <table:table-cell table:formula="of:=[.E199]" office:value-type="float" office:value="825192545" calcext:value-type="float">
            <text:p>825192545</text:p>
          </table:table-cell>
          <table:table-cell table:formula="of:=[.F199]" office:value-type="float" office:value="989946487" calcext:value-type="float">
            <text:p>989946487</text:p>
          </table:table-cell>
          <table:table-cell table:formula="of:=[.G199]" office:value-type="float" office:value="944688728" calcext:value-type="float">
            <text:p>944688728</text:p>
          </table:table-cell>
          <table:table-cell table:formula="of:=[.H199]" office:value-type="float" office:value="1196176465" calcext:value-type="float">
            <text:p>1196176465</text:p>
          </table:table-cell>
          <table:table-cell table:formula="of:=[.I199]+[.B199]" office:value-type="float" office:value="1133578611" calcext:value-type="float">
            <text:p>1133578611</text:p>
          </table:table-cell>
          <table:table-cell table:formula="of:=[.J199]" office:value-type="float" office:value="648457977" calcext:value-type="float">
            <text:p>648457977</text:p>
          </table:table-cell>
          <table:table-cell table:formula="of:=[.B199]" office:value-type="float" office:value="624961170" calcext:value-type="float">
            <text:p>624961170</text:p>
          </table:table-cell>
          <table:table-cell table:formula="of:=SUM([.B200:.J200])" office:value-type="float" office:value="7890153961" calcext:value-type="float">
            <text:p>7890153961</text:p>
          </table:table-cell>
          <table:table-cell table:number-columns-repeated="1013"/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table:formula="of:=[.C200]" office:value-type="float" office:value="790162298" calcext:value-type="float">
            <text:p>790162298</text:p>
          </table:table-cell>
          <table:table-cell table:formula="of:=[.D200]" office:value-type="float" office:value="825192545" calcext:value-type="float">
            <text:p>825192545</text:p>
          </table:table-cell>
          <table:table-cell table:formula="of:=[.E200]" office:value-type="float" office:value="989946487" calcext:value-type="float">
            <text:p>989946487</text:p>
          </table:table-cell>
          <table:table-cell table:formula="of:=[.F200]" office:value-type="float" office:value="944688728" calcext:value-type="float">
            <text:p>944688728</text:p>
          </table:table-cell>
          <table:table-cell table:formula="of:=[.G200]" office:value-type="float" office:value="1196176465" calcext:value-type="float">
            <text:p>1196176465</text:p>
          </table:table-cell>
          <table:table-cell table:formula="of:=[.H200]" office:value-type="float" office:value="1133578611" calcext:value-type="float">
            <text:p>1133578611</text:p>
          </table:table-cell>
          <table:table-cell table:formula="of:=[.I200]+[.B200]" office:value-type="float" office:value="1385447657" calcext:value-type="float">
            <text:p>1385447657</text:p>
          </table:table-cell>
          <table:table-cell table:formula="of:=[.J200]" office:value-type="float" office:value="624961170" calcext:value-type="float">
            <text:p>624961170</text:p>
          </table:table-cell>
          <table:table-cell table:formula="of:=[.B200]" office:value-type="float" office:value="736989680" calcext:value-type="float">
            <text:p>736989680</text:p>
          </table:table-cell>
          <table:table-cell table:formula="of:=SUM([.B201:.J201])" office:value-type="float" office:value="8627143641" calcext:value-type="float">
            <text:p>8627143641</text:p>
          </table:table-cell>
          <table:table-cell table:number-columns-repeated="1013"/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table:formula="of:=[.C201]" office:value-type="float" office:value="825192545" calcext:value-type="float">
            <text:p>825192545</text:p>
          </table:table-cell>
          <table:table-cell table:formula="of:=[.D201]" office:value-type="float" office:value="989946487" calcext:value-type="float">
            <text:p>989946487</text:p>
          </table:table-cell>
          <table:table-cell table:formula="of:=[.E201]" office:value-type="float" office:value="944688728" calcext:value-type="float">
            <text:p>944688728</text:p>
          </table:table-cell>
          <table:table-cell table:formula="of:=[.F201]" office:value-type="float" office:value="1196176465" calcext:value-type="float">
            <text:p>1196176465</text:p>
          </table:table-cell>
          <table:table-cell table:formula="of:=[.G201]" office:value-type="float" office:value="1133578611" calcext:value-type="float">
            <text:p>1133578611</text:p>
          </table:table-cell>
          <table:table-cell table:formula="of:=[.H201]" office:value-type="float" office:value="1385447657" calcext:value-type="float">
            <text:p>1385447657</text:p>
          </table:table-cell>
          <table:table-cell table:formula="of:=[.I201]+[.B201]" office:value-type="float" office:value="1415123468" calcext:value-type="float">
            <text:p>1415123468</text:p>
          </table:table-cell>
          <table:table-cell table:formula="of:=[.J201]" office:value-type="float" office:value="736989680" calcext:value-type="float">
            <text:p>736989680</text:p>
          </table:table-cell>
          <table:table-cell table:formula="of:=[.B201]" office:value-type="float" office:value="790162298" calcext:value-type="float">
            <text:p>790162298</text:p>
          </table:table-cell>
          <table:table-cell table:formula="of:=SUM([.B202:.J202])" office:value-type="float" office:value="9417305939" calcext:value-type="float">
            <text:p>9417305939</text:p>
          </table:table-cell>
          <table:table-cell table:number-columns-repeated="1013"/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table:formula="of:=[.C202]" office:value-type="float" office:value="989946487" calcext:value-type="float">
            <text:p>989946487</text:p>
          </table:table-cell>
          <table:table-cell table:formula="of:=[.D202]" office:value-type="float" office:value="944688728" calcext:value-type="float">
            <text:p>944688728</text:p>
          </table:table-cell>
          <table:table-cell table:formula="of:=[.E202]" office:value-type="float" office:value="1196176465" calcext:value-type="float">
            <text:p>1196176465</text:p>
          </table:table-cell>
          <table:table-cell table:formula="of:=[.F202]" office:value-type="float" office:value="1133578611" calcext:value-type="float">
            <text:p>1133578611</text:p>
          </table:table-cell>
          <table:table-cell table:formula="of:=[.G202]" office:value-type="float" office:value="1385447657" calcext:value-type="float">
            <text:p>1385447657</text:p>
          </table:table-cell>
          <table:table-cell table:formula="of:=[.H202]" office:value-type="float" office:value="1415123468" calcext:value-type="float">
            <text:p>1415123468</text:p>
          </table:table-cell>
          <table:table-cell table:formula="of:=[.I202]+[.B202]" office:value-type="float" office:value="1562182225" calcext:value-type="float">
            <text:p>1562182225</text:p>
          </table:table-cell>
          <table:table-cell table:formula="of:=[.J202]" office:value-type="float" office:value="790162298" calcext:value-type="float">
            <text:p>790162298</text:p>
          </table:table-cell>
          <table:table-cell table:formula="of:=[.B202]" office:value-type="float" office:value="825192545" calcext:value-type="float">
            <text:p>825192545</text:p>
          </table:table-cell>
          <table:table-cell table:formula="of:=SUM([.B203:.J203])" office:value-type="float" office:value="10242498484" calcext:value-type="float">
            <text:p>10242498484</text:p>
          </table:table-cell>
          <table:table-cell table:number-columns-repeated="1013"/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table:formula="of:=[.C203]" office:value-type="float" office:value="944688728" calcext:value-type="float">
            <text:p>944688728</text:p>
          </table:table-cell>
          <table:table-cell table:formula="of:=[.D203]" office:value-type="float" office:value="1196176465" calcext:value-type="float">
            <text:p>1196176465</text:p>
          </table:table-cell>
          <table:table-cell table:formula="of:=[.E203]" office:value-type="float" office:value="1133578611" calcext:value-type="float">
            <text:p>1133578611</text:p>
          </table:table-cell>
          <table:table-cell table:formula="of:=[.F203]" office:value-type="float" office:value="1385447657" calcext:value-type="float">
            <text:p>1385447657</text:p>
          </table:table-cell>
          <table:table-cell table:formula="of:=[.G203]" office:value-type="float" office:value="1415123468" calcext:value-type="float">
            <text:p>1415123468</text:p>
          </table:table-cell>
          <table:table-cell table:formula="of:=[.H203]" office:value-type="float" office:value="1562182225" calcext:value-type="float">
            <text:p>1562182225</text:p>
          </table:table-cell>
          <table:table-cell table:formula="of:=[.I203]+[.B203]" office:value-type="float" office:value="1780108785" calcext:value-type="float">
            <text:p>1780108785</text:p>
          </table:table-cell>
          <table:table-cell table:formula="of:=[.J203]" office:value-type="float" office:value="825192545" calcext:value-type="float">
            <text:p>825192545</text:p>
          </table:table-cell>
          <table:table-cell table:formula="of:=[.B203]" office:value-type="float" office:value="989946487" calcext:value-type="float">
            <text:p>989946487</text:p>
          </table:table-cell>
          <table:table-cell table:formula="of:=SUM([.B204:.J204])" office:value-type="float" office:value="11232444971" calcext:value-type="float">
            <text:p>11232444971</text:p>
          </table:table-cell>
          <table:table-cell table:number-columns-repeated="1013"/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table:formula="of:=[.C204]" office:value-type="float" office:value="1196176465" calcext:value-type="float">
            <text:p>1196176465</text:p>
          </table:table-cell>
          <table:table-cell table:formula="of:=[.D204]" office:value-type="float" office:value="1133578611" calcext:value-type="float">
            <text:p>1133578611</text:p>
          </table:table-cell>
          <table:table-cell table:formula="of:=[.E204]" office:value-type="float" office:value="1385447657" calcext:value-type="float">
            <text:p>1385447657</text:p>
          </table:table-cell>
          <table:table-cell table:formula="of:=[.F204]" office:value-type="float" office:value="1415123468" calcext:value-type="float">
            <text:p>1415123468</text:p>
          </table:table-cell>
          <table:table-cell table:formula="of:=[.G204]" office:value-type="float" office:value="1562182225" calcext:value-type="float">
            <text:p>1562182225</text:p>
          </table:table-cell>
          <table:table-cell table:formula="of:=[.H204]" office:value-type="float" office:value="1780108785" calcext:value-type="float">
            <text:p>1780108785</text:p>
          </table:table-cell>
          <table:table-cell table:formula="of:=[.I204]+[.B204]" office:value-type="float" office:value="1769881273" calcext:value-type="float">
            <text:p>1769881273</text:p>
          </table:table-cell>
          <table:table-cell table:formula="of:=[.J204]" office:value-type="float" office:value="989946487" calcext:value-type="float">
            <text:p>989946487</text:p>
          </table:table-cell>
          <table:table-cell table:formula="of:=[.B204]" office:value-type="float" office:value="944688728" calcext:value-type="float">
            <text:p>944688728</text:p>
          </table:table-cell>
          <table:table-cell table:formula="of:=SUM([.B205:.J205])" office:value-type="float" office:value="12177133699" calcext:value-type="float">
            <text:p>12177133699</text:p>
          </table:table-cell>
          <table:table-cell table:number-columns-repeated="1013"/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table:formula="of:=[.C205]" office:value-type="float" office:value="1133578611" calcext:value-type="float">
            <text:p>1133578611</text:p>
          </table:table-cell>
          <table:table-cell table:formula="of:=[.D205]" office:value-type="float" office:value="1385447657" calcext:value-type="float">
            <text:p>1385447657</text:p>
          </table:table-cell>
          <table:table-cell table:formula="of:=[.E205]" office:value-type="float" office:value="1415123468" calcext:value-type="float">
            <text:p>1415123468</text:p>
          </table:table-cell>
          <table:table-cell table:formula="of:=[.F205]" office:value-type="float" office:value="1562182225" calcext:value-type="float">
            <text:p>1562182225</text:p>
          </table:table-cell>
          <table:table-cell table:formula="of:=[.G205]" office:value-type="float" office:value="1780108785" calcext:value-type="float">
            <text:p>1780108785</text:p>
          </table:table-cell>
          <table:table-cell table:formula="of:=[.H205]" office:value-type="float" office:value="1769881273" calcext:value-type="float">
            <text:p>1769881273</text:p>
          </table:table-cell>
          <table:table-cell table:formula="of:=[.I205]+[.B205]" office:value-type="float" office:value="2186122952" calcext:value-type="float">
            <text:p>2186122952</text:p>
          </table:table-cell>
          <table:table-cell table:formula="of:=[.J205]" office:value-type="float" office:value="944688728" calcext:value-type="float">
            <text:p>944688728</text:p>
          </table:table-cell>
          <table:table-cell table:formula="of:=[.B205]" office:value-type="float" office:value="1196176465" calcext:value-type="float">
            <text:p>1196176465</text:p>
          </table:table-cell>
          <table:table-cell table:formula="of:=SUM([.B206:.J206])" office:value-type="float" office:value="13373310164" calcext:value-type="float">
            <text:p>13373310164</text:p>
          </table:table-cell>
          <table:table-cell table:number-columns-repeated="1013"/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table:formula="of:=[.C206]" office:value-type="float" office:value="1385447657" calcext:value-type="float">
            <text:p>1385447657</text:p>
          </table:table-cell>
          <table:table-cell table:formula="of:=[.D206]" office:value-type="float" office:value="1415123468" calcext:value-type="float">
            <text:p>1415123468</text:p>
          </table:table-cell>
          <table:table-cell table:formula="of:=[.E206]" office:value-type="float" office:value="1562182225" calcext:value-type="float">
            <text:p>1562182225</text:p>
          </table:table-cell>
          <table:table-cell table:formula="of:=[.F206]" office:value-type="float" office:value="1780108785" calcext:value-type="float">
            <text:p>1780108785</text:p>
          </table:table-cell>
          <table:table-cell table:formula="of:=[.G206]" office:value-type="float" office:value="1769881273" calcext:value-type="float">
            <text:p>1769881273</text:p>
          </table:table-cell>
          <table:table-cell table:formula="of:=[.H206]" office:value-type="float" office:value="2186122952" calcext:value-type="float">
            <text:p>2186122952</text:p>
          </table:table-cell>
          <table:table-cell table:formula="of:=[.I206]+[.B206]" office:value-type="float" office:value="2078267339" calcext:value-type="float">
            <text:p>2078267339</text:p>
          </table:table-cell>
          <table:table-cell table:formula="of:=[.J206]" office:value-type="float" office:value="1196176465" calcext:value-type="float">
            <text:p>1196176465</text:p>
          </table:table-cell>
          <table:table-cell table:formula="of:=[.B206]" office:value-type="float" office:value="1133578611" calcext:value-type="float">
            <text:p>1133578611</text:p>
          </table:table-cell>
          <table:table-cell table:formula="of:=SUM([.B207:.J207])" office:value-type="float" office:value="14506888775" calcext:value-type="float">
            <text:p>14506888775</text:p>
          </table:table-cell>
          <table:table-cell table:number-columns-repeated="1013"/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table:formula="of:=[.C207]" office:value-type="float" office:value="1415123468" calcext:value-type="float">
            <text:p>1415123468</text:p>
          </table:table-cell>
          <table:table-cell table:formula="of:=[.D207]" office:value-type="float" office:value="1562182225" calcext:value-type="float">
            <text:p>1562182225</text:p>
          </table:table-cell>
          <table:table-cell table:formula="of:=[.E207]" office:value-type="float" office:value="1780108785" calcext:value-type="float">
            <text:p>1780108785</text:p>
          </table:table-cell>
          <table:table-cell table:formula="of:=[.F207]" office:value-type="float" office:value="1769881273" calcext:value-type="float">
            <text:p>1769881273</text:p>
          </table:table-cell>
          <table:table-cell table:formula="of:=[.G207]" office:value-type="float" office:value="2186122952" calcext:value-type="float">
            <text:p>2186122952</text:p>
          </table:table-cell>
          <table:table-cell table:formula="of:=[.H207]" office:value-type="float" office:value="2078267339" calcext:value-type="float">
            <text:p>2078267339</text:p>
          </table:table-cell>
          <table:table-cell table:formula="of:=[.I207]+[.B207]" office:value-type="float" office:value="2581624122" calcext:value-type="float">
            <text:p>2581624122</text:p>
          </table:table-cell>
          <table:table-cell table:formula="of:=[.J207]" office:value-type="float" office:value="1133578611" calcext:value-type="float">
            <text:p>1133578611</text:p>
          </table:table-cell>
          <table:table-cell table:formula="of:=[.B207]" office:value-type="float" office:value="1385447657" calcext:value-type="float">
            <text:p>1385447657</text:p>
          </table:table-cell>
          <table:table-cell table:formula="of:=SUM([.B208:.J208])" office:value-type="float" office:value="15892336432" calcext:value-type="float">
            <text:p>15892336432</text:p>
          </table:table-cell>
          <table:table-cell table:number-columns-repeated="1013"/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table:formula="of:=[.C208]" office:value-type="float" office:value="1562182225" calcext:value-type="float">
            <text:p>1562182225</text:p>
          </table:table-cell>
          <table:table-cell table:formula="of:=[.D208]" office:value-type="float" office:value="1780108785" calcext:value-type="float">
            <text:p>1780108785</text:p>
          </table:table-cell>
          <table:table-cell table:formula="of:=[.E208]" office:value-type="float" office:value="1769881273" calcext:value-type="float">
            <text:p>1769881273</text:p>
          </table:table-cell>
          <table:table-cell table:formula="of:=[.F208]" office:value-type="float" office:value="2186122952" calcext:value-type="float">
            <text:p>2186122952</text:p>
          </table:table-cell>
          <table:table-cell table:formula="of:=[.G208]" office:value-type="float" office:value="2078267339" calcext:value-type="float">
            <text:p>2078267339</text:p>
          </table:table-cell>
          <table:table-cell table:formula="of:=[.H208]" office:value-type="float" office:value="2581624122" calcext:value-type="float">
            <text:p>2581624122</text:p>
          </table:table-cell>
          <table:table-cell table:formula="of:=[.I208]+[.B208]" office:value-type="float" office:value="2548702079" calcext:value-type="float">
            <text:p>2548702079</text:p>
          </table:table-cell>
          <table:table-cell table:formula="of:=[.J208]" office:value-type="float" office:value="1385447657" calcext:value-type="float">
            <text:p>1385447657</text:p>
          </table:table-cell>
          <table:table-cell table:formula="of:=[.B208]" office:value-type="float" office:value="1415123468" calcext:value-type="float">
            <text:p>1415123468</text:p>
          </table:table-cell>
          <table:table-cell table:formula="of:=SUM([.B209:.J209])" office:value-type="float" office:value="17307459900" calcext:value-type="float">
            <text:p>17307459900</text:p>
          </table:table-cell>
          <table:table-cell table:number-columns-repeated="1013"/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table:formula="of:=[.C209]" office:value-type="float" office:value="1780108785" calcext:value-type="float">
            <text:p>1780108785</text:p>
          </table:table-cell>
          <table:table-cell table:formula="of:=[.D209]" office:value-type="float" office:value="1769881273" calcext:value-type="float">
            <text:p>1769881273</text:p>
          </table:table-cell>
          <table:table-cell table:formula="of:=[.E209]" office:value-type="float" office:value="2186122952" calcext:value-type="float">
            <text:p>2186122952</text:p>
          </table:table-cell>
          <table:table-cell table:formula="of:=[.F209]" office:value-type="float" office:value="2078267339" calcext:value-type="float">
            <text:p>2078267339</text:p>
          </table:table-cell>
          <table:table-cell table:formula="of:=[.G209]" office:value-type="float" office:value="2581624122" calcext:value-type="float">
            <text:p>2581624122</text:p>
          </table:table-cell>
          <table:table-cell table:formula="of:=[.H209]" office:value-type="float" office:value="2548702079" calcext:value-type="float">
            <text:p>2548702079</text:p>
          </table:table-cell>
          <table:table-cell table:formula="of:=[.I209]+[.B209]" office:value-type="float" office:value="2947629882" calcext:value-type="float">
            <text:p>2947629882</text:p>
          </table:table-cell>
          <table:table-cell table:formula="of:=[.J209]" office:value-type="float" office:value="1415123468" calcext:value-type="float">
            <text:p>1415123468</text:p>
          </table:table-cell>
          <table:table-cell table:formula="of:=[.B209]" office:value-type="float" office:value="1562182225" calcext:value-type="float">
            <text:p>1562182225</text:p>
          </table:table-cell>
          <table:table-cell table:formula="of:=SUM([.B210:.J210])" office:value-type="float" office:value="18869642125" calcext:value-type="float">
            <text:p>18869642125</text:p>
          </table:table-cell>
          <table:table-cell table:number-columns-repeated="1013"/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table:formula="of:=[.C210]" office:value-type="float" office:value="1769881273" calcext:value-type="float">
            <text:p>1769881273</text:p>
          </table:table-cell>
          <table:table-cell table:formula="of:=[.D210]" office:value-type="float" office:value="2186122952" calcext:value-type="float">
            <text:p>2186122952</text:p>
          </table:table-cell>
          <table:table-cell table:formula="of:=[.E210]" office:value-type="float" office:value="2078267339" calcext:value-type="float">
            <text:p>2078267339</text:p>
          </table:table-cell>
          <table:table-cell table:formula="of:=[.F210]" office:value-type="float" office:value="2581624122" calcext:value-type="float">
            <text:p>2581624122</text:p>
          </table:table-cell>
          <table:table-cell table:formula="of:=[.G210]" office:value-type="float" office:value="2548702079" calcext:value-type="float">
            <text:p>2548702079</text:p>
          </table:table-cell>
          <table:table-cell table:formula="of:=[.H210]" office:value-type="float" office:value="2947629882" calcext:value-type="float">
            <text:p>2947629882</text:p>
          </table:table-cell>
          <table:table-cell table:formula="of:=[.I210]+[.B210]" office:value-type="float" office:value="3195232253" calcext:value-type="float">
            <text:p>3195232253</text:p>
          </table:table-cell>
          <table:table-cell table:formula="of:=[.J210]" office:value-type="float" office:value="1562182225" calcext:value-type="float">
            <text:p>1562182225</text:p>
          </table:table-cell>
          <table:table-cell table:formula="of:=[.B210]" office:value-type="float" office:value="1780108785" calcext:value-type="float">
            <text:p>1780108785</text:p>
          </table:table-cell>
          <table:table-cell table:formula="of:=SUM([.B211:.J211])" office:value-type="float" office:value="20649750910" calcext:value-type="float">
            <text:p>20649750910</text:p>
          </table:table-cell>
          <table:table-cell table:number-columns-repeated="1013"/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table:formula="of:=[.C211]" office:value-type="float" office:value="2186122952" calcext:value-type="float">
            <text:p>2186122952</text:p>
          </table:table-cell>
          <table:table-cell table:formula="of:=[.D211]" office:value-type="float" office:value="2078267339" calcext:value-type="float">
            <text:p>2078267339</text:p>
          </table:table-cell>
          <table:table-cell table:formula="of:=[.E211]" office:value-type="float" office:value="2581624122" calcext:value-type="float">
            <text:p>2581624122</text:p>
          </table:table-cell>
          <table:table-cell table:formula="of:=[.F211]" office:value-type="float" office:value="2548702079" calcext:value-type="float">
            <text:p>2548702079</text:p>
          </table:table-cell>
          <table:table-cell table:formula="of:=[.G211]" office:value-type="float" office:value="2947629882" calcext:value-type="float">
            <text:p>2947629882</text:p>
          </table:table-cell>
          <table:table-cell table:formula="of:=[.H211]" office:value-type="float" office:value="3195232253" calcext:value-type="float">
            <text:p>3195232253</text:p>
          </table:table-cell>
          <table:table-cell table:formula="of:=[.I211]+[.B211]" office:value-type="float" office:value="3332063498" calcext:value-type="float">
            <text:p>3332063498</text:p>
          </table:table-cell>
          <table:table-cell table:formula="of:=[.J211]" office:value-type="float" office:value="1780108785" calcext:value-type="float">
            <text:p>1780108785</text:p>
          </table:table-cell>
          <table:table-cell table:formula="of:=[.B211]" office:value-type="float" office:value="1769881273" calcext:value-type="float">
            <text:p>1769881273</text:p>
          </table:table-cell>
          <table:table-cell table:formula="of:=SUM([.B212:.J212])" office:value-type="float" office:value="22419632183" calcext:value-type="float">
            <text:p>22419632183</text:p>
          </table:table-cell>
          <table:table-cell table:number-columns-repeated="1013"/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table:formula="of:=[.C212]" office:value-type="float" office:value="2078267339" calcext:value-type="float">
            <text:p>2078267339</text:p>
          </table:table-cell>
          <table:table-cell table:formula="of:=[.D212]" office:value-type="float" office:value="2581624122" calcext:value-type="float">
            <text:p>2581624122</text:p>
          </table:table-cell>
          <table:table-cell table:formula="of:=[.E212]" office:value-type="float" office:value="2548702079" calcext:value-type="float">
            <text:p>2548702079</text:p>
          </table:table-cell>
          <table:table-cell table:formula="of:=[.F212]" office:value-type="float" office:value="2947629882" calcext:value-type="float">
            <text:p>2947629882</text:p>
          </table:table-cell>
          <table:table-cell table:formula="of:=[.G212]" office:value-type="float" office:value="3195232253" calcext:value-type="float">
            <text:p>3195232253</text:p>
          </table:table-cell>
          <table:table-cell table:formula="of:=[.H212]" office:value-type="float" office:value="3332063498" calcext:value-type="float">
            <text:p>3332063498</text:p>
          </table:table-cell>
          <table:table-cell table:formula="of:=[.I212]+[.B212]" office:value-type="float" office:value="3966231737" calcext:value-type="float">
            <text:p>3966231737</text:p>
          </table:table-cell>
          <table:table-cell table:formula="of:=[.J212]" office:value-type="float" office:value="1769881273" calcext:value-type="float">
            <text:p>1769881273</text:p>
          </table:table-cell>
          <table:table-cell table:formula="of:=[.B212]" office:value-type="float" office:value="2186122952" calcext:value-type="float">
            <text:p>2186122952</text:p>
          </table:table-cell>
          <table:table-cell table:formula="of:=SUM([.B213:.J213])" office:value-type="float" office:value="24605755135" calcext:value-type="float">
            <text:p>24605755135</text:p>
          </table:table-cell>
          <table:table-cell table:number-columns-repeated="1013"/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table:formula="of:=[.C213]" office:value-type="float" office:value="2581624122" calcext:value-type="float">
            <text:p>2581624122</text:p>
          </table:table-cell>
          <table:table-cell table:formula="of:=[.D213]" office:value-type="float" office:value="2548702079" calcext:value-type="float">
            <text:p>2548702079</text:p>
          </table:table-cell>
          <table:table-cell table:formula="of:=[.E213]" office:value-type="float" office:value="2947629882" calcext:value-type="float">
            <text:p>2947629882</text:p>
          </table:table-cell>
          <table:table-cell table:formula="of:=[.F213]" office:value-type="float" office:value="3195232253" calcext:value-type="float">
            <text:p>3195232253</text:p>
          </table:table-cell>
          <table:table-cell table:formula="of:=[.G213]" office:value-type="float" office:value="3332063498" calcext:value-type="float">
            <text:p>3332063498</text:p>
          </table:table-cell>
          <table:table-cell table:formula="of:=[.H213]" office:value-type="float" office:value="3966231737" calcext:value-type="float">
            <text:p>3966231737</text:p>
          </table:table-cell>
          <table:table-cell table:formula="of:=[.I213]+[.B213]" office:value-type="float" office:value="3848148612" calcext:value-type="float">
            <text:p>3848148612</text:p>
          </table:table-cell>
          <table:table-cell table:formula="of:=[.J213]" office:value-type="float" office:value="2186122952" calcext:value-type="float">
            <text:p>2186122952</text:p>
          </table:table-cell>
          <table:table-cell table:formula="of:=[.B213]" office:value-type="float" office:value="2078267339" calcext:value-type="float">
            <text:p>2078267339</text:p>
          </table:table-cell>
          <table:table-cell table:formula="of:=SUM([.B214:.J214])" office:value-type="float" office:value="26684022474" calcext:value-type="float">
            <text:p>26684022474</text:p>
          </table:table-cell>
          <table:table-cell table:number-columns-repeated="1013"/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table:formula="of:=[.C214]" office:value-type="float" office:value="2548702079" calcext:value-type="float">
            <text:p>2548702079</text:p>
          </table:table-cell>
          <table:table-cell table:formula="of:=[.D214]" office:value-type="float" office:value="2947629882" calcext:value-type="float">
            <text:p>2947629882</text:p>
          </table:table-cell>
          <table:table-cell table:formula="of:=[.E214]" office:value-type="float" office:value="3195232253" calcext:value-type="float">
            <text:p>3195232253</text:p>
          </table:table-cell>
          <table:table-cell table:formula="of:=[.F214]" office:value-type="float" office:value="3332063498" calcext:value-type="float">
            <text:p>3332063498</text:p>
          </table:table-cell>
          <table:table-cell table:formula="of:=[.G214]" office:value-type="float" office:value="3966231737" calcext:value-type="float">
            <text:p>3966231737</text:p>
          </table:table-cell>
          <table:table-cell table:formula="of:=[.H214]" office:value-type="float" office:value="3848148612" calcext:value-type="float">
            <text:p>3848148612</text:p>
          </table:table-cell>
          <table:table-cell table:formula="of:=[.I214]+[.B214]" office:value-type="float" office:value="4767747074" calcext:value-type="float">
            <text:p>4767747074</text:p>
          </table:table-cell>
          <table:table-cell table:formula="of:=[.J214]" office:value-type="float" office:value="2078267339" calcext:value-type="float">
            <text:p>2078267339</text:p>
          </table:table-cell>
          <table:table-cell table:formula="of:=[.B214]" office:value-type="float" office:value="2581624122" calcext:value-type="float">
            <text:p>2581624122</text:p>
          </table:table-cell>
          <table:table-cell table:formula="of:=SUM([.B215:.J215])" office:value-type="float" office:value="29265646596" calcext:value-type="float">
            <text:p>29265646596</text:p>
          </table:table-cell>
          <table:table-cell table:number-columns-repeated="1013"/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table:formula="of:=[.C215]" office:value-type="float" office:value="2947629882" calcext:value-type="float">
            <text:p>2947629882</text:p>
          </table:table-cell>
          <table:table-cell table:formula="of:=[.D215]" office:value-type="float" office:value="3195232253" calcext:value-type="float">
            <text:p>3195232253</text:p>
          </table:table-cell>
          <table:table-cell table:formula="of:=[.E215]" office:value-type="float" office:value="3332063498" calcext:value-type="float">
            <text:p>3332063498</text:p>
          </table:table-cell>
          <table:table-cell table:formula="of:=[.F215]" office:value-type="float" office:value="3966231737" calcext:value-type="float">
            <text:p>3966231737</text:p>
          </table:table-cell>
          <table:table-cell table:formula="of:=[.G215]" office:value-type="float" office:value="3848148612" calcext:value-type="float">
            <text:p>3848148612</text:p>
          </table:table-cell>
          <table:table-cell table:formula="of:=[.H215]" office:value-type="float" office:value="4767747074" calcext:value-type="float">
            <text:p>4767747074</text:p>
          </table:table-cell>
          <table:table-cell table:formula="of:=[.I215]+[.B215]" office:value-type="float" office:value="4626969418" calcext:value-type="float">
            <text:p>4626969418</text:p>
          </table:table-cell>
          <table:table-cell table:formula="of:=[.J215]" office:value-type="float" office:value="2581624122" calcext:value-type="float">
            <text:p>2581624122</text:p>
          </table:table-cell>
          <table:table-cell table:formula="of:=[.B215]" office:value-type="float" office:value="2548702079" calcext:value-type="float">
            <text:p>2548702079</text:p>
          </table:table-cell>
          <table:table-cell table:formula="of:=SUM([.B216:.J216])" office:value-type="float" office:value="31814348675" calcext:value-type="float">
            <text:p>31814348675</text:p>
          </table:table-cell>
          <table:table-cell table:number-columns-repeated="1013"/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table:formula="of:=[.C216]" office:value-type="float" office:value="3195232253" calcext:value-type="float">
            <text:p>3195232253</text:p>
          </table:table-cell>
          <table:table-cell table:formula="of:=[.D216]" office:value-type="float" office:value="3332063498" calcext:value-type="float">
            <text:p>3332063498</text:p>
          </table:table-cell>
          <table:table-cell table:formula="of:=[.E216]" office:value-type="float" office:value="3966231737" calcext:value-type="float">
            <text:p>3966231737</text:p>
          </table:table-cell>
          <table:table-cell table:formula="of:=[.F216]" office:value-type="float" office:value="3848148612" calcext:value-type="float">
            <text:p>3848148612</text:p>
          </table:table-cell>
          <table:table-cell table:formula="of:=[.G216]" office:value-type="float" office:value="4767747074" calcext:value-type="float">
            <text:p>4767747074</text:p>
          </table:table-cell>
          <table:table-cell table:formula="of:=[.H216]" office:value-type="float" office:value="4626969418" calcext:value-type="float">
            <text:p>4626969418</text:p>
          </table:table-cell>
          <table:table-cell table:formula="of:=[.I216]+[.B216]" office:value-type="float" office:value="5529254004" calcext:value-type="float">
            <text:p>5529254004</text:p>
          </table:table-cell>
          <table:table-cell table:formula="of:=[.J216]" office:value-type="float" office:value="2548702079" calcext:value-type="float">
            <text:p>2548702079</text:p>
          </table:table-cell>
          <table:table-cell table:formula="of:=[.B216]" office:value-type="float" office:value="2947629882" calcext:value-type="float">
            <text:p>2947629882</text:p>
          </table:table-cell>
          <table:table-cell table:formula="of:=SUM([.B217:.J217])" office:value-type="float" office:value="34761978557" calcext:value-type="float">
            <text:p>34761978557</text:p>
          </table:table-cell>
          <table:table-cell table:number-columns-repeated="1013"/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table:formula="of:=[.C217]" office:value-type="float" office:value="3332063498" calcext:value-type="float">
            <text:p>3332063498</text:p>
          </table:table-cell>
          <table:table-cell table:formula="of:=[.D217]" office:value-type="float" office:value="3966231737" calcext:value-type="float">
            <text:p>3966231737</text:p>
          </table:table-cell>
          <table:table-cell table:formula="of:=[.E217]" office:value-type="float" office:value="3848148612" calcext:value-type="float">
            <text:p>3848148612</text:p>
          </table:table-cell>
          <table:table-cell table:formula="of:=[.F217]" office:value-type="float" office:value="4767747074" calcext:value-type="float">
            <text:p>4767747074</text:p>
          </table:table-cell>
          <table:table-cell table:formula="of:=[.G217]" office:value-type="float" office:value="4626969418" calcext:value-type="float">
            <text:p>4626969418</text:p>
          </table:table-cell>
          <table:table-cell table:formula="of:=[.H217]" office:value-type="float" office:value="5529254004" calcext:value-type="float">
            <text:p>5529254004</text:p>
          </table:table-cell>
          <table:table-cell table:formula="of:=[.I217]+[.B217]" office:value-type="float" office:value="5743934332" calcext:value-type="float">
            <text:p>5743934332</text:p>
          </table:table-cell>
          <table:table-cell table:formula="of:=[.J217]" office:value-type="float" office:value="2947629882" calcext:value-type="float">
            <text:p>2947629882</text:p>
          </table:table-cell>
          <table:table-cell table:formula="of:=[.B217]" office:value-type="float" office:value="3195232253" calcext:value-type="float">
            <text:p>3195232253</text:p>
          </table:table-cell>
          <table:table-cell table:formula="of:=SUM([.B218:.J218])" office:value-type="float" office:value="37957210810" calcext:value-type="float">
            <text:p>37957210810</text:p>
          </table:table-cell>
          <table:table-cell table:number-columns-repeated="1013"/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table:formula="of:=[.C218]" office:value-type="float" office:value="3966231737" calcext:value-type="float">
            <text:p>3966231737</text:p>
          </table:table-cell>
          <table:table-cell table:formula="of:=[.D218]" office:value-type="float" office:value="3848148612" calcext:value-type="float">
            <text:p>3848148612</text:p>
          </table:table-cell>
          <table:table-cell table:formula="of:=[.E218]" office:value-type="float" office:value="4767747074" calcext:value-type="float">
            <text:p>4767747074</text:p>
          </table:table-cell>
          <table:table-cell table:formula="of:=[.F218]" office:value-type="float" office:value="4626969418" calcext:value-type="float">
            <text:p>4626969418</text:p>
          </table:table-cell>
          <table:table-cell table:formula="of:=[.G218]" office:value-type="float" office:value="5529254004" calcext:value-type="float">
            <text:p>5529254004</text:p>
          </table:table-cell>
          <table:table-cell table:formula="of:=[.H218]" office:value-type="float" office:value="5743934332" calcext:value-type="float">
            <text:p>5743934332</text:p>
          </table:table-cell>
          <table:table-cell table:formula="of:=[.I218]+[.B218]" office:value-type="float" office:value="6279693380" calcext:value-type="float">
            <text:p>6279693380</text:p>
          </table:table-cell>
          <table:table-cell table:formula="of:=[.J218]" office:value-type="float" office:value="3195232253" calcext:value-type="float">
            <text:p>3195232253</text:p>
          </table:table-cell>
          <table:table-cell table:formula="of:=[.B218]" office:value-type="float" office:value="3332063498" calcext:value-type="float">
            <text:p>3332063498</text:p>
          </table:table-cell>
          <table:table-cell table:formula="of:=SUM([.B219:.J219])" office:value-type="float" office:value="41289274308" calcext:value-type="float">
            <text:p>41289274308</text:p>
          </table:table-cell>
          <table:table-cell table:number-columns-repeated="1013"/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table:formula="of:=[.C219]" office:value-type="float" office:value="3848148612" calcext:value-type="float">
            <text:p>3848148612</text:p>
          </table:table-cell>
          <table:table-cell table:formula="of:=[.D219]" office:value-type="float" office:value="4767747074" calcext:value-type="float">
            <text:p>4767747074</text:p>
          </table:table-cell>
          <table:table-cell table:formula="of:=[.E219]" office:value-type="float" office:value="4626969418" calcext:value-type="float">
            <text:p>4626969418</text:p>
          </table:table-cell>
          <table:table-cell table:formula="of:=[.F219]" office:value-type="float" office:value="5529254004" calcext:value-type="float">
            <text:p>5529254004</text:p>
          </table:table-cell>
          <table:table-cell table:formula="of:=[.G219]" office:value-type="float" office:value="5743934332" calcext:value-type="float">
            <text:p>5743934332</text:p>
          </table:table-cell>
          <table:table-cell table:formula="of:=[.H219]" office:value-type="float" office:value="6279693380" calcext:value-type="float">
            <text:p>6279693380</text:p>
          </table:table-cell>
          <table:table-cell table:formula="of:=[.I219]+[.B219]" office:value-type="float" office:value="7161463990" calcext:value-type="float">
            <text:p>7161463990</text:p>
          </table:table-cell>
          <table:table-cell table:formula="of:=[.J219]" office:value-type="float" office:value="3332063498" calcext:value-type="float">
            <text:p>3332063498</text:p>
          </table:table-cell>
          <table:table-cell table:formula="of:=[.B219]" office:value-type="float" office:value="3966231737" calcext:value-type="float">
            <text:p>3966231737</text:p>
          </table:table-cell>
          <table:table-cell table:formula="of:=SUM([.B220:.J220])" office:value-type="float" office:value="45255506045" calcext:value-type="float">
            <text:p>45255506045</text:p>
          </table:table-cell>
          <table:table-cell table:number-columns-repeated="1013"/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table:formula="of:=[.C220]" office:value-type="float" office:value="4767747074" calcext:value-type="float">
            <text:p>4767747074</text:p>
          </table:table-cell>
          <table:table-cell table:formula="of:=[.D220]" office:value-type="float" office:value="4626969418" calcext:value-type="float">
            <text:p>4626969418</text:p>
          </table:table-cell>
          <table:table-cell table:formula="of:=[.E220]" office:value-type="float" office:value="5529254004" calcext:value-type="float">
            <text:p>5529254004</text:p>
          </table:table-cell>
          <table:table-cell table:formula="of:=[.F220]" office:value-type="float" office:value="5743934332" calcext:value-type="float">
            <text:p>5743934332</text:p>
          </table:table-cell>
          <table:table-cell table:formula="of:=[.G220]" office:value-type="float" office:value="6279693380" calcext:value-type="float">
            <text:p>6279693380</text:p>
          </table:table-cell>
          <table:table-cell table:formula="of:=[.H220]" office:value-type="float" office:value="7161463990" calcext:value-type="float">
            <text:p>7161463990</text:p>
          </table:table-cell>
          <table:table-cell table:formula="of:=[.I220]+[.B220]" office:value-type="float" office:value="7180212110" calcext:value-type="float">
            <text:p>7180212110</text:p>
          </table:table-cell>
          <table:table-cell table:formula="of:=[.J220]" office:value-type="float" office:value="3966231737" calcext:value-type="float">
            <text:p>3966231737</text:p>
          </table:table-cell>
          <table:table-cell table:formula="of:=[.B220]" office:value-type="float" office:value="3848148612" calcext:value-type="float">
            <text:p>3848148612</text:p>
          </table:table-cell>
          <table:table-cell table:formula="of:=SUM([.B221:.J221])" office:value-type="float" office:value="49103654657" calcext:value-type="float">
            <text:p>49103654657</text:p>
          </table:table-cell>
          <table:table-cell table:number-columns-repeated="1013"/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table:formula="of:=[.C221]" office:value-type="float" office:value="4626969418" calcext:value-type="float">
            <text:p>4626969418</text:p>
          </table:table-cell>
          <table:table-cell table:formula="of:=[.D221]" office:value-type="float" office:value="5529254004" calcext:value-type="float">
            <text:p>5529254004</text:p>
          </table:table-cell>
          <table:table-cell table:formula="of:=[.E221]" office:value-type="float" office:value="5743934332" calcext:value-type="float">
            <text:p>5743934332</text:p>
          </table:table-cell>
          <table:table-cell table:formula="of:=[.F221]" office:value-type="float" office:value="6279693380" calcext:value-type="float">
            <text:p>6279693380</text:p>
          </table:table-cell>
          <table:table-cell table:formula="of:=[.G221]" office:value-type="float" office:value="7161463990" calcext:value-type="float">
            <text:p>7161463990</text:p>
          </table:table-cell>
          <table:table-cell table:formula="of:=[.H221]" office:value-type="float" office:value="7180212110" calcext:value-type="float">
            <text:p>7180212110</text:p>
          </table:table-cell>
          <table:table-cell table:formula="of:=[.I221]+[.B221]" office:value-type="float" office:value="8733978811" calcext:value-type="float">
            <text:p>8733978811</text:p>
          </table:table-cell>
          <table:table-cell table:formula="of:=[.J221]" office:value-type="float" office:value="3848148612" calcext:value-type="float">
            <text:p>3848148612</text:p>
          </table:table-cell>
          <table:table-cell table:formula="of:=[.B221]" office:value-type="float" office:value="4767747074" calcext:value-type="float">
            <text:p>4767747074</text:p>
          </table:table-cell>
          <table:table-cell table:formula="of:=SUM([.B222:.J222])" office:value-type="float" office:value="53871401731" calcext:value-type="float">
            <text:p>53871401731</text:p>
          </table:table-cell>
          <table:table-cell table:number-columns-repeated="1013"/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table:formula="of:=[.C222]" office:value-type="float" office:value="5529254004" calcext:value-type="float">
            <text:p>5529254004</text:p>
          </table:table-cell>
          <table:table-cell table:formula="of:=[.D222]" office:value-type="float" office:value="5743934332" calcext:value-type="float">
            <text:p>5743934332</text:p>
          </table:table-cell>
          <table:table-cell table:formula="of:=[.E222]" office:value-type="float" office:value="6279693380" calcext:value-type="float">
            <text:p>6279693380</text:p>
          </table:table-cell>
          <table:table-cell table:formula="of:=[.F222]" office:value-type="float" office:value="7161463990" calcext:value-type="float">
            <text:p>7161463990</text:p>
          </table:table-cell>
          <table:table-cell table:formula="of:=[.G222]" office:value-type="float" office:value="7180212110" calcext:value-type="float">
            <text:p>7180212110</text:p>
          </table:table-cell>
          <table:table-cell table:formula="of:=[.H222]" office:value-type="float" office:value="8733978811" calcext:value-type="float">
            <text:p>8733978811</text:p>
          </table:table-cell>
          <table:table-cell table:formula="of:=[.I222]+[.B222]" office:value-type="float" office:value="8475118030" calcext:value-type="float">
            <text:p>8475118030</text:p>
          </table:table-cell>
          <table:table-cell table:formula="of:=[.J222]" office:value-type="float" office:value="4767747074" calcext:value-type="float">
            <text:p>4767747074</text:p>
          </table:table-cell>
          <table:table-cell table:formula="of:=[.B222]" office:value-type="float" office:value="4626969418" calcext:value-type="float">
            <text:p>4626969418</text:p>
          </table:table-cell>
          <table:table-cell table:formula="of:=SUM([.B223:.J223])" office:value-type="float" office:value="58498371149" calcext:value-type="float">
            <text:p>58498371149</text:p>
          </table:table-cell>
          <table:table-cell table:number-columns-repeated="1013"/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table:formula="of:=[.C223]" office:value-type="float" office:value="5743934332" calcext:value-type="float">
            <text:p>5743934332</text:p>
          </table:table-cell>
          <table:table-cell table:formula="of:=[.D223]" office:value-type="float" office:value="6279693380" calcext:value-type="float">
            <text:p>6279693380</text:p>
          </table:table-cell>
          <table:table-cell table:formula="of:=[.E223]" office:value-type="float" office:value="7161463990" calcext:value-type="float">
            <text:p>7161463990</text:p>
          </table:table-cell>
          <table:table-cell table:formula="of:=[.F223]" office:value-type="float" office:value="7180212110" calcext:value-type="float">
            <text:p>7180212110</text:p>
          </table:table-cell>
          <table:table-cell table:formula="of:=[.G223]" office:value-type="float" office:value="8733978811" calcext:value-type="float">
            <text:p>8733978811</text:p>
          </table:table-cell>
          <table:table-cell table:formula="of:=[.H223]" office:value-type="float" office:value="8475118030" calcext:value-type="float">
            <text:p>8475118030</text:p>
          </table:table-cell>
          <table:table-cell table:formula="of:=[.I223]+[.B223]" office:value-type="float" office:value="10297001078" calcext:value-type="float">
            <text:p>10297001078</text:p>
          </table:table-cell>
          <table:table-cell table:formula="of:=[.J223]" office:value-type="float" office:value="4626969418" calcext:value-type="float">
            <text:p>4626969418</text:p>
          </table:table-cell>
          <table:table-cell table:formula="of:=[.B223]" office:value-type="float" office:value="5529254004" calcext:value-type="float">
            <text:p>5529254004</text:p>
          </table:table-cell>
          <table:table-cell table:formula="of:=SUM([.B224:.J224])" office:value-type="float" office:value="64027625153" calcext:value-type="float">
            <text:p>64027625153</text:p>
          </table:table-cell>
          <table:table-cell table:number-columns-repeated="1013"/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table:formula="of:=[.C224]" office:value-type="float" office:value="6279693380" calcext:value-type="float">
            <text:p>6279693380</text:p>
          </table:table-cell>
          <table:table-cell table:formula="of:=[.D224]" office:value-type="float" office:value="7161463990" calcext:value-type="float">
            <text:p>7161463990</text:p>
          </table:table-cell>
          <table:table-cell table:formula="of:=[.E224]" office:value-type="float" office:value="7180212110" calcext:value-type="float">
            <text:p>7180212110</text:p>
          </table:table-cell>
          <table:table-cell table:formula="of:=[.F224]" office:value-type="float" office:value="8733978811" calcext:value-type="float">
            <text:p>8733978811</text:p>
          </table:table-cell>
          <table:table-cell table:formula="of:=[.G224]" office:value-type="float" office:value="8475118030" calcext:value-type="float">
            <text:p>8475118030</text:p>
          </table:table-cell>
          <table:table-cell table:formula="of:=[.H224]" office:value-type="float" office:value="10297001078" calcext:value-type="float">
            <text:p>10297001078</text:p>
          </table:table-cell>
          <table:table-cell table:formula="of:=[.I224]+[.B224]" office:value-type="float" office:value="10370903750" calcext:value-type="float">
            <text:p>10370903750</text:p>
          </table:table-cell>
          <table:table-cell table:formula="of:=[.J224]" office:value-type="float" office:value="5529254004" calcext:value-type="float">
            <text:p>5529254004</text:p>
          </table:table-cell>
          <table:table-cell table:formula="of:=[.B224]" office:value-type="float" office:value="5743934332" calcext:value-type="float">
            <text:p>5743934332</text:p>
          </table:table-cell>
          <table:table-cell table:formula="of:=SUM([.B225:.J225])" office:value-type="float" office:value="69771559485" calcext:value-type="float">
            <text:p>69771559485</text:p>
          </table:table-cell>
          <table:table-cell table:number-columns-repeated="1013"/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table:formula="of:=[.C225]" office:value-type="float" office:value="7161463990" calcext:value-type="float">
            <text:p>7161463990</text:p>
          </table:table-cell>
          <table:table-cell table:formula="of:=[.D225]" office:value-type="float" office:value="7180212110" calcext:value-type="float">
            <text:p>7180212110</text:p>
          </table:table-cell>
          <table:table-cell table:formula="of:=[.E225]" office:value-type="float" office:value="8733978811" calcext:value-type="float">
            <text:p>8733978811</text:p>
          </table:table-cell>
          <table:table-cell table:formula="of:=[.F225]" office:value-type="float" office:value="8475118030" calcext:value-type="float">
            <text:p>8475118030</text:p>
          </table:table-cell>
          <table:table-cell table:formula="of:=[.G225]" office:value-type="float" office:value="10297001078" calcext:value-type="float">
            <text:p>10297001078</text:p>
          </table:table-cell>
          <table:table-cell table:formula="of:=[.H225]" office:value-type="float" office:value="10370903750" calcext:value-type="float">
            <text:p>10370903750</text:p>
          </table:table-cell>
          <table:table-cell table:formula="of:=[.I225]+[.B225]" office:value-type="float" office:value="11808947384" calcext:value-type="float">
            <text:p>11808947384</text:p>
          </table:table-cell>
          <table:table-cell table:formula="of:=[.J225]" office:value-type="float" office:value="5743934332" calcext:value-type="float">
            <text:p>5743934332</text:p>
          </table:table-cell>
          <table:table-cell table:formula="of:=[.B225]" office:value-type="float" office:value="6279693380" calcext:value-type="float">
            <text:p>6279693380</text:p>
          </table:table-cell>
          <table:table-cell table:formula="of:=SUM([.B226:.J226])" office:value-type="float" office:value="76051252865" calcext:value-type="float">
            <text:p>76051252865</text:p>
          </table:table-cell>
          <table:table-cell table:number-columns-repeated="1013"/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table:formula="of:=[.C226]" office:value-type="float" office:value="7180212110" calcext:value-type="float">
            <text:p>7180212110</text:p>
          </table:table-cell>
          <table:table-cell table:formula="of:=[.D226]" office:value-type="float" office:value="8733978811" calcext:value-type="float">
            <text:p>8733978811</text:p>
          </table:table-cell>
          <table:table-cell table:formula="of:=[.E226]" office:value-type="float" office:value="8475118030" calcext:value-type="float">
            <text:p>8475118030</text:p>
          </table:table-cell>
          <table:table-cell table:formula="of:=[.F226]" office:value-type="float" office:value="10297001078" calcext:value-type="float">
            <text:p>10297001078</text:p>
          </table:table-cell>
          <table:table-cell table:formula="of:=[.G226]" office:value-type="float" office:value="10370903750" calcext:value-type="float">
            <text:p>10370903750</text:p>
          </table:table-cell>
          <table:table-cell table:formula="of:=[.H226]" office:value-type="float" office:value="11808947384" calcext:value-type="float">
            <text:p>11808947384</text:p>
          </table:table-cell>
          <table:table-cell table:formula="of:=[.I226]+[.B226]" office:value-type="float" office:value="12905398322" calcext:value-type="float">
            <text:p>12905398322</text:p>
          </table:table-cell>
          <table:table-cell table:formula="of:=[.J226]" office:value-type="float" office:value="6279693380" calcext:value-type="float">
            <text:p>6279693380</text:p>
          </table:table-cell>
          <table:table-cell table:formula="of:=[.B226]" office:value-type="float" office:value="7161463990" calcext:value-type="float">
            <text:p>7161463990</text:p>
          </table:table-cell>
          <table:table-cell table:formula="of:=SUM([.B227:.J227])" office:value-type="float" office:value="83212716855" calcext:value-type="float">
            <text:p>83212716855</text:p>
          </table:table-cell>
          <table:table-cell table:number-columns-repeated="1013"/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table:formula="of:=[.C227]" office:value-type="float" office:value="8733978811" calcext:value-type="float">
            <text:p>8733978811</text:p>
          </table:table-cell>
          <table:table-cell table:formula="of:=[.D227]" office:value-type="float" office:value="8475118030" calcext:value-type="float">
            <text:p>8475118030</text:p>
          </table:table-cell>
          <table:table-cell table:formula="of:=[.E227]" office:value-type="float" office:value="10297001078" calcext:value-type="float">
            <text:p>10297001078</text:p>
          </table:table-cell>
          <table:table-cell table:formula="of:=[.F227]" office:value-type="float" office:value="10370903750" calcext:value-type="float">
            <text:p>10370903750</text:p>
          </table:table-cell>
          <table:table-cell table:formula="of:=[.G227]" office:value-type="float" office:value="11808947384" calcext:value-type="float">
            <text:p>11808947384</text:p>
          </table:table-cell>
          <table:table-cell table:formula="of:=[.H227]" office:value-type="float" office:value="12905398322" calcext:value-type="float">
            <text:p>12905398322</text:p>
          </table:table-cell>
          <table:table-cell table:formula="of:=[.I227]+[.B227]" office:value-type="float" office:value="13459905490" calcext:value-type="float">
            <text:p>13459905490</text:p>
          </table:table-cell>
          <table:table-cell table:formula="of:=[.J227]" office:value-type="float" office:value="7161463990" calcext:value-type="float">
            <text:p>7161463990</text:p>
          </table:table-cell>
          <table:table-cell table:formula="of:=[.B227]" office:value-type="float" office:value="7180212110" calcext:value-type="float">
            <text:p>7180212110</text:p>
          </table:table-cell>
          <table:table-cell table:formula="of:=SUM([.B228:.J228])" office:value-type="float" office:value="90392928965" calcext:value-type="float">
            <text:p>90392928965</text:p>
          </table:table-cell>
          <table:table-cell table:number-columns-repeated="1013"/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table:formula="of:=[.C228]" office:value-type="float" office:value="8475118030" calcext:value-type="float">
            <text:p>8475118030</text:p>
          </table:table-cell>
          <table:table-cell table:formula="of:=[.D228]" office:value-type="float" office:value="10297001078" calcext:value-type="float">
            <text:p>10297001078</text:p>
          </table:table-cell>
          <table:table-cell table:formula="of:=[.E228]" office:value-type="float" office:value="10370903750" calcext:value-type="float">
            <text:p>10370903750</text:p>
          </table:table-cell>
          <table:table-cell table:formula="of:=[.F228]" office:value-type="float" office:value="11808947384" calcext:value-type="float">
            <text:p>11808947384</text:p>
          </table:table-cell>
          <table:table-cell table:formula="of:=[.G228]" office:value-type="float" office:value="12905398322" calcext:value-type="float">
            <text:p>12905398322</text:p>
          </table:table-cell>
          <table:table-cell table:formula="of:=[.H228]" office:value-type="float" office:value="13459905490" calcext:value-type="float">
            <text:p>13459905490</text:p>
          </table:table-cell>
          <table:table-cell table:formula="of:=[.I228]+[.B228]" office:value-type="float" office:value="15895442801" calcext:value-type="float">
            <text:p>15895442801</text:p>
          </table:table-cell>
          <table:table-cell table:formula="of:=[.J228]" office:value-type="float" office:value="7180212110" calcext:value-type="float">
            <text:p>7180212110</text:p>
          </table:table-cell>
          <table:table-cell table:formula="of:=[.B228]" office:value-type="float" office:value="8733978811" calcext:value-type="float">
            <text:p>8733978811</text:p>
          </table:table-cell>
          <table:table-cell table:formula="of:=SUM([.B229:.J229])" office:value-type="float" office:value="99126907776" calcext:value-type="float">
            <text:p>99126907776</text:p>
          </table:table-cell>
          <table:table-cell table:number-columns-repeated="1013"/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table:formula="of:=[.C229]" office:value-type="float" office:value="10297001078" calcext:value-type="float">
            <text:p>10297001078</text:p>
          </table:table-cell>
          <table:table-cell table:formula="of:=[.D229]" office:value-type="float" office:value="10370903750" calcext:value-type="float">
            <text:p>10370903750</text:p>
          </table:table-cell>
          <table:table-cell table:formula="of:=[.E229]" office:value-type="float" office:value="11808947384" calcext:value-type="float">
            <text:p>11808947384</text:p>
          </table:table-cell>
          <table:table-cell table:formula="of:=[.F229]" office:value-type="float" office:value="12905398322" calcext:value-type="float">
            <text:p>12905398322</text:p>
          </table:table-cell>
          <table:table-cell table:formula="of:=[.G229]" office:value-type="float" office:value="13459905490" calcext:value-type="float">
            <text:p>13459905490</text:p>
          </table:table-cell>
          <table:table-cell table:formula="of:=[.H229]" office:value-type="float" office:value="15895442801" calcext:value-type="float">
            <text:p>15895442801</text:p>
          </table:table-cell>
          <table:table-cell table:formula="of:=[.I229]+[.B229]" office:value-type="float" office:value="15655330140" calcext:value-type="float">
            <text:p>15655330140</text:p>
          </table:table-cell>
          <table:table-cell table:formula="of:=[.J229]" office:value-type="float" office:value="8733978811" calcext:value-type="float">
            <text:p>8733978811</text:p>
          </table:table-cell>
          <table:table-cell table:formula="of:=[.B229]" office:value-type="float" office:value="8475118030" calcext:value-type="float">
            <text:p>8475118030</text:p>
          </table:table-cell>
          <table:table-cell table:formula="of:=SUM([.B230:.J230])" office:value-type="float" office:value="107602025806" calcext:value-type="float">
            <text:p>107602025806</text:p>
          </table:table-cell>
          <table:table-cell table:number-columns-repeated="1013"/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table:formula="of:=[.C230]" office:value-type="float" office:value="10370903750" calcext:value-type="float">
            <text:p>10370903750</text:p>
          </table:table-cell>
          <table:table-cell table:formula="of:=[.D230]" office:value-type="float" office:value="11808947384" calcext:value-type="float">
            <text:p>11808947384</text:p>
          </table:table-cell>
          <table:table-cell table:formula="of:=[.E230]" office:value-type="float" office:value="12905398322" calcext:value-type="float">
            <text:p>12905398322</text:p>
          </table:table-cell>
          <table:table-cell table:formula="of:=[.F230]" office:value-type="float" office:value="13459905490" calcext:value-type="float">
            <text:p>13459905490</text:p>
          </table:table-cell>
          <table:table-cell table:formula="of:=[.G230]" office:value-type="float" office:value="15895442801" calcext:value-type="float">
            <text:p>15895442801</text:p>
          </table:table-cell>
          <table:table-cell table:formula="of:=[.H230]" office:value-type="float" office:value="15655330140" calcext:value-type="float">
            <text:p>15655330140</text:p>
          </table:table-cell>
          <table:table-cell table:formula="of:=[.I230]+[.B230]" office:value-type="float" office:value="19030979889" calcext:value-type="float">
            <text:p>19030979889</text:p>
          </table:table-cell>
          <table:table-cell table:formula="of:=[.J230]" office:value-type="float" office:value="8475118030" calcext:value-type="float">
            <text:p>8475118030</text:p>
          </table:table-cell>
          <table:table-cell table:formula="of:=[.B230]" office:value-type="float" office:value="10297001078" calcext:value-type="float">
            <text:p>10297001078</text:p>
          </table:table-cell>
          <table:table-cell table:formula="of:=SUM([.B231:.J231])" office:value-type="float" office:value="117899026884" calcext:value-type="float">
            <text:p>117899026884</text:p>
          </table:table-cell>
          <table:table-cell table:number-columns-repeated="1013"/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table:formula="of:=[.C231]" office:value-type="float" office:value="11808947384" calcext:value-type="float">
            <text:p>11808947384</text:p>
          </table:table-cell>
          <table:table-cell table:formula="of:=[.D231]" office:value-type="float" office:value="12905398322" calcext:value-type="float">
            <text:p>12905398322</text:p>
          </table:table-cell>
          <table:table-cell table:formula="of:=[.E231]" office:value-type="float" office:value="13459905490" calcext:value-type="float">
            <text:p>13459905490</text:p>
          </table:table-cell>
          <table:table-cell table:formula="of:=[.F231]" office:value-type="float" office:value="15895442801" calcext:value-type="float">
            <text:p>15895442801</text:p>
          </table:table-cell>
          <table:table-cell table:formula="of:=[.G231]" office:value-type="float" office:value="15655330140" calcext:value-type="float">
            <text:p>15655330140</text:p>
          </table:table-cell>
          <table:table-cell table:formula="of:=[.H231]" office:value-type="float" office:value="19030979889" calcext:value-type="float">
            <text:p>19030979889</text:p>
          </table:table-cell>
          <table:table-cell table:formula="of:=[.I231]+[.B231]" office:value-type="float" office:value="18846021780" calcext:value-type="float">
            <text:p>18846021780</text:p>
          </table:table-cell>
          <table:table-cell table:formula="of:=[.J231]" office:value-type="float" office:value="10297001078" calcext:value-type="float">
            <text:p>10297001078</text:p>
          </table:table-cell>
          <table:table-cell table:formula="of:=[.B231]" office:value-type="float" office:value="10370903750" calcext:value-type="float">
            <text:p>10370903750</text:p>
          </table:table-cell>
          <table:table-cell table:formula="of:=SUM([.B232:.J232])" office:value-type="float" office:value="128269930634" calcext:value-type="float">
            <text:p>128269930634</text:p>
          </table:table-cell>
          <table:table-cell table:number-columns-repeated="1013"/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table:formula="of:=[.C232]" office:value-type="float" office:value="12905398322" calcext:value-type="float">
            <text:p>12905398322</text:p>
          </table:table-cell>
          <table:table-cell table:formula="of:=[.D232]" office:value-type="float" office:value="13459905490" calcext:value-type="float">
            <text:p>13459905490</text:p>
          </table:table-cell>
          <table:table-cell table:formula="of:=[.E232]" office:value-type="float" office:value="15895442801" calcext:value-type="float">
            <text:p>15895442801</text:p>
          </table:table-cell>
          <table:table-cell table:formula="of:=[.F232]" office:value-type="float" office:value="15655330140" calcext:value-type="float">
            <text:p>15655330140</text:p>
          </table:table-cell>
          <table:table-cell table:formula="of:=[.G232]" office:value-type="float" office:value="19030979889" calcext:value-type="float">
            <text:p>19030979889</text:p>
          </table:table-cell>
          <table:table-cell table:formula="of:=[.H232]" office:value-type="float" office:value="18846021780" calcext:value-type="float">
            <text:p>18846021780</text:p>
          </table:table-cell>
          <table:table-cell table:formula="of:=[.I232]+[.B232]" office:value-type="float" office:value="22105948462" calcext:value-type="float">
            <text:p>22105948462</text:p>
          </table:table-cell>
          <table:table-cell table:formula="of:=[.J232]" office:value-type="float" office:value="10370903750" calcext:value-type="float">
            <text:p>10370903750</text:p>
          </table:table-cell>
          <table:table-cell table:formula="of:=[.B232]" office:value-type="float" office:value="11808947384" calcext:value-type="float">
            <text:p>11808947384</text:p>
          </table:table-cell>
          <table:table-cell table:formula="of:=SUM([.B233:.J233])" office:value-type="float" office:value="140078878018" calcext:value-type="float">
            <text:p>140078878018</text:p>
          </table:table-cell>
          <table:table-cell table:number-columns-repeated="1013"/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table:formula="of:=[.C233]" office:value-type="float" office:value="13459905490" calcext:value-type="float">
            <text:p>13459905490</text:p>
          </table:table-cell>
          <table:table-cell table:formula="of:=[.D233]" office:value-type="float" office:value="15895442801" calcext:value-type="float">
            <text:p>15895442801</text:p>
          </table:table-cell>
          <table:table-cell table:formula="of:=[.E233]" office:value-type="float" office:value="15655330140" calcext:value-type="float">
            <text:p>15655330140</text:p>
          </table:table-cell>
          <table:table-cell table:formula="of:=[.F233]" office:value-type="float" office:value="19030979889" calcext:value-type="float">
            <text:p>19030979889</text:p>
          </table:table-cell>
          <table:table-cell table:formula="of:=[.G233]" office:value-type="float" office:value="18846021780" calcext:value-type="float">
            <text:p>18846021780</text:p>
          </table:table-cell>
          <table:table-cell table:formula="of:=[.H233]" office:value-type="float" office:value="22105948462" calcext:value-type="float">
            <text:p>22105948462</text:p>
          </table:table-cell>
          <table:table-cell table:formula="of:=[.I233]+[.B233]" office:value-type="float" office:value="23276302072" calcext:value-type="float">
            <text:p>23276302072</text:p>
          </table:table-cell>
          <table:table-cell table:formula="of:=[.J233]" office:value-type="float" office:value="11808947384" calcext:value-type="float">
            <text:p>11808947384</text:p>
          </table:table-cell>
          <table:table-cell table:formula="of:=[.B233]" office:value-type="float" office:value="12905398322" calcext:value-type="float">
            <text:p>12905398322</text:p>
          </table:table-cell>
          <table:table-cell table:formula="of:=SUM([.B234:.J234])" office:value-type="float" office:value="152984276340" calcext:value-type="float">
            <text:p>152984276340</text:p>
          </table:table-cell>
          <table:table-cell table:number-columns-repeated="1013"/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table:formula="of:=[.C234]" office:value-type="float" office:value="15895442801" calcext:value-type="float">
            <text:p>15895442801</text:p>
          </table:table-cell>
          <table:table-cell table:formula="of:=[.D234]" office:value-type="float" office:value="15655330140" calcext:value-type="float">
            <text:p>15655330140</text:p>
          </table:table-cell>
          <table:table-cell table:formula="of:=[.E234]" office:value-type="float" office:value="19030979889" calcext:value-type="float">
            <text:p>19030979889</text:p>
          </table:table-cell>
          <table:table-cell table:formula="of:=[.F234]" office:value-type="float" office:value="18846021780" calcext:value-type="float">
            <text:p>18846021780</text:p>
          </table:table-cell>
          <table:table-cell table:formula="of:=[.G234]" office:value-type="float" office:value="22105948462" calcext:value-type="float">
            <text:p>22105948462</text:p>
          </table:table-cell>
          <table:table-cell table:formula="of:=[.H234]" office:value-type="float" office:value="23276302072" calcext:value-type="float">
            <text:p>23276302072</text:p>
          </table:table-cell>
          <table:table-cell table:formula="of:=[.I234]+[.B234]" office:value-type="float" office:value="25268852874" calcext:value-type="float">
            <text:p>25268852874</text:p>
          </table:table-cell>
          <table:table-cell table:formula="of:=[.J234]" office:value-type="float" office:value="12905398322" calcext:value-type="float">
            <text:p>12905398322</text:p>
          </table:table-cell>
          <table:table-cell table:formula="of:=[.B234]" office:value-type="float" office:value="13459905490" calcext:value-type="float">
            <text:p>13459905490</text:p>
          </table:table-cell>
          <table:table-cell table:formula="of:=SUM([.B235:.J235])" office:value-type="float" office:value="166444181830" calcext:value-type="float">
            <text:p>166444181830</text:p>
          </table:table-cell>
          <table:table-cell table:number-columns-repeated="1013"/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table:formula="of:=[.C235]" office:value-type="float" office:value="15655330140" calcext:value-type="float">
            <text:p>15655330140</text:p>
          </table:table-cell>
          <table:table-cell table:formula="of:=[.D235]" office:value-type="float" office:value="19030979889" calcext:value-type="float">
            <text:p>19030979889</text:p>
          </table:table-cell>
          <table:table-cell table:formula="of:=[.E235]" office:value-type="float" office:value="18846021780" calcext:value-type="float">
            <text:p>18846021780</text:p>
          </table:table-cell>
          <table:table-cell table:formula="of:=[.F235]" office:value-type="float" office:value="22105948462" calcext:value-type="float">
            <text:p>22105948462</text:p>
          </table:table-cell>
          <table:table-cell table:formula="of:=[.G235]" office:value-type="float" office:value="23276302072" calcext:value-type="float">
            <text:p>23276302072</text:p>
          </table:table-cell>
          <table:table-cell table:formula="of:=[.H235]" office:value-type="float" office:value="25268852874" calcext:value-type="float">
            <text:p>25268852874</text:p>
          </table:table-cell>
          <table:table-cell table:formula="of:=[.I235]+[.B235]" office:value-type="float" office:value="28800841123" calcext:value-type="float">
            <text:p>28800841123</text:p>
          </table:table-cell>
          <table:table-cell table:formula="of:=[.J235]" office:value-type="float" office:value="13459905490" calcext:value-type="float">
            <text:p>13459905490</text:p>
          </table:table-cell>
          <table:table-cell table:formula="of:=[.B235]" office:value-type="float" office:value="15895442801" calcext:value-type="float">
            <text:p>15895442801</text:p>
          </table:table-cell>
          <table:table-cell table:formula="of:=SUM([.B236:.J236])" office:value-type="float" office:value="182339624631" calcext:value-type="float">
            <text:p>182339624631</text:p>
          </table:table-cell>
          <table:table-cell table:number-columns-repeated="1013"/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table:formula="of:=[.C236]" office:value-type="float" office:value="19030979889" calcext:value-type="float">
            <text:p>19030979889</text:p>
          </table:table-cell>
          <table:table-cell table:formula="of:=[.D236]" office:value-type="float" office:value="18846021780" calcext:value-type="float">
            <text:p>18846021780</text:p>
          </table:table-cell>
          <table:table-cell table:formula="of:=[.E236]" office:value-type="float" office:value="22105948462" calcext:value-type="float">
            <text:p>22105948462</text:p>
          </table:table-cell>
          <table:table-cell table:formula="of:=[.F236]" office:value-type="float" office:value="23276302072" calcext:value-type="float">
            <text:p>23276302072</text:p>
          </table:table-cell>
          <table:table-cell table:formula="of:=[.G236]" office:value-type="float" office:value="25268852874" calcext:value-type="float">
            <text:p>25268852874</text:p>
          </table:table-cell>
          <table:table-cell table:formula="of:=[.H236]" office:value-type="float" office:value="28800841123" calcext:value-type="float">
            <text:p>28800841123</text:p>
          </table:table-cell>
          <table:table-cell table:formula="of:=[.I236]+[.B236]" office:value-type="float" office:value="29115235630" calcext:value-type="float">
            <text:p>29115235630</text:p>
          </table:table-cell>
          <table:table-cell table:formula="of:=[.J236]" office:value-type="float" office:value="15895442801" calcext:value-type="float">
            <text:p>15895442801</text:p>
          </table:table-cell>
          <table:table-cell table:formula="of:=[.B236]" office:value-type="float" office:value="15655330140" calcext:value-type="float">
            <text:p>15655330140</text:p>
          </table:table-cell>
          <table:table-cell table:formula="of:=SUM([.B237:.J237])" office:value-type="float" office:value="197994954771" calcext:value-type="float">
            <text:p>197994954771</text:p>
          </table:table-cell>
          <table:table-cell table:number-columns-repeated="1013"/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table:formula="of:=[.C237]" office:value-type="float" office:value="18846021780" calcext:value-type="float">
            <text:p>18846021780</text:p>
          </table:table-cell>
          <table:table-cell table:formula="of:=[.D237]" office:value-type="float" office:value="22105948462" calcext:value-type="float">
            <text:p>22105948462</text:p>
          </table:table-cell>
          <table:table-cell table:formula="of:=[.E237]" office:value-type="float" office:value="23276302072" calcext:value-type="float">
            <text:p>23276302072</text:p>
          </table:table-cell>
          <table:table-cell table:formula="of:=[.F237]" office:value-type="float" office:value="25268852874" calcext:value-type="float">
            <text:p>25268852874</text:p>
          </table:table-cell>
          <table:table-cell table:formula="of:=[.G237]" office:value-type="float" office:value="28800841123" calcext:value-type="float">
            <text:p>28800841123</text:p>
          </table:table-cell>
          <table:table-cell table:formula="of:=[.H237]" office:value-type="float" office:value="29115235630" calcext:value-type="float">
            <text:p>29115235630</text:p>
          </table:table-cell>
          <table:table-cell table:formula="of:=[.I237]+[.B237]" office:value-type="float" office:value="34926422690" calcext:value-type="float">
            <text:p>34926422690</text:p>
          </table:table-cell>
          <table:table-cell table:formula="of:=[.J237]" office:value-type="float" office:value="15655330140" calcext:value-type="float">
            <text:p>15655330140</text:p>
          </table:table-cell>
          <table:table-cell table:formula="of:=[.B237]" office:value-type="float" office:value="19030979889" calcext:value-type="float">
            <text:p>19030979889</text:p>
          </table:table-cell>
          <table:table-cell table:formula="of:=SUM([.B238:.J238])" office:value-type="float" office:value="217025934660" calcext:value-type="float">
            <text:p>217025934660</text:p>
          </table:table-cell>
          <table:table-cell table:number-columns-repeated="1013"/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table:formula="of:=[.C238]" office:value-type="float" office:value="22105948462" calcext:value-type="float">
            <text:p>22105948462</text:p>
          </table:table-cell>
          <table:table-cell table:formula="of:=[.D238]" office:value-type="float" office:value="23276302072" calcext:value-type="float">
            <text:p>23276302072</text:p>
          </table:table-cell>
          <table:table-cell table:formula="of:=[.E238]" office:value-type="float" office:value="25268852874" calcext:value-type="float">
            <text:p>25268852874</text:p>
          </table:table-cell>
          <table:table-cell table:formula="of:=[.F238]" office:value-type="float" office:value="28800841123" calcext:value-type="float">
            <text:p>28800841123</text:p>
          </table:table-cell>
          <table:table-cell table:formula="of:=[.G238]" office:value-type="float" office:value="29115235630" calcext:value-type="float">
            <text:p>29115235630</text:p>
          </table:table-cell>
          <table:table-cell table:formula="of:=[.H238]" office:value-type="float" office:value="34926422690" calcext:value-type="float">
            <text:p>34926422690</text:p>
          </table:table-cell>
          <table:table-cell table:formula="of:=[.I238]+[.B238]" office:value-type="float" office:value="34501351920" calcext:value-type="float">
            <text:p>34501351920</text:p>
          </table:table-cell>
          <table:table-cell table:formula="of:=[.J238]" office:value-type="float" office:value="19030979889" calcext:value-type="float">
            <text:p>19030979889</text:p>
          </table:table-cell>
          <table:table-cell table:formula="of:=[.B238]" office:value-type="float" office:value="18846021780" calcext:value-type="float">
            <text:p>18846021780</text:p>
          </table:table-cell>
          <table:table-cell table:formula="of:=SUM([.B239:.J239])" office:value-type="float" office:value="235871956440" calcext:value-type="float">
            <text:p>235871956440</text:p>
          </table:table-cell>
          <table:table-cell table:number-columns-repeated="1013"/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table:formula="of:=[.C239]" office:value-type="float" office:value="23276302072" calcext:value-type="float">
            <text:p>23276302072</text:p>
          </table:table-cell>
          <table:table-cell table:formula="of:=[.D239]" office:value-type="float" office:value="25268852874" calcext:value-type="float">
            <text:p>25268852874</text:p>
          </table:table-cell>
          <table:table-cell table:formula="of:=[.E239]" office:value-type="float" office:value="28800841123" calcext:value-type="float">
            <text:p>28800841123</text:p>
          </table:table-cell>
          <table:table-cell table:formula="of:=[.F239]" office:value-type="float" office:value="29115235630" calcext:value-type="float">
            <text:p>29115235630</text:p>
          </table:table-cell>
          <table:table-cell table:formula="of:=[.G239]" office:value-type="float" office:value="34926422690" calcext:value-type="float">
            <text:p>34926422690</text:p>
          </table:table-cell>
          <table:table-cell table:formula="of:=[.H239]" office:value-type="float" office:value="34501351920" calcext:value-type="float">
            <text:p>34501351920</text:p>
          </table:table-cell>
          <table:table-cell table:formula="of:=[.I239]+[.B239]" office:value-type="float" office:value="41136928351" calcext:value-type="float">
            <text:p>41136928351</text:p>
          </table:table-cell>
          <table:table-cell table:formula="of:=[.J239]" office:value-type="float" office:value="18846021780" calcext:value-type="float">
            <text:p>18846021780</text:p>
          </table:table-cell>
          <table:table-cell table:formula="of:=[.B239]" office:value-type="float" office:value="22105948462" calcext:value-type="float">
            <text:p>22105948462</text:p>
          </table:table-cell>
          <table:table-cell table:formula="of:=SUM([.B240:.J240])" office:value-type="float" office:value="257977904902" calcext:value-type="float">
            <text:p>257977904902</text:p>
          </table:table-cell>
          <table:table-cell table:number-columns-repeated="1013"/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table:formula="of:=[.C240]" office:value-type="float" office:value="25268852874" calcext:value-type="float">
            <text:p>25268852874</text:p>
          </table:table-cell>
          <table:table-cell table:formula="of:=[.D240]" office:value-type="float" office:value="28800841123" calcext:value-type="float">
            <text:p>28800841123</text:p>
          </table:table-cell>
          <table:table-cell table:formula="of:=[.E240]" office:value-type="float" office:value="29115235630" calcext:value-type="float">
            <text:p>29115235630</text:p>
          </table:table-cell>
          <table:table-cell table:formula="of:=[.F240]" office:value-type="float" office:value="34926422690" calcext:value-type="float">
            <text:p>34926422690</text:p>
          </table:table-cell>
          <table:table-cell table:formula="of:=[.G240]" office:value-type="float" office:value="34501351920" calcext:value-type="float">
            <text:p>34501351920</text:p>
          </table:table-cell>
          <table:table-cell table:formula="of:=[.H240]" office:value-type="float" office:value="41136928351" calcext:value-type="float">
            <text:p>41136928351</text:p>
          </table:table-cell>
          <table:table-cell table:formula="of:=[.I240]+[.B240]" office:value-type="float" office:value="42122323852" calcext:value-type="float">
            <text:p>42122323852</text:p>
          </table:table-cell>
          <table:table-cell table:formula="of:=[.J240]" office:value-type="float" office:value="22105948462" calcext:value-type="float">
            <text:p>22105948462</text:p>
          </table:table-cell>
          <table:table-cell table:formula="of:=[.B240]" office:value-type="float" office:value="23276302072" calcext:value-type="float">
            <text:p>23276302072</text:p>
          </table:table-cell>
          <table:table-cell table:formula="of:=SUM([.B241:.J241])" office:value-type="float" office:value="281254206974" calcext:value-type="float">
            <text:p>281254206974</text:p>
          </table:table-cell>
          <table:table-cell table:number-columns-repeated="1013"/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table:formula="of:=[.C241]" office:value-type="float" office:value="28800841123" calcext:value-type="float">
            <text:p>28800841123</text:p>
          </table:table-cell>
          <table:table-cell table:formula="of:=[.D241]" office:value-type="float" office:value="29115235630" calcext:value-type="float">
            <text:p>29115235630</text:p>
          </table:table-cell>
          <table:table-cell table:formula="of:=[.E241]" office:value-type="float" office:value="34926422690" calcext:value-type="float">
            <text:p>34926422690</text:p>
          </table:table-cell>
          <table:table-cell table:formula="of:=[.F241]" office:value-type="float" office:value="34501351920" calcext:value-type="float">
            <text:p>34501351920</text:p>
          </table:table-cell>
          <table:table-cell table:formula="of:=[.G241]" office:value-type="float" office:value="41136928351" calcext:value-type="float">
            <text:p>41136928351</text:p>
          </table:table-cell>
          <table:table-cell table:formula="of:=[.H241]" office:value-type="float" office:value="42122323852" calcext:value-type="float">
            <text:p>42122323852</text:p>
          </table:table-cell>
          <table:table-cell table:formula="of:=[.I241]+[.B241]" office:value-type="float" office:value="47374801336" calcext:value-type="float">
            <text:p>47374801336</text:p>
          </table:table-cell>
          <table:table-cell table:formula="of:=[.J241]" office:value-type="float" office:value="23276302072" calcext:value-type="float">
            <text:p>23276302072</text:p>
          </table:table-cell>
          <table:table-cell table:formula="of:=[.B241]" office:value-type="float" office:value="25268852874" calcext:value-type="float">
            <text:p>25268852874</text:p>
          </table:table-cell>
          <table:table-cell table:formula="of:=SUM([.B242:.J242])" office:value-type="float" office:value="306523059848" calcext:value-type="float">
            <text:p>306523059848</text:p>
          </table:table-cell>
          <table:table-cell table:number-columns-repeated="1013"/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table:formula="of:=[.C242]" office:value-type="float" office:value="29115235630" calcext:value-type="float">
            <text:p>29115235630</text:p>
          </table:table-cell>
          <table:table-cell table:formula="of:=[.D242]" office:value-type="float" office:value="34926422690" calcext:value-type="float">
            <text:p>34926422690</text:p>
          </table:table-cell>
          <table:table-cell table:formula="of:=[.E242]" office:value-type="float" office:value="34501351920" calcext:value-type="float">
            <text:p>34501351920</text:p>
          </table:table-cell>
          <table:table-cell table:formula="of:=[.F242]" office:value-type="float" office:value="41136928351" calcext:value-type="float">
            <text:p>41136928351</text:p>
          </table:table-cell>
          <table:table-cell table:formula="of:=[.G242]" office:value-type="float" office:value="42122323852" calcext:value-type="float">
            <text:p>42122323852</text:p>
          </table:table-cell>
          <table:table-cell table:formula="of:=[.H242]" office:value-type="float" office:value="47374801336" calcext:value-type="float">
            <text:p>47374801336</text:p>
          </table:table-cell>
          <table:table-cell table:formula="of:=[.I242]+[.B242]" office:value-type="float" office:value="52077143195" calcext:value-type="float">
            <text:p>52077143195</text:p>
          </table:table-cell>
          <table:table-cell table:formula="of:=[.J242]" office:value-type="float" office:value="25268852874" calcext:value-type="float">
            <text:p>25268852874</text:p>
          </table:table-cell>
          <table:table-cell table:formula="of:=[.B242]" office:value-type="float" office:value="28800841123" calcext:value-type="float">
            <text:p>28800841123</text:p>
          </table:table-cell>
          <table:table-cell table:formula="of:=SUM([.B243:.J243])" office:value-type="float" office:value="335323900971" calcext:value-type="float">
            <text:p>335323900971</text:p>
          </table:table-cell>
          <table:table-cell table:number-columns-repeated="1013"/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table:formula="of:=[.C243]" office:value-type="float" office:value="34926422690" calcext:value-type="float">
            <text:p>34926422690</text:p>
          </table:table-cell>
          <table:table-cell table:formula="of:=[.D243]" office:value-type="float" office:value="34501351920" calcext:value-type="float">
            <text:p>34501351920</text:p>
          </table:table-cell>
          <table:table-cell table:formula="of:=[.E243]" office:value-type="float" office:value="41136928351" calcext:value-type="float">
            <text:p>41136928351</text:p>
          </table:table-cell>
          <table:table-cell table:formula="of:=[.F243]" office:value-type="float" office:value="42122323852" calcext:value-type="float">
            <text:p>42122323852</text:p>
          </table:table-cell>
          <table:table-cell table:formula="of:=[.G243]" office:value-type="float" office:value="47374801336" calcext:value-type="float">
            <text:p>47374801336</text:p>
          </table:table-cell>
          <table:table-cell table:formula="of:=[.H243]" office:value-type="float" office:value="52077143195" calcext:value-type="float">
            <text:p>52077143195</text:p>
          </table:table-cell>
          <table:table-cell table:formula="of:=[.I243]+[.B243]" office:value-type="float" office:value="54384088504" calcext:value-type="float">
            <text:p>54384088504</text:p>
          </table:table-cell>
          <table:table-cell table:formula="of:=[.J243]" office:value-type="float" office:value="28800841123" calcext:value-type="float">
            <text:p>28800841123</text:p>
          </table:table-cell>
          <table:table-cell table:formula="of:=[.B243]" office:value-type="float" office:value="29115235630" calcext:value-type="float">
            <text:p>29115235630</text:p>
          </table:table-cell>
          <table:table-cell table:formula="of:=SUM([.B244:.J244])" office:value-type="float" office:value="364439136601" calcext:value-type="float">
            <text:p>364439136601</text:p>
          </table:table-cell>
          <table:table-cell table:number-columns-repeated="1013"/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table:formula="of:=[.C244]" office:value-type="float" office:value="34501351920" calcext:value-type="float">
            <text:p>34501351920</text:p>
          </table:table-cell>
          <table:table-cell table:formula="of:=[.D244]" office:value-type="float" office:value="41136928351" calcext:value-type="float">
            <text:p>41136928351</text:p>
          </table:table-cell>
          <table:table-cell table:formula="of:=[.E244]" office:value-type="float" office:value="42122323852" calcext:value-type="float">
            <text:p>42122323852</text:p>
          </table:table-cell>
          <table:table-cell table:formula="of:=[.F244]" office:value-type="float" office:value="47374801336" calcext:value-type="float">
            <text:p>47374801336</text:p>
          </table:table-cell>
          <table:table-cell table:formula="of:=[.G244]" office:value-type="float" office:value="52077143195" calcext:value-type="float">
            <text:p>52077143195</text:p>
          </table:table-cell>
          <table:table-cell table:formula="of:=[.H244]" office:value-type="float" office:value="54384088504" calcext:value-type="float">
            <text:p>54384088504</text:p>
          </table:table-cell>
          <table:table-cell table:formula="of:=[.I244]+[.B244]" office:value-type="float" office:value="63727263813" calcext:value-type="float">
            <text:p>63727263813</text:p>
          </table:table-cell>
          <table:table-cell table:formula="of:=[.J244]" office:value-type="float" office:value="29115235630" calcext:value-type="float">
            <text:p>29115235630</text:p>
          </table:table-cell>
          <table:table-cell table:formula="of:=[.B244]" office:value-type="float" office:value="34926422690" calcext:value-type="float">
            <text:p>34926422690</text:p>
          </table:table-cell>
          <table:table-cell table:formula="of:=SUM([.B245:.J245])" office:value-type="float" office:value="399365559291" calcext:value-type="float">
            <text:p>399365559291</text:p>
          </table:table-cell>
          <table:table-cell table:number-columns-repeated="1013"/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table:formula="of:=[.C245]" office:value-type="float" office:value="41136928351" calcext:value-type="float">
            <text:p>41136928351</text:p>
          </table:table-cell>
          <table:table-cell table:formula="of:=[.D245]" office:value-type="float" office:value="42122323852" calcext:value-type="float">
            <text:p>42122323852</text:p>
          </table:table-cell>
          <table:table-cell table:formula="of:=[.E245]" office:value-type="float" office:value="47374801336" calcext:value-type="float">
            <text:p>47374801336</text:p>
          </table:table-cell>
          <table:table-cell table:formula="of:=[.F245]" office:value-type="float" office:value="52077143195" calcext:value-type="float">
            <text:p>52077143195</text:p>
          </table:table-cell>
          <table:table-cell table:formula="of:=[.G245]" office:value-type="float" office:value="54384088504" calcext:value-type="float">
            <text:p>54384088504</text:p>
          </table:table-cell>
          <table:table-cell table:formula="of:=[.H245]" office:value-type="float" office:value="63727263813" calcext:value-type="float">
            <text:p>63727263813</text:p>
          </table:table-cell>
          <table:table-cell table:formula="of:=[.I245]+[.B245]" office:value-type="float" office:value="63616587550" calcext:value-type="float">
            <text:p>63616587550</text:p>
          </table:table-cell>
          <table:table-cell table:formula="of:=[.J245]" office:value-type="float" office:value="34926422690" calcext:value-type="float">
            <text:p>34926422690</text:p>
          </table:table-cell>
          <table:table-cell table:formula="of:=[.B245]" office:value-type="float" office:value="34501351920" calcext:value-type="float">
            <text:p>34501351920</text:p>
          </table:table-cell>
          <table:table-cell table:formula="of:=SUM([.B246:.J246])" office:value-type="float" office:value="433866911211" calcext:value-type="float">
            <text:p>433866911211</text:p>
          </table:table-cell>
          <table:table-cell table:number-columns-repeated="1013"/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table:formula="of:=[.C246]" office:value-type="float" office:value="42122323852" calcext:value-type="float">
            <text:p>42122323852</text:p>
          </table:table-cell>
          <table:table-cell table:formula="of:=[.D246]" office:value-type="float" office:value="47374801336" calcext:value-type="float">
            <text:p>47374801336</text:p>
          </table:table-cell>
          <table:table-cell table:formula="of:=[.E246]" office:value-type="float" office:value="52077143195" calcext:value-type="float">
            <text:p>52077143195</text:p>
          </table:table-cell>
          <table:table-cell table:formula="of:=[.F246]" office:value-type="float" office:value="54384088504" calcext:value-type="float">
            <text:p>54384088504</text:p>
          </table:table-cell>
          <table:table-cell table:formula="of:=[.G246]" office:value-type="float" office:value="63727263813" calcext:value-type="float">
            <text:p>63727263813</text:p>
          </table:table-cell>
          <table:table-cell table:formula="of:=[.H246]" office:value-type="float" office:value="63616587550" calcext:value-type="float">
            <text:p>63616587550</text:p>
          </table:table-cell>
          <table:table-cell table:formula="of:=[.I246]+[.B246]" office:value-type="float" office:value="76063351041" calcext:value-type="float">
            <text:p>76063351041</text:p>
          </table:table-cell>
          <table:table-cell table:formula="of:=[.J246]" office:value-type="float" office:value="34501351920" calcext:value-type="float">
            <text:p>34501351920</text:p>
          </table:table-cell>
          <table:table-cell table:formula="of:=[.B246]" office:value-type="float" office:value="41136928351" calcext:value-type="float">
            <text:p>41136928351</text:p>
          </table:table-cell>
          <table:table-cell table:formula="of:=SUM([.B247:.J247])" office:value-type="float" office:value="475003839562" calcext:value-type="float">
            <text:p>475003839562</text:p>
          </table:table-cell>
          <table:table-cell table:number-columns-repeated="1013"/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table:formula="of:=[.C247]" office:value-type="float" office:value="47374801336" calcext:value-type="float">
            <text:p>47374801336</text:p>
          </table:table-cell>
          <table:table-cell table:formula="of:=[.D247]" office:value-type="float" office:value="52077143195" calcext:value-type="float">
            <text:p>52077143195</text:p>
          </table:table-cell>
          <table:table-cell table:formula="of:=[.E247]" office:value-type="float" office:value="54384088504" calcext:value-type="float">
            <text:p>54384088504</text:p>
          </table:table-cell>
          <table:table-cell table:formula="of:=[.F247]" office:value-type="float" office:value="63727263813" calcext:value-type="float">
            <text:p>63727263813</text:p>
          </table:table-cell>
          <table:table-cell table:formula="of:=[.G247]" office:value-type="float" office:value="63616587550" calcext:value-type="float">
            <text:p>63616587550</text:p>
          </table:table-cell>
          <table:table-cell table:formula="of:=[.H247]" office:value-type="float" office:value="76063351041" calcext:value-type="float">
            <text:p>76063351041</text:p>
          </table:table-cell>
          <table:table-cell table:formula="of:=[.I247]+[.B247]" office:value-type="float" office:value="76623675772" calcext:value-type="float">
            <text:p>76623675772</text:p>
          </table:table-cell>
          <table:table-cell table:formula="of:=[.J247]" office:value-type="float" office:value="41136928351" calcext:value-type="float">
            <text:p>41136928351</text:p>
          </table:table-cell>
          <table:table-cell table:formula="of:=[.B247]" office:value-type="float" office:value="42122323852" calcext:value-type="float">
            <text:p>42122323852</text:p>
          </table:table-cell>
          <table:table-cell table:formula="of:=SUM([.B248:.J248])" office:value-type="float" office:value="517126163414" calcext:value-type="float">
            <text:p>517126163414</text:p>
          </table:table-cell>
          <table:table-cell table:number-columns-repeated="1013"/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table:formula="of:=[.C248]" office:value-type="float" office:value="52077143195" calcext:value-type="float">
            <text:p>52077143195</text:p>
          </table:table-cell>
          <table:table-cell table:formula="of:=[.D248]" office:value-type="float" office:value="54384088504" calcext:value-type="float">
            <text:p>54384088504</text:p>
          </table:table-cell>
          <table:table-cell table:formula="of:=[.E248]" office:value-type="float" office:value="63727263813" calcext:value-type="float">
            <text:p>63727263813</text:p>
          </table:table-cell>
          <table:table-cell table:formula="of:=[.F248]" office:value-type="float" office:value="63616587550" calcext:value-type="float">
            <text:p>63616587550</text:p>
          </table:table-cell>
          <table:table-cell table:formula="of:=[.G248]" office:value-type="float" office:value="76063351041" calcext:value-type="float">
            <text:p>76063351041</text:p>
          </table:table-cell>
          <table:table-cell table:formula="of:=[.H248]" office:value-type="float" office:value="76623675772" calcext:value-type="float">
            <text:p>76623675772</text:p>
          </table:table-cell>
          <table:table-cell table:formula="of:=[.I248]+[.B248]" office:value-type="float" office:value="88511729687" calcext:value-type="float">
            <text:p>88511729687</text:p>
          </table:table-cell>
          <table:table-cell table:formula="of:=[.J248]" office:value-type="float" office:value="42122323852" calcext:value-type="float">
            <text:p>42122323852</text:p>
          </table:table-cell>
          <table:table-cell table:formula="of:=[.B248]" office:value-type="float" office:value="47374801336" calcext:value-type="float">
            <text:p>47374801336</text:p>
          </table:table-cell>
          <table:table-cell table:formula="of:=SUM([.B249:.J249])" office:value-type="float" office:value="564500964750" calcext:value-type="float">
            <text:p>564500964750</text:p>
          </table:table-cell>
          <table:table-cell table:number-columns-repeated="1013"/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table:formula="of:=[.C249]" office:value-type="float" office:value="54384088504" calcext:value-type="float">
            <text:p>54384088504</text:p>
          </table:table-cell>
          <table:table-cell table:formula="of:=[.D249]" office:value-type="float" office:value="63727263813" calcext:value-type="float">
            <text:p>63727263813</text:p>
          </table:table-cell>
          <table:table-cell table:formula="of:=[.E249]" office:value-type="float" office:value="63616587550" calcext:value-type="float">
            <text:p>63616587550</text:p>
          </table:table-cell>
          <table:table-cell table:formula="of:=[.F249]" office:value-type="float" office:value="76063351041" calcext:value-type="float">
            <text:p>76063351041</text:p>
          </table:table-cell>
          <table:table-cell table:formula="of:=[.G249]" office:value-type="float" office:value="76623675772" calcext:value-type="float">
            <text:p>76623675772</text:p>
          </table:table-cell>
          <table:table-cell table:formula="of:=[.H249]" office:value-type="float" office:value="88511729687" calcext:value-type="float">
            <text:p>88511729687</text:p>
          </table:table-cell>
          <table:table-cell table:formula="of:=[.I249]+[.B249]" office:value-type="float" office:value="94199467047" calcext:value-type="float">
            <text:p>94199467047</text:p>
          </table:table-cell>
          <table:table-cell table:formula="of:=[.J249]" office:value-type="float" office:value="47374801336" calcext:value-type="float">
            <text:p>47374801336</text:p>
          </table:table-cell>
          <table:table-cell table:formula="of:=[.B249]" office:value-type="float" office:value="52077143195" calcext:value-type="float">
            <text:p>52077143195</text:p>
          </table:table-cell>
          <table:table-cell table:formula="of:=SUM([.B250:.J250])" office:value-type="float" office:value="616578107945" calcext:value-type="float">
            <text:p>616578107945</text:p>
          </table:table-cell>
          <table:table-cell table:number-columns-repeated="1013"/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table:formula="of:=[.C250]" office:value-type="float" office:value="63727263813" calcext:value-type="float">
            <text:p>63727263813</text:p>
          </table:table-cell>
          <table:table-cell table:formula="of:=[.D250]" office:value-type="float" office:value="63616587550" calcext:value-type="float">
            <text:p>63616587550</text:p>
          </table:table-cell>
          <table:table-cell table:formula="of:=[.E250]" office:value-type="float" office:value="76063351041" calcext:value-type="float">
            <text:p>76063351041</text:p>
          </table:table-cell>
          <table:table-cell table:formula="of:=[.F250]" office:value-type="float" office:value="76623675772" calcext:value-type="float">
            <text:p>76623675772</text:p>
          </table:table-cell>
          <table:table-cell table:formula="of:=[.G250]" office:value-type="float" office:value="88511729687" calcext:value-type="float">
            <text:p>88511729687</text:p>
          </table:table-cell>
          <table:table-cell table:formula="of:=[.H250]" office:value-type="float" office:value="94199467047" calcext:value-type="float">
            <text:p>94199467047</text:p>
          </table:table-cell>
          <table:table-cell table:formula="of:=[.I250]+[.B250]" office:value-type="float" office:value="101758889840" calcext:value-type="float">
            <text:p>101758889840</text:p>
          </table:table-cell>
          <table:table-cell table:formula="of:=[.J250]" office:value-type="float" office:value="52077143195" calcext:value-type="float">
            <text:p>52077143195</text:p>
          </table:table-cell>
          <table:table-cell table:formula="of:=[.B250]" office:value-type="float" office:value="54384088504" calcext:value-type="float">
            <text:p>54384088504</text:p>
          </table:table-cell>
          <table:table-cell table:formula="of:=SUM([.B251:.J251])" office:value-type="float" office:value="670962196449" calcext:value-type="float">
            <text:p>670962196449</text:p>
          </table:table-cell>
          <table:table-cell table:number-columns-repeated="1013"/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table:formula="of:=[.C251]" office:value-type="float" office:value="63616587550" calcext:value-type="float">
            <text:p>63616587550</text:p>
          </table:table-cell>
          <table:table-cell table:formula="of:=[.D251]" office:value-type="float" office:value="76063351041" calcext:value-type="float">
            <text:p>76063351041</text:p>
          </table:table-cell>
          <table:table-cell table:formula="of:=[.E251]" office:value-type="float" office:value="76623675772" calcext:value-type="float">
            <text:p>76623675772</text:p>
          </table:table-cell>
          <table:table-cell table:formula="of:=[.F251]" office:value-type="float" office:value="88511729687" calcext:value-type="float">
            <text:p>88511729687</text:p>
          </table:table-cell>
          <table:table-cell table:formula="of:=[.G251]" office:value-type="float" office:value="94199467047" calcext:value-type="float">
            <text:p>94199467047</text:p>
          </table:table-cell>
          <table:table-cell table:formula="of:=[.H251]" office:value-type="float" office:value="101758889840" calcext:value-type="float">
            <text:p>101758889840</text:p>
          </table:table-cell>
          <table:table-cell table:formula="of:=[.I251]+[.B251]" office:value-type="float" office:value="115804407008" calcext:value-type="float">
            <text:p>115804407008</text:p>
          </table:table-cell>
          <table:table-cell table:formula="of:=[.J251]" office:value-type="float" office:value="54384088504" calcext:value-type="float">
            <text:p>54384088504</text:p>
          </table:table-cell>
          <table:table-cell table:formula="of:=[.B251]" office:value-type="float" office:value="63727263813" calcext:value-type="float">
            <text:p>63727263813</text:p>
          </table:table-cell>
          <table:table-cell table:formula="of:=SUM([.B252:.J252])" office:value-type="float" office:value="734689460262" calcext:value-type="float">
            <text:p>734689460262</text:p>
          </table:table-cell>
          <table:table-cell table:number-columns-repeated="1013"/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table:formula="of:=[.C252]" office:value-type="float" office:value="76063351041" calcext:value-type="float">
            <text:p>76063351041</text:p>
          </table:table-cell>
          <table:table-cell table:formula="of:=[.D252]" office:value-type="float" office:value="76623675772" calcext:value-type="float">
            <text:p>76623675772</text:p>
          </table:table-cell>
          <table:table-cell table:formula="of:=[.E252]" office:value-type="float" office:value="88511729687" calcext:value-type="float">
            <text:p>88511729687</text:p>
          </table:table-cell>
          <table:table-cell table:formula="of:=[.F252]" office:value-type="float" office:value="94199467047" calcext:value-type="float">
            <text:p>94199467047</text:p>
          </table:table-cell>
          <table:table-cell table:formula="of:=[.G252]" office:value-type="float" office:value="101758889840" calcext:value-type="float">
            <text:p>101758889840</text:p>
          </table:table-cell>
          <table:table-cell table:formula="of:=[.H252]" office:value-type="float" office:value="115804407008" calcext:value-type="float">
            <text:p>115804407008</text:p>
          </table:table-cell>
          <table:table-cell table:formula="of:=[.I252]+[.B252]" office:value-type="float" office:value="118000676054" calcext:value-type="float">
            <text:p>118000676054</text:p>
          </table:table-cell>
          <table:table-cell table:formula="of:=[.J252]" office:value-type="float" office:value="63727263813" calcext:value-type="float">
            <text:p>63727263813</text:p>
          </table:table-cell>
          <table:table-cell table:formula="of:=[.B252]" office:value-type="float" office:value="63616587550" calcext:value-type="float">
            <text:p>63616587550</text:p>
          </table:table-cell>
          <table:table-cell table:formula="of:=SUM([.B253:.J253])" office:value-type="float" office:value="798306047812" calcext:value-type="float">
            <text:p>798306047812</text:p>
          </table:table-cell>
          <table:table-cell table:number-columns-repeated="1013"/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table:formula="of:=[.C253]" office:value-type="float" office:value="76623675772" calcext:value-type="float">
            <text:p>76623675772</text:p>
          </table:table-cell>
          <table:table-cell table:formula="of:=[.D253]" office:value-type="float" office:value="88511729687" calcext:value-type="float">
            <text:p>88511729687</text:p>
          </table:table-cell>
          <table:table-cell table:formula="of:=[.E253]" office:value-type="float" office:value="94199467047" calcext:value-type="float">
            <text:p>94199467047</text:p>
          </table:table-cell>
          <table:table-cell table:formula="of:=[.F253]" office:value-type="float" office:value="101758889840" calcext:value-type="float">
            <text:p>101758889840</text:p>
          </table:table-cell>
          <table:table-cell table:formula="of:=[.G253]" office:value-type="float" office:value="115804407008" calcext:value-type="float">
            <text:p>115804407008</text:p>
          </table:table-cell>
          <table:table-cell table:formula="of:=[.H253]" office:value-type="float" office:value="118000676054" calcext:value-type="float">
            <text:p>118000676054</text:p>
          </table:table-cell>
          <table:table-cell table:formula="of:=[.I253]+[.B253]" office:value-type="float" office:value="139790614854" calcext:value-type="float">
            <text:p>139790614854</text:p>
          </table:table-cell>
          <table:table-cell table:formula="of:=[.J253]" office:value-type="float" office:value="63616587550" calcext:value-type="float">
            <text:p>63616587550</text:p>
          </table:table-cell>
          <table:table-cell table:formula="of:=[.B253]" office:value-type="float" office:value="76063351041" calcext:value-type="float">
            <text:p>76063351041</text:p>
          </table:table-cell>
          <table:table-cell table:formula="of:=SUM([.B254:.J254])" office:value-type="float" office:value="874369398853" calcext:value-type="float">
            <text:p>874369398853</text:p>
          </table:table-cell>
          <table:table-cell table:number-columns-repeated="1013"/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table:formula="of:=[.C254]" office:value-type="float" office:value="88511729687" calcext:value-type="float">
            <text:p>88511729687</text:p>
          </table:table-cell>
          <table:table-cell table:formula="of:=[.D254]" office:value-type="float" office:value="94199467047" calcext:value-type="float">
            <text:p>94199467047</text:p>
          </table:table-cell>
          <table:table-cell table:formula="of:=[.E254]" office:value-type="float" office:value="101758889840" calcext:value-type="float">
            <text:p>101758889840</text:p>
          </table:table-cell>
          <table:table-cell table:formula="of:=[.F254]" office:value-type="float" office:value="115804407008" calcext:value-type="float">
            <text:p>115804407008</text:p>
          </table:table-cell>
          <table:table-cell table:formula="of:=[.G254]" office:value-type="float" office:value="118000676054" calcext:value-type="float">
            <text:p>118000676054</text:p>
          </table:table-cell>
          <table:table-cell table:formula="of:=[.H254]" office:value-type="float" office:value="139790614854" calcext:value-type="float">
            <text:p>139790614854</text:p>
          </table:table-cell>
          <table:table-cell table:formula="of:=[.I254]+[.B254]" office:value-type="float" office:value="140240263322" calcext:value-type="float">
            <text:p>140240263322</text:p>
          </table:table-cell>
          <table:table-cell table:formula="of:=[.J254]" office:value-type="float" office:value="76063351041" calcext:value-type="float">
            <text:p>76063351041</text:p>
          </table:table-cell>
          <table:table-cell table:formula="of:=[.B254]" office:value-type="float" office:value="76623675772" calcext:value-type="float">
            <text:p>76623675772</text:p>
          </table:table-cell>
          <table:table-cell table:formula="of:=SUM([.B255:.J255])" office:value-type="float" office:value="950993074625" calcext:value-type="float">
            <text:p>950993074625</text:p>
          </table:table-cell>
          <table:table-cell table:number-columns-repeated="1013"/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table:formula="of:=[.C255]" office:value-type="float" office:value="94199467047" calcext:value-type="float">
            <text:p>94199467047</text:p>
          </table:table-cell>
          <table:table-cell table:formula="of:=[.D255]" office:value-type="float" office:value="101758889840" calcext:value-type="float">
            <text:p>101758889840</text:p>
          </table:table-cell>
          <table:table-cell table:formula="of:=[.E255]" office:value-type="float" office:value="115804407008" calcext:value-type="float">
            <text:p>115804407008</text:p>
          </table:table-cell>
          <table:table-cell table:formula="of:=[.F255]" office:value-type="float" office:value="118000676054" calcext:value-type="float">
            <text:p>118000676054</text:p>
          </table:table-cell>
          <table:table-cell table:formula="of:=[.G255]" office:value-type="float" office:value="139790614854" calcext:value-type="float">
            <text:p>139790614854</text:p>
          </table:table-cell>
          <table:table-cell table:formula="of:=[.H255]" office:value-type="float" office:value="140240263322" calcext:value-type="float">
            <text:p>140240263322</text:p>
          </table:table-cell>
          <table:table-cell table:formula="of:=[.I255]+[.B255]" office:value-type="float" office:value="164575080728" calcext:value-type="float">
            <text:p>164575080728</text:p>
          </table:table-cell>
          <table:table-cell table:formula="of:=[.J255]" office:value-type="float" office:value="76623675772" calcext:value-type="float">
            <text:p>76623675772</text:p>
          </table:table-cell>
          <table:table-cell table:formula="of:=[.B255]" office:value-type="float" office:value="88511729687" calcext:value-type="float">
            <text:p>88511729687</text:p>
          </table:table-cell>
          <table:table-cell table:formula="of:=SUM([.B256:.J256])" office:value-type="float" office:value="1039504804312" calcext:value-type="float">
            <text:p>1039504804312</text:p>
          </table:table-cell>
          <table:table-cell table:number-columns-repeated="1013"/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table:formula="of:=[.C256]" office:value-type="float" office:value="101758889840" calcext:value-type="float">
            <text:p>101758889840</text:p>
          </table:table-cell>
          <table:table-cell table:formula="of:=[.D256]" office:value-type="float" office:value="115804407008" calcext:value-type="float">
            <text:p>115804407008</text:p>
          </table:table-cell>
          <table:table-cell table:formula="of:=[.E256]" office:value-type="float" office:value="118000676054" calcext:value-type="float">
            <text:p>118000676054</text:p>
          </table:table-cell>
          <table:table-cell table:formula="of:=[.F256]" office:value-type="float" office:value="139790614854" calcext:value-type="float">
            <text:p>139790614854</text:p>
          </table:table-cell>
          <table:table-cell table:formula="of:=[.G256]" office:value-type="float" office:value="140240263322" calcext:value-type="float">
            <text:p>140240263322</text:p>
          </table:table-cell>
          <table:table-cell table:formula="of:=[.H256]" office:value-type="float" office:value="164575080728" calcext:value-type="float">
            <text:p>164575080728</text:p>
          </table:table-cell>
          <table:table-cell table:formula="of:=[.I256]+[.B256]" office:value-type="float" office:value="170823142819" calcext:value-type="float">
            <text:p>170823142819</text:p>
          </table:table-cell>
          <table:table-cell table:formula="of:=[.J256]" office:value-type="float" office:value="88511729687" calcext:value-type="float">
            <text:p>88511729687</text:p>
          </table:table-cell>
          <table:table-cell table:formula="of:=[.B256]" office:value-type="float" office:value="94199467047" calcext:value-type="float">
            <text:p>94199467047</text:p>
          </table:table-cell>
          <table:table-cell table:formula="of:=SUM([.B257:.J257])" office:value-type="float" office:value="1133704271359" calcext:value-type="float">
            <text:p>1133704271359</text:p>
          </table:table-cell>
          <table:table-cell table:number-columns-repeated="1013"/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table:formula="of:=[.C257]" office:value-type="float" office:value="115804407008" calcext:value-type="float">
            <text:p>115804407008</text:p>
          </table:table-cell>
          <table:table-cell table:formula="of:=[.D257]" office:value-type="float" office:value="118000676054" calcext:value-type="float">
            <text:p>118000676054</text:p>
          </table:table-cell>
          <table:table-cell table:formula="of:=[.E257]" office:value-type="float" office:value="139790614854" calcext:value-type="float">
            <text:p>139790614854</text:p>
          </table:table-cell>
          <table:table-cell table:formula="of:=[.F257]" office:value-type="float" office:value="140240263322" calcext:value-type="float">
            <text:p>140240263322</text:p>
          </table:table-cell>
          <table:table-cell table:formula="of:=[.G257]" office:value-type="float" office:value="164575080728" calcext:value-type="float">
            <text:p>164575080728</text:p>
          </table:table-cell>
          <table:table-cell table:formula="of:=[.H257]" office:value-type="float" office:value="170823142819" calcext:value-type="float">
            <text:p>170823142819</text:p>
          </table:table-cell>
          <table:table-cell table:formula="of:=[.I257]+[.B257]" office:value-type="float" office:value="190270619527" calcext:value-type="float">
            <text:p>190270619527</text:p>
          </table:table-cell>
          <table:table-cell table:formula="of:=[.J257]" office:value-type="float" office:value="94199467047" calcext:value-type="float">
            <text:p>94199467047</text:p>
          </table:table-cell>
          <table:table-cell table:formula="of:=[.B257]" office:value-type="float" office:value="101758889840" calcext:value-type="float">
            <text:p>101758889840</text:p>
          </table:table-cell>
          <table:table-cell table:formula="of:=SUM([.B258:.J258])" office:value-type="float" office:value="1235463161199" calcext:value-type="float">
            <text:p>1235463161199</text:p>
          </table:table-cell>
          <table:table-cell table:number-columns-repeated="1013"/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table:formula="of:=[.C258]" office:value-type="float" office:value="118000676054" calcext:value-type="float">
            <text:p>118000676054</text:p>
          </table:table-cell>
          <table:table-cell table:formula="of:=[.D258]" office:value-type="float" office:value="139790614854" calcext:value-type="float">
            <text:p>139790614854</text:p>
          </table:table-cell>
          <table:table-cell table:formula="of:=[.E258]" office:value-type="float" office:value="140240263322" calcext:value-type="float">
            <text:p>140240263322</text:p>
          </table:table-cell>
          <table:table-cell table:formula="of:=[.F258]" office:value-type="float" office:value="164575080728" calcext:value-type="float">
            <text:p>164575080728</text:p>
          </table:table-cell>
          <table:table-cell table:formula="of:=[.G258]" office:value-type="float" office:value="170823142819" calcext:value-type="float">
            <text:p>170823142819</text:p>
          </table:table-cell>
          <table:table-cell table:formula="of:=[.H258]" office:value-type="float" office:value="190270619527" calcext:value-type="float">
            <text:p>190270619527</text:p>
          </table:table-cell>
          <table:table-cell table:formula="of:=[.I258]+[.B258]" office:value-type="float" office:value="210003874055" calcext:value-type="float">
            <text:p>210003874055</text:p>
          </table:table-cell>
          <table:table-cell table:formula="of:=[.J258]" office:value-type="float" office:value="101758889840" calcext:value-type="float">
            <text:p>101758889840</text:p>
          </table:table-cell>
          <table:table-cell table:formula="of:=[.B258]" office:value-type="float" office:value="115804407008" calcext:value-type="float">
            <text:p>115804407008</text:p>
          </table:table-cell>
          <table:table-cell table:formula="of:=SUM([.B259:.J259])" office:value-type="float" office:value="1351267568207" calcext:value-type="float">
            <text:p>1351267568207</text:p>
          </table:table-cell>
          <table:table-cell table:number-columns-repeated="1013"/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table:formula="of:=[.C259]" office:value-type="float" office:value="139790614854" calcext:value-type="float">
            <text:p>139790614854</text:p>
          </table:table-cell>
          <table:table-cell table:formula="of:=[.D259]" office:value-type="float" office:value="140240263322" calcext:value-type="float">
            <text:p>140240263322</text:p>
          </table:table-cell>
          <table:table-cell table:formula="of:=[.E259]" office:value-type="float" office:value="164575080728" calcext:value-type="float">
            <text:p>164575080728</text:p>
          </table:table-cell>
          <table:table-cell table:formula="of:=[.F259]" office:value-type="float" office:value="170823142819" calcext:value-type="float">
            <text:p>170823142819</text:p>
          </table:table-cell>
          <table:table-cell table:formula="of:=[.G259]" office:value-type="float" office:value="190270619527" calcext:value-type="float">
            <text:p>190270619527</text:p>
          </table:table-cell>
          <table:table-cell table:formula="of:=[.H259]" office:value-type="float" office:value="210003874055" calcext:value-type="float">
            <text:p>210003874055</text:p>
          </table:table-cell>
          <table:table-cell table:formula="of:=[.I259]+[.B259]" office:value-type="float" office:value="219759565894" calcext:value-type="float">
            <text:p>219759565894</text:p>
          </table:table-cell>
          <table:table-cell table:formula="of:=[.J259]" office:value-type="float" office:value="115804407008" calcext:value-type="float">
            <text:p>115804407008</text:p>
          </table:table-cell>
          <table:table-cell table:formula="of:=[.B259]" office:value-type="float" office:value="118000676054" calcext:value-type="float">
            <text:p>118000676054</text:p>
          </table:table-cell>
          <table:table-cell table:formula="of:=SUM([.B260:.J260])" office:value-type="float" office:value="1469268244261" calcext:value-type="float">
            <text:p>1469268244261</text:p>
          </table:table-cell>
          <table:table-cell table:number-columns-repeated="1013"/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table:formula="of:=[.C260]" office:value-type="float" office:value="140240263322" calcext:value-type="float">
            <text:p>140240263322</text:p>
          </table:table-cell>
          <table:table-cell table:formula="of:=[.D260]" office:value-type="float" office:value="164575080728" calcext:value-type="float">
            <text:p>164575080728</text:p>
          </table:table-cell>
          <table:table-cell table:formula="of:=[.E260]" office:value-type="float" office:value="170823142819" calcext:value-type="float">
            <text:p>170823142819</text:p>
          </table:table-cell>
          <table:table-cell table:formula="of:=[.F260]" office:value-type="float" office:value="190270619527" calcext:value-type="float">
            <text:p>190270619527</text:p>
          </table:table-cell>
          <table:table-cell table:formula="of:=[.G260]" office:value-type="float" office:value="210003874055" calcext:value-type="float">
            <text:p>210003874055</text:p>
          </table:table-cell>
          <table:table-cell table:formula="of:=[.H260]" office:value-type="float" office:value="219759565894" calcext:value-type="float">
            <text:p>219759565894</text:p>
          </table:table-cell>
          <table:table-cell table:formula="of:=[.I260]+[.B260]" office:value-type="float" office:value="255595021862" calcext:value-type="float">
            <text:p>255595021862</text:p>
          </table:table-cell>
          <table:table-cell table:formula="of:=[.J260]" office:value-type="float" office:value="118000676054" calcext:value-type="float">
            <text:p>118000676054</text:p>
          </table:table-cell>
          <table:table-cell table:formula="of:=[.B260]" office:value-type="float" office:value="139790614854" calcext:value-type="float">
            <text:p>139790614854</text:p>
          </table:table-cell>
          <table:table-cell table:formula="of:=SUM([.B261:.J261])" office:value-type="float" office:value="1609058859115" calcext:value-type="float">
            <text:p>1609058859115</text:p>
          </table:table-cell>
          <table:table-cell table:number-columns-repeated="1013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s" fo:country="CZ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deněk Šustr</meta:initial-creator>
    <meta:creation-date>2021-12-06T07:27:54.955592887</meta:creation-date>
    <dc:date>2021-12-06T07:42:53.667689356</dc:date>
    <dc:creator>Zdeněk Šustr</dc:creator>
    <meta:editing-duration>PT15M</meta:editing-duration>
    <meta:editing-cycles>3</meta:editing-cycles>
    <meta:generator>LibreOffice/7.2.2.2$Linux_X86_64 LibreOffice_project/20$Build-2</meta:generator>
    <meta:document-statistic meta:table-count="1" meta:cell-count="2844" meta:object-count="0"/>
  </office:meta>
</office:document-meta>
</file>